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cm"/>
    </style:style>
    <style:style style:name="gr25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26" style:family="graphic" style:parent-style-name="objectwithoutfill">
      <style:graphic-properties svg:stroke-color="#000000" draw:marker-end="Arrowheads_20_2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4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.5cm"/>
    </style:style>
    <style:style style:name="gr33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5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4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2.5cm"/>
    </style:style>
    <style:style style:name="gr40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cm" fo:min-width="2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2.95cm" fo:min-width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7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4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5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1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7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64cm" fo:padding-top="0cm" fo:padding-bottom="0cm" fo:padding-left="0cm" fo:padding-right="0cm"/>
      <style:paragraph-properties style:writing-mode="lr-tb"/>
    </style:style>
    <style:style style:name="gr50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8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1.5cm"/>
    </style:style>
    <style:style style:name="gr5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3.47cm" fo:padding-top="0.14cm" fo:padding-bottom="0.14cm" fo:padding-left="0.265cm" fo:padding-right="0.265cm"/>
    </style:style>
    <style:style style:name="gr56" style:family="graphic" style:parent-style-name="objectwithoutfill">
      <style:graphic-properties svg:stroke-color="#000000" draw:marker-end="Arrowheads_20_4" draw:fill="none" draw:textarea-vertical-align="middle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0cm" fo:min-width="2.9cm"/>
    </style:style>
    <style:style style:name="gr58" style:family="graphic" style:parent-style-name="standard">
      <style:graphic-properties draw:stroke="none" draw:textarea-horizontal-align="justify" draw:textarea-vertical-align="middle" draw:auto-grow-height="false" fo:min-height="0cm" fo:min-width="2.1cm"/>
    </style:style>
    <style:style style:name="gr59" style:family="graphic" style:parent-style-name="objectwithoutfill">
      <style:graphic-properties svg:stroke-color="#999999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3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7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a6a6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4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4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6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7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 draw:style-name="gr4">
          <svg:title>TexMaths</svg:title>
          <svg:desc>10§display§\nu:§svg§600§TRUE§</svg:desc>
          <draw:g>
            <draw:path draw:style-name="gr5" draw:text-style-name="P4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4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4">
          <svg:title>TexMaths</svg:title>
          <svg:desc>10§display§\Sigma = \{ {\sf A}, {\sf T}, {\sf G}, {\sf C} \}:§svg§600§TRUE§</svg:desc>
          <draw:g>
            <draw:path draw:style-name="gr5" draw:text-style-name="P4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4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4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4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4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4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4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4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4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4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4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8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 draw:style-name="gr4">
          <svg:title>TexMaths</svg:title>
          <svg:desc>10§display§| \mathcal{C}_i | = 2^{b_i} \leq 4^\beta:§svg§600§TRUE§</svg:desc>
          <draw:g>
            <draw:path draw:style-name="gr5" draw:text-style-name="P4" draw:layer="layout" svg:width="0.013cm" svg:height="0.349cm" svg:x="1.592cm" svg:y="5.2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182cm" svg:height="0.254cm" svg:x="1.652cm" svg:y="5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4" draw:layer="layout" svg:width="0.074cm" svg:height="0.164cm" svg:x="1.844cm" svg:y="5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4" draw:layer="layout" svg:width="0.013cm" svg:height="0.349cm" svg:x="1.992cm" svg:y="5.2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32cm" svg:height="0.081cm" svg:x="2.165cm" svg:y="5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4cm" svg:height="0.231cm" svg:x="2.533cm" svg:y="5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4" draw:layer="layout" svg:width="0.098cm" svg:height="0.172cm" svg:x="2.708cm" svg:y="5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4" draw:layer="layout" svg:width="0.061cm" svg:height="0.118cm" svg:x="2.83cm" svg:y="5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4" draw:layer="layout" svg:width="0.213cm" svg:height="0.269cm" svg:x="3.07cm" svg:y="5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4" draw:layer="layout" svg:width="0.155cm" svg:height="0.235cm" svg:x="3.421cm" svg:y="5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4" draw:layer="layout" svg:width="0.143cm" svg:height="0.219cm" svg:x="3.599cm" svg:y="5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4" draw:layer="layout" svg:width="0.036cm" svg:height="0.15cm" svg:x="3.905cm" svg:y="5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7" draw:text-style-name="P2" draw:layer="layout" svg:width="3.38cm" svg:height="0.395cm" svg:x="4.107cm" svg:y="5.205cm">
          <draw:text-box>
            <text:p><text:span text:style-name="T2">number of codewords</text:span></text:p>
          </draw:text-box>
        </draw:frame>
        <draw:frame draw:style-name="gr9" draw:text-style-name="P2" draw:layer="layout" svg:width="0.434cm" svg:height="0.395cm" svg:x="1.303cm" svg:y="6.403cm">
          <draw:text-box>
            <text:p><text:span text:style-name="T2">(1)</text:span></text:p>
          </draw:text-box>
        </draw:frame>
        <draw:frame draw:style-name="gr10" draw:text-style-name="P2" draw:layer="layout" svg:width="1.34cm" svg:height="0.395cm" svg:x="1.803cm" svg:y="6.404cm">
          <draw:text-box>
            <text:p><text:span text:style-name="T2">initialize:</text:span></text:p>
          </draw:text-box>
        </draw:frame>
        <draw:frame draw:style-name="gr11" draw:text-style-name="P2" draw:layer="layout" svg:width="5.882cm" svg:height="0.395cm" svg:x="1.803cm" svg:y="12.005cm">
          <draw:text-box>
            <text:p><text:span text:style-name="T2">motif: eliminated by mask (=QR code)</text:span></text:p>
          </draw:text-box>
        </draw:frame>
        <draw:g draw:style-name="gr4">
          <svg:title>TexMaths</svg:title>
          <svg:desc>10§display§\mathcal{B}_i = \mathbb{B}^\beta§svg§600§TRUE§</svg:desc>
          <draw:g>
            <draw:path draw:style-name="gr5" draw:text-style-name="P4" draw:layer="layout" svg:width="0.222cm" svg:height="0.254cm" svg:x="3.288cm" svg:y="6.487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4" draw:layer="layout" svg:width="0.074cm" svg:height="0.164cm" svg:x="3.519cm" svg:y="6.624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5" draw:text-style-name="P4" draw:layer="layout" svg:width="0.233cm" svg:height="0.081cm" svg:x="3.742cm" svg:y="6.60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4cm" svg:height="0.238cm" svg:x="4.095cm" svg:y="6.495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4" draw:layer="layout" svg:width="0.143cm" svg:height="0.219cm" svg:x="4.338cm" svg:y="6.4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9" draw:text-style-name="P2" draw:layer="layout" svg:width="0.434cm" svg:height="0.395cm" svg:x="1.303cm" svg:y="6.803cm">
          <draw:text-box>
            <text:p><text:span text:style-name="T2">(2)</text:span></text:p>
          </draw:text-box>
        </draw:frame>
        <draw:frame draw:style-name="gr7" draw:text-style-name="P2" draw:layer="layout" svg:width="3.38cm" svg:height="0.395cm" svg:x="1.803cm" svg:y="6.804cm">
          <draw:text-box>
            <text:p><text:span text:style-name="T2">GC-weight constraint:</text:span></text:p>
          </draw:text-box>
        </draw:frame>
        <draw:frame draw:style-name="gr9" draw:text-style-name="P2" draw:layer="layout" svg:width="0.434cm" svg:height="0.395cm" svg:x="1.303cm" svg:y="8.403cm">
          <draw:text-box>
            <text:p><text:span text:style-name="T2">(3)</text:span></text:p>
          </draw:text-box>
        </draw:frame>
        <draw:frame draw:style-name="gr12" draw:text-style-name="P2" draw:layer="layout" svg:width="3.173cm" svg:height="0.395cm" svg:x="1.803cm" svg:y="8.404cm">
          <draw:text-box>
            <text:p><text:span text:style-name="T2">GC-skew constraint:</text:span></text:p>
          </draw:text-box>
        </draw:frame>
        <draw:frame draw:style-name="gr2" draw:text-style-name="P2" draw:layer="layout" svg:width="0.391cm" svg:height="0.395cm" svg:x="1.304cm" svg:y="12.005cm">
          <draw:text-box>
            <text:p><text:span text:style-name="T2">(*)</text:span></text:p>
          </draw:text-box>
        </draw:frame>
        <draw:frame draw:style-name="gr9" draw:text-style-name="P2" draw:layer="layout" svg:width="0.434cm" svg:height="0.395cm" svg:x="1.303cm" svg:y="10.804cm">
          <draw:text-box>
            <text:p><text:span text:style-name="T2">(5)</text:span></text:p>
          </draw:text-box>
        </draw:frame>
        <draw:frame draw:style-name="gr13" draw:text-style-name="P2" draw:layer="layout" svg:width="3.296cm" svg:height="0.395cm" svg:x="1.804cm" svg:y="10.805cm">
          <draw:text-box>
            <text:p><text:span text:style-name="T2">full search: maximize</text:span></text:p>
          </draw:text-box>
        </draw:frame>
        <draw:g draw:style-name="gr4">
          <svg:title>TexMaths</svg:title>
          <svg:desc>10§display§\bm{b} \!=\! (b_0, \dots, b_{\nu-1}):§svg§600§TRUE§</svg:desc>
          <draw:g>
            <draw:path draw:style-name="gr5" draw:text-style-name="P4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4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4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4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4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4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4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4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4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4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4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4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4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4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4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4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4" draw:text-style-name="P2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15" draw:text-style-name="P3" draw:layer="layout" svg:width="2.974cm" svg:height="0.395cm" svg:x="14.707cm" svg:y="1.206cm">
          <draw:text-box>
            <text:p><text:span text:style-name="T3">Local GC-balance</text:span></text:p>
          </draw:text-box>
        </draw:frame>
        <draw:g draw:style-name="gr4">
          <svg:title>TexMaths</svg:title>
          <svg:desc>10§display§(\ell_{\rm b}, \varepsilon)§svg§600§TRUE§</svg:desc>
          <draw:g>
            <draw:path draw:style-name="gr5" draw:text-style-name="P4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4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4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4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4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4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6" draw:text-style-name="P2" draw:layer="layout" svg:width="1.623cm" svg:height="0.395cm" svg:x="15.81cm" svg:y="1.805cm">
          <draw:text-box>
            <text:p><text:span text:style-name="T2">constraint:</text:span></text:p>
          </draw:text-box>
        </draw:frame>
        <draw:g draw:style-name="gr4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4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4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4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4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4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4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4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4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4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4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4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4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4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4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4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4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4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4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4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4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4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4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4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4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4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4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4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4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4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4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4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4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4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4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4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4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4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4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4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4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4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4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4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4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4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4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4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4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4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4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4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4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 draw:style-name="gr4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5" draw:text-style-name="P4" draw:layer="layout" svg:width="0.232cm" svg:height="0.158cm" svg:x="3.315cm" svg:y="7.6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4" draw:layer="layout" svg:width="0.081cm" svg:height="0.35cm" svg:x="3.601cm" svg:y="7.561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4" draw:layer="layout" svg:width="0.215cm" svg:height="0.16cm" svg:x="3.714cm" svg:y="7.666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5" draw:text-style-name="P4" draw:layer="layout" svg:width="0.081cm" svg:height="0.35cm" svg:x="3.962cm" svg:y="7.561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5" draw:text-style-name="P4" draw:layer="layout" svg:width="0.233cm" svg:height="0.081cm" svg:x="4.196cm" svg:y="7.6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81cm" svg:height="1.051cm" svg:x="4.598cm" svg:y="7.2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5" draw:text-style-name="P4" draw:layer="layout" svg:width="0.086cm" svg:height="0.35cm" svg:x="4.892cm" svg:y="7.322cm" svg:viewBox="0 0 87 351" svg:d="M74 351c5 0 13 0 13-7s-8-7-13-7c-20 0-40 0-60 0 0-109 0-217 0-325 0-6 0-12-7-12s-7 7-7 12c0 109 0 217 0 326 0 11 1 13 12 13 21 0 41 0 62 0z">
              <text:p/>
            </draw:path>
            <draw:path draw:style-name="gr5" draw:text-style-name="P4" draw:layer="layout" svg:width="0.191cm" svg:height="0.315cm" svg:x="4.997cm" svg:y="7.337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5" draw:text-style-name="P4" draw:layer="layout" svg:width="0.136cm" svg:height="0.35cm" svg:x="5.223cm" svg:y="7.322cm" svg:viewBox="0 0 137 351" svg:d="M135 13c2-4 1-4 2-6 0-4-3-7-7-7-3 0-5 1-6 3-41 111-81 222-122 334-2 5-2 6-2 7 0 4 3 7 7 7 5 0 6-3 8-9 40-110 80-219 120-329z">
              <text:p/>
            </draw:path>
            <draw:path draw:style-name="gr5" draw:text-style-name="P4" draw:layer="layout" svg:width="0.139cm" svg:height="0.233cm" svg:x="5.397cm" svg:y="7.351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5" draw:text-style-name="P4" draw:layer="layout" svg:width="0.086cm" svg:height="0.35cm" svg:x="5.563cm" svg:y="7.322cm" svg:viewBox="0 0 87 351" svg:d="M87 12c0-6 0-12-7-12s-7 7-7 12c0 108 0 216 0 325-20 0-41 0-61 0-5 0-12 0-12 7s7 7 12 7c21 0 42 0 63 0 11 0 12-1 12-13 0-109 0-217 0-326z">
              <text:p/>
            </draw:path>
            <draw:path draw:style-name="gr5" draw:text-style-name="P4" draw:layer="layout" svg:width="0.08cm" svg:height="0.35cm" svg:x="6.097cm" svg:y="7.322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5" draw:text-style-name="P4" draw:layer="layout" svg:width="0.091cm" svg:height="0.235cm" svg:x="6.209cm" svg:y="7.353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5" draw:text-style-name="P4" draw:layer="layout" svg:width="0.274cm" svg:height="0.154cm" svg:x="6.428cm" svg:y="7.43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5" draw:text-style-name="P4" draw:layer="layout" svg:width="0.155cm" svg:height="0.16cm" svg:x="6.72cm" svg:y="7.428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5" draw:text-style-name="P4" draw:layer="layout" svg:width="0.173cm" svg:height="0.247cm" svg:x="6.907cm" svg:y="7.341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5" draw:text-style-name="P4" draw:layer="layout" svg:width="0.139cm" svg:height="0.233cm" svg:x="7.206cm" svg:y="7.351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4" draw:layer="layout" svg:width="0.233cm" svg:height="0.081cm" svg:x="7.481cm" svg:y="7.4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47cm" svg:height="0.241cm" svg:x="7.846cm" svg:y="7.3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4" draw:layer="layout" svg:width="0.081cm" svg:height="0.35cm" svg:x="8.028cm" svg:y="7.32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4" draw:layer="layout" svg:width="0.086cm" svg:height="0.35cm" svg:x="4.892cm" svg:y="7.826cm" svg:viewBox="0 0 87 351" svg:d="M74 14c5 0 13 0 13-7s-8-7-13-7c-21 0-41 0-62 0-11 0-12 2-12 13 0 109 0 217 0 326 0 5 0 12 7 12s7-6 7-12c0-109 0-217 0-325 20 0 40 0 60 0z">
              <text:p/>
            </draw:path>
            <draw:path draw:style-name="gr5" draw:text-style-name="P4" draw:layer="layout" svg:width="0.191cm" svg:height="0.315cm" svg:x="4.997cm" svg:y="7.842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5" draw:text-style-name="P4" draw:layer="layout" svg:width="0.136cm" svg:height="0.35cm" svg:x="5.223cm" svg:y="7.826cm" svg:viewBox="0 0 137 351" svg:d="M135 14c2-5 2-6 2-7 0-4-3-7-7-7-3 0-5 1-6 3-41 112-81 223-122 335-2 4-1 4-2 6 0 4 3 7 7 7 5 0 6-2 8-8 40-110 80-219 120-329z">
              <text:p/>
            </draw:path>
            <draw:path draw:style-name="gr5" draw:text-style-name="P4" draw:layer="layout" svg:width="0.139cm" svg:height="0.232cm" svg:x="5.397cm" svg:y="7.856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5" draw:text-style-name="P4" draw:layer="layout" svg:width="0.086cm" svg:height="0.35cm" svg:x="5.563cm" svg:y="7.826cm" svg:viewBox="0 0 87 351" svg:d="M87 13c0-12-1-13-12-13-21 0-42 0-63 0-5 0-12 0-12 7s7 7 12 7c20 0 41 0 61 0 0 108 0 216 0 325 0 5 0 12 7 12s7-6 7-12c0-109 0-217 0-326z">
              <text:p/>
            </draw:path>
            <draw:path draw:style-name="gr5" draw:text-style-name="P4" draw:layer="layout" svg:width="0.08cm" svg:height="0.35cm" svg:x="6.097cm" svg:y="7.826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5" draw:text-style-name="P4" draw:layer="layout" svg:width="0.091cm" svg:height="0.235cm" svg:x="6.209cm" svg:y="7.857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5" draw:text-style-name="P4" draw:layer="layout" svg:width="0.274cm" svg:height="0.154cm" svg:x="6.428cm" svg:y="7.934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5" draw:text-style-name="P4" draw:layer="layout" svg:width="0.155cm" svg:height="0.16cm" svg:x="6.72cm" svg:y="7.932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5" draw:text-style-name="P4" draw:layer="layout" svg:width="0.173cm" svg:height="0.246cm" svg:x="6.907cm" svg:y="7.846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5" draw:text-style-name="P4" draw:layer="layout" svg:width="0.139cm" svg:height="0.232cm" svg:x="7.206cm" svg:y="7.856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4" draw:layer="layout" svg:width="0.233cm" svg:height="0.081cm" svg:x="7.481cm" svg:y="7.9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15cm" svg:height="0.232cm" svg:x="7.864cm" svg:y="7.8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4" draw:layer="layout" svg:width="0.081cm" svg:height="0.35cm" svg:x="8.028cm" svg:y="7.826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forall \bm{u} \in \mathcal{B}_i§svg§600§TRUE§</svg:desc>
          <draw:g>
            <draw:path draw:style-name="gr5" draw:text-style-name="P4" draw:layer="layout" svg:width="0.194cm" svg:height="0.249cm" svg:x="5.342cm" svg:y="6.877cm" svg:viewBox="0 0 195 250" svg:d="M193 13c2-3 2-4 2-6 0-3-3-7-7-7s-6 4-8 8c-10 26-19 51-29 77-36 0-71 0-107 0-10-26-19-51-29-77-2-5-3-8-8-8-3 0-7 4-7 7 0 1 0 2 2 6 29 76 59 153 88 229 1 5 3 8 8 8s6-4 7-8c29-76 59-153 88-229zM50 99c32 0 63 0 95 0-16 41-31 83-47 124-16-41-32-83-48-124z">
              <text:p/>
            </draw:path>
            <draw:path draw:style-name="gr5" draw:text-style-name="P4" draw:layer="layout" svg:width="0.215cm" svg:height="0.159cm" svg:x="5.548cm" svg:y="6.962cm" svg:viewBox="0 0 216 160" svg:d="M187 47c2-10 6-26 6-29 0-7-5-15-16-15-6 0-19 3-23 18-2 5-17 68-20 80-2 8-5 18-6 25-6 8-20 22-37 22-21 0-22-17-22-25 0-22 11-49 21-74 4-9 5-12 5-18 0-20-21-31-40-31-37 0-55 47-55 54 0 5 6 5 9 5 4 0 6 0 8-4 11-39 30-43 36-43 2 0 6 0 6 8s-4 18-6 22c-14 37-21 56-21 73 0 39 35 45 56 45 10 0 25-2 44-18 12 16 32 18 40 18 13 0 24-7 31-19 9-14 13-33 13-35 0-5-5-5-8-5-4 0-5 0-7 2-1 1-1 2-3 10-7 28-15 35-24 35-5 0-8-3-8-13 0-6 1-11 5-25 2-10 6-24 8-32 3-11 5-21 8-31z">
              <text:p/>
            </draw:path>
            <draw:path draw:style-name="gr5" draw:text-style-name="P4" draw:layer="layout" svg:width="0.174cm" svg:height="0.201cm" svg:x="5.903cm" svg:y="6.931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5" draw:text-style-name="P4" draw:layer="layout" svg:width="0.222cm" svg:height="0.253cm" svg:x="6.215cm" svg:y="6.873cm" svg:viewBox="0 0 223 254" svg:d="M88 9c0-3 0-4 0-5 0-3 0-4-3-4-4 0-15 6-22 9-16 8-29 15-29 21 0 2 2 2 3 2 5 0 14-5 20-8-4 34-12 79-18 109-13 59-20 80-37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5" draw:text-style-name="P4" draw:layer="layout" svg:width="0.073cm" svg:height="0.163cm" svg:x="6.447cm" svg:y="7.01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4">
          <svg:title>TexMaths</svg:title>
          <svg:desc>10§display§\forall \bm{u} \in \mathcal{C}_i§svg§600§TRUE§</svg:desc>
          <draw:g>
            <draw:path draw:style-name="gr5" draw:text-style-name="P4" draw:layer="layout" svg:width="0.195cm" svg:height="0.249cm" svg:x="5.141cm" svg:y="8.4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4" draw:layer="layout" svg:width="0.215cm" svg:height="0.16cm" svg:x="5.348cm" svg:y="8.5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4" draw:layer="layout" svg:width="0.175cm" svg:height="0.201cm" svg:x="5.702cm" svg:y="8.5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4" draw:layer="layout" svg:width="0.182cm" svg:height="0.253cm" svg:x="6.008cm" svg:y="8.4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4" draw:layer="layout" svg:width="0.074cm" svg:height="0.163cm" svg:x="6.2cm" svg:y="8.6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 draw:style-name="gr4">
          <svg:title>TexMaths</svg:title>
          <svg:desc>10§display§| w(\bm{u}_{\rm L}) - w(\bm{u}_{\rm R}) |
\leq \delta§svg§600§TRUE§</svg:desc>
          <draw:g>
            <draw:path draw:style-name="gr5" draw:text-style-name="P4" draw:layer="layout" svg:width="0.013cm" svg:height="0.349cm" svg:x="3.266cm" svg:y="8.935cm" svg:viewBox="0 0 14 350" svg:d="M14 13c0-6 0-13-7-13s-7 7-7 13c0 108 0 216 0 324 0 6 0 13 7 13s7-7 7-13c0-108 0-216 0-324z">
              <text:p/>
            </draw:path>
            <draw:path draw:style-name="gr5" draw:text-style-name="P4" draw:layer="layout" svg:width="0.232cm" svg:height="0.158cm" svg:x="3.332cm" svg:y="9.043cm" svg:viewBox="0 0 233 159" svg:d="M152 36c2-7 5-20 5-22 0-7-5-10-10-10-4 0-10 3-13 10-1 2-17 69-20 78-2 11-3 17-3 24 0 3 0 4 0 6-8 18-18 29-32 29-28 0-28-26-28-32 0-11 2-25 18-68 4-10 6-15 6-22 0-16-11-29-29-29-33 0-46 51-46 54 0 4 3 3 4 4 4 0 4-1 6-7 9-32 23-43 35-43 3 0 9 0 9 11 0 9-4 19-6 25-16 41-20 58-20 71 0 32 24 44 50 44 6 0 22 0 37-25 9 23 33 25 43 25 27 0 42-22 51-43 12-27 24-74 24-91 0-20-10-25-16-25-9 0-17 9-17 17 0 5 2 7 5 9 4 4 12 13 12 30 0 12-10 47-19 64-9 19-21 31-38 31s-26-10-26-30c0-10 2-21 3-26 5-20 10-39 15-59z">
              <text:p/>
            </draw:path>
            <draw:path draw:style-name="gr5" draw:text-style-name="P4" draw:layer="layout" svg:width="0.08cm" svg:height="0.349cm" svg:x="3.618cm" svg:y="8.935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5" draw:text-style-name="P4" draw:layer="layout" svg:width="0.215cm" svg:height="0.16cm" svg:x="3.731cm" svg:y="9.0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4" draw:layer="layout" svg:width="0.146cm" svg:height="0.167cm" svg:x="3.972cm" svg:y="9.083cm" svg:viewBox="0 0 147 168" svg:d="M147 103c-3 0-6 0-9 0-2 24-6 56-52 56-8 0-17 0-25 0-12 0-12-2-12-10 0-43 0-86 0-129 0-8 0-11 23-11 3 0 6 0 9 0 0-3 0-6 0-9-5 0-37 1-43 1-10 0-37-1-38-1 0 3 0 6 0 9 2 0 4 0 6 0 19 0 20 2 20 11 0 43 0 85 0 128 0 8-1 11-20 11-2 0-4 0-6 0 0 3 0 6 0 9 46 0 93 0 139 0 3-22 5-44 8-65z">
              <text:p/>
            </draw:path>
            <draw:path draw:style-name="gr5" draw:text-style-name="P4" draw:layer="layout" svg:width="0.08cm" svg:height="0.349cm" svg:x="4.17cm" svg:y="8.935cm" svg:viewBox="0 0 81 350" svg:d="M81 175c0-27-3-69-23-109-21-43-51-66-55-66-2 0-3 2-3 4 0 1 0 1 7 8 34 34 54 90 54 163 0 59-13 121-56 165-5 5-5 5-5 6 0 2 1 4 3 4 4 0 36-24 56-69 18-38 22-77 22-106z">
              <text:p/>
            </draw:path>
            <draw:path draw:style-name="gr5" draw:text-style-name="P4" draw:layer="layout" svg:width="0.213cm" svg:height="0.014cm" svg:x="4.394cm" svg:y="9.103cm" svg:viewBox="0 0 214 15" svg:d="M202 15c6 0 12-1 12-8s-6-7-12-7c-63 0-127 0-190 0-6 0-12 0-12 7s6 8 12 8c63 0 127 0 190 0z">
              <text:p/>
            </draw:path>
            <draw:path draw:style-name="gr5" draw:text-style-name="P4" draw:layer="layout" svg:width="0.232cm" svg:height="0.158cm" svg:x="4.726cm" svg:y="9.043cm" svg:viewBox="0 0 233 159" svg:d="M152 36c2-7 6-20 6-22 0-7-5-10-11-10-4 0-10 3-13 10-1 2-17 69-20 78-2 11-3 17-3 24 0 3 0 4 1 6-9 18-19 29-33 29-28 0-28-26-28-32 0-11 2-25 18-68 4-10 6-15 6-22 0-16-11-29-28-29-34 0-47 51-47 54 0 4 3 3 4 4 4 0 4-1 6-7 9-32 23-43 35-43 4 0 9 0 9 11 0 9-4 19-6 25-16 41-20 58-20 71 0 32 24 44 50 44 6 0 23 0 37-25 9 23 33 25 44 25 26 0 41-22 51-43 11-27 23-74 23-91 0-20-10-25-16-25-9 0-17 9-17 17 0 5 2 7 5 9 4 4 13 13 13 30 0 12-11 47-20 64-9 19-21 31-38 31s-26-10-26-30c0-10 2-21 4-26 5-20 9-39 14-59z">
              <text:p/>
            </draw:path>
            <draw:path draw:style-name="gr5" draw:text-style-name="P4" draw:layer="layout" svg:width="0.08cm" svg:height="0.349cm" svg:x="5.011cm" svg:y="8.935cm" svg:viewBox="0 0 81 350" svg:d="M81 346c0-1 0-1-6-7-44-45-55-111-55-164 0-61 13-122 57-165 4-5 4-5 4-6 0-3-1-4-3-4-4 0-35 24-56 69-18 38-22 77-22 106 0 27 4 69 23 109 21 43 51 66 55 66 2 0 3-1 3-4z">
              <text:p/>
            </draw:path>
            <draw:path draw:style-name="gr5" draw:text-style-name="P4" draw:layer="layout" svg:width="0.215cm" svg:height="0.16cm" svg:x="5.124cm" svg:y="9.04cm" svg:viewBox="0 0 216 161" svg:d="M186 47c3-10 7-27 7-29 0-7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1 5-21 8-31z">
              <text:p/>
            </draw:path>
            <draw:path draw:style-name="gr5" draw:text-style-name="P4" draw:layer="layout" svg:width="0.186cm" svg:height="0.172cm" svg:x="5.366cm" svg:y="9.083cm" svg:viewBox="0 0 187 173" svg:d="M109 84c22-5 45-20 45-39 0-25-33-45-71-45-28 0-55 0-83 0 0 3 0 6 0 9 2 0 4 0 6 0 19 0 19 2 19 11 0 43 0 85 0 128 0 8 0 11-19 11-2 0-4 0-6 0 0 3 0 6 0 9 12-1 26-1 36-1 11 0 25 0 37 1 0-3 0-6 0-9-2 0-4 0-6 0-19 0-19-3-19-11 0-21 0-41 0-61 11 0 21 0 32 0 5 0 18 0 29 10 8 8 8 14 8 30s0 27 11 36c11 8 26 10 32 10 21 0 27-20 27-28 0-1 0-4-4-4s-4 2-5 4c-1 15-9 21-17 21-14 0-16-15-19-37-2-20-3-24-10-32-3-2-9-9-23-13zM80 80c-11 0-21 0-32 0 0-20 0-41 0-61 0-7 0-9 6-10 2 0 11 0 16 0 24 0 57 0 57 36 0 27-21 35-47 35z">
              <text:p/>
            </draw:path>
            <draw:path draw:style-name="gr5" draw:text-style-name="P4" draw:layer="layout" svg:width="0.081cm" svg:height="0.349cm" svg:x="5.593cm" svg:y="8.9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4" draw:layer="layout" svg:width="0.013cm" svg:height="0.349cm" svg:x="5.752cm" svg:y="8.935cm" svg:viewBox="0 0 14 350" svg:d="M14 13c0-6 0-13-7-13s-7 7-7 13c0 108 0 216 0 324 0 6 0 13 7 13s7-7 7-13c0-108 0-216 0-324z">
              <text:p/>
            </draw:path>
            <draw:path draw:style-name="gr5" draw:text-style-name="P4" draw:layer="layout" svg:width="0.214cm" svg:height="0.269cm" svg:x="5.934cm" svg:y="8.9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4" draw:layer="layout" svg:width="0.143cm" svg:height="0.251cm" svg:x="6.291cm" svg:y="8.9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3-15-33-42 0-21 13-87 60-99z">
              <text:p/>
            </draw:path>
          </draw:g>
        </draw:g>
        <draw:g draw:style-name="gr4"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4" draw:layer="layout" svg:width="0.215cm" svg:height="0.16cm" svg:x="3.236cm" svg:y="9.5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4" draw:layer="layout" svg:width="0.16cm" svg:height="0.167cm" svg:x="3.481cm" svg:y="9.5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4" draw:layer="layout" svg:width="0.233cm" svg:height="0.081cm" svg:x="3.792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6cm" svg:height="0.16cm" svg:x="4.154cm" svg:y="9.5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4" draw:layer="layout" svg:width="0.068cm" svg:height="0.244cm" svg:x="4.433cm" svg:y="9.3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4" draw:layer="layout" svg:width="0.143cm" svg:height="0.22cm" svg:x="4.523cm" svg:y="9.3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4" draw:layer="layout" svg:width="0.105cm" svg:height="0.244cm" svg:x="4.702cm" svg:y="9.336cm" svg:viewBox="0 0 106 245" svg:d="M105 11c1-3 1-4 1-5 0-4-3-6-6-6-4 0-5 3-6 6-31 76-61 152-92 229-2 3-2 3-2 4 0 4 4 6 6 6 4 0 6-2 7-6 31-76 61-152 92-228z">
              <text:p/>
            </draw:path>
            <draw:path draw:style-name="gr5" draw:text-style-name="P4" draw:layer="layout" svg:width="0.108cm" svg:height="0.162cm" svg:x="4.843cm" svg:y="9.3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4" draw:layer="layout" svg:width="0.067cm" svg:height="0.244cm" svg:x="4.977cm" svg:y="9.3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4" draw:layer="layout" svg:width="0.165cm" svg:height="0.011cm" svg:x="5.123cm" svg:y="9.453cm" svg:viewBox="0 0 166 12" svg:d="M156 12c4 0 10 0 10-6s-5-6-10-6c-49 0-97 0-146 0-4 0-10 0-10 5 0 7 6 7 10 7 49 0 97 0 146 0z">
              <text:p/>
            </draw:path>
            <draw:path draw:style-name="gr5" draw:text-style-name="P4" draw:layer="layout" svg:width="0.088cm" svg:height="0.162cm" svg:x="5.343cm" svg:y="9.3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4" draw:layer="layout" svg:width="0.113cm" svg:height="0.167cm" svg:x="4.395cm" svg:y="9.6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4" draw:layer="layout" svg:width="0.04cm" svg:height="0.104cm" svg:x="5.504cm" svg:y="9.6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4" draw:layer="layout" svg:width="0.215cm" svg:height="0.16cm" svg:x="5.64cm" svg:y="9.5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4" draw:layer="layout" svg:width="0.19cm" svg:height="0.172cm" svg:x="5.886cm" svg:y="9.5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4" draw:layer="layout" svg:width="0.233cm" svg:height="0.081cm" svg:x="6.216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6cm" svg:height="0.16cm" svg:x="6.578cm" svg:y="9.5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4" draw:layer="layout" svg:width="0.142cm" svg:height="0.219cm" svg:x="6.819cm" svg:y="9.3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4" draw:layer="layout" svg:width="0.165cm" svg:height="0.011cm" svg:x="7.005cm" svg:y="9.466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88cm" svg:height="0.162cm" svg:x="7.225cm" svg:y="9.3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4" draw:layer="layout" svg:width="0.142cm" svg:height="0.219cm" svg:x="6.819cm" svg:y="9.6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4" draw:layer="layout" svg:width="0.165cm" svg:height="0.011cm" svg:x="7.005cm" svg:y="9.753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67cm" svg:height="0.244cm" svg:x="7.249cm" svg:y="9.6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4" draw:layer="layout" svg:width="0.143cm" svg:height="0.219cm" svg:x="7.339cm" svg:y="9.6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4" draw:layer="layout" svg:width="0.105cm" svg:height="0.244cm" svg:x="7.518cm" svg:y="9.637cm" svg:viewBox="0 0 106 245" svg:d="M104 10c2-3 2-3 2-4 0-4-4-6-6-6-4 0-6 2-7 6-31 76-61 152-92 228-1 3-1 4-1 5 0 4 3 6 6 6 4 0 5-3 6-6 31-77 61-153 92-229z">
              <text:p/>
            </draw:path>
            <draw:path draw:style-name="gr5" draw:text-style-name="P4" draw:layer="layout" svg:width="0.108cm" svg:height="0.162cm" svg:x="7.658cm" svg:y="9.6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4" draw:layer="layout" svg:width="0.068cm" svg:height="0.244cm" svg:x="7.792cm" svg:y="9.637cm" svg:viewBox="0 0 69 245" svg:d="M69 9c0-4 0-9-6-9s-6 5-6 9c0 75 0 149 0 224-16 0-31 0-47 0-4 0-10 0-10 6s6 6 10 6c16 0 33 0 49 0 9 0 10-1 10-10 0-76 0-151 0-226z">
              <text:p/>
            </draw:path>
          </draw:g>
        </draw:g>
        <draw:g draw:style-name="gr4">
          <svg:title>TexMaths</svg:title>
          <svg:desc>10§display§(\beta\nu \bmod 2 = 0)§svg§600§TRUE§</svg:desc>
          <draw:g>
            <draw:path draw:style-name="gr5" draw:text-style-name="P4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4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4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4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4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4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4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4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4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4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7" draw:text-style-name="P5" draw:layer="layout" svg:width="0.099cm" svg:height="0.799cm" svg:x="5.6cm" svg:y="2.2cm" svg:viewBox="0 0 100 800" draw:points="0,0 100,0 100,800 0,800">
          <text:p/>
        </draw:polyline>
        <draw:g draw:style-name="gr4">
          <svg:title>TexMaths</svg:title>
          <svg:desc>10§display§\delta:§svg§600§TRUE§</svg:desc>
          <draw:g>
            <draw:path draw:style-name="gr5" draw:text-style-name="P4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4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18" draw:text-style-name="P2" draw:layer="layout" svg:width="2.216cm" svg:height="0.395cm" svg:x="2.004cm" svg:y="3.005cm">
          <draw:text-box>
            <text:p><text:span text:style-name="T2">max GC-skew</text:span></text:p>
          </draw:text-box>
        </draw:frame>
        <draw:g draw:style-name="gr4">
          <svg:title>TexMaths</svg:title>
          <svg:desc>10§display§(\delta \in [\lfloor \beta/2 \rfloor +1 \rangle)§svg§600§TRUE§</svg:desc>
          <draw:g>
            <draw:path draw:style-name="gr5" draw:text-style-name="P4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4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4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4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4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4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4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4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4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4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4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4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4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4">
          <svg:title>TexMaths</svg:title>
          <svg:desc>10§display§| \mathcal{B}_i | &lt; 2^{b'_i}§svg§600§TRUE§</svg:desc>
          <draw:g>
            <draw:path draw:style-name="gr5" draw:text-style-name="P4" draw:layer="layout" svg:width="0.013cm" svg:height="0.349cm" svg:x="4.68cm" svg:y="10.485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22cm" svg:height="0.254cm" svg:x="4.746cm" svg:y="10.5cm" svg:viewBox="0 0 223 255" svg:d="M88 10c1-4 1-5 1-6 0-2-1-3-4-3-4 0-14 5-22 8-16 9-29 15-29 22 0 2 2 2 4 2 4 0 13-5 20-8-4 34-13 79-19 109-13 60-20 81-37 114-2 3-1 3-2 4 0 3 3 3 4 3 5 0 20-7 26-16 4-7 18-33 28-74 8-30 21-76 46-112 16-23 31-33 53-33 19 0 36 12 36 31 0 30-33 42-69 54-5 1-29 10-29 18 0 3 3 3 4 3s9-1 16-1c36 0 65 21 65 54 0 43-38 56-69 56-27 0-40-13-45-18-1-2-2-3-5-3-7 0-25 11-25 18 0 0 13 23 51 23 50 0 123-34 123-91 0-29-20-51-56-58 28-12 69-37 69-70 0-21-17-36-43-36-12 0-56 3-99 56 2-15 5-31 7-46z">
              <text:p/>
            </draw:path>
            <draw:path draw:style-name="gr5" draw:text-style-name="P4" draw:layer="layout" svg:width="0.073cm" svg:height="0.164cm" svg:x="4.978cm" svg:y="10.637cm" svg:viewBox="0 0 74 165" svg:d="M68 9c0-4-3-9-10-9-6 0-14 6-14 13 0 5 4 10 10 10 7 0 14-7 14-14zM18 134c-1 3-2 6-2 10 0 12 9 21 23 21 25 0 35-34 35-37 0-4-3-4-4-4-3 0-3 2-4 5-6 19-17 29-26 29-5 0-6-3-6-8 0-6 1-11 4-16 2-7 5-13 7-20 3-6 11-28 12-31 1-2 2-5 2-8 0-11-10-21-23-21-25 0-36 34-36 38 0 3 3 3 4 3 4 0 4-1 5-4 6-21 17-30 26-30 4 0 6 2 6 9 0 6-2 9-8 24-5 13-10 26-15 40z">
              <text:p/>
            </draw:path>
            <draw:path draw:style-name="gr5" draw:text-style-name="P4" draw:layer="layout" svg:width="0.013cm" svg:height="0.349cm" svg:x="5.125cm" svg:y="10.485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14cm" svg:height="0.202cm" svg:x="5.307cm" svg:y="10.559cm" svg:viewBox="0 0 215 203" svg:d="M208 14c5-2 7-4 7-7 0-4-3-7-7-7-1 0-2 0-6 2-65 31-130 61-195 92-4 1-7 2-7 7 0 4 3 6 7 8 65 30 130 61 195 92 4 2 5 2 6 2 4 0 7-3 7-7s-2-6-7-8c-61-29-123-58-184-87 61-29 123-58 184-87z">
              <text:p/>
            </draw:path>
            <draw:path draw:style-name="gr5" draw:text-style-name="P4" draw:layer="layout" svg:width="0.139cm" svg:height="0.232cm" svg:x="5.666cm" svg:y="10.514cm" svg:viewBox="0 0 140 233" svg:d="M27 207c12-12 25-24 37-36 55-49 76-67 76-103 0-40-32-68-75-68-39 0-65 33-65 64 0 20 17 20 18 20 6 0 18-5 18-19 0-9-6-18-18-18-3 0-4 0-5 0 8-23 27-36 48-36 32 0 47 29 47 57 0 29-18 56-37 78-23 25-45 50-68 75-3 4-3 5-3 12 43 0 87 0 130 0 3-20 7-40 10-60-3 0-6 0-9 0-2 11-4 26-8 31-2 3-26 3-33 3-21 0-42 0-63 0z">
              <text:p/>
            </draw:path>
            <draw:path draw:style-name="gr5" draw:text-style-name="P4" draw:layer="layout" svg:width="0.098cm" svg:height="0.172cm" svg:x="5.84cm" svg:y="10.433cm" svg:viewBox="0 0 99 173" svg:d="M48 7c1 0 1-3 1-4s-1-3-4-3c-4 0-25 2-31 2-2 0-5 1-5 6 0 3 3 3 6 3 12 0 12 2 12 4s-3 11-4 17c-2 8-4 15-6 23s-16 62-16 65c-1 6-1 9-1 12 0 25 15 41 36 41 31 0 63-34 63-70 0-29-20-41-37-41-12 0-23 7-31 13 6-23 11-45 17-68zM36 166c-12 0-19-11-19-25 0-9 2-18 9-45 2-5 2-6 6-11 10-11 21-16 30-16s18 7 18 24c0 10-6 35-13 49-6 12-18 24-31 24z">
              <text:p/>
            </draw:path>
            <draw:path draw:style-name="gr5" draw:text-style-name="P4" draw:layer="layout" svg:width="0.048cm" svg:height="0.091cm" svg:x="5.963cm" svg:y="10.399cm" svg:viewBox="0 0 49 92" svg:d="M47 17c1-2 2-4 2-6 0-7-6-11-11-11-7 0-9 6-10 8-9 25-18 51-27 76-1 2-1 2-1 3 0 3 5 3 8 5 1 0 2-1 3-3 12-24 24-48 36-72z">
              <text:p/>
            </draw:path>
            <draw:path draw:style-name="gr5" draw:text-style-name="P4" draw:layer="layout" svg:width="0.061cm" svg:height="0.118cm" svg:x="5.963cm" svg:y="10.556cm" svg:viewBox="0 0 62 119" svg:d="M54 8c0-4-4-8-8-8-5 0-11 5-11 11 0 5 4 7 8 7 5 0 11-5 11-10zM62 92c0-2-3-2-4-2-3 0-3 0-4 4-3 9-11 19-20 19-4 0-5-2-5-6s1-6 2-9c2-4 3-7 4-10 1-1 7-18 10-24 1-3 2-6 2-9 0-8-8-15-19-15-18 0-28 22-28 27 0 2 3 2 4 2 3 0 3 0 4-3 4-13 12-20 20-20 3 0 5 2 5 6 0 1 0 3-1 7-1 3-9 22-12 28-1 3-1 3-4 9-1 2-2 5-2 8 0 9 9 15 20 15 18 0 28-23 28-27z">
              <text:p/>
            </draw:path>
          </draw:g>
        </draw:g>
        <draw:frame draw:style-name="gr9" draw:text-style-name="P2" draw:layer="layout" svg:width="0.434cm" svg:height="0.395cm" svg:x="1.303cm" svg:y="10.404cm">
          <draw:text-box>
            <text:p><text:span text:style-name="T2">(4)</text:span></text:p>
          </draw:text-box>
        </draw:frame>
        <draw:frame draw:style-name="gr19" draw:text-style-name="P2" draw:layer="layout" svg:width="2.648cm" svg:height="0.395cm" svg:x="1.804cm" svg:y="10.405cm">
          <draw:text-box>
            <text:p><text:span text:style-name="T2">generation fails if</text:span></text:p>
          </draw:text-box>
        </draw:frame>
        <draw:frame draw:style-name="gr9" draw:text-style-name="P2" draw:layer="layout" svg:width="0.434cm" svg:height="0.395cm" svg:x="1.303cm" svg:y="10.004cm">
          <draw:text-box>
            <text:p><text:span text:style-name="T2">(x)</text:span></text:p>
          </draw:text-box>
        </draw:frame>
        <draw:frame draw:style-name="gr20" draw:text-style-name="P2" draw:layer="layout" svg:width="3.647cm" svg:height="0.395cm" svg:x="1.804cm" svg:y="10.005cm">
          <draw:text-box>
            <text:p><text:span text:style-name="T2">additional constraint (?)</text:span></text:p>
          </draw:text-box>
        </draw:frame>
        <draw:g draw:style-name="gr4">
          <svg:title>TexMaths</svg:title>
          <svg:desc>10§display§(b_i \geq \beta)§svg§600§TRUE§</svg:desc>
          <draw:g>
            <draw:path draw:style-name="gr5" draw:text-style-name="P4" draw:layer="layout" svg:width="0.08cm" svg:height="0.348cm" svg:x="8.11cm" svg:y="3.46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4" draw:layer="layout" svg:width="0.128cm" svg:height="0.244cm" svg:x="8.228cm" svg:y="3.486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5" draw:text-style-name="P4" draw:layer="layout" svg:width="0.073cm" svg:height="0.163cm" svg:x="8.374cm" svg:y="3.619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5" draw:text-style-name="P4" draw:layer="layout" svg:width="0.213cm" svg:height="0.268cm" svg:x="8.606cm" svg:y="3.506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5" draw:text-style-name="P4" draw:layer="layout" svg:width="0.19cm" svg:height="0.313cm" svg:x="8.957cm" svg:y="3.481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5" draw:text-style-name="P4" draw:layer="layout" svg:width="0.08cm" svg:height="0.348cm" svg:x="9.184cm" svg:y="3.46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\bm{b}' \!=\! (b'_0, \dots, b'_{\nu-1}):§svg§600§TRUE§</svg:desc>
          <draw:g>
            <draw:path draw:style-name="gr5" draw:text-style-name="P4" draw:layer="layout" svg:width="0.159cm" svg:height="0.244cm" svg:x="1.393cm" svg:y="3.891cm" svg:viewBox="0 0 160 245" svg:d="M81 12c1-5 1-5 1-6 0-4-4-6-7-6-2 0-2 0-3 0-15 1-30 1-45 2-5 1-11 1-11 11 0 6 6 6 9 6 4 0 10 0 14 1-2 12-6 27-9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5" draw:text-style-name="P4" draw:layer="layout" svg:width="0.061cm" svg:height="0.126cm" svg:x="1.57cm" svg:y="3.852cm" svg:viewBox="0 0 62 127" svg:d="M60 22c1-5 2-7 2-8 0-8-7-14-15-14-9 0-12 8-13 12-11 35-22 70-33 106 0 1-1 2-1 4 0 3 8 5 10 5 1 0 2 0 3-4 16-34 31-67 47-101z">
              <text:p/>
            </draw:path>
            <draw:path draw:style-name="gr5" draw:text-style-name="P4" draw:layer="layout" svg:width="0.233cm" svg:height="0.081cm" svg:x="1.715cm" svg:y="4.00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4" draw:layer="layout" svg:width="0.08cm" svg:height="0.349cm" svg:x="2.043cm" svg:y="3.871cm" svg:viewBox="0 0 81 350" svg:d="M81 346c0-1 0-1-6-7-43-45-55-111-55-163 0-61 14-122 57-166 4-5 4-5 4-6 0-3-1-4-3-4-4 0-35 24-56 69-18 38-22 77-22 107 0 26 4 68 23 108 21 43 51 66 55 66 2 0 3-1 3-4z">
              <text:p/>
            </draw:path>
            <draw:path draw:style-name="gr5" draw:text-style-name="P4" draw:layer="layout" svg:width="0.129cm" svg:height="0.245cm" svg:x="2.161cm" svg:y="3.891cm" svg:viewBox="0 0 130 246" svg:d="M68 4c0-1 0-4-5-4-8 0-34 3-43 3-3 1-6 1-6 7 0 5 3 5 8 5 17 0 18 2 18 6 0 2-4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5" draw:text-style-name="P4" draw:layer="layout" svg:width="0.061cm" svg:height="0.126cm" svg:x="2.307cm" svg:y="3.852cm" svg:viewBox="0 0 62 127" svg:d="M60 22c2-5 2-7 2-8 0-8-7-14-14-14-10 0-13 8-14 12-11 35-21 70-32 106-1 1-1 2-2 4 0 3 8 5 10 5s2 0 4-4c15-34 31-67 46-101z">
              <text:p/>
            </draw:path>
            <draw:path draw:style-name="gr5" draw:text-style-name="P4" draw:layer="layout" svg:width="0.113cm" svg:height="0.167cm" svg:x="2.308cm" svg:y="4.057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5" draw:text-style-name="P4" draw:layer="layout" svg:width="0.04cm" svg:height="0.104cm" svg:x="2.483cm" svg:y="4.09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4" draw:layer="layout" svg:width="0.037cm" svg:height="0.036cm" svg:x="2.639cm" svg:y="4.096cm" svg:viewBox="0 0 38 37" svg:d="M38 19c0-11-9-19-19-19s-19 8-19 19c0 10 9 18 19 18s19-8 19-18z">
              <text:p/>
            </draw:path>
            <draw:path draw:style-name="gr5" draw:text-style-name="P4" draw:layer="layout" svg:width="0.036cm" svg:height="0.036cm" svg:x="2.796cm" svg:y="4.096cm" svg:viewBox="0 0 37 37" svg:d="M37 19c0-11-9-19-19-19s-18 8-18 19c0 10 8 18 18 18s19-8 19-18z">
              <text:p/>
            </draw:path>
            <draw:path draw:style-name="gr5" draw:text-style-name="P4" draw:layer="layout" svg:width="0.036cm" svg:height="0.036cm" svg:x="2.951cm" svg:y="4.096cm" svg:viewBox="0 0 37 37" svg:d="M37 19c0-11-9-19-19-19-11 0-18 8-18 19 0 10 7 18 18 18 10 0 19-8 19-18z">
              <text:p/>
            </draw:path>
            <draw:path draw:style-name="gr5" draw:text-style-name="P4" draw:layer="layout" svg:width="0.04cm" svg:height="0.104cm" svg:x="3.107cm" svg:y="4.096cm" svg:viewBox="0 0 41 105" svg:d="M41 37c0-23-9-37-22-37-12 0-19 9-19 19 0 9 7 18 19 18 4 0 8-1 12-4 1-1 1-1 2-1 0 2 0 0 0 5 0 26-12 46-24 58-4 3-3 5-3 6 0 2 1 4 3 4 4 0 32-27 32-68z">
              <text:p/>
            </draw:path>
            <draw:path draw:style-name="gr5" draw:text-style-name="P4" draw:layer="layout" svg:width="0.129cm" svg:height="0.245cm" svg:x="3.249cm" svg:y="3.891cm" svg:viewBox="0 0 130 246" svg:d="M68 4c0-1 0-4-5-4-8 0-33 3-43 3-2 1-6 1-6 7 0 5 3 5 8 5 17 0 18 2 18 6 0 2-3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5" draw:text-style-name="P4" draw:layer="layout" svg:width="0.061cm" svg:height="0.126cm" svg:x="3.395cm" svg:y="3.852cm" svg:viewBox="0 0 62 127" svg:d="M60 22c2-5 2-7 2-8 0-8-7-14-14-14-10 0-13 8-14 12-11 35-21 70-32 106-1 1-1 2-2 4 0 3 8 5 10 5s2 0 4-4c15-34 31-67 46-101z">
              <text:p/>
            </draw:path>
            <draw:path draw:style-name="gr5" draw:text-style-name="P4" draw:layer="layout" svg:width="0.125cm" svg:height="0.107cm" svg:x="3.402cm" svg:y="4.112cm" svg:viewBox="0 0 126 108" svg:d="M43 7c1-1 1-3 1-4-1-1 0-3-4-3-5 0-14 1-16 1-5 0-9 1-14 1-4 0-7 1-7 6 0 3 4 3 7 3 11 0 11 2 11 4 0 1-1 6-2 9-4 17-8 33-12 50-6 25-7 29-7 30 0 4 3 4 4 4s3 0 4 0c22-4 53-15 80-38 33-30 38-62 38-63 0-4-3-7-8-7-9 0-11 7-13 13-10 35-43 73-84 85 7-31 15-61 22-91z">
              <text:p/>
            </draw:path>
            <draw:path draw:style-name="gr5" draw:text-style-name="P4" draw:layer="layout" svg:width="0.166cm" svg:height="0.011cm" svg:x="3.567cm" svg:y="4.152cm" svg:viewBox="0 0 167 12" svg:d="M157 12c4 0 10 0 10-5 0-7-6-7-10-7-49 0-98 0-147 0-4 0-10 0-10 6s6 6 10 6c49 0 98 0 147 0z">
              <text:p/>
            </draw:path>
            <draw:path draw:style-name="gr5" draw:text-style-name="P4" draw:layer="layout" svg:width="0.089cm" svg:height="0.162cm" svg:x="3.787cm" svg:y="4.057cm" svg:viewBox="0 0 90 163" svg:d="M56 7c0-7-1-7-8-7-15 15-38 16-48 16 0 3 0 5 0 8 6 0 22 0 36-6 0 42 0 83 0 125 0 8 0 11-25 11-3 0-6 0-9 0 0 3 0 6 0 9 4 0 35-1 44-1 7 0 38 1 44 1 0-3 0-6 0-9-3 0-7 0-10 0-24 0-24-3-24-11 0-46 0-91 0-136z">
              <text:p/>
            </draw:path>
            <draw:path draw:style-name="gr5" draw:text-style-name="P4" draw:layer="layout" svg:width="0.081cm" svg:height="0.349cm" svg:x="3.938cm" svg:y="3.871cm" svg:viewBox="0 0 82 350" svg:d="M82 176c0-28-4-70-24-110-21-43-51-66-54-66-2 0-4 2-4 4 0 1 0 1 7 8 34 34 54 90 54 164 0 58-13 120-56 164-5 5-5 5-5 6 0 2 2 4 4 4 3 0 35-24 56-69 17-38 22-77 22-105z">
              <text:p/>
            </draw:path>
            <draw:path draw:style-name="gr5" draw:text-style-name="P4" draw:layer="layout" svg:width="0.036cm" svg:height="0.15cm" svg:x="4.183cm" svg:y="3.983cm" svg:viewBox="0 0 37 151" svg:d="M37 19c0-11-9-19-19-19s-18 8-18 19c0 10 8 18 18 18s19-8 19-18zM37 133c0-11-9-19-19-19s-18 8-18 19c0 10 8 18 18 18s19-8 19-18z">
              <text:p/>
            </draw:path>
          </draw:g>
        </draw:g>
        <draw:g draw:style-name="gr4">
          <svg:title>TexMaths</svg:title>
          <svg:desc>10§display§b'_i = b_i - \beta§svg§600§TRUE§</svg:desc>
          <draw:g>
            <draw:path draw:style-name="gr5" draw:text-style-name="P4" draw:layer="layout" svg:width="0.128cm" svg:height="0.245cm" svg:x="4.383cm" svg:y="3.895cm" svg:viewBox="0 0 129 246" svg:d="M67 3c-2-1 0-3-5-3-8 0-33 2-42 3-3 0-7 1-7 7 0 4 3 4 8 4 17 0 18 3 18 6s-3 15-5 22c-10 38-19 76-29 114-4 18-5 23-5 35 0 33 18 55 44 55 42 0 85-52 85-102 0-32-19-56-47-56-16 0-31 10-41 21 9-36 17-71 26-106zM34 136c2-8 2-8 5-12 17-23 33-28 42-28 13 0 22 10 22 33 0 20-11 60-17 73-12 23-28 36-42 36-12 0-23-9-23-35 0-7 0-14 5-35 3-11 5-22 8-32z">
              <text:p/>
            </draw:path>
            <draw:path draw:style-name="gr5" draw:text-style-name="P4" draw:layer="layout" svg:width="0.06cm" svg:height="0.126cm" svg:x="4.529cm" svg:y="3.856cm" svg:viewBox="0 0 61 127" svg:d="M59 21c2-4 2-6 2-8 0-7-7-13-14-13-10 0-13 8-14 12-11 35-21 70-32 106 0 1-1 3-1 4 0 3 7 5 9 5s2 0 4-4c15-34 31-68 46-102z">
              <text:p/>
            </draw:path>
            <draw:path draw:style-name="gr5" draw:text-style-name="P4" draw:layer="layout" svg:width="0.074cm" svg:height="0.164cm" svg:x="4.528cm" svg:y="4.061cm" svg:viewBox="0 0 75 165" svg:d="M68 9c0-4-3-9-9-9-7 0-14 6-14 13 0 5 3 10 10 10s13-7 13-14zM18 134c-1 3-2 6-2 10 0 12 10 21 23 21 25 0 36-34 36-38 0-3-3-3-4-3-4 0-4 2-5 4-5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5" draw:text-style-name="P4" draw:layer="layout" svg:width="0.233cm" svg:height="0.081cm" svg:x="4.751cm" svg:y="4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28cm" svg:height="0.245cm" svg:x="5.119cm" svg:y="3.89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3 10 23 33 0 20-12 60-18 73-12 23-28 36-42 36-12 0-23-9-23-35 0-7 0-14 5-35 3-11 5-22 8-32z">
              <text:p/>
            </draw:path>
            <draw:path draw:style-name="gr5" draw:text-style-name="P4" draw:layer="layout" svg:width="0.074cm" svg:height="0.164cm" svg:x="5.263cm" svg:y="4.028cm" svg:viewBox="0 0 75 165" svg:d="M68 9c0-4-3-9-9-9-7 0-14 6-14 13 0 4 3 10 10 10s13-7 13-14zM18 134c-1 3-2 6-2 10 0 12 10 21 23 21 25 0 36-34 36-38 0-3-3-3-4-3-4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5" draw:text-style-name="P4" draw:layer="layout" svg:width="0.214cm" svg:height="0.013cm" svg:x="5.476cm" svg:y="4.042cm" svg:viewBox="0 0 215 14" svg:d="M202 14c6 0 13 0 13-7s-7-7-13-7c-63 0-127 0-190 0-6 0-12 0-12 7s6 7 12 7c63 0 127 0 190 0z">
              <text:p/>
            </draw:path>
            <draw:path draw:style-name="gr5" draw:text-style-name="P4" draw:layer="layout" svg:width="0.19cm" svg:height="0.314cm" svg:x="5.809cm" svg:y="3.89cm" svg:viewBox="0 0 191 315" svg:d="M191 48c0-26-19-48-48-48-20 0-30 6-42 15-20 14-39 48-46 75-18 74-36 147-55 221-1 2 1 4 4 4s4-1 4-2c9-32 17-64 25-97 6 21 22 34 47 34 26 0 52-12 68-27 17-16 28-38 28-64 0-25-13-43-25-52 20-12 40-33 40-59zM128 107c-5 1-9 2-17 2-5 0-12 0-16-1 1-4 14-3 18-3 7 0 10 0 15 2zM171 40c0 25-13 50-31 61-10-3-17-4-27-4-8 0-27-1-27 11-1 10 18 9 24 9 13 0 18-1 29-5 13 13 15 24 15 40 1 20-8 45-17 59-14 19-38 32-58 32-26 0-40-21-40-46 0-3 0-8 2-14 8-30 15-60 22-89 8-30 34-86 76-86 20 0 32 11 32 32z">
              <text:p/>
            </draw:path>
          </draw:g>
        </draw:g>
        <draw:g draw:style-name="gr4">
          <svg:title>TexMaths</svg:title>
          <svg:desc>10§display§\mathcal{B}_i \subseteq \mathbb{B}^\beta:§svg§600§TRUE§</svg:desc>
          <draw:g>
            <draw:path draw:style-name="gr5" draw:text-style-name="P4" draw:layer="layout" svg:width="0.222cm" svg:height="0.254cm" svg:x="1.404cm" svg:y="4.3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4" draw:layer="layout" svg:width="0.074cm" svg:height="0.164cm" svg:x="1.635cm" svg:y="4.528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5" draw:text-style-name="P4" draw:layer="layout" svg:width="0.213cm" svg:height="0.269cm" svg:x="1.868cm" svg:y="4.416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5" draw:text-style-name="P4" draw:layer="layout" svg:width="0.214cm" svg:height="0.238cm" svg:x="2.211cm" svg:y="4.399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4" draw:layer="layout" svg:width="0.143cm" svg:height="0.219cm" svg:x="2.454cm" svg:y="4.321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4" draw:layer="layout" svg:width="0.036cm" svg:height="0.15cm" svg:x="2.76cm" svg:y="4.488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1" draw:text-style-name="P2" draw:layer="layout" svg:width="1.818cm" svg:height="0.395cm" svg:x="3.004cm" svg:y="4.306cm">
          <draw:text-box>
            <text:p><text:span text:style-name="T2">binary code</text:span></text:p>
          </draw:text-box>
        </draw:frame>
        <draw:g draw:style-name="gr4">
          <svg:title>TexMaths</svg:title>
          <svg:desc>10§display§| \mathcal{B}_i | = 2^{b'_i} 
\quad
(i \in [\nu\rangle)§svg§600§TRUE§</svg:desc>
          <draw:g>
            <draw:path draw:style-name="gr5" draw:text-style-name="P4" draw:layer="layout" svg:width="0.013cm" svg:height="0.349cm" svg:x="5.042cm" svg:y="4.361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22cm" svg:height="0.254cm" svg:x="5.108cm" svg:y="4.376cm" svg:viewBox="0 0 223 255" svg:d="M88 10c1-4 1-5 1-6 0-2-1-3-4-3-4 0-14 5-21 8-17 9-30 15-30 22 0 2 3 2 4 2 4 0 13-5 20-8-4 34-13 79-19 109-13 60-20 81-37 114-2 3-1 3-2 4 0 3 3 3 4 3 5 0 20-7 26-16 4-7 18-33 28-74 8-30 21-76 46-112 17-23 31-33 53-33 19 0 37 12 37 31 0 30-34 42-70 54-5 1-29 10-29 18 0 3 3 3 4 3s9-1 17-1c35 0 64 21 64 54 0 43-37 56-69 56-27 0-40-13-45-18-1-2-2-3-5-3-7 0-25 11-25 18 0 0 14 23 51 23 50 0 123-34 123-91 0-29-20-51-56-58 28-12 69-37 69-70 0-21-16-36-42-36-12 0-57 3-100 56 2-15 5-31 7-46z">
              <text:p/>
            </draw:path>
            <draw:path draw:style-name="gr5" draw:text-style-name="P4" draw:layer="layout" svg:width="0.074cm" svg:height="0.164cm" svg:x="5.34cm" svg:y="4.513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5" draw:text-style-name="P4" draw:layer="layout" svg:width="0.013cm" svg:height="0.349cm" svg:x="5.487cm" svg:y="4.361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33cm" svg:height="0.081cm" svg:x="5.66cm" svg:y="4.49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39cm" svg:height="0.232cm" svg:x="6.029cm" svg:y="4.39cm" svg:viewBox="0 0 140 233" svg:d="M27 207c12-12 25-24 37-36 55-49 76-67 76-103 0-40-31-68-74-68-40 0-66 33-66 64 0 20 18 20 19 20 6 0 18-5 18-19 0-9-6-18-19-18-2 0-3 0-4 0 8-23 27-36 47-36 32 0 47 29 47 57 0 29-17 56-37 78-22 25-45 50-67 75-4 4-4 5-4 12 44 0 87 0 131 0 3-20 6-40 9-60-3 0-5 0-8 0-2 11-5 26-8 31-3 3-26 3-34 3-21 0-42 0-63 0z">
              <text:p/>
            </draw:path>
            <draw:path draw:style-name="gr5" draw:text-style-name="P4" draw:layer="layout" svg:width="0.099cm" svg:height="0.172cm" svg:x="6.203cm" svg:y="4.309cm" svg:viewBox="0 0 100 173" svg:d="M49 7c0-1 1-3 1-4s-1-3-4-3c-5 0-25 2-31 2-2 0-6 1-6 6 0 3 4 3 7 3 12 0 12 2 12 4s-3 11-4 17c-2 8-4 15-6 23s-16 62-16 65c-2 6-2 9-2 12 0 25 16 41 37 41 30 0 63-34 63-70 0-29-20-41-37-41-13 0-23 7-31 13 6-23 11-45 17-68zM37 166c-12 0-19-11-19-25 0-9 2-18 9-45 2-5 2-6 6-11 10-11 21-16 29-16 10 0 18 7 18 24 0 10-5 35-12 49-6 12-19 24-31 24z">
              <text:p/>
            </draw:path>
            <draw:path draw:style-name="gr5" draw:text-style-name="P4" draw:layer="layout" svg:width="0.048cm" svg:height="0.091cm" svg:x="6.327cm" svg:y="4.275cm" svg:viewBox="0 0 49 92" svg:d="M47 17c1-2 2-4 2-6 0-7-6-11-11-11-7 0-9 6-10 8-9 25-18 51-27 76-1 2-1 2-1 3 0 3 5 3 8 5 1 0 2-1 3-3 12-24 24-48 36-72z">
              <text:p/>
            </draw:path>
            <draw:path draw:style-name="gr5" draw:text-style-name="P4" draw:layer="layout" svg:width="0.061cm" svg:height="0.118cm" svg:x="6.327cm" svg:y="4.432cm" svg:viewBox="0 0 62 119" svg:d="M53 8c0-4-3-8-7-8-5 0-11 5-11 11 0 5 4 7 7 7 6 0 11-5 11-10zM62 92c0-2-3-2-4-2-3 0-3 0-4 4-3 9-11 19-20 19-4 0-5-2-5-6s1-6 2-9c1-4 3-7 4-10 0-1 7-18 10-24 1-3 2-6 2-9 0-8-8-15-19-15-18 0-28 22-28 27 0 2 2 1 3 2 3 0 4 0 5-3 3-13 12-20 19-20 4 0 6 2 6 6 0 1 0 3-1 7-2 3-10 22-12 28-1 3-1 3-4 9-1 2-2 5-2 8 0 9 9 15 19 15 19 0 29-23 29-27z">
              <text:p/>
            </draw:path>
            <draw:path draw:style-name="gr5" draw:text-style-name="P4" draw:layer="layout" svg:width="0.08cm" svg:height="0.349cm" svg:x="6.825cm" svg:y="4.361cm" svg:viewBox="0 0 81 350" svg:d="M81 346c0-1 0-1-6-7-44-45-55-110-55-164 0-61 14-122 57-166 4-4 4-5 4-6 0-2-1-3-3-3-4 0-35 24-56 68-18 39-22 78-22 107 0 28 4 69 23 109 21 43 51 66 55 66 2 0 3-1 3-4z">
              <text:p/>
            </draw:path>
            <draw:path draw:style-name="gr5" draw:text-style-name="P4" draw:layer="layout" svg:width="0.092cm" svg:height="0.234cm" svg:x="6.937cm" svg:y="4.392cm" svg:viewBox="0 0 93 235" svg:d="M89 13c0-7-4-13-13-13s-19 9-19 19c0 6 5 12 14 12 8 0 18-8 18-18zM63 145c4-10 4-11 7-21 3-7 5-12 5-18 0-16-11-29-29-29-33 0-46 51-46 54 0 4 3 4 4 4 4 0 4-1 6-7 9-33 23-43 35-43 3 0 9 0 9 11 0 7-3 15-4 18-3 9-19 50-24 65-4 9-8 21-8 28 0 17 12 28 29 28 33 0 46-50 46-53 0-4-4-4-5-4-3 0-3 1-5 7-6 22-18 43-36 43-6 0-8-3-8-11 0-9 2-14 10-35 5-13 9-25 14-37z">
              <text:p/>
            </draw:path>
            <draw:path draw:style-name="gr5" draw:text-style-name="P4" draw:layer="layout" svg:width="0.175cm" svg:height="0.202cm" svg:x="7.174cm" svg:y="4.4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4" draw:layer="layout" svg:width="0.047cm" svg:height="0.349cm" svg:x="7.519cm" svg:y="4.361cm" svg:viewBox="0 0 48 350" svg:d="M48 350c0-4 0-9 0-14-11 0-23 0-34 0 0-107 0-215 0-322 11 0 23 0 34 0 0-5 0-9 0-14-16 0-32 0-48 0 0 117 0 233 0 350 16 0 32 0 48 0z">
              <text:p/>
            </draw:path>
            <draw:path draw:style-name="gr5" draw:text-style-name="P4" draw:layer="layout" svg:width="0.165cm" svg:height="0.154cm" svg:x="7.593cm" svg:y="4.469cm" svg:viewBox="0 0 166 155" svg:d="M60 4c0-1 0-4-4-4-8 0-34 3-43 3-3 1-7 1-7 7 0 5 3 5 9 5 17 0 17 2 17 6 0 2-4 19-6 28-7 28-15 57-22 86-1 5-4 15-4 16 0 4 4 4 6 4s3 0 5 0c24-4 63-18 99-52 46-43 56-90 56-94 0-6-4-9-10-9-3 0-11 1-14 12-23 79-76 119-116 131 11-47 23-93 34-139z">
              <text:p/>
            </draw:path>
            <draw:path draw:style-name="gr5" draw:text-style-name="P4" draw:layer="layout" svg:width="0.077cm" svg:height="0.349cm" svg:x="7.79cm" svg:y="4.361cm" svg:viewBox="0 0 78 350" svg:d="M77 181c1-4 1-5 1-6s0-1-1-6c-21-54-41-107-62-161-2-6-4-8-8-8s-7 3-7 7c0 1 0 2 2 6 21 54 41 108 62 162-21 54-41 107-62 161-2 4-2 5-2 7 0 4 3 7 7 7 5 0 6-4 7-7 21-54 42-108 63-162z">
              <text:p/>
            </draw:path>
            <draw:path draw:style-name="gr5" draw:text-style-name="P4" draw:layer="layout" svg:width="0.081cm" svg:height="0.349cm" svg:x="7.927cm" svg:y="4.361cm" svg:viewBox="0 0 82 350" svg:d="M82 175c0-27-4-69-23-109-21-43-52-66-55-66-2 0-4 1-4 3 0 1 0 2 7 8 34 35 54 91 54 164 0 59-13 121-56 165-5 5-5 5-5 6 0 2 2 4 4 4 3 0 35-24 56-69 18-38 22-76 22-106z">
              <text:p/>
            </draw:path>
          </draw:g>
        </draw:g>
        <draw:g draw:style-name="gr4">
          <svg:title>TexMaths</svg:title>
          <svg:desc>10§display§\mathcal{C}_i =
\left\{
( \psi(x_0 y_0), \dots, \psi(x_{\beta-1} y_{\beta-1}) )
\middle|
\bm{x} \in \mathcal{B}_i, 
\bm{y} \in \mathbb{B}^\beta
\right\}§svg§600§TRUE§</svg:desc>
          <draw:g>
            <draw:path draw:style-name="gr5" draw:text-style-name="P4" draw:layer="layout" svg:width="0.183cm" svg:height="0.253cm" svg:x="1.391cm" svg:y="4.794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4" draw:layer="layout" svg:width="0.073cm" svg:height="0.164cm" svg:x="1.584cm" svg:y="4.931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5" draw:text-style-name="P4" draw:layer="layout" svg:width="0.232cm" svg:height="0.081cm" svg:x="1.807cm" svg:y="4.91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24cm" svg:height="0.418cm" svg:x="2.198cm" svg:y="4.743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5" draw:text-style-name="P4" draw:layer="layout" svg:width="0.08cm" svg:height="0.348cm" svg:x="2.398cm" svg:y="4.77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5" draw:text-style-name="P4" draw:layer="layout" svg:width="0.212cm" svg:height="0.313cm" svg:x="2.51cm" svg:y="4.798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5" draw:text-style-name="P4" draw:layer="layout" svg:width="0.08cm" svg:height="0.348cm" svg:x="2.776cm" svg:y="4.77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5" draw:text-style-name="P4" draw:layer="layout" svg:width="0.174cm" svg:height="0.158cm" svg:x="2.888cm" svg:y="4.886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4" draw:layer="layout" svg:width="0.113cm" svg:height="0.167cm" svg:x="3.091cm" svg:y="4.93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5" draw:text-style-name="P4" draw:layer="layout" svg:width="0.161cm" svg:height="0.226cm" svg:x="3.246cm" svg:y="4.886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4" draw:layer="layout" svg:width="0.113cm" svg:height="0.167cm" svg:x="3.421cm" svg:y="4.93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4" draw:layer="layout" svg:width="0.081cm" svg:height="0.348cm" svg:x="3.586cm" svg:y="4.77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5" draw:text-style-name="P4" draw:layer="layout" svg:width="0.04cm" svg:height="0.103cm" svg:x="3.733cm" svg:y="5.003cm" svg:viewBox="0 0 41 104" svg:d="M41 36c0-23-9-36-22-36-12 0-19 8-19 18s7 19 19 19c4 0 8-2 12-5 1 0 1-1 2-1 0 2 0 1 0 5 0 26-12 46-24 59-3 3-3 5-3 6 0 2 1 3 3 3 4 0 32-27 32-68z">
              <text:p/>
            </draw:path>
            <draw:path draw:style-name="gr5" draw:text-style-name="P4" draw:layer="layout" svg:width="0.036cm" svg:height="0.036cm" svg:x="3.889cm" svg:y="5.003cm" svg:viewBox="0 0 37 37" svg:d="M37 18c0-10-8-18-18-18s-19 8-19 18 9 19 19 19 18-9 18-19z">
              <text:p/>
            </draw:path>
            <draw:path draw:style-name="gr5" draw:text-style-name="P4" draw:layer="layout" svg:width="0.037cm" svg:height="0.036cm" svg:x="4.045cm" svg:y="5.003cm" svg:viewBox="0 0 38 37" svg:d="M38 18c0-10-9-18-19-18s-19 8-19 18 9 19 19 19 19-9 19-19z">
              <text:p/>
            </draw:path>
            <draw:path draw:style-name="gr5" draw:text-style-name="P4" draw:layer="layout" svg:width="0.036cm" svg:height="0.036cm" svg:x="4.202cm" svg:y="5.003cm" svg:viewBox="0 0 37 37" svg:d="M37 18c0-10-9-18-19-18s-18 8-18 18 8 19 18 19 19-9 19-19z">
              <text:p/>
            </draw:path>
            <draw:path draw:style-name="gr5" draw:text-style-name="P4" draw:layer="layout" svg:width="0.04cm" svg:height="0.103cm" svg:x="4.358cm" svg:y="5.003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4" draw:layer="layout" svg:width="0.212cm" svg:height="0.313cm" svg:x="4.494cm" svg:y="4.798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5" draw:text-style-name="P4" draw:layer="layout" svg:width="0.081cm" svg:height="0.348cm" svg:x="4.76cm" svg:y="4.77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5" draw:text-style-name="P4" draw:layer="layout" svg:width="0.174cm" svg:height="0.158cm" svg:x="4.872cm" svg:y="4.886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5" draw:text-style-name="P4" draw:layer="layout" svg:width="0.142cm" svg:height="0.22cm" svg:x="5.074cm" svg:y="4.9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5" draw:text-style-name="P4" draw:layer="layout" svg:width="0.166cm" svg:height="0.011cm" svg:x="5.26cm" svg:y="5.025cm" svg:viewBox="0 0 167 12" svg:d="M157 12c4 0 10 0 10-6s-6-6-10-6c-49 0-98 0-147 0-4 0-10 0-10 6s6 6 10 6c49 0 98 0 147 0z">
              <text:p/>
            </draw:path>
            <draw:path draw:style-name="gr5" draw:text-style-name="P4" draw:layer="layout" svg:width="0.089cm" svg:height="0.162cm" svg:x="5.48cm" svg:y="4.93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5" draw:text-style-name="P4" draw:layer="layout" svg:width="0.161cm" svg:height="0.226cm" svg:x="5.621cm" svg:y="4.886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4" draw:layer="layout" svg:width="0.143cm" svg:height="0.22cm" svg:x="5.795cm" svg:y="4.9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5" draw:text-style-name="P4" draw:layer="layout" svg:width="0.165cm" svg:height="0.011cm" svg:x="5.982cm" svg:y="5.025cm" svg:viewBox="0 0 166 12" svg:d="M156 12c4 0 10 0 10-6s-6-6-10-6c-49 0-97 0-146 0-4 0-10 0-10 6s6 6 10 6c49 0 97 0 146 0z">
              <text:p/>
            </draw:path>
            <draw:path draw:style-name="gr5" draw:text-style-name="P4" draw:layer="layout" svg:width="0.088cm" svg:height="0.162cm" svg:x="6.202cm" svg:y="4.93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4" draw:layer="layout" svg:width="0.08cm" svg:height="0.348cm" svg:x="6.353cm" svg:y="4.77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5" draw:text-style-name="P4" draw:layer="layout" svg:width="0.081cm" svg:height="0.348cm" svg:x="6.489cm" svg:y="4.77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5" draw:text-style-name="P4" draw:layer="layout" svg:width="0.014cm" svg:height="0.224cm" svg:x="6.657cm" svg:y="4.736cm" svg:viewBox="0 0 15 225" svg:d="M0 212c0 5 0 13 7 13 8 0 8-7 8-13 0-67 0-133 0-199 0-6 0-13-7-13-8 0-8 7-8 13 0 66 0 132 0 199z">
              <text:p/>
            </draw:path>
            <draw:path draw:style-name="gr5" draw:text-style-name="P4" draw:layer="layout" svg:width="0.014cm" svg:height="0.224cm" svg:x="6.657cm" svg:y="4.946cm" svg:viewBox="0 0 15 225" svg:d="M0 212c0 5 0 13 7 13 8 0 8-7 8-13 0-67 0-133 0-199 0-6 0-13-7-13-8 0-8 7-8 13 0 66 0 132 0 199z">
              <text:p/>
            </draw:path>
            <draw:path draw:style-name="gr5" draw:text-style-name="P4" draw:layer="layout" svg:width="0.198cm" svg:height="0.161cm" svg:x="6.736cm" svg:y="4.882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5" draw:text-style-name="P4" draw:layer="layout" svg:width="0.175cm" svg:height="0.202cm" svg:x="7.081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4" draw:layer="layout" svg:width="0.222cm" svg:height="0.254cm" svg:x="7.395cm" svg:y="4.793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5" draw:text-style-name="P4" draw:layer="layout" svg:width="0.073cm" svg:height="0.164cm" svg:x="7.627cm" svg:y="4.931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5" draw:text-style-name="P4" draw:layer="layout" svg:width="0.04cm" svg:height="0.103cm" svg:x="7.762cm" svg:y="5.003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4" draw:layer="layout" svg:width="0.193cm" svg:height="0.229cm" svg:x="7.899cm" svg:y="4.882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5" draw:text-style-name="P4" draw:layer="layout" svg:width="0.175cm" svg:height="0.202cm" svg:x="8.235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4" draw:layer="layout" svg:width="0.214cm" svg:height="0.238cm" svg:x="8.541cm" svg:y="4.801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4" draw:layer="layout" svg:width="0.143cm" svg:height="0.22cm" svg:x="8.784cm" svg:y="4.723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4" draw:layer="layout" svg:width="0.124cm" svg:height="0.418cm" svg:x="9.002cm" svg:y="4.743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5" draw:text-style-name="P4" draw:layer="layout" svg:width="2.974cm" svg:height="0.012cm" svg:x="6.395cm" svg:y="1.387cm" svg:viewBox="0 0 2975 13" svg:d="M1488 13c-496 0-992 0-1488 0 0-5 0-9 0-13 992 0 1983 0 2975 0 0 4 0 8 0 13-496 0-992 0-1487 0z">
              <text:p/>
            </draw:path>
            <draw:path draw:style-name="gr5" draw:text-style-name="P4" draw:layer="layout" svg:width="0.156cm" svg:height="0.142cm" svg:x="6.726cm" svg:y="1.5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5" draw:text-style-name="P4" draw:layer="layout" svg:width="0.145cm" svg:height="0.203cm" svg:x="6.907cm" svg:y="1.5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5" draw:text-style-name="P4" draw:layer="layout" svg:width="0.012cm" svg:height="0.378cm" svg:x="7.379cm" svg:y="1.4cm" svg:viewBox="0 0 13 379" svg:d="M6 379c-2 0-4 0-6 0 0-127 0-253 0-379 4 0 8 0 13 0 0 126 0 252 0 379-3 0-5 0-7 0z">
              <text:p/>
            </draw:path>
            <draw:path draw:style-name="gr5" draw:text-style-name="P4" draw:layer="layout" svg:width="0.132cm" svg:height="0.217cm" svg:x="7.487cm" svg:y="1.4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5" draw:text-style-name="P4" draw:layer="layout" svg:width="0.132cm" svg:height="0.217cm" svg:x="7.646cm" svg:y="1.4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5" draw:text-style-name="P4" draw:layer="layout" svg:width="0.131cm" svg:height="0.217cm" svg:x="7.984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4" draw:layer="layout" svg:width="0.103cm" svg:height="0.209cm" svg:x="8.158cm" svg:y="1.4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5" draw:text-style-name="P4" draw:layer="layout" svg:width="0.103cm" svg:height="0.209cm" svg:x="8.495cm" svg:y="1.4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5" draw:text-style-name="P4" draw:layer="layout" svg:width="0.131cm" svg:height="0.217cm" svg:x="8.638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4" draw:layer="layout" svg:width="0.103cm" svg:height="0.209cm" svg:x="8.992cm" svg:y="1.4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5" draw:text-style-name="P4" draw:layer="layout" svg:width="0.103cm" svg:height="0.209cm" svg:x="9.15cm" svg:y="1.4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5" draw:text-style-name="P4" draw:layer="layout" svg:width="2.974cm" svg:height="0.012cm" svg:x="6.395cm" svg:y="1.778cm" svg:viewBox="0 0 2975 13" svg:d="M1488 13c-496 0-992 0-1488 0 0-4 0-9 0-13 992 0 1983 0 2975 0 0 4 0 9 0 13-496 0-992 0-1487 0z">
              <text:p/>
            </draw:path>
            <draw:path draw:style-name="gr5" draw:text-style-name="P4" draw:layer="layout" svg:width="0.191cm" svg:height="0.282cm" svg:x="6.494cm" svg:y="1.8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5" draw:text-style-name="P4" draw:layer="layout" svg:width="0.073cm" svg:height="0.315cm" svg:x="6.733cm" svg:y="1.8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5" draw:text-style-name="P4" draw:layer="layout" svg:width="0.156cm" svg:height="0.142cm" svg:x="6.834cm" svg:y="1.9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5" draw:text-style-name="P4" draw:layer="layout" svg:width="0.145cm" svg:height="0.203cm" svg:x="7.015cm" svg:y="1.9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5" draw:text-style-name="P4" draw:layer="layout" svg:width="0.073cm" svg:height="0.315cm" svg:x="7.19cm" svg:y="1.8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5" draw:text-style-name="P4" draw:layer="layout" svg:width="0.012cm" svg:height="0.378cm" svg:x="7.379cm" svg:y="1.792cm" svg:viewBox="0 0 13 379" svg:d="M6 379c-2 0-4 0-6 0 0-127 0-253 0-379 4 0 8 0 13 0 0 126 0 252 0 379-3 0-5 0-7 0z">
              <text:p/>
            </draw:path>
            <draw:path draw:style-name="gr5" draw:text-style-name="P4" draw:layer="layout" svg:width="0.192cm" svg:height="0.218cm" svg:x="7.537cm" svg:y="1.8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5" draw:text-style-name="P4" draw:layer="layout" svg:width="0.191cm" svg:height="0.216cm" svg:x="8.034cm" svg:y="1.8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5" draw:text-style-name="P4" draw:layer="layout" svg:width="0.168cm" svg:height="0.225cm" svg:x="8.541cm" svg:y="1.8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5" draw:text-style-name="P4" draw:layer="layout" svg:width="0.164cm" svg:height="0.225cm" svg:x="9.042cm" svg:y="1.8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5" draw:text-style-name="P4" draw:layer="layout" svg:width="2.974cm" svg:height="0.012cm" svg:x="6.395cm" svg:y="2.17cm" svg:viewBox="0 0 2975 13" svg:d="M1488 13c-496 0-992 0-1488 0 0-5 0-9 0-13 992 0 1983 0 2975 0 0 4 0 8 0 13-496 0-992 0-1487 0z">
              <text:p/>
            </draw:path>
          </draw:g>
        </draw:g>
        <draw:frame draw:style-name="gr22" draw:text-style-name="P3" draw:layer="layout" svg:width="2.288cm" svg:height="0.395cm" svg:x="1.108cm" svg:y="5.906cm">
          <draw:text-box>
            <text:p><text:span text:style-name="T3">Full search of</text:span></text:p>
          </draw:text-box>
        </draw:frame>
        <draw:g draw:style-name="gr4">
          <svg:title>TexMaths</svg:title>
          <svg:desc>10§display§(\mathcal{B}_0, \dots, \mathcal{B}_{\nu-1})§svg§600§TRUE§</svg:desc>
          <draw:g>
            <draw:path draw:style-name="gr5" draw:text-style-name="P4" draw:layer="layout" svg:width="0.081cm" svg:height="0.349cm" svg:x="3.557cm" svg:y="5.95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4" draw:layer="layout" svg:width="0.223cm" svg:height="0.253cm" svg:x="3.669cm" svg:y="5.968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5" draw:text-style-name="P4" draw:layer="layout" svg:width="0.114cm" svg:height="0.167cm" svg:x="3.902cm" svg:y="6.105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5" draw:text-style-name="P4" draw:layer="layout" svg:width="0.041cm" svg:height="0.104cm" svg:x="4.077cm" svg:y="6.177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4" draw:layer="layout" svg:width="0.036cm" svg:height="0.036cm" svg:x="4.234cm" svg:y="6.177cm" svg:viewBox="0 0 37 37" svg:d="M37 19c0-11-9-19-19-19s-18 8-18 19c0 10 8 18 18 18s19-8 19-18z">
              <text:p/>
            </draw:path>
            <draw:path draw:style-name="gr5" draw:text-style-name="P4" draw:layer="layout" svg:width="0.036cm" svg:height="0.036cm" svg:x="4.39cm" svg:y="6.177cm" svg:viewBox="0 0 37 37" svg:d="M37 19c0-11-9-19-19-19-11 0-18 8-18 19 0 10 7 18 18 18 10 0 19-8 19-18z">
              <text:p/>
            </draw:path>
            <draw:path draw:style-name="gr5" draw:text-style-name="P4" draw:layer="layout" svg:width="0.036cm" svg:height="0.036cm" svg:x="4.546cm" svg:y="6.177cm" svg:viewBox="0 0 37 37" svg:d="M37 19c0-11-8-19-18-19-11 0-19 8-19 19 0 10 8 18 19 18 10 0 18-8 18-18z">
              <text:p/>
            </draw:path>
            <draw:path draw:style-name="gr5" draw:text-style-name="P4" draw:layer="layout" svg:width="0.04cm" svg:height="0.104cm" svg:x="4.701cm" svg:y="6.177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4" draw:layer="layout" svg:width="0.222cm" svg:height="0.253cm" svg:x="4.838cm" svg:y="5.968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5" draw:text-style-name="P4" draw:layer="layout" svg:width="0.125cm" svg:height="0.107cm" svg:x="5.076cm" svg:y="6.1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4" draw:layer="layout" svg:width="0.165cm" svg:height="0.011cm" svg:x="5.242cm" svg:y="6.199cm" svg:viewBox="0 0 166 12" svg:d="M156 12c4 0 10 0 10-6s-6-6-10-6c-49 0-98 0-147 0-4 0-9 0-9 6s5 6 9 6c49 0 98 0 147 0z">
              <text:p/>
            </draw:path>
            <draw:path draw:style-name="gr5" draw:text-style-name="P4" draw:layer="layout" svg:width="0.089cm" svg:height="0.162cm" svg:x="5.461cm" svg:y="6.105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5" draw:text-style-name="P4" draw:layer="layout" svg:width="0.081cm" svg:height="0.349cm" svg:x="5.612cm" svg:y="5.9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5" draw:layer="layout" svg:x1="1cm" svg:y1="5.8cm" svg:x2="9.4cm" svg:y2="5.8cm">
          <text:p/>
        </draw:line>
        <draw:g draw:style-name="gr4">
          <svg:title>TexMaths</svg:title>
          <svg:desc>10§display§R_{\rm hd}§svg§600§TRUE§</svg:desc>
          <draw:g>
            <draw:path draw:style-name="gr5" draw:text-style-name="P4" draw:layer="layout" svg:width="0.25cm" svg:height="0.245cm" svg:x="5.171cm" svg:y="10.896cm" svg:viewBox="0 0 251 246" svg:d="M118 24c2-8 3-12 9-13 4 0 15 0 22 0 25 0 64 0 64 35 0 11-6 36-20 49-9 9-27 21-59 21-13 0-26 0-39 0 7-31 15-62 23-92zM168 120c36-8 77-32 77-67 0-31-31-53-77-53-34 0-67 0-100 0-7 0-10 0-10 7 0 4 3 4 9 4 1 0 8 0 14 1 6 0 9 1 9 5 0 2 0 3-1 7-16 62-31 125-47 187-4 13-4 16-32 16-6 0-10 0-10 7 0 4 3 3 5 4 10 0 34-1 44-1 9 0 35 1 45 1 3 0 7 0 7-7 0-4-3-4-10-4-13 0-23 0-23-6 0-2 1-4 1-6 8-31 16-62 24-92 13 0 27 0 41 0 32 0 39 20 39 31 0 5-3 16-5 24-3 10-6 23-6 30 0 38 42 38 47 38 30 0 42-36 42-40 0-5-3-3-4-5-3 0-4 3-5 5-9 26-24 32-32 32-11 0-14-8-14-21 0-11 2-29 4-40 0-5 1-12 1-17 0-26-23-36-33-40z">
              <text:p/>
            </draw:path>
            <draw:path draw:style-name="gr5" draw:text-style-name="P4" draw:layer="layout" svg:width="0.13cm" svg:height="0.168cm" svg:x="5.437cm" svg:y="11.018cm" svg:viewBox="0 0 131 169" svg:d="M113 95c0-21-11-33-37-33-22 0-34 12-39 22h-1c0-28 0-56 0-84-12 1-24 1-36 2 0 3 0 6 0 9 16 0 18 2 18 14 0 41 0 83 0 124 0 11-2 11-18 11 0 3 0 6 0 9 9 0 17-1 28-1 9 0 26 0 28 1 0-3 0-6 0-9-16 0-19 0-19-11 0-14 0-29 0-43 0-26 21-38 37-38 17 0 19 14 19 26 0 18 0 37 0 55 0 11-2 11-18 11 0 3 0 6 0 9 1 0 18-1 28-1 9 0 26 0 28 1 0-3 0-6 0-9-16 0-18 0-18-11 0-18 0-36 0-54z">
              <text:p/>
            </draw:path>
            <draw:path draw:style-name="gr5" draw:text-style-name="P4" draw:layer="layout" svg:width="0.13cm" svg:height="0.17cm" svg:x="5.589cm" svg:y="11.018cm" svg:viewBox="0 0 131 171" svg:d="M76 2c0 3 0 6 0 9 16 0 18 2 18 14 0 17 0 33 0 50-9-8-21-13-34-13-33 0-60 24-60 55 0 30 26 54 57 54 20 0 32-11 36-15 0 5 0 10 0 15 12 0 25-1 38-2 0-3 0-6 0-9-16 0-18-2-18-13 0-49 0-98 0-147-13 1-25 1-37 2zM93 144c-6 10-19 20-35 20-13 0-23-8-28-15-5-6-8-16-8-32 0-6 0-24 10-35s22-14 29-14c12 0 22 6 29 15 3 3 3 4 3 8 0 17 0 35 0 53z">
              <text:p/>
            </draw:path>
          </draw:g>
        </draw:g>
        <draw:g draw:style-name="gr4">
          <svg:title>TexMaths</svg:title>
          <svg:desc>10§display§\textstyle
\prod_{i=0}^{\nu-1}
\binom{ |\mathcal{B}_i| }{ 2^{b'_i} }§svg§600§TRUE§</svg:desc>
          <draw:g>
            <draw:path draw:style-name="gr5" draw:text-style-name="P4" draw:layer="layout" svg:width="0.291cm" svg:height="0.349cm" svg:x="5.098cm" svg:y="11.437cm" svg:viewBox="0 0 292 350" svg:d="M106 350c0-4 0-9 0-14-36 0-36-18-36-28 0-98 0-196 0-294 51 0 101 0 152 0 0 98 0 196 0 294 0 10 0 28-37 28 0 5 0 10 0 14 36 0 71 0 107 0 0-4 0-9 0-14-36 0-36-18-36-28 0-88 0-177 0-266 0-11 0-28 36-28 0-5 0-9 0-14-97 0-195 0-292 0 0 5 0 9 0 14 36 0 36 17 36 28 0 89 0 178 0 266 0 10 0 28-36 28 0 5 0 10 0 14 35 0 71 0 106 0z">
              <text:p/>
            </draw:path>
            <draw:path draw:style-name="gr5" draw:text-style-name="P4" draw:layer="layout" svg:width="0.125cm" svg:height="0.108cm" svg:x="5.428cm" svg:y="11.415cm" svg:viewBox="0 0 126 109" svg:d="M44 7c0-1 0-2 0-3s0-4-4-4c-5 0-14 1-16 1-4 1-9 1-13 2-4 0-7 0-7 5 0 4 3 4 6 4 12 0 12 1 12 3s-1 7-2 10c-4 17-9 33-13 50-6 24-7 29-7 30 0 4 4 4 5 4s3 0 4 0c22-4 53-15 79-39 34-29 38-61 38-62 0-4-3-8-8-8-9 0-10 7-12 14-10 35-43 72-85 85 8-31 15-61 23-92z">
              <text:p/>
            </draw:path>
            <draw:path draw:style-name="gr5" draw:text-style-name="P4" draw:layer="layout" svg:width="0.165cm" svg:height="0.011cm" svg:x="5.594cm" svg:y="11.456cm" svg:viewBox="0 0 166 12" svg:d="M156 12c4 0 10 0 10-6s-6-6-10-6c-49 0-97 0-146 0-4 0-10 0-10 6s6 6 10 6c49 0 97 0 146 0z">
              <text:p/>
            </draw:path>
            <draw:path draw:style-name="gr5" draw:text-style-name="P4" draw:layer="layout" svg:width="0.088cm" svg:height="0.163cm" svg:x="5.814cm" svg:y="11.36cm" svg:viewBox="0 0 89 164" svg:d="M55 7c0-6 0-7-7-7-16 16-38 16-48 16 0 3 0 6 0 9 6 0 22 0 35-7 0 42 0 83 0 125 0 9 0 12-24 12-3 0-7 0-10 0 0 3 0 6 0 9 5-1 35-1 44-1 8 0 39 0 44 1 0-3 0-6 0-9-3 0-6 0-9 0-25 0-25-3-25-12 0-45 0-91 0-136z">
              <text:p/>
            </draw:path>
            <draw:path draw:style-name="gr5" draw:text-style-name="P4" draw:layer="layout" svg:width="0.073cm" svg:height="0.165cm" svg:x="5.422cm" svg:y="11.641cm" svg:viewBox="0 0 74 166" svg:d="M68 10c0-4-3-10-10-10s-14 7-14 14c0 4 3 9 10 9s14-7 14-13zM18 134c-1 4-3 7-3 11 0 11 10 21 24 21 24 0 35-34 35-38 0-3-3-3-4-3-3 0-3 1-4 4-6 20-17 30-27 30-4 0-6-3-6-9 0-5 2-10 4-16 3-6 5-13 8-19 2-6 11-28 12-31s2-6 2-8c0-12-10-21-24-21-24 0-35 33-35 37s3 4 4 4c3 0 3-2 4-4 7-21 17-30 27-30 3 0 6 2 6 8s-2 10-8 25c-5 13-10 26-15 39z">
              <text:p/>
            </draw:path>
            <draw:path draw:style-name="gr5" draw:text-style-name="P4" draw:layer="layout" svg:width="0.18cm" svg:height="0.065cm" svg:x="5.527cm" svg:y="11.7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5" draw:text-style-name="P4" draw:layer="layout" svg:width="0.113cm" svg:height="0.167cm" svg:x="5.738cm" svg:y="11.641cm" svg:viewBox="0 0 114 168" svg:d="M114 85c0-27-3-47-14-64-8-11-23-21-43-21-57 0-57 67-57 85s0 83 57 83 57-65 57-83zM57 161c-11 0-26-6-31-27-4-14-4-34-4-52s0-37 4-50c5-20 21-25 31-25 13 0 26 8 30 22s5 31 5 53c0 18 0 36-4 51-4 23-21 28-31 28z">
              <text:p/>
            </draw:path>
            <draw:path draw:style-name="gr5" draw:text-style-name="P4" draw:layer="layout" svg:width="0.091cm" svg:height="0.418cm" svg:x="6.055cm" svg:y="11.402cm" svg:viewBox="0 0 92 419" svg:d="M92 416c0-2-1-2-1-3-16-17-40-46-55-103-8-31-11-67-11-100 0-92 22-157 64-202 3-3 3-4 3-5 0-3-3-3-4-3-5 0-24 21-29 26-36 42-59 106-59 184 0 50 9 119 55 179 4 4 27 30 33 30 1 0 4 0 4-3z">
              <text:p/>
            </draw:path>
            <draw:path draw:style-name="gr5" draw:text-style-name="P4" draw:layer="layout" svg:width="0.011cm" svg:height="0.245cm" svg:x="6.199cm" svg:y="11.309cm" svg:viewBox="0 0 12 246" svg:d="M12 10c0-4 0-10-6-10s-6 6-6 10c0 75 0 150 0 226 0 4 0 10 6 10s6-6 6-10c0-76 0-151 0-226z">
              <text:p/>
            </draw:path>
            <draw:path draw:style-name="gr5" draw:text-style-name="P4" draw:layer="layout" svg:width="0.168cm" svg:height="0.177cm" svg:x="6.259cm" svg:y="11.32cm" svg:viewBox="0 0 169 178" svg:d="M63 6c0-1 0-2 0-3 0-2-2-2-3-2-3 0-6 1-15 6-14 7-23 11-23 16 0 2 2 2 3 2 3 0 6-1 15-6-5 43-14 79-16 89-4 19-9 39-21 62-3 5-2 4-3 6 0 2 2 2 3 2 3 0 11-2 18-9 0-1 4-6 11-22 6-13 9-24 11-31 10-39 35-101 76-101 14 0 27 8 27 21 0 12-7 17-17 22-10 6-30 12-38 15-8 2-10 3-14 6-6 5-4 5-6 7 0 2 1 3 3 3 1 0 1-1 2-1s6-1 13-1c25 0 49 13 49 38 0 8-3 23-17 31-9 5-25 7-36 7-10 0-23-2-35-11-2-3-2-3-4-3-7 0-20 8-20 13 0 2 9 8 16 12 11 4 20 4 25 4 43 0 94-25 94-64 0-25-21-38-42-41 17-8 50-24 50-48 0-13-12-25-32-25-23 0-55 14-80 44 2-13 4-25 6-38z">
              <text:p/>
            </draw:path>
            <draw:path draw:style-name="gr5" draw:text-style-name="P4" draw:layer="layout" svg:width="0.061cm" svg:height="0.118cm" svg:x="6.448cm" svg:y="11.411cm" svg:viewBox="0 0 62 119" svg:d="M53 8c0-4-3-8-7-8-5 0-11 5-11 11 0 5 4 8 8 8 5 0 10-6 10-11zM62 92c0-2-3-2-4-2-3 0-3 0-4 4-3 9-11 19-20 19-4 0-5-2-5-6s1-6 2-9c2-4 3-7 4-10 1-1 7-18 10-24 1-3 2-6 2-9 0-8-8-15-19-15-18 0-28 22-28 27 0 3 3 3 4 3 3 0 3-1 4-4 3-12 12-20 19-20 4 0 6 2 6 7 0 2 0 3-1 6-2 3-9 22-12 28-1 3-1 3-4 9-1 3-2 5-2 8 0 9 9 15 19 15 19 0 29-22 29-27z">
              <text:p/>
            </draw:path>
            <draw:path draw:style-name="gr5" draw:text-style-name="P4" draw:layer="layout" svg:width="0.011cm" svg:height="0.245cm" svg:x="6.579cm" svg:y="11.309cm" svg:viewBox="0 0 12 246" svg:d="M12 10c0-4 0-10-6-10s-6 6-6 10c0 75 0 150 0 226 0 4 0 10 6 10s6-6 6-10c0-76 0-151 0-226z">
              <text:p/>
            </draw:path>
            <draw:path draw:style-name="gr5" draw:text-style-name="P4" draw:layer="layout" svg:width="0.108cm" svg:height="0.162cm" svg:x="6.22cm" svg:y="11.708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5" draw:text-style-name="P4" draw:layer="layout" svg:width="0.079cm" svg:height="0.123cm" svg:x="6.364cm" svg:y="11.632cm" svg:viewBox="0 0 80 124" svg:d="M36 7c1-3 1-3 1-4 0-3-3-3-6-3-7 1-14 1-21 2-3 0-4 0-4 1-1 1-2 3-2 4 0 3 3 3 6 3 2 0 3 0 6 0 3 1 3 1 3 2 0 2-2 8-3 12-5 20-9 39-14 59-1 4-2 7-2 10 0 19 13 31 30 31 26 0 50-25 50-49 0-18-13-31-31-31-7 0-16 3-25 10 4-16 8-31 12-47zM31 118c-8 0-17-5-17-19 0-6 2-11 3-17 1-2 4-14 4-15 0-2 13-17 27-17 8 0 16 5 16 18 0 7-3 23-9 33-6 11-16 17-24 17z">
              <text:p/>
            </draw:path>
            <draw:path draw:style-name="gr5" draw:text-style-name="P4" draw:layer="layout" svg:width="0.048cm" svg:height="0.091cm" svg:x="6.472cm" svg:y="11.595cm" svg:viewBox="0 0 49 92" svg:d="M47 17c1 0 2-4 2-6 0-7-6-11-11-11-7 0-9 6-10 8-9 25-18 51-27 76-1 2-1 2-1 3 0 3 5 3 8 5 2 0 2-1 3-3 12-24 24-48 36-72z">
              <text:p/>
            </draw:path>
            <draw:path draw:style-name="gr5" draw:text-style-name="P4" draw:layer="layout" svg:width="0.061cm" svg:height="0.118cm" svg:x="6.472cm" svg:y="11.727cm" svg:viewBox="0 0 62 119" svg:d="M54 8c0-4-4-8-8-8-5 0-11 5-11 11 0 5 4 7 8 7 6 0 11-5 11-10zM62 92c0-2-3-2-4-2-3 0-3 0-4 4-3 9-11 19-20 19-4 0-5-2-5-6s1-6 2-9c2-4 3-7 4-10 1-1 8-18 10-24 1-3 3-6 3-9 0-8-9-15-20-15-18 0-28 22-28 27 0 2 3 2 4 2 3 0 3 0 4-3 4-12 12-20 20-20 3 0 5 2 5 6 0 1 0 3-1 7-1 3-9 22-12 28-1 3-1 3-4 9 0 2-2 5-2 8 0 9 9 15 20 15 18 0 28-23 28-27z">
              <text:p/>
            </draw:path>
            <draw:path draw:style-name="gr5" draw:text-style-name="P4" draw:layer="layout" svg:width="0.091cm" svg:height="0.418cm" svg:x="6.642cm" svg:y="11.402cm" svg:viewBox="0 0 92 419" svg:d="M92 210c0-50-9-120-55-179-4-5-26-31-33-31-1 0-4 0-4 3 0 2 1 3 2 4 17 18 40 46 54 102 8 32 12 68 12 101 0 35-4 71-13 104-13 50-34 78-52 97-3 3-3 4-3 5 0 3 3 3 4 3 6 0 25-21 29-26 36-42 59-105 59-183z">
              <text:p/>
            </draw:path>
          </draw:g>
        </draw:g>
        <draw:frame draw:style-name="gr9" draw:text-style-name="P2" draw:layer="layout" svg:width="1.272cm" svg:height="0.395cm" svg:x="6.903cm" svg:y="11.405cm">
          <draw:text-box>
            <text:p><text:span text:style-name="T2">patterns</text:span></text:p>
          </draw:text-box>
        </draw:frame>
        <draw:frame draw:style-name="gr9" draw:text-style-name="P2" draw:layer="layout" svg:width="1.721cm" svg:height="0.395cm" svg:x="3.203cm" svg:y="11.406cm">
          <draw:text-box>
            <text:p><text:span text:style-name="T2">select from</text:span></text:p>
          </draw:text-box>
        </draw:frame>
      </draw:page>
      <draw:page draw:name="page2" draw:style-name="dp1" draw:master-page-name="Default"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24" draw:text-style-name="P5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8cm" svg:height="3.2cm" svg:x="10.6cm" svg:y="1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8cm" svg:height="3.2cm" svg:x="11.8cm" svg:y="1.8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8§display§\dots§svg§600§TRUE§</svg:desc>
          <draw:g>
            <draw:path draw:style-name="gr5" draw:text-style-name="P4" draw:layer="layout" svg:width="0.029cm" svg:height="0.029cm" svg:x="11.439cm" svg:y="3.338cm" svg:viewBox="0 0 30 30" svg:d="M30 15c0-9-7-15-15-15s-15 7-15 15c0 9 7 15 15 15s15-6 15-15z">
              <text:p/>
            </draw:path>
            <draw:path draw:style-name="gr5" draw:text-style-name="P4" draw:layer="layout" svg:width="0.029cm" svg:height="0.029cm" svg:x="11.564cm" svg:y="3.338cm" svg:viewBox="0 0 30 30" svg:d="M30 15c0-9-6-15-15-15-8 0-15 7-15 15 0 9 7 15 15 15 9 0 15-6 15-15z">
              <text:p/>
            </draw:path>
            <draw:path draw:style-name="gr5" draw:text-style-name="P4" draw:layer="layout" svg:width="0.029cm" svg:height="0.029cm" svg:x="11.688cm" svg:y="3.338cm" svg:viewBox="0 0 30 30" svg:d="M30 15c0-9-8-15-16-15s-14 7-14 15c0 9 6 15 14 15s16-6 16-15z">
              <text:p/>
            </draw:path>
          </draw:g>
        </draw:g>
        <draw:g draw:style-name="gr4">
          <svg:title>TexMaths</svg:title>
          <svg:desc>10§display§\mathcal{C}_0§svg§600§TRUE§</svg:desc>
          <draw:g>
            <draw:path draw:style-name="gr5" draw:text-style-name="P4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4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 draw:style-name="gr4">
          <svg:title>TexMaths</svg:title>
          <svg:desc>10§display§\mathcal{C}_1§svg§600§TRUE§</svg:desc>
          <draw:g>
            <draw:path draw:style-name="gr5" draw:text-style-name="P4" draw:layer="layout" svg:width="0.181cm" svg:height="0.254cm" svg:x="10.8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4" draw:layer="layout" svg:width="0.089cm" svg:height="0.162cm" svg:x="11.0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 draw:style-name="gr4">
          <svg:title>TexMaths</svg:title>
          <svg:desc>10§display§\mathcal{C}_{\nu-1}§svg§600§TRUE§</svg:desc>
          <draw:g>
            <draw:path draw:style-name="gr5" draw:text-style-name="P4" draw:layer="layout" svg:width="0.182cm" svg:height="0.253cm" svg:x="11.8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4" draw:layer="layout" svg:width="0.125cm" svg:height="0.107cm" svg:x="12.0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4" draw:layer="layout" svg:width="0.165cm" svg:height="0.011cm" svg:x="12.222cm" svg:y="5.735cm" svg:viewBox="0 0 166 12" svg:d="M156 12c4 0 10 0 10-6s-6-6-10-6c-49 0-97 0-146 0-4 0-10 0-10 6s6 6 10 6c49 0 97 0 146 0z">
              <text:p/>
            </draw:path>
            <draw:path draw:style-name="gr5" draw:text-style-name="P4" draw:layer="layout" svg:width="0.088cm" svg:height="0.161cm" svg:x="12.4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25" draw:text-style-name="P5" draw:layer="layout" svg:x1="9.8cm" svg:y1="1.7cm" svg:x2="10.6cm" svg:y2="1.7cm">
          <text:p/>
        </draw:line>
        <draw:g draw:style-name="gr4">
          <svg:title>TexMaths</svg:title>
          <svg:desc>10§display§\beta§svg§600§TRUE§</svg:desc>
          <draw:g>
            <draw:path draw:style-name="gr5" draw:text-style-name="P4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25" draw:text-style-name="P5" draw:layer="layout" svg:x1="9.7cm" svg:y1="1.8cm" svg:x2="9.7cm" svg:y2="5cm">
          <text:p/>
        </draw:line>
        <draw:g draw:style-name="gr4">
          <svg:title>TexMaths</svg:title>
          <svg:desc>10§display§4^\beta§svg§600§TRUE§</svg:desc>
          <draw:g>
            <draw:path draw:style-name="gr5" draw:text-style-name="P4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4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26" draw:text-style-name="P5" draw:layer="layout" svg:x1="10.2cm" svg:y1="5cm" svg:x2="10.2cm" svg:y2="5.4cm">
          <text:p/>
        </draw:line>
        <draw:line draw:style-name="gr26" draw:text-style-name="P5" draw:layer="layout" svg:x1="11cm" svg:y1="5cm" svg:x2="11cm" svg:y2="5.4cm">
          <text:p/>
        </draw:line>
        <draw:line draw:style-name="gr26" draw:text-style-name="P5" draw:layer="layout" svg:x1="12.2cm" svg:y1="5cm" svg:x2="12.2cm" svg:y2="5.4cm">
          <text:p/>
        </draw:line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0.8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1.0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2.0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2.2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beta:§svg§600§TRUE§</svg:desc>
          <draw:g>
            <draw:path draw:style-name="gr5" draw:text-style-name="P4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4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6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7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 draw:style-name="gr4">
          <svg:title>TexMaths</svg:title>
          <svg:desc>10§display§\nu:§svg§600§TRUE§</svg:desc>
          <draw:g>
            <draw:path draw:style-name="gr5" draw:text-style-name="P4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4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4">
          <svg:title>TexMaths</svg:title>
          <svg:desc>10§display§\Sigma = \{ {\sf A}, {\sf T}, {\sf G}, {\sf C} \}:§svg§600§TRUE§</svg:desc>
          <draw:g>
            <draw:path draw:style-name="gr5" draw:text-style-name="P4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4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4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4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4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4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4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4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4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4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4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8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 draw:style-name="gr4">
          <svg:title>TexMaths</svg:title>
          <svg:desc>10§display§\mathcal{C}_i \subseteq \Sigma^\beta:§svg§600§TRUE§</svg:desc>
          <draw:g>
            <draw:path draw:style-name="gr5" draw:text-style-name="P4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4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4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4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4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4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7" draw:text-style-name="P2" draw:layer="layout" svg:width="1.526cm" svg:height="0.395cm" svg:x="3.007cm" svg:y="3.805cm">
          <draw:text-box>
            <text:p><text:span text:style-name="T2">codebook</text:span></text:p>
          </draw:text-box>
        </draw:frame>
        <draw:g draw:style-name="gr4">
          <svg:title>TexMaths</svg:title>
          <svg:desc>10§display§| \mathcal{C}_i | = 2^{b_i} \leq 4^\beta:§svg§600§TRUE§</svg:desc>
          <draw:g>
            <draw:path draw:style-name="gr5" draw:text-style-name="P4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4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4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4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4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4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4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4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4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7" draw:text-style-name="P2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9" draw:text-style-name="P2" draw:layer="layout" svg:width="0.434cm" svg:height="0.395cm" svg:x="1.403cm" svg:y="5.003cm">
          <draw:text-box>
            <text:p><text:span text:style-name="T2">(1)</text:span></text:p>
          </draw:text-box>
        </draw:frame>
        <draw:frame draw:style-name="gr10" draw:text-style-name="P2" draw:layer="layout" svg:width="1.34cm" svg:height="0.395cm" svg:x="1.903cm" svg:y="5.004cm">
          <draw:text-box>
            <text:p><text:span text:style-name="T2">initialize:</text:span></text:p>
          </draw:text-box>
        </draw:frame>
        <draw:frame draw:style-name="gr11" draw:text-style-name="P2" draw:layer="layout" svg:width="5.882cm" svg:height="0.395cm" svg:x="1.903cm" svg:y="12.205cm">
          <draw:text-box>
            <text:p><text:span text:style-name="T2">motif: eliminated by mask (=QR code)</text:span></text:p>
          </draw:text-box>
        </draw:frame>
        <draw:g draw:style-name="gr4">
          <svg:title>TexMaths</svg:title>
          <svg:desc>10§display§\mathcal{C}_i := \Sigma^\beta§svg§600§TRUE§</svg:desc>
          <draw:g>
            <draw:path draw:style-name="gr5" draw:text-style-name="P4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4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4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5" draw:text-style-name="P4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4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9" draw:text-style-name="P2" draw:layer="layout" svg:width="0.434cm" svg:height="0.395cm" svg:x="1.403cm" svg:y="5.403cm">
          <draw:text-box>
            <text:p><text:span text:style-name="T2">(2)</text:span></text:p>
          </draw:text-box>
        </draw:frame>
        <draw:frame draw:style-name="gr7" draw:text-style-name="P2" draw:layer="layout" svg:width="3.38cm" svg:height="0.395cm" svg:x="1.903cm" svg:y="5.404cm">
          <draw:text-box>
            <text:p><text:span text:style-name="T2">GC-weight constraint:</text:span></text:p>
          </draw:text-box>
        </draw:frame>
        <draw:frame draw:style-name="gr9" draw:text-style-name="P2" draw:layer="layout" svg:width="0.434cm" svg:height="0.395cm" svg:x="1.403cm" svg:y="7.003cm">
          <draw:text-box>
            <text:p><text:span text:style-name="T2">(3)</text:span></text:p>
          </draw:text-box>
        </draw:frame>
        <draw:frame draw:style-name="gr12" draw:text-style-name="P2" draw:layer="layout" svg:width="3.173cm" svg:height="0.395cm" svg:x="1.903cm" svg:y="7.004cm">
          <draw:text-box>
            <text:p><text:span text:style-name="T2">GC-skew constraint:</text:span></text:p>
          </draw:text-box>
        </draw:frame>
        <draw:frame draw:style-name="gr2" draw:text-style-name="P2" draw:layer="layout" svg:width="0.391cm" svg:height="0.395cm" svg:x="1.404cm" svg:y="12.205cm">
          <draw:text-box>
            <text:p><text:span text:style-name="T2">(*)</text:span></text:p>
          </draw:text-box>
        </draw:frame>
        <draw:frame draw:style-name="gr9" draw:text-style-name="P2" draw:layer="layout" svg:width="0.434cm" svg:height="0.395cm" svg:x="1.403cm" svg:y="9.404cm">
          <draw:text-box>
            <text:p><text:span text:style-name="T2">(5)</text:span></text:p>
          </draw:text-box>
        </draw:frame>
        <draw:frame draw:style-name="gr28" draw:text-style-name="P2" draw:layer="layout" svg:width="3.444cm" svg:height="0.395cm" svg:x="1.904cm" svg:y="9.405cm">
          <draw:text-box>
            <text:p><text:span text:style-name="T2">select <text:s text:c="5"/>vectors from</text:span></text:p>
          </draw:text-box>
        </draw:frame>
        <draw:g draw:style-name="gr4">
          <svg:title>TexMaths</svg:title>
          <svg:desc>10§display§\bm{b} \!=\! (b_0, \dots, b_{\nu-1}):§svg§600§TRUE§</svg:desc>
          <draw:g>
            <draw:path draw:style-name="gr5" draw:text-style-name="P4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4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4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4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4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4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4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4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4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4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4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4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4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4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4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4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4" draw:text-style-name="P2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15" draw:text-style-name="P3" draw:layer="layout" svg:width="2.974cm" svg:height="0.395cm" svg:x="14.707cm" svg:y="1.206cm">
          <draw:text-box>
            <text:p><text:span text:style-name="T3">Local GC-balance</text:span></text:p>
          </draw:text-box>
        </draw:frame>
        <draw:g draw:style-name="gr4">
          <svg:title>TexMaths</svg:title>
          <svg:desc>10§display§(\ell_{\rm b}, \varepsilon)§svg§600§TRUE§</svg:desc>
          <draw:g>
            <draw:path draw:style-name="gr5" draw:text-style-name="P4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4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4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4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4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4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6" draw:text-style-name="P2" draw:layer="layout" svg:width="1.623cm" svg:height="0.395cm" svg:x="15.81cm" svg:y="1.805cm">
          <draw:text-box>
            <text:p><text:span text:style-name="T2">constraint:</text:span></text:p>
          </draw:text-box>
        </draw:frame>
        <draw:g draw:style-name="gr4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4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4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4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4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4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4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4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4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4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4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4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4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4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4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4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4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4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4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4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4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4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4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4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4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4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4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4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4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4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4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4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4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4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4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4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4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4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4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4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4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4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4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4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4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4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4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4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4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4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4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4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4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 draw:style-name="gr4"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5" draw:text-style-name="P4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4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5" draw:text-style-name="P4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5" draw:text-style-name="P4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5" draw:text-style-name="P4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5" draw:text-style-name="P4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5" draw:text-style-name="P4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5" draw:text-style-name="P4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5" draw:text-style-name="P4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4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5" draw:text-style-name="P4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5" draw:text-style-name="P4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5" draw:text-style-name="P4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4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5" draw:text-style-name="P4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5" draw:text-style-name="P4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5" draw:text-style-name="P4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5" draw:text-style-name="P4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4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4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5" draw:text-style-name="P4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5" draw:text-style-name="P4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5" draw:text-style-name="P4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5" draw:text-style-name="P4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5" draw:text-style-name="P4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5" draw:text-style-name="P4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4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5" draw:text-style-name="P4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5" draw:text-style-name="P4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5" draw:text-style-name="P4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5" draw:text-style-name="P4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4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4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forall \bm{u} \in \mathcal{C}_i§svg§600§TRUE§</svg:desc>
          <draw:g>
            <draw:path draw:style-name="gr5" draw:text-style-name="P4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4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4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4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4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 draw:style-name="gr4">
          <svg:title>TexMaths</svg:title>
          <svg:desc>10§display§\forall \bm{u} \in \mathcal{C}_i§svg§600§TRUE§</svg:desc>
          <draw:g>
            <draw:path draw:style-name="gr5" draw:text-style-name="P4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4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4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4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4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 draw:style-name="gr4">
          <svg:title>TexMaths</svg:title>
          <svg:desc>10§display§| w_{\sf GC}(\bm{u}_{\rm L}) - w_{\sf GC}(\bm{u}_{\rm R}) |
\leq \delta§svg§600§TRUE§</svg:desc>
          <draw:g>
            <draw:path draw:style-name="gr5" draw:text-style-name="P4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5" draw:text-style-name="P4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5" draw:text-style-name="P4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5" draw:text-style-name="P4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5" draw:text-style-name="P4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4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5" draw:text-style-name="P4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4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5" draw:text-style-name="P4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5" draw:text-style-name="P4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5" draw:text-style-name="P4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5" draw:text-style-name="P4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5" draw:text-style-name="P4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5" draw:text-style-name="P4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4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5" draw:text-style-name="P4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4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5" draw:text-style-name="P4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4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 draw:style-name="gr4"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4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4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4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4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4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4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5" draw:text-style-name="P4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4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4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5" draw:text-style-name="P4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4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4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4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4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4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4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4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4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4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4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4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5" draw:text-style-name="P4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4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 draw:style-name="gr4">
          <svg:title>TexMaths</svg:title>
          <svg:desc>10§display§(\beta\nu \bmod 2 = 0)§svg§600§TRUE§</svg:desc>
          <draw:g>
            <draw:path draw:style-name="gr5" draw:text-style-name="P4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4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4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4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4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4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4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4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4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4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7" draw:text-style-name="P5" draw:layer="layout" svg:width="0.099cm" svg:height="0.799cm" svg:x="5.6cm" svg:y="2.2cm" svg:viewBox="0 0 100 800" draw:points="0,0 100,0 100,800 0,800">
          <text:p/>
        </draw:polyline>
        <draw:g draw:style-name="gr4">
          <svg:title>TexMaths</svg:title>
          <svg:desc>10§display§\delta:§svg§600§TRUE§</svg:desc>
          <draw:g>
            <draw:path draw:style-name="gr5" draw:text-style-name="P4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4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18" draw:text-style-name="P2" draw:layer="layout" svg:width="2.216cm" svg:height="0.395cm" svg:x="2.004cm" svg:y="3.005cm">
          <draw:text-box>
            <text:p><text:span text:style-name="T2">max GC-skew</text:span></text:p>
          </draw:text-box>
        </draw:frame>
        <draw:g draw:style-name="gr4">
          <svg:title>TexMaths</svg:title>
          <svg:desc>10§display§(\delta \in [\lfloor \beta/2 \rfloor +1 \rangle)§svg§600§TRUE§</svg:desc>
          <draw:g>
            <draw:path draw:style-name="gr5" draw:text-style-name="P4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4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4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4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4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4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4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4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4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4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4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4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4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4">
          <svg:title>TexMaths</svg:title>
          <svg:desc>10§display§| \mathcal{C}_i | &lt; 2^{b_i}§svg§600§TRUE§</svg:desc>
          <draw:g>
            <draw:path draw:style-name="gr5" draw:text-style-name="P4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5" draw:text-style-name="P4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4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4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5" draw:text-style-name="P4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5" draw:text-style-name="P4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4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4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9" draw:text-style-name="P2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19" draw:text-style-name="P2" draw:layer="layout" svg:width="2.648cm" svg:height="0.395cm" svg:x="1.904cm" svg:y="9.005cm">
          <draw:text-box>
            <text:p><text:span text:style-name="T2">generation fails if</text:span></text:p>
          </draw:text-box>
        </draw:frame>
        <draw:g draw:style-name="gr4">
          <svg:title>TexMaths</svg:title>
          <svg:desc>10§display§2^{b_i}§svg§600§TRUE§</svg:desc>
          <draw:g>
            <draw:path draw:style-name="gr5" draw:text-style-name="P4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5" draw:text-style-name="P4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5" draw:text-style-name="P4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 draw:style-name="gr4">
          <svg:title>TexMaths</svg:title>
          <svg:desc>10§display§\methcal{C}_i §svg§600§TRUE§</svg:desc>
          <draw:g>
            <draw:path draw:style-name="gr5" draw:text-style-name="P4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5" draw:text-style-name="P4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9" draw:text-style-name="P2" draw:layer="layout" svg:width="0.434cm" svg:height="0.395cm" svg:x="1.403cm" svg:y="8.604cm">
          <draw:text-box>
            <text:p><text:span text:style-name="T2">(x)</text:span></text:p>
          </draw:text-box>
        </draw:frame>
        <draw:frame draw:style-name="gr20" draw:text-style-name="P2" draw:layer="layout" svg:width="3.647cm" svg:height="0.395cm" svg:x="1.904cm" svg:y="8.605cm">
          <draw:text-box>
            <text:p><text:span text:style-name="T2">additional constraint (?)</text:span></text:p>
          </draw:text-box>
        </draw:frame>
        <draw:frame draw:style-name="gr29" draw:text-style-name="P2" draw:layer="layout" svg:width="4.358cm" svg:height="0.789cm" svg:x="1.769cm" svg:y="11.207cm">
          <draw:text-box>
            <text:p><text:span text:style-name="T2">1) count distance-0 patterns</text:span></text:p>
            <text:p><text:span text:style-name="T2">2) delete max</text:span></text:p>
          </draw:text-box>
        </draw:frame>
        <draw:custom-shape draw:style-name="gr30" draw:text-style-name="P6" draw:layer="layout" svg:width="0.4cm" svg:height="0.2cm" svg:x="3.6cm" svg:y="10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cm" svg:height="0.2cm" svg:x="2.2cm" svg:y="10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cm" svg:height="0.2cm" svg:x="2.6cm" svg:y="10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.2cm" svg:y1="10.2cm" svg:x2="3.8cm" svg:y2="10.2cm">
          <text:p/>
        </draw:line>
        <draw:line draw:style-name="gr33" draw:text-style-name="P5" draw:layer="layout" svg:x1="2.2cm" svg:y1="10.2cm" svg:x2="4cm" svg:y2="10.2cm">
          <text:p/>
        </draw:line>
        <draw:line draw:style-name="gr33" draw:text-style-name="P5" draw:layer="layout" svg:x1="2.2cm" svg:y1="10.4cm" svg:x2="4cm" svg:y2="10.4cm">
          <text:p/>
        </draw:line>
        <draw:line draw:style-name="gr33" draw:text-style-name="P5" draw:layer="layout" svg:x1="2.6cm" svg:y1="10.2cm" svg:x2="2.6cm" svg:y2="10.4cm">
          <text:p/>
        </draw:line>
        <draw:line draw:style-name="gr17" draw:text-style-name="P5" draw:layer="layout" svg:x1="2.8cm" svg:y1="10.2cm" svg:x2="2.8cm" svg:y2="10.4cm">
          <text:p/>
        </draw:line>
        <draw:line draw:style-name="gr17" draw:text-style-name="P5" draw:layer="layout" svg:x1="3cm" svg:y1="10.2cm" svg:x2="3cm" svg:y2="10.4cm">
          <text:p/>
        </draw:line>
        <draw:line draw:style-name="gr17" draw:text-style-name="P5" draw:layer="layout" svg:x1="3.2cm" svg:y1="10.2cm" svg:x2="3.2cm" svg:y2="10.4cm">
          <text:p/>
        </draw:line>
        <draw:line draw:style-name="gr17" draw:text-style-name="P5" draw:layer="layout" svg:x1="3.4cm" svg:y1="10.2cm" svg:x2="3.4cm" svg:y2="10.4cm">
          <text:p/>
        </draw:line>
        <draw:line draw:style-name="gr33" draw:text-style-name="P5" draw:layer="layout" svg:x1="3.6cm" svg:y1="10.2cm" svg:x2="3.6cm" svg:y2="10.4cm">
          <text:p/>
        </draw:line>
        <draw:line draw:style-name="gr17" draw:text-style-name="P5" draw:layer="layout" svg:x1="2.4cm" svg:y1="10.2cm" svg:x2="2.4cm" svg:y2="10.4cm">
          <text:p/>
        </draw:line>
        <draw:line draw:style-name="gr17" draw:text-style-name="P5" draw:layer="layout" svg:x1="3.8cm" svg:y1="10.2cm" svg:x2="3.8cm" svg:y2="10.4cm">
          <text:p/>
        </draw:line>
        <draw:frame draw:style-name="gr34" draw:text-style-name="P2" draw:layer="layout" svg:width="0.451cm" svg:height="0.395cm" svg:x="2.203cm" svg:y="9.805cm">
          <draw:text-box>
            <text:p><text:span text:style-name="T2">ins</text:span></text:p>
          </draw:text-box>
        </draw:frame>
        <draw:custom-shape draw:style-name="gr30" draw:text-style-name="P6" draw:layer="layout" svg:width="0.4cm" svg:height="0.2cm" svg:x="3.6cm" svg:y="10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cm" svg:height="0.2cm" svg:x="2.2cm" svg:y="10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cm" svg:height="0.2cm" svg:x="2.6cm" svg:y="10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.2cm" svg:y1="10.8cm" svg:x2="3.8cm" svg:y2="10.8cm">
          <text:p/>
        </draw:line>
        <draw:line draw:style-name="gr33" draw:text-style-name="P5" draw:layer="layout" svg:x1="2.2cm" svg:y1="10.8cm" svg:x2="4cm" svg:y2="10.8cm">
          <text:p/>
        </draw:line>
        <draw:line draw:style-name="gr33" draw:text-style-name="P5" draw:layer="layout" svg:x1="2.2cm" svg:y1="11cm" svg:x2="4cm" svg:y2="11cm">
          <text:p/>
        </draw:line>
        <draw:line draw:style-name="gr33" draw:text-style-name="P5" draw:layer="layout" svg:x1="2.6cm" svg:y1="10.8cm" svg:x2="2.6cm" svg:y2="11cm">
          <text:p/>
        </draw:line>
        <draw:line draw:style-name="gr17" draw:text-style-name="P5" draw:layer="layout" svg:x1="2.8cm" svg:y1="10.8cm" svg:x2="2.8cm" svg:y2="11cm">
          <text:p/>
        </draw:line>
        <draw:line draw:style-name="gr17" draw:text-style-name="P5" draw:layer="layout" svg:x1="3cm" svg:y1="10.8cm" svg:x2="3cm" svg:y2="11cm">
          <text:p/>
        </draw:line>
        <draw:line draw:style-name="gr17" draw:text-style-name="P5" draw:layer="layout" svg:x1="3.2cm" svg:y1="10.8cm" svg:x2="3.2cm" svg:y2="11cm">
          <text:p/>
        </draw:line>
        <draw:line draw:style-name="gr17" draw:text-style-name="P5" draw:layer="layout" svg:x1="3.4cm" svg:y1="10.8cm" svg:x2="3.4cm" svg:y2="11cm">
          <text:p/>
        </draw:line>
        <draw:line draw:style-name="gr33" draw:text-style-name="P5" draw:layer="layout" svg:x1="3.6cm" svg:y1="10.8cm" svg:x2="3.6cm" svg:y2="11cm">
          <text:p/>
        </draw:line>
        <draw:line draw:style-name="gr17" draw:text-style-name="P5" draw:layer="layout" svg:x1="2.4cm" svg:y1="10.8cm" svg:x2="2.4cm" svg:y2="11cm">
          <text:p/>
        </draw:line>
        <draw:line draw:style-name="gr17" draw:text-style-name="P5" draw:layer="layout" svg:x1="3.8cm" svg:y1="10.8cm" svg:x2="3.8cm" svg:y2="11cm">
          <text:p/>
        </draw:line>
        <draw:line draw:style-name="gr35" draw:text-style-name="P5" draw:layer="layout" svg:x1="2.5cm" svg:y1="10.6cm" svg:x2="2.5cm" svg:y2="10.4cm">
          <text:p/>
        </draw:line>
        <draw:line draw:style-name="gr35" draw:text-style-name="P5" draw:layer="layout" svg:x1="2.7cm" svg:y1="10.601cm" svg:x2="2.7cm" svg:y2="10.401cm">
          <text:p/>
        </draw:line>
        <draw:line draw:style-name="gr35" draw:text-style-name="P5" draw:layer="layout" svg:x1="2.9cm" svg:y1="10.602cm" svg:x2="2.9cm" svg:y2="10.402cm">
          <text:p/>
        </draw:line>
        <draw:line draw:style-name="gr35" draw:text-style-name="P5" draw:layer="layout" svg:x1="3.1cm" svg:y1="10.602cm" svg:x2="3.1cm" svg:y2="10.402cm">
          <text:p/>
        </draw:line>
        <draw:line draw:style-name="gr35" draw:text-style-name="P5" draw:layer="layout" svg:x1="3.3cm" svg:y1="10.602cm" svg:x2="3.3cm" svg:y2="10.402cm">
          <text:p/>
        </draw:line>
        <draw:custom-shape draw:style-name="gr30" draw:text-style-name="P6" draw:layer="layout" svg:width="0.4cm" svg:height="0.2cm" svg:x="5.6cm" svg:y="10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cm" svg:height="0.2cm" svg:x="4.2cm" svg:y="10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cm" svg:height="0.2cm" svg:x="4.6cm" svg:y="10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4.2cm" svg:y1="10.2cm" svg:x2="5.8cm" svg:y2="10.2cm">
          <text:p/>
        </draw:line>
        <draw:line draw:style-name="gr33" draw:text-style-name="P5" draw:layer="layout" svg:x1="4.2cm" svg:y1="10.2cm" svg:x2="6cm" svg:y2="10.2cm">
          <text:p/>
        </draw:line>
        <draw:line draw:style-name="gr33" draw:text-style-name="P5" draw:layer="layout" svg:x1="4.2cm" svg:y1="10.4cm" svg:x2="6cm" svg:y2="10.4cm">
          <text:p/>
        </draw:line>
        <draw:line draw:style-name="gr33" draw:text-style-name="P5" draw:layer="layout" svg:x1="4.6cm" svg:y1="10.2cm" svg:x2="4.6cm" svg:y2="10.4cm">
          <text:p/>
        </draw:line>
        <draw:line draw:style-name="gr17" draw:text-style-name="P5" draw:layer="layout" svg:x1="4.8cm" svg:y1="10.2cm" svg:x2="4.8cm" svg:y2="10.4cm">
          <text:p/>
        </draw:line>
        <draw:line draw:style-name="gr17" draw:text-style-name="P5" draw:layer="layout" svg:x1="5cm" svg:y1="10.2cm" svg:x2="5cm" svg:y2="10.4cm">
          <text:p/>
        </draw:line>
        <draw:line draw:style-name="gr17" draw:text-style-name="P5" draw:layer="layout" svg:x1="5.2cm" svg:y1="10.2cm" svg:x2="5.2cm" svg:y2="10.4cm">
          <text:p/>
        </draw:line>
        <draw:line draw:style-name="gr17" draw:text-style-name="P5" draw:layer="layout" svg:x1="5.4cm" svg:y1="10.2cm" svg:x2="5.4cm" svg:y2="10.4cm">
          <text:p/>
        </draw:line>
        <draw:line draw:style-name="gr33" draw:text-style-name="P5" draw:layer="layout" svg:x1="5.6cm" svg:y1="10.2cm" svg:x2="5.6cm" svg:y2="10.4cm">
          <text:p/>
        </draw:line>
        <draw:line draw:style-name="gr17" draw:text-style-name="P5" draw:layer="layout" svg:x1="4.4cm" svg:y1="10.2cm" svg:x2="4.4cm" svg:y2="10.4cm">
          <text:p/>
        </draw:line>
        <draw:line draw:style-name="gr17" draw:text-style-name="P5" draw:layer="layout" svg:x1="5.8cm" svg:y1="10.2cm" svg:x2="5.8cm" svg:y2="10.4cm">
          <text:p/>
        </draw:line>
        <draw:frame draw:style-name="gr36" draw:text-style-name="P2" draw:layer="layout" svg:width="0.468cm" svg:height="0.395cm" svg:x="4.204cm" svg:y="9.806cm">
          <draw:text-box>
            <text:p><text:span text:style-name="T2">del</text:span></text:p>
          </draw:text-box>
        </draw:frame>
        <draw:custom-shape draw:style-name="gr30" draw:text-style-name="P6" draw:layer="layout" svg:width="0.4cm" svg:height="0.2cm" svg:x="5.6cm" svg:y="10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cm" svg:height="0.2cm" svg:x="4.2cm" svg:y="10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cm" svg:height="0.2cm" svg:x="4.6cm" svg:y="10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4.2cm" svg:y1="10.8cm" svg:x2="5.8cm" svg:y2="10.8cm">
          <text:p/>
        </draw:line>
        <draw:line draw:style-name="gr33" draw:text-style-name="P5" draw:layer="layout" svg:x1="4.2cm" svg:y1="10.8cm" svg:x2="6cm" svg:y2="10.8cm">
          <text:p/>
        </draw:line>
        <draw:line draw:style-name="gr33" draw:text-style-name="P5" draw:layer="layout" svg:x1="4.2cm" svg:y1="11cm" svg:x2="6cm" svg:y2="11cm">
          <text:p/>
        </draw:line>
        <draw:line draw:style-name="gr33" draw:text-style-name="P5" draw:layer="layout" svg:x1="4.6cm" svg:y1="10.8cm" svg:x2="4.6cm" svg:y2="11cm">
          <text:p/>
        </draw:line>
        <draw:line draw:style-name="gr17" draw:text-style-name="P5" draw:layer="layout" svg:x1="4.8cm" svg:y1="10.8cm" svg:x2="4.8cm" svg:y2="11cm">
          <text:p/>
        </draw:line>
        <draw:line draw:style-name="gr17" draw:text-style-name="P5" draw:layer="layout" svg:x1="5cm" svg:y1="10.8cm" svg:x2="5cm" svg:y2="11cm">
          <text:p/>
        </draw:line>
        <draw:line draw:style-name="gr17" draw:text-style-name="P5" draw:layer="layout" svg:x1="5.2cm" svg:y1="10.8cm" svg:x2="5.2cm" svg:y2="11cm">
          <text:p/>
        </draw:line>
        <draw:line draw:style-name="gr17" draw:text-style-name="P5" draw:layer="layout" svg:x1="5.4cm" svg:y1="10.8cm" svg:x2="5.4cm" svg:y2="11cm">
          <text:p/>
        </draw:line>
        <draw:line draw:style-name="gr33" draw:text-style-name="P5" draw:layer="layout" svg:x1="5.6cm" svg:y1="10.8cm" svg:x2="5.6cm" svg:y2="11cm">
          <text:p/>
        </draw:line>
        <draw:line draw:style-name="gr17" draw:text-style-name="P5" draw:layer="layout" svg:x1="4.4cm" svg:y1="10.8cm" svg:x2="4.4cm" svg:y2="11cm">
          <text:p/>
        </draw:line>
        <draw:line draw:style-name="gr17" draw:text-style-name="P5" draw:layer="layout" svg:x1="5.8cm" svg:y1="10.8cm" svg:x2="5.8cm" svg:y2="11cm">
          <text:p/>
        </draw:line>
        <draw:line draw:style-name="gr35" draw:text-style-name="P5" draw:layer="layout" svg:x1="4.7cm" svg:y1="10.603cm" svg:x2="4.7cm" svg:y2="10.403cm">
          <text:p/>
        </draw:line>
        <draw:line draw:style-name="gr35" draw:text-style-name="P5" draw:layer="layout" svg:x1="4.9cm" svg:y1="10.604cm" svg:x2="4.9cm" svg:y2="10.404cm">
          <text:p/>
        </draw:line>
        <draw:line draw:style-name="gr35" draw:text-style-name="P5" draw:layer="layout" svg:x1="5.1cm" svg:y1="10.605cm" svg:x2="5.1cm" svg:y2="10.405cm">
          <text:p/>
        </draw:line>
        <draw:line draw:style-name="gr35" draw:text-style-name="P5" draw:layer="layout" svg:x1="5.3cm" svg:y1="10.606cm" svg:x2="5.3cm" svg:y2="10.406cm">
          <text:p/>
        </draw:line>
        <draw:line draw:style-name="gr35" draw:text-style-name="P5" draw:layer="layout" svg:x1="5.5cm" svg:y1="10.606cm" svg:x2="5.5cm" svg:y2="10.406cm">
          <text:p/>
        </draw:line>
        <draw:custom-shape draw:style-name="gr37" draw:text-style-name="P5" draw:layer="layout" svg:width="0.2cm" svg:height="0.2cm" svg:x="5.6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2cm" svg:height="0.2cm" svg:x="2.4cm" svg:y="10.2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bm{u}§svg§600§TRUE§</svg:desc>
          <draw:g>
            <draw:path draw:style-name="gr5" draw:text-style-name="P4" draw:layer="layout" svg:width="0.213cm" svg:height="0.159cm" svg:x="1.809cm" svg:y="10.193cm" svg:viewBox="0 0 214 160" svg:d="M185 47c2-10 6-26 6-29 0-7-5-15-16-15-6 0-19 3-23 18-2 5-17 68-20 79-2 8-5 18-5 25-7 8-19 22-37 22-21 0-21-17-21-25 0-21 11-48 21-73 3-9 4-12 4-17 0-21-20-32-39-32-37 0-55 48-55 55 0 5 5 5 9 5s6 0 8-5c11-39 30-42 36-42 2 0 6 0 6 7 0 8-5 18-6 22-15 37-21 55-21 73 0 39 35 45 55 45 10 0 26-1 44-19 11 17 31 19 39 19 13 0 23-7 31-20 8-14 13-33 13-35 0-4-5-4-8-4-4 0-6 0-7 1s-1 2-3 10c-7 28-15 35-24 35-5 0-8-3-8-13 0-5 1-11 5-25 2-10 6-24 8-31 3-11 6-21 8-31z">
              <text:p/>
            </draw:path>
          </draw:g>
        </draw:g>
        <draw:g draw:style-name="gr4">
          <svg:title>TexMaths</svg:title>
          <svg:desc>10§display§\bm{u}'§svg§600§TRUE§</svg:desc>
          <draw:g>
            <draw:path draw:style-name="gr5" draw:text-style-name="P4" draw:layer="layout" svg:width="0.214cm" svg:height="0.159cm" svg:x="1.809cm" svg:y="10.818cm" svg:viewBox="0 0 215 160" svg:d="M185 47c3-9 7-26 7-29 0-7-6-15-17-15-5 0-18 3-22 18-1 5-17 69-20 80-2 8-4 18-5 25-6 8-20 21-38 21-20 0-21-16-21-24 0-21 11-49 21-74 3-9 4-11 4-17 0-21-20-32-39-32-37 0-55 48-55 55 0 5 5 5 9 5s6 0 8-5c11-39 30-42 36-42 2 0 6 0 6 7 0 8-4 18-6 22-15 37-21 56-21 74 0 38 35 44 55 44 11 0 26-1 45-18 11 16 31 18 39 18 13 0 23-7 30-19 9-14 14-33 14-35 0-4-6-4-9-4-4 0-5 0-7 1 0 1 0 2-2 10-7 28-15 34-24 34-6 0-8-3-8-12 0-5 1-11 5-25 2-10 5-24 7-32 3-11 6-21 8-31z">
              <text:p/>
            </draw:path>
            <draw:path draw:style-name="gr5" draw:text-style-name="P4" draw:layer="layout" svg:width="0.061cm" svg:height="0.126cm" svg:x="2.047cm" svg:y="10.695cm" svg:viewBox="0 0 62 127" svg:d="M60 21c2-4 2-6 2-8 0-7-7-13-14-13-10 0-13 8-14 12-11 35-21 70-32 105-1 1-1 2-2 4 0 3 8 6 10 6s2-1 4-4c15-34 31-68 46-102z">
              <text:p/>
            </draw:path>
          </draw:g>
        </draw:g>
      </draw:page>
      <draw:page draw:name="page3" draw:style-name="dp1" draw:master-page-name="Default">
        <draw:g draw:style-name="gr4"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5" draw:text-style-name="P4" draw:layer="layout" svg:width="0.013cm" svg:height="0.35cm" svg:x="11.823cm" svg:y="7.094cm" svg:viewBox="0 0 14 351" svg:d="M14 13c0-7 0-13-7-13s-7 6-7 13c0 109 0 217 0 326 0 6 0 12 7 12s7-6 7-12c0-109 0-217 0-326z">
              <text:p/>
            </draw:path>
            <draw:path draw:style-name="gr5" draw:text-style-name="P4" draw:layer="layout" svg:width="0.182cm" svg:height="0.255cm" svg:x="11.883cm" svg:y="7.11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5" draw:text-style-name="P4" draw:layer="layout" svg:width="0.074cm" svg:height="0.165cm" svg:x="12.075cm" svg:y="7.247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5" draw:text-style-name="P4" draw:layer="layout" svg:width="0.014cm" svg:height="0.35cm" svg:x="12.222cm" svg:y="7.094cm" svg:viewBox="0 0 15 351" svg:d="M15 13c0-7 0-13-8-13-7 0-7 6-7 13 0 109 0 217 0 326 0 6 0 12 7 12 8 0 8-6 8-12 0-109 0-217 0-326z">
              <text:p/>
            </draw:path>
            <draw:path draw:style-name="gr5" draw:text-style-name="P4" draw:layer="layout" svg:width="0.232cm" svg:height="0.081cm" svg:x="12.396cm" svg:y="7.22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4" draw:layer="layout" svg:width="0.181cm" svg:height="1.051cm" svg:x="12.797cm" svg:y="6.743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5" draw:text-style-name="P4" draw:layer="layout" svg:width="0.14cm" svg:height="0.233cm" svg:x="13.047cm" svg:y="6.853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5" draw:text-style-name="P4" draw:layer="layout" svg:width="0.142cm" svg:height="0.22cm" svg:x="13.217cm" svg:y="6.786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5" draw:text-style-name="P4" draw:layer="layout" svg:width="0.09cm" svg:height="0.42cm" svg:x="13.449cm" svg:y="6.789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5" draw:text-style-name="P4" draw:layer="layout" svg:width="0.143cm" svg:height="0.22cm" svg:x="13.999cm" svg:y="6.758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5" draw:text-style-name="P4" draw:layer="layout" svg:width="0.063cm" svg:height="0.244cm" svg:x="13.584cm" svg:y="7.024cm" svg:viewBox="0 0 64 245" svg:d="M60 0c-47 33-60 85-60 122 0 35 11 89 60 123 1 0 4 0 4-3 0-1 0-2-2-3-33-30-45-72-45-116 0-67 26-99 46-117 1-1 1-2 1-3 0-3-3-3-4-3z">
              <text:p/>
            </draw:path>
            <draw:path draw:style-name="gr5" draw:text-style-name="P4" draw:layer="layout" svg:width="0.143cm" svg:height="0.22cm" svg:x="13.678cm" svg:y="7.035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5" draw:text-style-name="P4" draw:layer="layout" svg:width="0.165cm" svg:height="0.011cm" svg:x="13.865cm" svg:y="7.141cm" svg:viewBox="0 0 166 12" svg:d="M156 12c4 0 10 0 10-6s-6-6-10-6c-49 0-98 0-147 0-4 0-9 0-9 5 0 7 5 7 9 7 49 0 98 0 147 0z">
              <text:p/>
            </draw:path>
            <draw:path draw:style-name="gr5" draw:text-style-name="P4" draw:layer="layout" svg:width="0.089cm" svg:height="0.162cm" svg:x="14.083cm" svg:y="7.045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4" draw:layer="layout" svg:width="0.063cm" svg:height="0.244cm" svg:x="14.214cm" svg:y="7.024cm" svg:viewBox="0 0 64 245" svg:d="M5 0c-2 0-5 0-5 3 0 1 1 2 2 4 22 19 45 52 45 115 0 52-16 91-42 115-5 4-5 3-5 5 0 1 1 3 3 3 3 0 27-16 43-47 11-20 18-47 18-75 0-35-10-89-59-123z">
              <text:p/>
            </draw:path>
            <draw:path draw:style-name="gr5" draw:text-style-name="P4" draw:layer="layout" svg:width="0.105cm" svg:height="0.245cm" svg:x="14.325cm" svg:y="7.024cm" svg:viewBox="0 0 106 246" svg:d="M105 11c1-4 1-4 1-5 0-4-3-6-6-6-4 0-5 3-6 6-31 76-61 153-92 229-2 3-2 3-2 4 0 4 4 7 6 7 5 0 6-3 7-7 31-76 61-152 92-228z">
              <text:p/>
            </draw:path>
            <draw:path draw:style-name="gr5" draw:text-style-name="P4" draw:layer="layout" svg:width="0.108cm" svg:height="0.162cm" svg:x="14.466cm" svg:y="7.045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5" draw:text-style-name="P4" draw:layer="layout" svg:width="0.091cm" svg:height="0.42cm" svg:x="14.606cm" svg:y="6.789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5" draw:text-style-name="P4" draw:layer="layout" svg:width="0.08cm" svg:height="0.35cm" svg:x="15.138cm" svg:y="6.824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4" draw:layer="layout" svg:width="0.154cm" svg:height="0.16cm" svg:x="15.25cm" svg:y="6.93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5" draw:text-style-name="P4" draw:layer="layout" svg:width="0.172cm" svg:height="0.247cm" svg:x="15.437cm" svg:y="6.843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5" draw:text-style-name="P4" draw:layer="layout" svg:width="0.173cm" svg:height="0.247cm" svg:x="15.632cm" svg:y="6.843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5" draw:text-style-name="P4" draw:layer="layout" svg:width="0.191cm" svg:height="0.315cm" svg:x="15.943cm" svg:y="6.839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5" draw:text-style-name="P4" draw:layer="layout" svg:width="0.081cm" svg:height="0.35cm" svg:x="16.17cm" svg:y="6.824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5" draw:text-style-name="P4" draw:layer="layout" svg:width="0.14cm" svg:height="0.232cm" svg:x="13.047cm" svg:y="7.389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5" draw:text-style-name="P4" draw:layer="layout" svg:width="0.142cm" svg:height="0.22cm" svg:x="13.217cm" svg:y="7.322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5" draw:text-style-name="P4" draw:layer="layout" svg:width="0.09cm" svg:height="0.42cm" svg:x="13.449cm" svg:y="7.324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5" draw:text-style-name="P4" draw:layer="layout" svg:width="0.143cm" svg:height="0.22cm" svg:x="13.71cm" svg:y="7.293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5" draw:text-style-name="P4" draw:layer="layout" svg:width="0.143cm" svg:height="0.22cm" svg:x="13.568cm" svg:y="7.57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4" draw:layer="layout" svg:width="0.105cm" svg:height="0.245cm" svg:x="13.747cm" svg:y="7.559cm" svg:viewBox="0 0 106 246" svg:d="M104 11c2-3 2-4 2-5 0-4-3-6-6-6-4 0-5 3-7 6-30 76-61 153-91 229-2 3-2 4-2 5 0 4 3 6 6 6 4 0 5-3 7-6 30-76 61-153 91-229z">
              <text:p/>
            </draw:path>
            <draw:path draw:style-name="gr5" draw:text-style-name="P4" draw:layer="layout" svg:width="0.107cm" svg:height="0.163cm" svg:x="13.888cm" svg:y="7.58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5" draw:text-style-name="P4" draw:layer="layout" svg:width="0.09cm" svg:height="0.42cm" svg:x="14.028cm" svg:y="7.324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5" draw:text-style-name="P4" draw:layer="layout" svg:width="0.08cm" svg:height="0.35cm" svg:x="15.138cm" svg:y="7.359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4" draw:layer="layout" svg:width="0.135cm" svg:height="0.16cm" svg:x="15.25cm" svg:y="7.465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4" draw:layer="layout" svg:width="0.17cm" svg:height="0.154cm" svg:x="15.403cm" svg:y="7.471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5" draw:text-style-name="P4" draw:layer="layout" svg:width="0.135cm" svg:height="0.16cm" svg:x="15.581cm" svg:y="7.465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4" draw:layer="layout" svg:width="0.176cm" svg:height="0.154cm" svg:x="15.739cm" svg:y="7.467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5" draw:text-style-name="P4" draw:layer="layout" svg:width="0.19cm" svg:height="0.315cm" svg:x="16.051cm" svg:y="7.375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5" draw:text-style-name="P4" draw:layer="layout" svg:width="0.081cm" svg:height="0.35cm" svg:x="16.277cm" svg:y="7.359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38" draw:text-style-name="P2" draw:layer="layout" svg:width="4.942cm" svg:height="0.395cm" svg:x="11.603cm" svg:y="6.304cm">
          <draw:text-box>
            <text:p><text:span text:style-name="T2">(num. of GC-balanced patterns)</text:span></text:p>
          </draw:text-box>
        </draw:frame>
      </draw:page>
      <draw:page draw:name="page4" draw:style-name="dp1" draw:master-page-name="Default">
        <draw:custom-shape draw:style-name="gr39" draw:text-style-name="P9" draw:layer="layout" svg:width="3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2cm" svg:height="0.2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2cm" svg:height="0.2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3cm" svg:height="0.1cm" svg:x="5.4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2" draw:text-style-name="P3" draw:layer="layout" svg:width="3.537cm" svg:height="0.395cm" svg:x="1.106cm" svg:y="1.205cm">
          <draw:text-box>
            <text:p><text:span text:style-name="T3">ICB search algorithm</text:span></text:p>
          </draw:text-box>
        </draw:frame>
        <draw:custom-shape draw:style-name="gr24" draw:text-style-name="P5" draw:layer="layout" svg:width="0.8cm" svg:height="3.2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8cm" svg:height="3.2cm" svg:x="16cm" svg:y="1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8cm" svg:height="3.2cm" svg:x="17.6cm" svg:y="1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8cm" svg:height="3.2cm" svg:x="18.6cm" svg:y="1.8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dots§svg§600§TRUE§</svg:desc>
          <draw:g>
            <draw:path draw:style-name="gr5" draw:text-style-name="P4" draw:layer="layout" svg:width="0.036cm" svg:height="0.036cm" svg:x="17.038cm" svg:y="3.338cm" svg:viewBox="0 0 37 37" svg:d="M37 19c0-11-8-19-18-19s-19 9-19 19c0 11 9 18 19 18s18-8 18-18z">
              <text:p/>
            </draw:path>
            <draw:path draw:style-name="gr5" draw:text-style-name="P4" draw:layer="layout" svg:width="0.036cm" svg:height="0.036cm" svg:x="17.194cm" svg:y="3.338cm" svg:viewBox="0 0 37 37" svg:d="M37 19c0-11-7-19-18-19-10 0-19 9-19 19 0 11 9 18 19 18 11 0 18-8 18-18z">
              <text:p/>
            </draw:path>
            <draw:path draw:style-name="gr5" draw:text-style-name="P4" draw:layer="layout" svg:width="0.036cm" svg:height="0.036cm" svg:x="17.35cm" svg:y="3.338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mathcal{C}_0§svg§600§TRUE§</svg:desc>
          <draw:g>
            <draw:path draw:style-name="gr5" draw:text-style-name="P4" draw:layer="layout" svg:width="0.181cm" svg:height="0.254cm" svg:x="15.2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4" draw:layer="layout" svg:width="0.113cm" svg:height="0.166cm" svg:x="15.4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 draw:style-name="gr4">
          <svg:title>TexMaths</svg:title>
          <svg:desc>10§display§\mathcal{C}_1§svg§600§TRUE§</svg:desc>
          <draw:g>
            <draw:path draw:style-name="gr5" draw:text-style-name="P4" draw:layer="layout" svg:width="0.181cm" svg:height="0.254cm" svg:x="16.2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4" draw:layer="layout" svg:width="0.089cm" svg:height="0.162cm" svg:x="16.4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 draw:style-name="gr4">
          <svg:title>TexMaths</svg:title>
          <svg:desc>10§display§\mathcal{C}_{\nu-1}§svg§600§TRUE§</svg:desc>
          <draw:g>
            <draw:path draw:style-name="gr5" draw:text-style-name="P4" draw:layer="layout" svg:width="0.182cm" svg:height="0.253cm" svg:x="17.6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4" draw:layer="layout" svg:width="0.125cm" svg:height="0.107cm" svg:x="17.8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4" draw:layer="layout" svg:width="0.165cm" svg:height="0.011cm" svg:x="18.022cm" svg:y="5.735cm" svg:viewBox="0 0 166 12" svg:d="M156 12c4 0 10 0 10-6s-6-6-10-6c-49 0-97 0-146 0-4 0-10 0-10 6s6 6 10 6c49 0 97 0 146 0z">
              <text:p/>
            </draw:path>
            <draw:path draw:style-name="gr5" draw:text-style-name="P4" draw:layer="layout" svg:width="0.088cm" svg:height="0.161cm" svg:x="18.2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g draw:style-name="gr4">
          <svg:title>TexMaths</svg:title>
          <svg:desc>10§display§\mathcal{C}_0§svg§600§TRUE§</svg:desc>
          <draw:g>
            <draw:path draw:style-name="gr5" draw:text-style-name="P4" draw:layer="layout" svg:width="0.181cm" svg:height="0.254cm" svg:x="18.8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4" draw:layer="layout" svg:width="0.113cm" svg:height="0.166cm" svg:x="19.0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line draw:style-name="gr25" draw:text-style-name="P5" draw:layer="layout" svg:x1="15cm" svg:y1="1.7cm" svg:x2="15.8cm" svg:y2="1.7cm">
          <text:p/>
        </draw:line>
        <draw:g draw:style-name="gr4">
          <svg:title>TexMaths</svg:title>
          <svg:desc>10§display§\beta§svg§600§TRUE§</svg:desc>
          <draw:g>
            <draw:path draw:style-name="gr5" draw:text-style-name="P4" draw:layer="layout" svg:width="0.189cm" svg:height="0.313cm" svg:x="15.317cm" svg:y="1.299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25" draw:text-style-name="P5" draw:layer="layout" svg:x1="14.9cm" svg:y1="1.8cm" svg:x2="14.9cm" svg:y2="5cm">
          <text:p/>
        </draw:line>
        <draw:g draw:style-name="gr4">
          <svg:title>TexMaths</svg:title>
          <svg:desc>10§display§4^\beta§svg§600§TRUE§</svg:desc>
          <draw:g>
            <draw:path draw:style-name="gr5" draw:text-style-name="P4" draw:layer="layout" svg:width="0.154cm" svg:height="0.235cm" svg:x="14.5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4" draw:layer="layout" svg:width="0.143cm" svg:height="0.219cm" svg:x="14.7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5.2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5.4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26" draw:text-style-name="P5" draw:layer="layout" svg:x1="15.4cm" svg:y1="5cm" svg:x2="15.4cm" svg:y2="5.4cm">
          <text:p/>
        </draw:line>
        <draw:line draw:style-name="gr26" draw:text-style-name="P5" draw:layer="layout" svg:x1="16.4cm" svg:y1="5cm" svg:x2="16.4cm" svg:y2="5.4cm">
          <text:p/>
        </draw:line>
        <draw:line draw:style-name="gr26" draw:text-style-name="P5" draw:layer="layout" svg:x1="18cm" svg:y1="5cm" svg:x2="18cm" svg:y2="5.4cm">
          <text:p/>
        </draw:line>
        <draw:line draw:style-name="gr26" draw:text-style-name="P5" draw:layer="layout" svg:x1="19cm" svg:y1="5cm" svg:x2="19cm" svg:y2="5.4cm">
          <text:p/>
        </draw:line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6.2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6.4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7.8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8.0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Sigma^\beta§svg§600§TRUE§</svg:desc>
          <draw:g>
            <draw:path draw:style-name="gr5" draw:text-style-name="P4" draw:layer="layout" svg:width="0.212cm" svg:height="0.238cm" svg:x="18.819cm" svg:y="3.272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4" draw:layer="layout" svg:width="0.143cm" svg:height="0.219cm" svg:x="19.063cm" svg:y="3.194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 draw:style-name="gr4">
          <svg:title>TexMaths</svg:title>
          <svg:desc>10§display§\beta:§svg§600§TRUE§</svg:desc>
          <draw:g>
            <draw:path draw:style-name="gr5" draw:text-style-name="P4" draw:layer="layout" svg:width="0.189cm" svg:height="0.313cm" svg:x="1.428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4" draw:layer="layout" svg:width="0.036cm" svg:height="0.15cm" svg:x="1.76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6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7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 draw:style-name="gr4">
          <svg:title>TexMaths</svg:title>
          <svg:desc>10§display§\nu:§svg§600§TRUE§</svg:desc>
          <draw:g>
            <draw:path draw:style-name="gr5" draw:text-style-name="P4" draw:layer="layout" svg:width="0.164cm" svg:height="0.152cm" svg:x="1.44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4" draw:layer="layout" svg:width="0.036cm" svg:height="0.148cm" svg:x="1.74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4">
          <svg:title>TexMaths</svg:title>
          <svg:desc>10§display§\Sigma = \{ {\sf A}, {\sf T}, {\sf G}, {\sf T} \}:§svg§600§TRUE§</svg:desc>
          <draw:g>
            <draw:path draw:style-name="gr5" draw:text-style-name="P4" draw:layer="layout" svg:width="0.213cm" svg:height="0.237cm" svg:x="1.392cm" svg:y="1.856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5" draw:text-style-name="P4" draw:layer="layout" svg:width="0.233cm" svg:height="0.082cm" svg:x="1.743cm" svg:y="1.96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4" draw:layer="layout" svg:width="0.123cm" svg:height="0.349cm" svg:x="2.12cm" svg:y="1.832cm" svg:viewBox="0 0 124 350" svg:d="M74 47c0-14 9-37 47-39 2 0 3-2 3-4 0-4-2-4-6-4-35 0-67 18-68 44 0 26 0 53 0 80 0 14 0 25-14 36-12 11-25 11-33 12-2 0-3 1-3 3 0 4 2 4 5 4 23 2 40 13 44 31 1 3 1 4 1 17 0 23 0 46 0 69 0 15 0 26 17 39 14 11 37 15 51 15 4 0 6 0 6-4s-2-4-5-4c-22-1-40-13-44-30-1-4-1-4-1-17 0-24 0-49 0-74 0-16-3-22-14-32-8-8-18-11-28-14 29-8 42-24 42-44 0-28 0-56 0-84z">
              <text:p/>
            </draw:path>
            <draw:path draw:style-name="gr5" draw:text-style-name="P4" draw:layer="layout" svg:width="0.213cm" svg:height="0.241cm" svg:x="2.28cm" svg:y="1.852cm" svg:viewBox="0 0 214 242" svg:d="M122 0c-10 0-20 0-30 0-31 81-61 162-92 242 9 0 17 0 26 0 9-23 18-47 27-70 34 0 68 0 102 0 9 23 18 47 27 70 11 0 21 0 32 0-31-80-61-161-92-242zM147 152c-29 0-58 0-87 0 8-21 15-42 23-63s18-51 21-64c1 5 3 14 11 37 11 30 21 60 32 90z">
              <text:p/>
            </draw:path>
            <draw:path draw:style-name="gr5" draw:text-style-name="P4" draw:layer="layout" svg:width="0.041cm" svg:height="0.104cm" svg:x="2.534cm" svg:y="2.057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4" draw:layer="layout" svg:width="0.213cm" svg:height="0.239cm" svg:x="2.673cm" svg:y="1.854cm" svg:viewBox="0 0 214 240" svg:d="M123 22c10 0 21 0 31 0 4 0 8 1 13 1 16 0 31 0 47 0 0-8 0-15 0-23-71 0-143 0-214 0 0 8 0 15 0 23 16 0 31 0 47 0 4 0 9-1 13-1 10 0 21 0 31 0 0 73 0 146 0 218 11 0 21 0 32 0 0-72 0-145 0-218z">
              <text:p/>
            </draw:path>
            <draw:path draw:style-name="gr5" draw:text-style-name="P4" draw:layer="layout" svg:width="0.04cm" svg:height="0.104cm" svg:x="2.929cm" svg:y="2.057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4" draw:layer="layout" svg:width="0.186cm" svg:height="0.249cm" svg:x="3.078cm" svg:y="1.848cm" svg:viewBox="0 0 187 250" svg:d="M187 142c-25 0-49 0-74 0 0 7 0 14 0 22 16 0 31 0 47 0 0 19 0 37 0 56-14 5-31 8-46 8-47 0-83-46-83-103 0-55 36-103 82-103 28 0 48 9 66 24 2-10 3-19 5-29-19-12-47-17-70-17-68 0-114 61-114 125s47 125 114 125c26 0 50-7 73-17 0-30 0-61 0-91z">
              <text:p/>
            </draw:path>
            <draw:path draw:style-name="gr5" draw:text-style-name="P4" draw:layer="layout" svg:width="0.04cm" svg:height="0.104cm" svg:x="3.319cm" svg:y="2.057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4" draw:layer="layout" svg:width="0.212cm" svg:height="0.239cm" svg:x="3.458cm" svg:y="1.854cm" svg:viewBox="0 0 213 240" svg:d="M122 22c11 0 21 0 32 0 4 0 8 1 12 1 16 0 31 0 47 0 0-8 0-15 0-23-71 0-142 0-213 0 0 8 0 15 0 23 16 0 31 0 47 0 4 0 8-1 12-1 11 0 21 0 32 0 0 73 0 146 0 218 10 0 21 0 31 0 0-72 0-145 0-218z">
              <text:p/>
            </draw:path>
            <draw:path draw:style-name="gr5" draw:text-style-name="P4" draw:layer="layout" svg:width="0.124cm" svg:height="0.349cm" svg:x="3.709cm" svg:y="1.832cm" svg:viewBox="0 0 125 350" svg:d="M51 303c0 14-9 37-47 39-2 0-4 2-4 4 0 4 4 4 7 4 34 0 67-17 67-44 0-26 0-53 0-80 0-14 0-25 15-36 12-10 25-10 33-11 2 0 3-1 3-4s-2-3-6-3c-23-2-40-14-43-32-2-3-2-4-2-17 0-23 0-46 0-69 0-15 0-26-16-39-14-11-39-15-51-15-3 0-7 0-7 4s2 4 6 4c22 1 39 13 44 30 1 4 1 4 1 17 0 24 0 49 0 74 0 16 3 22 14 33 7 7 18 11 27 13-28 9-41 24-41 44 0 28 0 56 0 84z">
              <text:p/>
            </draw:path>
            <draw:path draw:style-name="gr5" draw:text-style-name="P4" draw:layer="layout" svg:width="0.036cm" svg:height="0.15cm" svg:x="3.988cm" svg:y="1.94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8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 draw:style-name="gr4">
          <svg:title>TexMaths</svg:title>
          <svg:desc>10§display§\mathcal{C}_i \subseteq \Sigma^\beta:§svg§600§TRUE§</svg:desc>
          <draw:g>
            <draw:path draw:style-name="gr5" draw:text-style-name="P4" draw:layer="layout" svg:width="0.183cm" svg:height="0.253cm" svg:x="1.442cm" svg:y="3.4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4" draw:layer="layout" svg:width="0.073cm" svg:height="0.164cm" svg:x="1.635cm" svg:y="3.6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4" draw:layer="layout" svg:width="0.214cm" svg:height="0.269cm" svg:x="1.867cm" svg:y="3.4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4" draw:layer="layout" svg:width="0.213cm" svg:height="0.238cm" svg:x="2.227cm" svg:y="3.4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4" draw:layer="layout" svg:width="0.143cm" svg:height="0.219cm" svg:x="2.473cm" svg:y="3.4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4" draw:layer="layout" svg:width="0.036cm" svg:height="0.15cm" svg:x="2.779cm" svg:y="3.5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7" draw:text-style-name="P2" draw:layer="layout" svg:width="1.526cm" svg:height="0.395cm" svg:x="3.007cm" svg:y="3.405cm">
          <draw:text-box>
            <text:p><text:span text:style-name="T2">codebook</text:span></text:p>
          </draw:text-box>
        </draw:frame>
        <draw:g draw:style-name="gr4">
          <svg:title>TexMaths</svg:title>
          <svg:desc>10§display§( i \in [\nu\rangle )§svg§600§TRUE§</svg:desc>
          <draw:g>
            <draw:path draw:style-name="gr5" draw:text-style-name="P4" draw:layer="layout" svg:width="0.08cm" svg:height="0.349cm" svg:x="5.821cm" svg:y="3.254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4" draw:layer="layout" svg:width="0.092cm" svg:height="0.234cm" svg:x="5.933cm" svg:y="3.285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4" draw:layer="layout" svg:width="0.174cm" svg:height="0.201cm" svg:x="6.171cm" svg:y="3.328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4" draw:layer="layout" svg:width="0.047cm" svg:height="0.349cm" svg:x="6.514cm" svg:y="3.254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4" draw:layer="layout" svg:width="0.165cm" svg:height="0.154cm" svg:x="6.588cm" svg:y="3.362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5" draw:text-style-name="P4" draw:layer="layout" svg:width="0.077cm" svg:height="0.349cm" svg:x="6.785cm" svg:y="3.254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5" draw:text-style-name="P4" draw:layer="layout" svg:width="0.081cm" svg:height="0.349cm" svg:x="6.922cm" svg:y="3.2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| \mathcal{C}_i | = 2^{b_i} \leq 4^\beta:§svg§600§TRUE§</svg:desc>
          <draw:g>
            <draw:path draw:style-name="gr5" draw:text-style-name="P4" draw:layer="layout" svg:width="0.013cm" svg:height="0.349cm" svg:x="1.405cm" svg:y="3.8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182cm" svg:height="0.254cm" svg:x="1.465cm" svg:y="3.8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4" draw:layer="layout" svg:width="0.074cm" svg:height="0.164cm" svg:x="1.657cm" svg:y="4.0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4" draw:layer="layout" svg:width="0.013cm" svg:height="0.349cm" svg:x="1.805cm" svg:y="3.858cm" svg:viewBox="0 0 14 350" svg:d="M14 13c0-7 0-13-7-13s-7 6-7 13c0 108 0 216 0 324 0 6 0 13 7 13s7-7 7-13c0-108 0-216 0-324z">
              <text:p/>
            </draw:path>
            <draw:path draw:style-name="gr5" draw:text-style-name="P4" draw:layer="layout" svg:width="0.232cm" svg:height="0.081cm" svg:x="1.978cm" svg:y="3.9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4cm" svg:height="0.231cm" svg:x="2.346cm" svg:y="3.8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4" draw:layer="layout" svg:width="0.098cm" svg:height="0.172cm" svg:x="2.521cm" svg:y="3.8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4" draw:layer="layout" svg:width="0.061cm" svg:height="0.118cm" svg:x="2.643cm" svg:y="3.8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4" draw:layer="layout" svg:width="0.213cm" svg:height="0.269cm" svg:x="2.883cm" svg:y="3.8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4" draw:layer="layout" svg:width="0.155cm" svg:height="0.235cm" svg:x="3.234cm" svg:y="3.8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4" draw:layer="layout" svg:width="0.143cm" svg:height="0.219cm" svg:x="3.412cm" svg:y="3.8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4" draw:layer="layout" svg:width="0.036cm" svg:height="0.15cm" svg:x="3.718cm" svg:y="3.9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7" draw:text-style-name="P2" draw:layer="layout" svg:width="3.38cm" svg:height="0.395cm" svg:x="3.907cm" svg:y="3.805cm">
          <draw:text-box>
            <text:p><text:span text:style-name="T2">number of codewords</text:span></text:p>
          </draw:text-box>
        </draw:frame>
        <draw:frame draw:style-name="gr9" draw:text-style-name="P2" draw:layer="layout" svg:width="0.434cm" svg:height="0.395cm" svg:x="1.403cm" svg:y="4.603cm">
          <draw:text-box>
            <text:p><text:span text:style-name="T2">(1)</text:span></text:p>
          </draw:text-box>
        </draw:frame>
        <draw:frame draw:style-name="gr10" draw:text-style-name="P2" draw:layer="layout" svg:width="1.34cm" svg:height="0.395cm" svg:x="1.903cm" svg:y="4.604cm">
          <draw:text-box>
            <text:p><text:span text:style-name="T2">initialize:</text:span></text:p>
          </draw:text-box>
        </draw:frame>
        <draw:frame draw:style-name="gr44" draw:text-style-name="P2" draw:layer="layout" svg:width="5.679cm" svg:height="0.395cm" svg:x="1.903cm" svg:y="8.305cm">
          <draw:text-box>
            <text:p><text:span text:style-name="T2">motif: eliminated by mask (QR code)</text:span></text:p>
          </draw:text-box>
        </draw:frame>
        <draw:g draw:style-name="gr4">
          <svg:title>TexMaths</svg:title>
          <svg:desc>10§display§\mathcal{C}_i := \Sigma^\beta§svg§600§TRUE§</svg:desc>
          <draw:g>
            <draw:path draw:style-name="gr5" draw:text-style-name="P4" draw:layer="layout" svg:width="0.183cm" svg:height="0.253cm" svg:x="3.388cm" svg:y="4.6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4" draw:layer="layout" svg:width="0.073cm" svg:height="0.164cm" svg:x="3.581cm" svg:y="4.8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4" draw:layer="layout" svg:width="0.036cm" svg:height="0.15cm" svg:x="3.814cm" svg:y="4.784cm" svg:viewBox="0 0 37 151" svg:d="M37 18c0-10-9-18-19-18s-18 7-18 18c0 10 8 19 18 19s19-8 19-19zM37 132c0-10-9-18-19-18s-18 8-18 18 8 19 18 19 19-9 19-19z">
              <text:p/>
            </draw:path>
            <draw:path draw:style-name="gr5" draw:text-style-name="P4" draw:layer="layout" svg:width="0.232cm" svg:height="0.081cm" svg:x="3.901cm" svg:y="4.8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213cm" svg:height="0.238cm" svg:x="4.27cm" svg:y="4.6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4" draw:layer="layout" svg:width="0.143cm" svg:height="0.219cm" svg:x="4.516cm" svg:y="4.6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9" draw:text-style-name="P2" draw:layer="layout" svg:width="0.434cm" svg:height="0.395cm" svg:x="1.403cm" svg:y="5.003cm">
          <draw:text-box>
            <text:p><text:span text:style-name="T2">(2)</text:span></text:p>
          </draw:text-box>
        </draw:frame>
        <draw:frame draw:style-name="gr45" draw:text-style-name="P2" draw:layer="layout" svg:width="6.547cm" svg:height="0.395cm" svg:x="1.903cm" svg:y="5.004cm">
          <draw:text-box>
            <text:p><text:span text:style-name="T2">remove GC-imbalance words (intra-word):</text:span></text:p>
          </draw:text-box>
        </draw:frame>
        <draw:g draw:style-name="gr4"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5" draw:text-style-name="P4" draw:layer="layout" svg:width="0.013cm" svg:height="0.35cm" svg:x="15.023cm" svg:y="7.093cm" svg:viewBox="0 0 14 351" svg:d="M14 13c0-7 0-13-7-13s-7 6-7 13c0 109 0 217 0 326 0 6 0 12 7 12s7-6 7-12c0-109 0-217 0-326z">
              <text:p/>
            </draw:path>
            <draw:path draw:style-name="gr5" draw:text-style-name="P4" draw:layer="layout" svg:width="0.182cm" svg:height="0.255cm" svg:x="15.083cm" svg:y="7.109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5" draw:text-style-name="P4" draw:layer="layout" svg:width="0.074cm" svg:height="0.165cm" svg:x="15.275cm" svg:y="7.246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5" draw:text-style-name="P4" draw:layer="layout" svg:width="0.014cm" svg:height="0.35cm" svg:x="15.422cm" svg:y="7.093cm" svg:viewBox="0 0 15 351" svg:d="M15 13c0-7 0-13-8-13-7 0-7 6-7 13 0 109 0 217 0 326 0 6 0 12 7 12 8 0 8-6 8-12 0-109 0-217 0-326z">
              <text:p/>
            </draw:path>
            <draw:path draw:style-name="gr5" draw:text-style-name="P4" draw:layer="layout" svg:width="0.232cm" svg:height="0.081cm" svg:x="15.596cm" svg:y="7.22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4" draw:layer="layout" svg:width="0.181cm" svg:height="1.051cm" svg:x="15.997cm" svg:y="6.742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5" draw:text-style-name="P4" draw:layer="layout" svg:width="0.14cm" svg:height="0.233cm" svg:x="16.247cm" svg:y="6.852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5" draw:text-style-name="P4" draw:layer="layout" svg:width="0.142cm" svg:height="0.22cm" svg:x="16.417cm" svg:y="6.785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5" draw:text-style-name="P4" draw:layer="layout" svg:width="0.09cm" svg:height="0.42cm" svg:x="16.649cm" svg:y="6.788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5" draw:text-style-name="P4" draw:layer="layout" svg:width="0.143cm" svg:height="0.22cm" svg:x="17.199cm" svg:y="6.757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5" draw:text-style-name="P4" draw:layer="layout" svg:width="0.063cm" svg:height="0.244cm" svg:x="16.784cm" svg:y="7.023cm" svg:viewBox="0 0 64 245" svg:d="M60 0c-47 33-60 85-60 122 0 35 11 89 60 123 1 0 4 0 4-3 0-1 0-2-2-3-33-30-45-72-45-116 0-67 26-99 46-117 1-1 1-2 1-3 0-3-3-3-4-3z">
              <text:p/>
            </draw:path>
            <draw:path draw:style-name="gr5" draw:text-style-name="P4" draw:layer="layout" svg:width="0.143cm" svg:height="0.22cm" svg:x="16.878cm" svg:y="7.034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5" draw:text-style-name="P4" draw:layer="layout" svg:width="0.165cm" svg:height="0.011cm" svg:x="17.065cm" svg:y="7.14cm" svg:viewBox="0 0 166 12" svg:d="M156 12c4 0 10 0 10-6s-6-6-10-6c-49 0-98 0-147 0-4 0-9 0-9 5 0 7 5 7 9 7 49 0 98 0 147 0z">
              <text:p/>
            </draw:path>
            <draw:path draw:style-name="gr5" draw:text-style-name="P4" draw:layer="layout" svg:width="0.089cm" svg:height="0.162cm" svg:x="17.283cm" svg:y="7.044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4" draw:layer="layout" svg:width="0.063cm" svg:height="0.244cm" svg:x="17.414cm" svg:y="7.023cm" svg:viewBox="0 0 64 245" svg:d="M5 0c-2 0-5 0-5 3 0 1 1 2 2 4 22 19 45 52 45 115 0 52-16 91-42 115-5 4-5 3-5 5 0 1 1 3 3 3 3 0 27-16 43-47 11-20 18-47 18-75 0-35-10-89-59-123z">
              <text:p/>
            </draw:path>
            <draw:path draw:style-name="gr5" draw:text-style-name="P4" draw:layer="layout" svg:width="0.105cm" svg:height="0.245cm" svg:x="17.525cm" svg:y="7.023cm" svg:viewBox="0 0 106 246" svg:d="M105 11c1-4 1-4 1-5 0-4-3-6-6-6-4 0-5 3-6 6-31 76-61 153-92 229-2 3-2 3-2 4 0 4 4 7 6 7 5 0 6-3 7-7 31-76 61-152 92-228z">
              <text:p/>
            </draw:path>
            <draw:path draw:style-name="gr5" draw:text-style-name="P4" draw:layer="layout" svg:width="0.108cm" svg:height="0.162cm" svg:x="17.666cm" svg:y="7.044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5" draw:text-style-name="P4" draw:layer="layout" svg:width="0.091cm" svg:height="0.42cm" svg:x="17.806cm" svg:y="6.788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5" draw:text-style-name="P4" draw:layer="layout" svg:width="0.08cm" svg:height="0.35cm" svg:x="18.338cm" svg:y="6.823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4" draw:layer="layout" svg:width="0.154cm" svg:height="0.16cm" svg:x="18.45cm" svg:y="6.929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5" draw:text-style-name="P4" draw:layer="layout" svg:width="0.172cm" svg:height="0.247cm" svg:x="18.637cm" svg:y="6.842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5" draw:text-style-name="P4" draw:layer="layout" svg:width="0.173cm" svg:height="0.247cm" svg:x="18.832cm" svg:y="6.8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5" draw:text-style-name="P4" draw:layer="layout" svg:width="0.191cm" svg:height="0.315cm" svg:x="19.143cm" svg:y="6.838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5" draw:text-style-name="P4" draw:layer="layout" svg:width="0.081cm" svg:height="0.35cm" svg:x="19.37cm" svg:y="6.823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5" draw:text-style-name="P4" draw:layer="layout" svg:width="0.14cm" svg:height="0.232cm" svg:x="16.247cm" svg:y="7.388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5" draw:text-style-name="P4" draw:layer="layout" svg:width="0.142cm" svg:height="0.22cm" svg:x="16.417cm" svg:y="7.321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5" draw:text-style-name="P4" draw:layer="layout" svg:width="0.09cm" svg:height="0.42cm" svg:x="16.649cm" svg:y="7.323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5" draw:text-style-name="P4" draw:layer="layout" svg:width="0.143cm" svg:height="0.22cm" svg:x="16.91cm" svg:y="7.292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5" draw:text-style-name="P4" draw:layer="layout" svg:width="0.143cm" svg:height="0.22cm" svg:x="16.768cm" svg:y="7.569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4" draw:layer="layout" svg:width="0.105cm" svg:height="0.245cm" svg:x="16.947cm" svg:y="7.558cm" svg:viewBox="0 0 106 246" svg:d="M104 11c2-3 2-4 2-5 0-4-3-6-6-6-4 0-5 3-7 6-30 76-61 153-91 229-2 3-2 4-2 5 0 4 3 6 6 6 4 0 5-3 7-6 30-76 61-153 91-229z">
              <text:p/>
            </draw:path>
            <draw:path draw:style-name="gr5" draw:text-style-name="P4" draw:layer="layout" svg:width="0.107cm" svg:height="0.163cm" svg:x="17.088cm" svg:y="7.579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5" draw:text-style-name="P4" draw:layer="layout" svg:width="0.09cm" svg:height="0.42cm" svg:x="17.228cm" svg:y="7.323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5" draw:text-style-name="P4" draw:layer="layout" svg:width="0.08cm" svg:height="0.35cm" svg:x="18.338cm" svg:y="7.358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4" draw:layer="layout" svg:width="0.135cm" svg:height="0.16cm" svg:x="18.45cm" svg:y="7.464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4" draw:layer="layout" svg:width="0.17cm" svg:height="0.154cm" svg:x="18.603cm" svg:y="7.47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5" draw:text-style-name="P4" draw:layer="layout" svg:width="0.135cm" svg:height="0.16cm" svg:x="18.781cm" svg:y="7.464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4" draw:layer="layout" svg:width="0.176cm" svg:height="0.154cm" svg:x="18.939cm" svg:y="7.466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5" draw:text-style-name="P4" draw:layer="layout" svg:width="0.19cm" svg:height="0.315cm" svg:x="19.251cm" svg:y="7.374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5" draw:text-style-name="P4" draw:layer="layout" svg:width="0.081cm" svg:height="0.35cm" svg:x="19.477cm" svg:y="7.358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9" draw:text-style-name="P2" draw:layer="layout" svg:width="0.434cm" svg:height="0.395cm" svg:x="1.403cm" svg:y="5.403cm">
          <draw:text-box>
            <text:p><text:span text:style-name="T2">(3)</text:span></text:p>
          </draw:text-box>
        </draw:frame>
        <draw:frame draw:style-name="gr46" draw:text-style-name="P2" draw:layer="layout" svg:width="6.056cm" svg:height="0.395cm" svg:x="1.903cm" svg:y="5.404cm">
          <draw:text-box>
            <text:p><text:span text:style-name="T2">remove RL-violating words (intra-word)</text:span></text:p>
          </draw:text-box>
        </draw:frame>
        <draw:frame draw:style-name="gr47" draw:text-style-name="P2" draw:layer="layout" svg:width="1.814cm" svg:height="0.789cm" svg:x="2.203cm" svg:y="6.603cm">
          <draw:text-box>
            <text:p><text:span text:style-name="T2">* local GCB</text:span></text:p>
            <text:p><text:span text:style-name="T2">* RL</text:span></text:p>
          </draw:text-box>
        </draw:frame>
        <draw:frame draw:style-name="gr9" draw:text-style-name="P2" draw:layer="layout" svg:width="0.434cm" svg:height="0.395cm" svg:x="1.404cm" svg:y="7.404cm">
          <draw:text-box>
            <text:p><text:span text:style-name="T2">(5)</text:span></text:p>
          </draw:text-box>
        </draw:frame>
        <draw:frame draw:style-name="gr48" draw:text-style-name="P2" draw:layer="layout" svg:width="7.178cm" svg:height="0.395cm" svg:x="1.905cm" svg:y="7.405cm">
          <draw:text-box>
            <text:p><text:span text:style-name="T2">select marker-like subset (for synchronization)</text:span></text:p>
          </draw:text-box>
        </draw:frame>
        <draw:frame draw:style-name="gr2" draw:text-style-name="P2" draw:layer="layout" svg:width="0.391cm" svg:height="0.395cm" svg:x="1.404cm" svg:y="8.305cm">
          <draw:text-box>
            <text:p><text:span text:style-name="T2">(*)</text:span></text:p>
          </draw:text-box>
        </draw:frame>
        <draw:frame draw:style-name="gr49" draw:text-style-name="P2" draw:layer="layout" svg:width="3.664cm" svg:height="0.395cm" svg:x="2.204cm" svg:y="7.805cm">
          <draw:text-box>
            <text:p><text:span text:style-name="T2">[marker + anti-marker?]</text:span></text:p>
          </draw:text-box>
        </draw:frame>
        <draw:line draw:style-name="gr50" draw:text-style-name="P5" draw:layer="layout" svg:x1="1.4cm" svg:y1="6cm" svg:x2="9cm" svg:y2="6cm">
          <text:p/>
        </draw:line>
        <draw:frame draw:style-name="gr38" draw:text-style-name="P2" draw:layer="layout" svg:width="4.942cm" svg:height="0.395cm" svg:x="14.803cm" svg:y="6.303cm">
          <draw:text-box>
            <text:p><text:span text:style-name="T2">(num. of GC-balanced patterns)</text:span></text:p>
          </draw:text-box>
        </draw:frame>
        <draw:frame draw:style-name="gr9" draw:text-style-name="P2" draw:layer="layout" svg:width="0.434cm" svg:height="0.395cm" svg:x="1.403cm" svg:y="6.204cm">
          <draw:text-box>
            <text:p><text:span text:style-name="T2">(4)</text:span></text:p>
          </draw:text-box>
        </draw:frame>
        <draw:frame draw:style-name="gr51" draw:text-style-name="P2" draw:layer="layout" svg:width="7.11cm" svg:height="0.395cm" svg:x="1.904cm" svg:y="6.205cm">
          <draw:text-box>
            <text:p><text:span text:style-name="T2">remove constraint violating words (inter-word)</text:span></text:p>
          </draw:text-box>
        </draw:frame>
        <draw:frame draw:style-name="gr52" draw:text-style-name="P2" draw:layer="layout" svg:width="2.157cm" svg:height="0.395cm" svg:x="4.803cm" svg:y="6.803cm">
          <draw:text-box>
            <text:p><text:span text:style-name="T2">(score base?)</text:span></text:p>
          </draw:text-box>
        </draw:frame>
        <draw:g draw:style-name="gr4">
          <svg:title>TexMaths</svg:title>
          <svg:desc>10§display§b_i:§svg§600§TRUE§</svg:desc>
          <draw:g>
            <draw:path draw:style-name="gr5" draw:text-style-name="P4" draw:layer="layout" svg:width="0.128cm" svg:height="0.246cm" svg:x="1.418cm" svg:y="3.075cm" svg:viewBox="0 0 129 247" svg:d="M67 4c-2-1 0-4-5-4-8 0-33 3-42 4-3 0-7 0-7 7 0 4 3 4 8 4 17 0 18 2 18 6 0 2-3 14-5 22-10 38-19 76-29 114-4 17-5 22-5 34 0 34 18 56 44 56 41 0 85-53 85-102 0-32-19-56-47-56-16 0-30 10-41 21 9-36 17-71 26-106zM34 137c2-8 2-9 5-13 17-22 33-28 42-28 13 0 22 11 22 33 0 21-11 60-18 74-11 23-27 36-41 36-12 0-23-10-23-36 0-6 0-13 5-35 3-10 5-21 8-31z">
              <text:p/>
            </draw:path>
            <draw:path draw:style-name="gr5" draw:text-style-name="P4" draw:layer="layout" svg:width="0.073cm" svg:height="0.163cm" svg:x="1.563cm" svg:y="3.209cm" svg:viewBox="0 0 74 164" svg:d="M68 9c0-4-3-9-10-9-6 0-14 6-14 13 0 4 4 9 10 9 7 0 14-7 14-13zM18 134c-1 3-2 6-2 10 0 11 10 20 23 20 25 0 35-33 35-37 0-3-3-3-4-3-3 0-3 1-4 4-6 20-17 30-26 30-5 0-6-3-6-9 0-5 1-10 4-15 2-7 5-14 7-20 3-6 11-28 12-31s2-6 2-8c0-12-10-21-23-21-25 0-36 33-36 38 0 3 3 2 4 3 4 0 4-1 5-4 6-21 17-30 26-30 4 0 6 2 6 8s-1 10-8 25c-5 13-10 26-15 40z">
              <text:p/>
            </draw:path>
            <draw:path draw:style-name="gr5" draw:text-style-name="P4" draw:layer="layout" svg:width="0.036cm" svg:height="0.151cm" svg:x="1.795cm" svg:y="3.16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14" draw:text-style-name="P2" draw:layer="layout" svg:width="3.702cm" svg:height="0.395cm" svg:x="2.004cm" svg:y="3.005cm">
          <draw:text-box>
            <text:p><text:span text:style-name="T2">information block length</text:span></text:p>
          </draw:text-box>
        </draw:frame>
        <draw:frame draw:style-name="gr53" draw:text-style-name="P2" draw:layer="layout" svg:width="3.283cm" svg:height="0.395cm" svg:x="1.404cm" svg:y="11.204cm">
          <draw:text-box>
            <text:p><text:span text:style-name="T2">inter-word constraint:</text:span></text:p>
          </draw:text-box>
        </draw:frame>
        <draw:frame draw:style-name="gr42" draw:text-style-name="P3" draw:layer="layout" svg:width="3.537cm" svg:height="0.395cm" svg:x="1.107cm" svg:y="9.206cm">
          <draw:text-box>
            <text:p><text:span text:style-name="T3">Local GC-balance</text:span></text:p>
          </draw:text-box>
        </draw:frame>
        <draw:g draw:style-name="gr4">
          <svg:title>TexMaths</svg:title>
          <svg:desc>10§display§(\ell_{\rm b}, \varepsilon)§svg§600§TRUE§</svg:desc>
          <draw:g>
            <draw:path draw:style-name="gr5" draw:text-style-name="P4" draw:layer="layout" svg:width="0.08cm" svg:height="0.348cm" svg:x="1.438cm" svg:y="9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4" draw:layer="layout" svg:width="0.135cm" svg:height="0.249cm" svg:x="1.543cm" svg:y="9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4" draw:layer="layout" svg:width="0.131cm" svg:height="0.171cm" svg:x="1.698cm" svg:y="9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4" draw:layer="layout" svg:width="0.04cm" svg:height="0.104cm" svg:x="1.888cm" svg:y="10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4" draw:layer="layout" svg:width="0.14cm" svg:height="0.165cm" svg:x="2.023cm" svg:y="9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4" draw:layer="layout" svg:width="0.08cm" svg:height="0.348cm" svg:x="2.198cm" svg:y="9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6" draw:text-style-name="P2" draw:layer="layout" svg:width="1.623cm" svg:height="0.395cm" svg:x="2.41cm" svg:y="9.805cm">
          <draw:text-box>
            <text:p><text:span text:style-name="T2">constraint:</text:span></text:p>
          </draw:text-box>
        </draw:frame>
        <draw:g draw:style-name="gr4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4" draw:layer="layout" svg:width="0.089cm" svg:height="0.163cm" svg:x="4.264cm" svg:y="9.8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4" draw:layer="layout" svg:width="0.139cm" svg:height="0.013cm" svg:x="4.237cm" svg:y="10.014cm" svg:viewBox="0 0 140 14" svg:d="M70 14c-23 0-47 0-70 0 0-5 0-9 0-14 47 0 93 0 140 0 0 5 0 9 0 14-23 0-47 0-70 0z">
              <text:p/>
            </draw:path>
            <draw:path draw:style-name="gr5" draw:text-style-name="P4" draw:layer="layout" svg:width="0.107cm" svg:height="0.162cm" svg:x="4.253cm" svg:y="10.0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4" draw:layer="layout" svg:width="0.213cm" svg:height="0.013cm" svg:x="4.527cm" svg:y="10.014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141cm" svg:height="0.165cm" svg:x="4.858cm" svg:y="9.9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4" draw:layer="layout" svg:width="0.213cm" svg:height="0.27cm" svg:x="5.14cm" svg:y="9.8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4" draw:layer="layout" svg:width="0.179cm" svg:height="0.11cm" svg:x="5.535cm" svg:y="9.8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4" draw:layer="layout" svg:width="0.148cm" svg:height="0.127cm" svg:x="5.744cm" svg:y="9.8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4" draw:layer="layout" svg:width="0.133cm" svg:height="0.127cm" svg:x="5.925cm" svg:y="9.8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4" draw:layer="layout" svg:width="0.063cm" svg:height="0.244cm" svg:x="6.122cm" svg:y="9.7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4" draw:layer="layout" svg:width="0.171cm" svg:height="0.112cm" svg:x="6.215cm" svg:y="9.8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4" draw:layer="layout" svg:width="0.06cm" svg:height="0.118cm" svg:x="6.414cm" svg:y="9.6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4" draw:layer="layout" svg:width="0.146cm" svg:height="0.145cm" svg:x="6.507cm" svg:y="9.6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4" draw:layer="layout" svg:width="0.078cm" svg:height="0.125cm" svg:x="6.682cm" svg:y="9.6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4" draw:layer="layout" svg:width="0.105cm" svg:height="0.122cm" svg:x="6.789cm" svg:y="9.7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4" draw:layer="layout" svg:width="0.133cm" svg:height="0.009cm" svg:x="6.953cm" svg:y="9.726cm" svg:viewBox="0 0 134 10" svg:d="M127 10c3 0 7 0 7-5s-4-5-7-5c-40 0-79 0-119 0-3 0-8 0-8 5s5 5 8 5c40 0 79 0 119 0z">
              <text:p/>
            </draw:path>
            <draw:path draw:style-name="gr5" draw:text-style-name="P4" draw:layer="layout" svg:width="0.071cm" svg:height="0.116cm" svg:x="7.141cm" svg:y="9.6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4" draw:layer="layout" svg:width="0.06cm" svg:height="0.118cm" svg:x="6.414cm" svg:y="9.8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4" draw:layer="layout" svg:width="0.063cm" svg:height="0.244cm" svg:x="7.27cm" svg:y="9.7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4" draw:layer="layout" svg:width="1.84cm" svg:height="0.013cm" svg:x="5.523cm" svg:y="10.014cm" svg:viewBox="0 0 1841 14" svg:d="M920 14c-307 0-613 0-920 0 0-5 0-9 0-14 614 0 1227 0 1841 0 0 5 0 9 0 14-307 0-614 0-921 0z">
              <text:p/>
            </draw:path>
            <draw:path draw:style-name="gr5" draw:text-style-name="P4" draw:layer="layout" svg:width="0.101cm" svg:height="0.175cm" svg:x="6.316cm" svg:y="10.0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4" draw:layer="layout" svg:width="0.105cm" svg:height="0.123cm" svg:x="6.441cm" svg:y="10.1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4" draw:layer="layout" svg:width="0.214cm" svg:height="0.27cm" svg:x="7.531cm" svg:y="9.8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4" draw:layer="layout" svg:width="0.089cm" svg:height="0.163cm" svg:x="7.942cm" svg:y="9.8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4" draw:layer="layout" svg:width="0.139cm" svg:height="0.013cm" svg:x="7.915cm" svg:y="10.014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7.931cm" svg:y="10.0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4" draw:layer="layout" svg:width="0.233cm" svg:height="0.233cm" svg:x="8.195cm" svg:y="9.9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4" draw:layer="layout" svg:width="0.141cm" svg:height="0.165cm" svg:x="8.536cm" svg:y="9.9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custom-shape draw:style-name="gr54" draw:text-style-name="P9" draw:layer="layout" svg:width="2cm" svg:height="0.2cm" svg:x="6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4cm" svg:height="0.2cm" svg:x="5cm" svg:y="11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2cm" svg:y1="11.8cm" svg:x2="5.2cm" svg:y2="12cm">
          <text:p/>
        </draw:line>
        <draw:line draw:style-name="gr17" draw:text-style-name="P5" draw:layer="layout" svg:x1="5.4cm" svg:y1="11.8cm" svg:x2="5.4cm" svg:y2="12cm">
          <text:p/>
        </draw:line>
        <draw:line draw:style-name="gr17" draw:text-style-name="P5" draw:layer="layout" svg:x1="5.6cm" svg:y1="11.8cm" svg:x2="5.6cm" svg:y2="12cm">
          <text:p/>
        </draw:line>
        <draw:line draw:style-name="gr17" draw:text-style-name="P5" draw:layer="layout" svg:x1="5.8cm" svg:y1="11.8cm" svg:x2="5.8cm" svg:y2="12cm">
          <text:p/>
        </draw:line>
        <draw:line draw:style-name="gr17" draw:text-style-name="P5" draw:layer="layout" svg:x1="8.2cm" svg:y1="11.8cm" svg:x2="8.2cm" svg:y2="12cm">
          <text:p/>
        </draw:line>
        <draw:line draw:style-name="gr17" draw:text-style-name="P5" draw:layer="layout" svg:x1="8.4cm" svg:y1="11.8cm" svg:x2="8.4cm" svg:y2="12cm">
          <text:p/>
        </draw:line>
        <draw:line draw:style-name="gr17" draw:text-style-name="P5" draw:layer="layout" svg:x1="8.6cm" svg:y1="11.8cm" svg:x2="8.6cm" svg:y2="12cm">
          <text:p/>
        </draw:line>
        <draw:line draw:style-name="gr17" draw:text-style-name="P5" draw:layer="layout" svg:x1="8.8cm" svg:y1="11.8cm" svg:x2="8.8cm" svg:y2="12cm">
          <text:p/>
        </draw:line>
        <draw:line draw:style-name="gr33" draw:text-style-name="P5" draw:layer="layout" svg:x1="6cm" svg:y1="11.8cm" svg:x2="6cm" svg:y2="12cm">
          <text:p/>
        </draw:line>
        <draw:line draw:style-name="gr33" draw:text-style-name="P5" draw:layer="layout" svg:x1="8cm" svg:y1="11.8cm" svg:x2="8cm" svg:y2="12cm">
          <text:p/>
        </draw:line>
        <draw:line draw:style-name="gr33" draw:text-style-name="P5" draw:layer="layout" svg:x1="7cm" svg:y1="11.8cm" svg:x2="7cm" svg:y2="12cm">
          <text:p/>
        </draw:line>
        <draw:g draw:style-name="gr4">
          <svg:title>TexMaths</svg:title>
          <svg:desc>10§display§i_{\rm L}§svg§600§TRUE§</svg:desc>
          <draw:g>
            <draw:path draw:style-name="gr5" draw:text-style-name="P4" draw:layer="layout" svg:width="0.092cm" svg:height="0.233cm" svg:x="5.452cm" svg:y="12.622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5" draw:text-style-name="P4" draw:layer="layout" svg:width="0.145cm" svg:height="0.165cm" svg:x="5.577cm" svg:y="12.739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line draw:style-name="gr56" draw:text-style-name="P5" draw:layer="layout" svg:x1="5.5cm" svg:y1="12.6cm" svg:x2="5.5cm" svg:y2="11.9cm">
          <text:p/>
        </draw:line>
        <draw:g draw:style-name="gr4">
          <svg:title>TexMaths</svg:title>
          <svg:desc>10§display§\ell_{\rm b}§svg§600§TRUE§</svg:desc>
          <draw:g>
            <draw:path draw:style-name="gr5" draw:text-style-name="P4" draw:layer="layout" svg:width="0.134cm" svg:height="0.249cm" svg:x="6.898cm" svg:y="12.0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4" draw:layer="layout" svg:width="0.13cm" svg:height="0.171cm" svg:x="7.051cm" svg:y="12.1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 draw:style-name="gr4">
          <svg:title>TexMaths</svg:title>
          <svg:desc>10§display§\alpha_{\rm L}§svg§600§TRUE§</svg:desc>
          <draw:g>
            <draw:path draw:style-name="gr5" draw:text-style-name="P4" draw:layer="layout" svg:width="0.195cm" svg:height="0.156cm" svg:x="5.027cm" svg:y="11.4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5" draw:text-style-name="P4" draw:layer="layout" svg:width="0.145cm" svg:height="0.165cm" svg:x="5.25cm" svg:y="11.4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g draw:style-name="gr4">
          <svg:title>TexMaths</svg:title>
          <svg:desc>10§display§\alpha_{\rm R}§svg§600§TRUE§</svg:desc>
          <draw:g>
            <draw:path draw:style-name="gr5" draw:text-style-name="P4" draw:layer="layout" svg:width="0.195cm" svg:height="0.156cm" svg:x="8.029cm" svg:y="11.438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5" draw:text-style-name="P4" draw:layer="layout" svg:width="0.185cm" svg:height="0.17cm" svg:x="8.252cm" svg:y="11.478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g draw:style-name="gr4">
          <svg:title>TexMaths</svg:title>
          <svg:desc>10§latex§\begin{align*}
&amp; \textstyle \alpha_{\rm L} = \lfloor \frac{i_{\rm L}}{\beta} \rfloor \\[-1mm]
&amp; \textstyle \alpha_{\rm R} = \lfloor \frac{i_{\rm R}-1}{\beta} \rfloor \\[-1mm]
&amp; \textstyle \gamma_{\rm L} = \lceil \frac{i_{\rm L}}{\beta} \rceil \\[-1mm]
&amp; \textstyle \gamma_{\rm R} = \lfloor \frac{i_{\rm R}}{\beta} \rfloor -1 \\[-1mm]
&amp; \textstyle \lambda_{\rm L} = \beta\gamma_{\rm L} - i_{\rm L} \\[-1mm]
&amp; \textstyle \lambda_{\rm R} = i_{\rm R} \!-\! \beta (\gamma_{\rm R} \!+\! 1)
\end{align*}§svg§600§TRUE§</svg:desc>
          <draw:g>
            <draw:path draw:style-name="gr5" draw:text-style-name="P4" draw:layer="layout" svg:width="0.197cm" svg:height="0.158cm" svg:x="1.671cm" svg:y="12.69cm" svg:viewBox="0 0 198 159" svg:d="M154 72c0-55-33-72-59-72-48 0-95 50-95 100 0 32 21 59 57 59 22 0 48-8 74-30 5 19 17 30 32 30 19 0 30-19 30-25 0-2-2-3-4-3-3 0-4 1-5 3-6 17-13 11-19 17-11 0-11-27-11-36 0-7 0-8 3-12 33-41 27-55 41-82 0-1-1-4-5-4-3 0-3 1-5 7-6 23-18 49-34 70 0-7 0-15 0-22zM130 120c-31 27-58 31-72 31-21 0-32-16-32-38 0-17 10-55 21-73 16-26 35-32 48-32 34 0 34 46 34 73 0 13 0 33 1 39z">
              <text:p/>
            </draw:path>
            <draw:path draw:style-name="gr5" draw:text-style-name="P4" draw:layer="layout" svg:width="0.145cm" svg:height="0.167cm" svg:x="1.896cm" svg:y="12.73cm" svg:viewBox="0 0 146 168" svg:d="M146 103c-3 0-5 0-8 0-3 24-7 56-53 56-8 0-17 0-25 0-12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5" draw:text-style-name="P4" draw:layer="layout" svg:width="0.233cm" svg:height="0.081cm" svg:x="2.19cm" svg:y="12.71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086cm" svg:height="0.35cm" svg:x="2.603cm" svg:y="12.582cm" svg:viewBox="0 0 87 351" svg:d="M74 351c5 0 13 0 13-7s-8-7-13-7c-20 0-40 0-60 0 0-108 0-217 0-325 0-6 0-12-7-12s-7 7-7 12c0 109 0 217 0 326 0 12 1 13 12 13 21 0 41 0 62 0z">
              <text:p/>
            </draw:path>
            <draw:path draw:style-name="gr5" draw:text-style-name="P4" draw:layer="layout" svg:width="0.074cm" svg:height="0.165cm" svg:x="2.751cm" svg:y="12.538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5" draw:text-style-name="P4" draw:layer="layout" svg:width="0.116cm" svg:height="0.119cm" svg:x="2.854cm" svg:y="12.616cm" svg:viewBox="0 0 117 120" svg:d="M117 73c-2 0-5 0-7 0-3 20-7 39-42 39-7 0-14 0-21 0-9 0-9-1-9-6 0-30 0-61 0-91 0-5 0-7 17-7 2 0 5 0 7 0 0-3 0-5 0-8-9 1-22 1-32 1-11 0-21 0-30-1 0 3 0 5 0 8 2 0 3 0 5 0 14 0 14 2 14 7 0 30 0 60 0 90 0 6 0 7-14 7-2 0-3 0-5 0 0 3 0 5 0 8 37 0 74 0 111 0 2-16 4-31 6-47z">
              <text:p/>
            </draw:path>
            <draw:path draw:style-name="gr5" draw:text-style-name="P4" draw:layer="layout" svg:width="0.262cm" svg:height="0.013cm" svg:x="2.74cm" svg:y="12.75cm" svg:viewBox="0 0 263 14" svg:d="M0 0c88 0 175 0 263 0 0 5 0 9 0 14-88 0-175 0-263 0 0-5 0-9 0-14z">
              <text:p/>
            </draw:path>
            <draw:path draw:style-name="gr5" draw:text-style-name="P4" draw:layer="layout" svg:width="0.143cm" svg:height="0.22cm" svg:x="2.797cm" svg:y="12.793cm" svg:viewBox="0 0 144 221" svg:d="M144 34c0-22-19-34-40-34-34 0-59 38-65 63-13 52-26 103-39 155 0 2 2 3 4 3s4 0 5-2c5-22 11-43 16-65 5 11 17 22 37 22 34 0 73-25 73-63 0-14-6-29-19-37 12-8 28-22 28-42zM95 75c-3 1-5 2-12 2-4 0-10 0-12-1 3-2 10-2 12-2 4 0 9 0 12 1zM128 30c0 13-7 32-22 40-4-1-9-3-23-3-9 0-21 1-21 10 0 6 8 7 20 7 9 0 16-1 24-4 7 6 11 16 11 26 0 36-24 63-54 63-19 0-33-12-33-31 0-3 0-5 1-7 5-22 11-44 16-66 6-23 28-58 56-58 15 0 25 8 25 23z">
              <text:p/>
            </draw:path>
            <draw:path draw:style-name="gr5" draw:text-style-name="P4" draw:layer="layout" svg:width="0.087cm" svg:height="0.35cm" svg:x="3.052cm" svg:y="12.582cm" svg:viewBox="0 0 88 351" svg:d="M88 12c0-6-1-12-8-12-8 0-7 7-7 12 0 108 0 217 0 325-20 0-40 0-60 0-5 0-13 0-13 7s8 7 13 7c21 0 41 0 62 0 11 0 13-1 13-13 0-109 0-217 0-326z">
              <text:p/>
            </draw:path>
            <draw:path draw:style-name="gr5" draw:text-style-name="P4" draw:layer="layout" svg:width="0.197cm" svg:height="0.158cm" svg:x="1.671cm" svg:y="13.206cm" svg:viewBox="0 0 198 159" svg:d="M154 73c0-56-33-73-59-73-48 0-95 50-95 100 0 33 21 59 57 59 22 0 48-8 74-29 5 19 17 29 32 29 19 0 30-19 30-25 0-2-2-3-4-3-3 0-4 1-5 3-6 18-13 12-19 18-11 0-11-28-11-36s0-8 3-12c33-42 27-55 41-83 0-1-1-4-5-4-3 0-3 1-5 8-6 22-18 49-34 69 0-7 0-14 0-21zM130 121c-31 27-58 31-72 31-21 0-32-16-32-39 0-17 10-55 21-73 16-25 35-32 48-32 34 0 34 46 34 73 0 13 0 34 1 40z">
              <text:p/>
            </draw:path>
            <draw:path draw:style-name="gr5" draw:text-style-name="P4" draw:layer="layout" svg:width="0.186cm" svg:height="0.172cm" svg:x="1.896cm" svg:y="13.246cm" svg:viewBox="0 0 187 173" svg:d="M109 84c22-5 45-19 45-39 0-25-33-45-71-45-28 0-55 0-83 0 0 3 0 6 0 9 2 0 4 0 6 0 19 0 19 3 19 11 0 43 0 85 0 128 0 9 0 11-19 11-2 0-4 0-6 0 0 3 0 6 0 9 12 0 26-1 36-1 11 0 25 1 37 1 0-3 0-6 0-9-2 0-4 0-6 0-19 0-19-2-19-11 0-20 0-40 0-60 11 0 21 0 32 0 5 0 18 0 29 10 8 7 8 13 8 30 0 16 0 26 11 35s26 10 32 10c21 0 27-20 27-27 0-2 0-5-4-5s-4 2-5 5c-1 14-9 20-17 20-14 0-16-14-19-37-2-19-3-23-10-31-3-3-9-9-23-14zM80 81c-11 0-21 0-32 0 0-21 0-41 0-62 0-7 0-9 6-10 2 0 11 0 16 0 24 0 57 0 57 36 0 27-21 36-47 36z">
              <text:p/>
            </draw:path>
            <draw:path draw:style-name="gr5" draw:text-style-name="P4" draw:layer="layout" svg:width="0.232cm" svg:height="0.081cm" svg:x="2.221cm" svg:y="13.23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086cm" svg:height="0.35cm" svg:x="2.633cm" svg:y="13.098cm" svg:viewBox="0 0 87 351" svg:d="M74 351c6 0 13 0 13-7s-7-7-13-7c-20 0-40 0-60 0 0-108 0-216 0-324 0-7 0-13-7-13s-7 7-7 13c0 109 0 217 0 326 0 11 1 12 13 12 20 0 41 0 61 0z">
              <text:p/>
            </draw:path>
            <draw:path draw:style-name="gr5" draw:text-style-name="P4" draw:layer="layout" svg:width="0.073cm" svg:height="0.165cm" svg:x="2.782cm" svg:y="13.054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8s-2 10-8 25c-5 13-10 27-15 40z">
              <text:p/>
            </draw:path>
            <draw:path draw:style-name="gr5" draw:text-style-name="P4" draw:layer="layout" svg:width="0.148cm" svg:height="0.122cm" svg:x="2.885cm" svg:y="13.133cm" svg:viewBox="0 0 149 123" svg:d="M89 60c12-3 33-12 33-28 0-18-27-32-56-32-22 0-44 0-66 0 0 2 0 5 0 7 2 0 3 0 5 0 14 0 14 2 14 8 0 30 0 60 0 90 0 5 0 7-14 7-2 0-3 0-5 0 0 3 0 5 0 8 8-1 18-1 28-1s20 0 28 1c0-3 0-5 0-8-2 0-3 0-5 0-14 0-14-2-14-7 0-14 0-28 0-42 9 0 18 0 27 0s18 2 23 7c7 5 7 9 7 19 0 14 0 21 9 28 7 5 17 6 25 6 17 0 21-14 21-20 0-3-2-3-3-3-3 0-4 1-4 3-1 10-7 15-13 15-12 0-14-14-15-25-1-5-2-12-2-14-3-10-12-16-23-19zM64 57c-9 0-18 0-27 0 0-14 0-29 0-43 0-5 0-6 6-7 4 0 8 0 12 0 20 0 47 0 47 25 0 20-20 25-38 25z">
              <text:p/>
            </draw:path>
            <draw:path draw:style-name="gr5" draw:text-style-name="P4" draw:layer="layout" svg:width="0.165cm" svg:height="0.011cm" svg:x="3.084cm" svg:y="13.15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88cm" svg:height="0.162cm" svg:x="3.303cm" svg:y="13.054cm" svg:viewBox="0 0 89 163" svg:d="M56 7c0-7-1-7-8-7-16 16-38 16-48 16 0 3 0 6 0 9 6 0 22 0 36-7 0 42 0 83 0 125 0 8 0 12-25 12-3 0-6 0-9 0 0 3 0 5 0 8 4 0 34-1 43-1 8 0 39 1 44 1 0-3 0-5 0-8-3 0-6 0-9 0-24 0-24-4-24-12 0-45 0-91 0-136z">
              <text:p/>
            </draw:path>
            <draw:path draw:style-name="gr5" draw:text-style-name="P4" draw:layer="layout" svg:width="0.646cm" svg:height="0.013cm" svg:x="2.77cm" svg:y="13.267cm" svg:viewBox="0 0 647 14" svg:d="M0 0c216 0 431 0 647 0 0 5 0 9 0 14-216 0-431 0-647 0 0-5 0-9 0-14z">
              <text:p/>
            </draw:path>
            <draw:path draw:style-name="gr5" draw:text-style-name="P4" draw:layer="layout" svg:width="0.142cm" svg:height="0.22cm" svg:x="3.019cm" svg:y="13.309cm" svg:viewBox="0 0 143 221" svg:d="M143 34c0-21-18-34-40-34-34 0-58 39-65 64-12 51-25 103-38 154-1 2 2 3 3 3 2 0 4 0 5-1 6-22 11-44 16-66 6 11 17 22 37 22 35 0 74-25 74-63 0-14-7-29-20-37 12-8 28-22 28-42zM95 76c-4 1-6 2-13 2-4 0-10-1-11-2 2-1 9-1 11-1 4 0 9 0 13 1zM127 30c0 13-6 32-21 41-5-2-10-3-24-3-8 0-21 0-21 9 0 6 8 7 21 7 8 0 15-1 23-3 7 5 11 15 11 26 0 35-24 62-54 62-19 0-32-12-32-31 0-2 0-5 0-7 6-22 11-44 16-66 6-23 28-58 57-58 14 0 24 8 24 23z">
              <text:p/>
            </draw:path>
            <draw:path draw:style-name="gr5" draw:text-style-name="P4" draw:layer="layout" svg:width="0.086cm" svg:height="0.35cm" svg:x="3.466cm" svg:y="13.098cm" svg:viewBox="0 0 87 351" svg:d="M87 13c0-7 0-13-7-13s-7 7-7 13c0 108 0 216 0 324-20 0-41 0-61 0-5 0-12 0-12 7s7 7 12 7c21 0 42 0 63 0 11 0 12-1 12-12 0-109 0-217 0-326z">
              <text:p/>
            </draw:path>
            <draw:path draw:style-name="gr5" draw:text-style-name="P4" draw:layer="layout" svg:width="0.184cm" svg:height="0.229cm" svg:x="1.663cm" svg:y="13.723cm" svg:viewBox="0 0 185 230" svg:d="M8 66c14-41 52-41 56-41 53 0 57 61 57 89 0 22-2 28-4 35-8 25-18 66-18 75 0 4 1 6 4 6 5 0 8-7 12-21 8-29 11-49 13-60 0-5 1-9 2-14 12-35 34-87 48-115 3-4 7-12 7-13 0-4-3-3-4-4-1 0-4 0-5 3-18 33-32 68-46 104 0-11-1-38-14-72-9-21-23-38-47-38-44 0-69 53-69 64 0 3 3 3 7 3z">
              <text:p/>
            </draw:path>
            <draw:path draw:style-name="gr5" draw:text-style-name="P4" draw:layer="layout" svg:width="0.145cm" svg:height="0.167cm" svg:x="1.853cm" svg:y="13.763cm" svg:viewBox="0 0 146 168" svg:d="M146 103c-3 0-5 0-8 0-3 24-7 56-53 56-8 0-17 0-25 0-11 0-12-2-12-10 0-43 0-86 0-129 0-8 0-12 24-12 3 0 5 0 8 0 0-3 0-5 0-8-5 0-37 1-43 1-9 0-25-1-37-1 0 3 0 5 0 8 2 0 4 0 6 0 19 0 19 3 19 12 0 43 0 85 0 128 0 8 0 11-19 11-2 0-4 0-6 0 0 3 0 6 0 9 46 0 93 0 139 0 2-22 5-43 7-65z">
              <text:p/>
            </draw:path>
            <draw:path draw:style-name="gr5" draw:text-style-name="P4" draw:layer="layout" svg:width="0.232cm" svg:height="0.081cm" svg:x="2.148cm" svg:y="13.74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5" draw:text-style-name="P4" draw:layer="layout" svg:width="0.086cm" svg:height="0.351cm" svg:x="2.56cm" svg:y="13.614cm" svg:viewBox="0 0 87 352" svg:d="M74 14c6 0 13 0 13-7s-7-7-13-7c-20 0-41 0-61 0-12 0-13 2-13 13 0 109 0 217 0 326 0 5 0 13 7 13s7-7 7-13c0-108 0-217 0-325 20 0 40 0 60 0z">
              <text:p/>
            </draw:path>
            <draw:path draw:style-name="gr5" draw:text-style-name="P4" draw:layer="layout" svg:width="0.073cm" svg:height="0.164cm" svg:x="2.709cm" svg:y="13.571cm" svg:viewBox="0 0 74 165" svg:d="M68 9c0-4-3-9-10-9s-14 6-14 13c0 5 3 10 10 10s14-7 14-14zM18 134c-1 3-3 6-3 10 0 12 10 21 24 21 24 0 35-34 35-37 0-4-3-4-4-4-3 0-3 2-4 5-6 19-17 29-27 29-4 0-6-3-6-8 0-6 2-10 4-16 3-7 5-13 8-20 2-5 11-28 12-31 1-2 2-5 2-8 0-11-10-21-24-21-24 0-35 34-35 38 0 3 3 3 4 3 3 0 3-1 4-4 7-21 17-30 27-30 3 0 6 2 6 9 0 6-2 9-8 24-5 13-10 27-15 40z">
              <text:p/>
            </draw:path>
            <draw:path draw:style-name="gr5" draw:text-style-name="P4" draw:layer="layout" svg:width="0.116cm" svg:height="0.119cm" svg:x="2.811cm" svg:y="13.649cm" svg:viewBox="0 0 117 120" svg:d="M117 72c-2 0-5 0-7 0-3 21-7 40-42 40-7 0-14 0-21 0-9 0-9-1-9-6 0-30 0-61 0-91 0-5 0-7 17-7 3 0 5 0 8 0 0-3 0-5 0-8-10 1-23 1-33 1-11 0-21-1-30-1 0 3 0 5 0 8 2 0 3 0 5 0 15 0 15 1 15 7 0 30 0 60 0 90 0 6 0 7-15 7-2 0-3 0-5 0 0 3 0 5 0 8 37 0 74 0 111 0 2-16 4-32 6-48z">
              <text:p/>
            </draw:path>
            <draw:path draw:style-name="gr5" draw:text-style-name="P4" draw:layer="layout" svg:width="0.262cm" svg:height="0.013cm" svg:x="2.697cm" svg:y="13.783cm" svg:viewBox="0 0 263 14" svg:d="M0 0c88 0 175 0 263 0 0 5 0 9 0 14-88 0-175 0-263 0 0-5 0-9 0-14z">
              <text:p/>
            </draw:path>
            <draw:path draw:style-name="gr5" draw:text-style-name="P4" draw:layer="layout" svg:width="0.142cm" svg:height="0.22cm" svg:x="2.754cm" svg:y="13.826cm" svg:viewBox="0 0 143 221" svg:d="M143 34c0-22-18-34-40-34-34 0-59 38-65 63-12 52-25 103-38 155-1 2 2 3 3 3 2 0 4 0 5-2 6-22 11-44 16-66 5 12 17 22 37 22 35 0 73-25 73-62 0-15-6-29-19-38 12-7 28-21 28-41zM95 75c-4 1-6 2-13 2-4 0-10 0-12-1 3-2 10-2 12-2 4 0 9 0 13 1zM127 29c0 13-6 33-22 41-4-1-9-3-23-3-8 0-21 1-21 9 0 7 8 8 20 8 9 0 16-2 24-4 7 5 11 15 11 26 0 36-24 62-54 62-19 0-33-11-33-31 0-2 1-4 1-7 6-22 11-43 16-65 6-23 28-58 56-58 15 0 25 7 25 22z">
              <text:p/>
            </draw:path>
            <draw:path draw:style-name="gr5" draw:text-style-name="P4" draw:layer="layout" svg:width="0.086cm" svg:height="0.351cm" svg:x="3.01cm" svg:y="13.614cm" svg:viewBox="0 0 87 352" svg:d="M87 13c0-12-1-13-13-13-21 0-41 0-62 0-5 0-12 0-12 7s7 7 12 7c20 0 41 0 61 0 0 108 0 217 0 325 0 5 0 13 7 13s7-7 7-13c0-109 0-217 0-326z">
              <text:p/>
            </draw:path>
            <draw:path draw:style-name="gr5" draw:text-style-name="P4" draw:layer="layout" svg:width="0.184cm" svg:height="0.23cm" svg:x="1.663cm" svg:y="14.238cm" svg:viewBox="0 0 185 231" svg:d="M8 66c14-40 52-41 56-41 53 0 57 62 57 90 0 21-2 27-4 34-8 26-18 66-18 76 0 3 1 6 4 6 5 0 8-8 12-21 8-30 11-50 13-61 0-4 1-9 2-13 12-35 34-87 48-115 3-4 7-12 7-14 0-3-3-2-4-3-1 0-4 0-5 2-18 34-32 69-46 104 0-11-1-37-14-71-9-22-23-39-47-39-44 0-69 53-69 64 0 4 3 4 7 4 0-1 1-1 1-2z">
              <text:p/>
            </draw:path>
            <draw:path draw:style-name="gr5" draw:text-style-name="P4" draw:layer="layout" svg:width="0.186cm" svg:height="0.172cm" svg:x="1.853cm" svg:y="14.278cm" svg:viewBox="0 0 187 173" svg:d="M109 84c23-5 45-20 45-39 0-25-33-45-71-45-28 0-55 0-83 0 0 3 0 6 0 9 2 0 4 0 6 0 19 0 20 2 20 11 0 43 0 85 0 128 0 8-1 11-20 11-2 0-4 0-6 0 0 3 0 6 0 9 12 0 27-1 37-1s24 1 36 1c0-3 0-6 0-9-2 0-4 0-6 0-19 0-19-2-19-11 0-20 0-41 0-61 11 0 22 0 33 0 4 0 17 0 28 10 8 8 8 14 8 31 0 16 0 26 12 35 10 9 25 10 32 10 20 0 26-20 26-27 0-2 0-5-4-5s-4 2-4 5c-2 14-10 20-17 20-14 0-16-14-19-37-3-20-4-23-11-32-2-2-9-9-23-13zM80 80c-11 0-21 0-32 0 0-21 0-41 0-62 0-6 0-8 7-9 2 0 10 0 15 0 24 0 57 0 57 36 0 27-21 35-47 35z">
              <text:p/>
            </draw:path>
            <draw:path draw:style-name="gr5" draw:text-style-name="P4" draw:layer="layout" svg:width="0.232cm" svg:height="0.082cm" svg:x="2.178cm" svg:y="14.264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4" draw:layer="layout" svg:width="0.086cm" svg:height="0.35cm" svg:x="2.59cm" svg:y="14.13cm" svg:viewBox="0 0 87 351" svg:d="M75 351c5 0 12 0 12-7s-7-7-12-7c-20 0-41 0-61 0 0-108 0-217 0-325 0-6 0-12-7-12s-7 7-7 12c0 109 0 218 0 327 0 11 2 12 13 12 21 0 41 0 62 0z">
              <text:p/>
            </draw:path>
            <draw:path draw:style-name="gr5" draw:text-style-name="P4" draw:layer="layout" svg:width="0.073cm" svg:height="0.165cm" svg:x="2.739cm" svg:y="14.086cm" svg:viewBox="0 0 74 166" svg:d="M68 10c0-4-3-10-10-10-6 0-14 7-14 14 0 4 4 9 10 9 7 0 14-7 14-13zM18 134c-1 4-2 7-2 11 0 11 9 21 23 21 25 0 35-34 35-38 0-3-3-3-4-3-3 0-3 1-4 4-6 20-17 30-26 30-5 0-6-3-6-9 0-5 1-10 4-16 2-6 5-13 7-19 3-6 11-28 12-31s2-6 2-8c0-12-10-21-23-21-25 0-36 33-36 37s3 4 4 4c4 0 4-2 4-4 7-21 18-30 27-30 4 0 6 2 6 8s-2 10-8 25c-5 13-10 26-15 39z">
              <text:p/>
            </draw:path>
            <draw:path draw:style-name="gr5" draw:text-style-name="P4" draw:layer="layout" svg:width="0.148cm" svg:height="0.123cm" svg:x="2.842cm" svg:y="14.164cm" svg:viewBox="0 0 149 124" svg:d="M90 60c11-2 32-11 32-27 0-19-27-33-56-33-22 0-44 0-66 0 0 3 0 5 0 8 2 0 3 0 5 0 14 0 14 2 14 7 0 30 0 60 0 90 0 6 0 8-14 8-2 0-3 0-5 0 0 2 0 5 0 7 8 0 18 0 28 0s20 0 29 0c0-2 0-5 0-7-2 0-4 0-6 0-14 0-14-2-14-8 0-14 0-28 0-42 9 0 18 0 27 0 10 0 18 3 23 7 7 6 7 10 7 20 0 14 0 21 9 28 7 5 17 6 25 6 17 0 21-14 21-20 0-3-1-4-3-4-3 0-4 1-4 4-1 10-7 14-13 14-12 0-14-13-15-24-1-5-2-12-2-14-3-11-12-17-22-20zM64 58c-9 0-18 0-27 0 0-14 0-29 0-43 0-5 0-6 6-7 4 0 8 0 12 0 20 0 47 0 47 25 0 20-20 25-38 25z">
              <text:p/>
            </draw:path>
            <draw:path draw:style-name="gr5" draw:text-style-name="P4" draw:layer="layout" svg:width="0.287cm" svg:height="0.014cm" svg:x="2.727cm" svg:y="14.298cm" svg:viewBox="0 0 288 15" svg:d="M0 0c96 0 192 0 288 0 0 5 0 10 0 15-96 0-192 0-288 0 0-5 0-10 0-15z">
              <text:p/>
            </draw:path>
            <draw:path draw:style-name="gr5" draw:text-style-name="P4" draw:layer="layout" svg:width="0.143cm" svg:height="0.22cm" svg:x="2.797cm" svg:y="14.341cm" svg:viewBox="0 0 144 221" svg:d="M144 34c0-21-19-34-41-34-33 0-58 38-64 63-13 52-26 103-39 155 0 2 2 3 3 3 3 0 5 0 5-2 6-22 11-43 17-65 5 11 17 22 37 22 34 0 73-25 73-63 0-14-7-29-19-37 12-8 28-22 28-42zM95 76c-4 0-5 1-13 1-3 0-9 0-11-1 2-1 9-2 11-2 4 0 10 1 13 2zM127 30c0 13-6 32-21 41-5-2-10-4-23-4-9 0-21 1-21 10 0 6 7 7 20 7 8 0 16-1 23-3 8 5 12 15 12 26 0 35-25 62-55 62-19 0-32-12-32-31 0-3 0-5 1-7 5-22 11-44 16-66 6-23 27-58 56-58 14 0 24 8 24 23z">
              <text:p/>
            </draw:path>
            <draw:path draw:style-name="gr5" draw:text-style-name="P4" draw:layer="layout" svg:width="0.086cm" svg:height="0.35cm" svg:x="3.064cm" svg:y="14.13cm" svg:viewBox="0 0 87 351" svg:d="M87 12c0-6 0-12-7-12s-7 7-7 12c0 108 0 217 0 325-20 0-40 0-60 0-5 0-13 0-13 7s8 7 13 7c21 0 41 0 62 0 11 0 12-1 12-12 0-109 0-218 0-327z">
              <text:p/>
            </draw:path>
            <draw:path draw:style-name="gr5" draw:text-style-name="P4" draw:layer="layout" svg:width="0.214cm" svg:height="0.014cm" svg:x="3.319cm" svg:y="14.298cm" svg:viewBox="0 0 215 15" svg:d="M203 15c6 0 12 0 12-8 0-7-6-7-12-7-63 0-127 0-190 0-6 0-13 0-13 7 0 8 7 8 13 8 63 0 127 0 190 0z">
              <text:p/>
            </draw:path>
            <draw:path draw:style-name="gr5" draw:text-style-name="P4" draw:layer="layout" svg:width="0.115cm" svg:height="0.233cm" svg:x="3.673cm" svg:y="14.159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4" draw:layer="layout" svg:width="0.173cm" svg:height="0.248cm" svg:x="1.676cm" svg:y="14.654cm" svg:viewBox="0 0 174 249" svg:d="M106 141c15 37 32 91 37 99 6 8 9 8 19 8 3 0 5 0 8 0s4-3 4-4-1-1-2-3c-4-4-6-9-8-16-24-67-48-133-72-200-7-20-26-25-43-25-2 0-6 0-6 4 0 3 2 3 3 4 12 2 14 4 23 28 11 32 23 63 34 95-32 32-65 65-97 97-4 4-6 6-6 10 0 6 4 11 10 11 5 0 9-4 12-8 28-33 56-67 84-100z">
              <text:p/>
            </draw:path>
            <draw:path draw:style-name="gr5" draw:text-style-name="P4" draw:layer="layout" svg:width="0.145cm" svg:height="0.167cm" svg:x="1.876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5" draw:text-style-name="P4" draw:layer="layout" svg:width="0.232cm" svg:height="0.081cm" svg:x="2.171cm" svg:y="14.76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91cm" svg:height="0.315cm" svg:x="2.532cm" svg:y="14.65cm" svg:viewBox="0 0 192 316" svg:d="M192 48c0-26-20-48-48-48-20 0-30 6-42 15-20 14-39 48-46 75-19 74-37 149-56 223 0 1 2 3 5 3 2 0 3 0 4-2 8-32 16-65 24-97 7 22 22 35 48 35s52-13 68-28c17-16 28-39 28-65 0-25-13-43-26-52 21-12 41-34 41-59zM129 106c-5 2-9 3-17 3-5 0-12 0-16-1 1-4 14-3 17-3 8 0 11 0 16 1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4" draw:layer="layout" svg:width="0.184cm" svg:height="0.23cm" svg:x="2.745cm" svg:y="14.743cm" svg:viewBox="0 0 185 231" svg:d="M8 66c14-41 52-41 56-41 53 0 57 62 57 89 0 22-1 28-4 35-8 25-18 66-18 75 0 4 2 7 4 7 5 0 8-8 12-21 8-30 11-50 13-61 0-4 1-9 2-14 12-34 34-87 48-115 3-4 7-11 7-13 0-3-3-2-4-3-1 0-4 0-5 2-18 33-32 69-46 104 0-11-1-38-14-72-9-21-23-38-47-38-44 0-69 53-69 64 0 4 4 4 7 4 0-1 1-1 1-2z">
              <text:p/>
            </draw:path>
            <draw:path draw:style-name="gr5" draw:text-style-name="P4" draw:layer="layout" svg:width="0.145cm" svg:height="0.167cm" svg:x="2.935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5" draw:text-style-name="P4" draw:layer="layout" svg:width="0.213cm" svg:height="0.013cm" svg:x="3.219cm" svg:y="14.803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092cm" svg:height="0.235cm" svg:x="3.551cm" svg:y="14.666cm" svg:viewBox="0 0 93 236" svg:d="M90 12c0-7-5-12-13-12-10 0-19 9-19 18 0 7 4 13 13 13 8 0 19-8 19-19zM63 145c4-11 4-11 8-21 2-7 4-12 4-18 0-16-11-29-29-29-33 0-46 51-46 54s3 3 4 3c4 0 4 0 6-6 9-33 23-44 35-44 3 0 9 0 9 12 0 7-2 14-4 18-3 9-18 50-24 65-4 9-8 21-8 28 0 17 12 29 29 29 33 0 46-51 46-54 0-4-3-4-4-4-4 0-4 1-6 7-6 22-18 43-36 43-6 0-8-3-8-11 0-9 2-14 10-36 5-12 9-24 14-36z">
              <text:p/>
            </draw:path>
            <draw:path draw:style-name="gr5" draw:text-style-name="P4" draw:layer="layout" svg:width="0.145cm" svg:height="0.167cm" svg:x="3.676cm" svg:y="14.783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5" draw:text-style-name="P4" draw:layer="layout" svg:width="0.173cm" svg:height="0.248cm" svg:x="1.676cm" svg:y="15.081cm" svg:viewBox="0 0 174 249" svg:d="M106 142c15 36 32 90 37 98 6 8 9 8 19 8 3 0 5 0 8 0s4-2 4-3c0-2-1-2-2-4-4-4-6-9-8-16-24-67-48-133-72-200-7-20-26-25-43-25-2 0-6 0-6 4 0 3 2 3 3 4 12 2 14 4 23 28 11 32 23 63 34 95-32 32-65 65-97 97-4 4-6 6-6 11 0 6 4 10 10 10 5 0 9-4 12-8 28-33 56-66 84-99z">
              <text:p/>
            </draw:path>
            <draw:path draw:style-name="gr5" draw:text-style-name="P4" draw:layer="layout" svg:width="0.186cm" svg:height="0.172cm" svg:x="1.876cm" svg:y="15.21cm" svg:viewBox="0 0 187 173" svg:d="M109 84c23-5 45-20 45-40 0-24-33-44-71-44-28 0-55 0-83 0 0 3 0 6 0 9 2 0 4 0 6 0 19 0 20 2 20 11 0 43 0 85 0 128 0 8-1 11-20 11-2 0-4 0-6 0 0 3 0 6 0 9 12 0 27-1 37-1s24 0 36 1c0-3 0-6 0-9-2 0-4 0-6 0-19 0-19-2-19-11 0-20 0-41 0-61 11 0 22 0 33 0 4 0 17 0 28 10 8 8 8 14 8 31 0 16 0 26 12 35 10 9 25 10 32 10 21 0 26-20 26-28 0-1 0-4-4-4s-4 2-4 4c-2 15-10 21-17 21-14 0-16-15-19-37-3-20-4-24-11-32-2-2-9-9-23-13zM80 80c-11 0-21 0-32 0 0-21 0-41 0-62 0-7 0-8 7-9 2 0 10 0 15 0 24 0 57 0 57 35 0 28-21 36-47 36z">
              <text:p/>
            </draw:path>
            <draw:path draw:style-name="gr5" draw:text-style-name="P4" draw:layer="layout" svg:width="0.232cm" svg:height="0.081cm" svg:x="2.201cm" svg:y="15.196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4" draw:layer="layout" svg:width="0.092cm" svg:height="0.235cm" svg:x="2.562cm" svg:y="15.093cm" svg:viewBox="0 0 93 236" svg:d="M90 13c0-7-5-13-13-13-10 0-19 9-19 19 0 6 5 12 13 12s19-8 19-18zM63 145c4-11 4-11 8-21 3-7 4-12 4-18 0-16-11-29-28-29-33 0-47 51-47 54s3 2 4 3c4 0 4 0 6-6 10-33 24-43 36-43 2 0 8 0 8 11 0 7-2 15-4 18-2 9-18 50-24 65-3 9-8 21-8 28 0 17 12 29 29 29 33 0 46-51 46-54 0-4-3-4-4-4-4 0-4 1-5 7-7 22-18 43-36 43-6 0-9-3-9-11 0-9 2-14 10-35 5-12 9-25 14-37z">
              <text:p/>
            </draw:path>
            <draw:path draw:style-name="gr5" draw:text-style-name="P4" draw:layer="layout" svg:width="0.186cm" svg:height="0.172cm" svg:x="2.687cm" svg:y="15.21cm" svg:viewBox="0 0 187 173" svg:d="M110 84c22-5 44-20 44-40 0-24-33-44-71-44-28 0-55 0-83 0 0 3 0 6 0 9 2 0 4 0 6 0 19 0 20 2 20 11 0 43 0 85 0 128 0 8-1 11-20 11-2 0-4 0-6 0 0 3 0 6 0 9 1 0 27-1 37-1s24 0 36 1c0-3 0-6 0-9-2 0-3 0-5 0-19 0-20-2-20-11 0-20 0-41 0-61 11 0 22 0 33 0 4 0 17 0 28 10 8 8 8 14 8 31 0 16 0 26 12 35 10 9 25 10 32 10 21 0 26-20 26-28 0-1 0-4-4-4s-4 2-4 4c-2 15-10 21-17 21-14 0-16-15-19-37-3-20-4-24-11-32-2-2-9-9-22-13zM80 80c-11 0-21 0-32 0 0-21 0-41 0-62 0-7 0-8 7-9 2 0 10 0 15 0 24 0 58 0 58 35 0 28-22 36-48 36z">
              <text:p/>
            </draw:path>
            <draw:path draw:style-name="gr5" draw:text-style-name="P4" draw:layer="layout" svg:width="0.214cm" svg:height="0.013cm" svg:x="2.943cm" svg:y="15.23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19cm" svg:height="0.315cm" svg:x="3.217cm" svg:y="15.077cm" svg:viewBox="0 0 191 316" svg:d="M191 48c0-26-19-48-48-48-20 0-30 6-42 15-20 14-39 48-46 75-18 74-36 149-55 223-1 1 1 3 4 3s4 0 4-1c9-32 17-65 25-97 6 21 22 34 47 34 26 0 52-13 68-28 17-16 28-39 28-65 0-25-13-43-25-52 20-12 40-33 40-59zM128 107c-5 1-9 2-17 2-5 0-12 0-16-1 1-4 14-3 18-3 7 0 10 0 15 2zM171 40c0 25-13 50-31 61-10-4-17-4-27-4-8 0-27-1-27 11-1 10 18 9 24 9 13 0 18-1 29-5 13 13 15 24 15 40 1 20-8 47-17 60-14 19-38 32-58 32-26 0-40-20-40-45 0-4 0-9 2-16 8-30 15-59 22-89 8-30 34-86 76-86 20 0 32 11 32 32z">
              <text:p/>
            </draw:path>
            <draw:path draw:style-name="gr5" draw:text-style-name="P4" draw:layer="layout" svg:width="0.081cm" svg:height="0.35cm" svg:x="3.458cm" svg:y="15.06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5" draw:text-style-name="P4" draw:layer="layout" svg:width="0.184cm" svg:height="0.23cm" svg:x="3.566cm" svg:y="15.17cm" svg:viewBox="0 0 185 231" svg:d="M8 66c14-41 52-41 56-41 53 0 57 62 57 89 0 22-2 28-4 35-8 25-18 66-18 75 0 4 1 7 4 7 5 0 8-8 11-21 9-30 12-50 13-61 1-4 2-9 3-14 12-34 34-87 48-114 3-5 7-12 7-14 0-3-3-2-4-3-2 0-4 0-5 2-18 34-32 69-46 104 0-11-1-37-14-72-9-21-23-38-47-38-44 0-69 53-69 64 0 4 3 4 7 4 0-1 1-1 1-2z">
              <text:p/>
            </draw:path>
            <draw:path draw:style-name="gr5" draw:text-style-name="P4" draw:layer="layout" svg:width="0.186cm" svg:height="0.172cm" svg:x="3.756cm" svg:y="15.21cm" svg:viewBox="0 0 187 173" svg:d="M109 84c22-5 45-20 45-40 0-24-33-44-71-44-28 0-55 0-83 0 0 3 0 6 0 9 2 0 4 0 6 0 19 0 19 2 19 11 0 43 0 85 0 128 0 8 0 11-19 11-2 0-4 0-6 0 0 3 0 6 0 9 12 0 26-1 37-1 10 0 24 0 36 1 0-3 0-6 0-9-2 0-4 0-6 0-19 0-19-2-19-11 0-20 0-41 0-61 11 0 22 0 33 0 4 0 17 0 28 10 8 8 8 14 8 31 0 16 0 26 12 35 10 9 25 10 31 10 21 0 27-20 27-28 0-1 0-4-4-4s-4 2-5 4c-1 15-9 21-17 21-14 0-16-15-18-37-3-20-4-24-11-32-2-2-9-9-23-13zM80 80c-11 0-21 0-32 0 0-21 0-41 0-62 0-7 0-8 6-9 2 0 11 0 16 0 24 0 57 0 57 35 0 28-21 36-47 36z">
              <text:p/>
            </draw:path>
            <draw:path draw:style-name="gr5" draw:text-style-name="P4" draw:layer="layout" svg:width="0.232cm" svg:height="0.233cm" svg:x="4.003cm" svg:y="15.12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4" draw:layer="layout" svg:width="0.115cm" svg:height="0.233cm" svg:x="4.307cm" svg:y="15.091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5" draw:text-style-name="P4" draw:layer="layout" svg:width="0.081cm" svg:height="0.35cm" svg:x="4.471cm" svg:y="15.062cm" svg:viewBox="0 0 82 351" svg:d="M82 175c0-27-4-70-23-109-21-44-51-66-55-66-2 0-4 1-4 3 0 1 0 2 7 8 35 35 55 91 55 164 0 60-13 122-57 167-5 4-5 4-5 5 0 3 2 4 4 4 4 0 35-24 56-69 18-38 22-77 22-107z">
              <text:p/>
            </draw:path>
          </draw:g>
        </draw:g>
        <draw:line draw:style-name="gr56" draw:text-style-name="P5" draw:layer="layout" svg:x1="8.5cm" svg:y1="12.6cm" svg:x2="8.5cm" svg:y2="11.9cm">
          <text:p/>
        </draw:line>
        <draw:g draw:style-name="gr4">
          <svg:title>TexMaths</svg:title>
          <svg:desc>10§display§i_{\rm R}§svg§600§TRUE§</svg:desc>
          <draw:g>
            <draw:path draw:style-name="gr5" draw:text-style-name="P4" draw:layer="layout" svg:width="0.092cm" svg:height="0.233cm" svg:x="8.353cm" svg:y="12.624cm" svg:viewBox="0 0 93 234" svg:d="M89 13c0-7-4-13-12-13-10 0-19 9-19 19 0 6 5 12 13 12s18-8 18-18zM63 144c4-10 4-11 8-20 2-7 4-12 4-19 0-15-11-28-29-28-33 0-46 51-46 54s3 2 4 3c4 0 4-1 6-6 9-33 23-44 35-44 3 0 9 0 9 12 0 7-2 14-4 18-3 9-18 49-24 64-3 9-8 20-8 28 0 16 12 28 29 28 33 0 46-50 46-54 0-3-4-3-5-3-3 0-3 1-5 6-6 22-18 44-36 44-6 0-8-4-8-12 0-9 2-14 10-35 4-12 9-24 14-36z">
              <text:p/>
            </draw:path>
            <draw:path draw:style-name="gr5" draw:text-style-name="P4" draw:layer="layout" svg:width="0.184cm" svg:height="0.17cm" svg:x="8.478cm" svg:y="12.741cm" svg:viewBox="0 0 185 171" svg:d="M109 83c22-5 44-19 44-39 0-25-32-44-70-44-28 0-55 0-83 0 0 3 0 5 0 8 2 0 4 0 6 0 19 0 19 3 19 11 0 42 0 85 0 127 0 9 0 11-19 11-2 0-4 0-6 0 0 3 0 6 0 9 12 0 26-1 36-1s24 1 37 1c0-3 0-6 0-9-2 0-4 0-6 0-19 0-20-2-20-11 0-19 0-39 0-59 11 0 22 0 33 0 4 0 17 0 28 10 9 7 9 13 9 30 0 16 0 25 11 34 10 9 25 10 32 10 20 0 25-20 25-26 0-2 0-5-4-5s-4 2-4 5c-2 13-10 19-16 19-14 0-16-14-19-36-3-19-4-23-11-31-2-3-9-9-22-14zM79 80c-11 0-22 0-32 0 0-21 0-41 0-62 0-7 1-9 7-9 2-1 10-1 16-1 23 0 57 0 57 36 0 27-22 36-48 36z">
              <text:p/>
            </draw:path>
          </draw:g>
        </draw:g>
        <draw:line draw:style-name="gr25" draw:text-style-name="P5" draw:layer="layout" svg:x1="5.4cm" svg:y1="12.2cm" svg:x2="6cm" svg:y2="12.2cm">
          <text:p/>
        </draw:line>
        <draw:line draw:style-name="gr25" draw:text-style-name="P5" draw:layer="layout" svg:x1="8cm" svg:y1="12.2cm" svg:x2="8.4cm" svg:y2="12.2cm">
          <text:p/>
        </draw:line>
        <draw:g draw:style-name="gr4">
          <svg:title>TexMaths</svg:title>
          <svg:desc>10§display§\lambda_{\rm L}§svg§600§TRUE§</svg:desc>
          <draw:g>
            <draw:path draw:style-name="gr5" draw:text-style-name="P4" draw:layer="layout" svg:width="0.172cm" svg:height="0.246cm" svg:x="5.574cm" svg:y="12.2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5" draw:text-style-name="P4" draw:layer="layout" svg:width="0.145cm" svg:height="0.166cm" svg:x="5.773cm" svg:y="12.3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 draw:style-name="gr4">
          <svg:title>TexMaths</svg:title>
          <svg:desc>10§display§\lambda_{\rm R}§svg§600§TRUE§</svg:desc>
          <draw:g>
            <draw:path draw:style-name="gr5" draw:text-style-name="P4" draw:layer="layout" svg:width="0.172cm" svg:height="0.246cm" svg:x="8.02cm" svg:y="12.2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5" draw:text-style-name="P4" draw:layer="layout" svg:width="0.185cm" svg:height="0.171cm" svg:x="8.219cm" svg:y="12.3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line draw:style-name="gr50" draw:text-style-name="P5" draw:layer="layout" svg:x1="5cm" svg:y1="11.6cm" svg:x2="5cm" svg:y2="11.8cm">
          <text:p/>
        </draw:line>
        <draw:line draw:style-name="gr50" draw:text-style-name="P5" draw:layer="layout" svg:x1="6cm" svg:y1="11.6cm" svg:x2="6cm" svg:y2="11.8cm">
          <text:p/>
        </draw:line>
        <draw:line draw:style-name="gr50" draw:text-style-name="P5" draw:layer="layout" svg:x1="7cm" svg:y1="11.6cm" svg:x2="7cm" svg:y2="11.8cm">
          <text:p/>
        </draw:line>
        <draw:line draw:style-name="gr50" draw:text-style-name="P5" draw:layer="layout" svg:x1="8cm" svg:y1="11.6cm" svg:x2="8cm" svg:y2="11.8cm">
          <text:p/>
        </draw:line>
        <draw:g draw:style-name="gr4">
          <svg:title>TexMaths</svg:title>
          <svg:desc>10§display§\gamma_{\rm L}§svg§600§TRUE§</svg:desc>
          <draw:g>
            <draw:path draw:style-name="gr5" draw:text-style-name="P4" draw:layer="layout" svg:width="0.183cm" svg:height="0.228cm" svg:x="5.995cm" svg:y="11.4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5" draw:text-style-name="P4" draw:layer="layout" svg:width="0.145cm" svg:height="0.165cm" svg:x="6.183cm" svg:y="11.4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 draw:style-name="gr4">
          <svg:title>TexMaths</svg:title>
          <svg:desc>10§display§\gamma_{\rm R}§svg§600§TRUE§</svg:desc>
          <draw:g>
            <draw:path draw:style-name="gr5" draw:text-style-name="P4" draw:layer="layout" svg:width="0.183cm" svg:height="0.228cm" svg:x="6.996cm" svg:y="11.442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5" draw:text-style-name="P4" draw:layer="layout" svg:width="0.185cm" svg:height="0.17cm" svg:x="7.185cm" svg:y="11.482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custom-shape draw:style-name="gr40" draw:text-style-name="P8" draw:layer="layout" svg:width="0.2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2cm" svg:height="0.2cm" svg:x="8.4cm" svg:y="13.6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3.4cm" svg:height="0.1cm" svg:x="5cm" svg:y="13.80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4cm" svg:height="0.2cm" svg:x="5cm" svg:y="13.601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2cm" svg:y1="13.601cm" svg:x2="5.2cm" svg:y2="13.801cm">
          <text:p/>
        </draw:line>
        <draw:line draw:style-name="gr17" draw:text-style-name="P5" draw:layer="layout" svg:x1="5.4cm" svg:y1="13.601cm" svg:x2="5.4cm" svg:y2="13.801cm">
          <text:p/>
        </draw:line>
        <draw:line draw:style-name="gr17" draw:text-style-name="P5" draw:layer="layout" svg:x1="5.6cm" svg:y1="13.601cm" svg:x2="5.6cm" svg:y2="13.801cm">
          <text:p/>
        </draw:line>
        <draw:line draw:style-name="gr17" draw:text-style-name="P5" draw:layer="layout" svg:x1="5.8cm" svg:y1="13.601cm" svg:x2="5.8cm" svg:y2="13.801cm">
          <text:p/>
        </draw:line>
        <draw:line draw:style-name="gr17" draw:text-style-name="P5" draw:layer="layout" svg:x1="8.2cm" svg:y1="13.601cm" svg:x2="8.2cm" svg:y2="13.801cm">
          <text:p/>
        </draw:line>
        <draw:line draw:style-name="gr17" draw:text-style-name="P5" draw:layer="layout" svg:x1="8.4cm" svg:y1="13.601cm" svg:x2="8.4cm" svg:y2="13.801cm">
          <text:p/>
        </draw:line>
        <draw:line draw:style-name="gr17" draw:text-style-name="P5" draw:layer="layout" svg:x1="8.6cm" svg:y1="13.601cm" svg:x2="8.6cm" svg:y2="13.801cm">
          <text:p/>
        </draw:line>
        <draw:line draw:style-name="gr17" draw:text-style-name="P5" draw:layer="layout" svg:x1="8.8cm" svg:y1="13.601cm" svg:x2="8.8cm" svg:y2="13.801cm">
          <text:p/>
        </draw:line>
        <draw:line draw:style-name="gr33" draw:text-style-name="P5" draw:layer="layout" svg:x1="6cm" svg:y1="13.601cm" svg:x2="6cm" svg:y2="13.801cm">
          <text:p/>
        </draw:line>
        <draw:line draw:style-name="gr33" draw:text-style-name="P5" draw:layer="layout" svg:x1="8cm" svg:y1="13.601cm" svg:x2="8cm" svg:y2="13.801cm">
          <text:p/>
        </draw:line>
        <draw:line draw:style-name="gr33" draw:text-style-name="P5" draw:layer="layout" svg:x1="7cm" svg:y1="13.601cm" svg:x2="7cm" svg:y2="13.801cm">
          <text:p/>
        </draw:line>
        <draw:g draw:style-name="gr4">
          <svg:title>TexMaths</svg:title>
          <svg:desc>10§display§\ell_{\rm b}§svg§600§TRUE§</svg:desc>
          <draw:g>
            <draw:path draw:style-name="gr5" draw:text-style-name="P4" draw:layer="layout" svg:width="0.134cm" svg:height="0.249cm" svg:x="6.898cm" svg:y="13.855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4" draw:layer="layout" svg:width="0.13cm" svg:height="0.171cm" svg:x="7.051cm" svg:y="13.984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 draw:style-name="gr4">
          <svg:title>TexMaths</svg:title>
          <svg:desc>10§display§\alpha_{\rm L} \!=\! \gamma_{\rm L}§svg§600§TRUE§</svg:desc>
          <draw:g>
            <draw:path draw:style-name="gr5" draw:text-style-name="P4" draw:layer="layout" svg:width="0.196cm" svg:height="0.158cm" svg:x="5.027cm" svg:y="13.24cm" svg:viewBox="0 0 197 159" svg:d="M153 72c0-55-33-72-59-72-48 0-94 50-94 99 0 33 21 60 56 60 23 0 48-9 75-30 4 19 16 30 32 30 18 0 29-20 29-25 0-3-2-4-4-4-3 0-4 1-5 4-6 17-13 11-19 17-11 0-11-27-11-36 0-7 0-8 3-12 33-41 27-55 41-82 0-1-1-4-5-4-3 0-3 1-5 8-6 22-18 48-34 69 0-7 0-15 0-22zM129 120c-31 27-58 31-72 31-21 0-31-16-31-38 0-17 9-55 20-73 16-26 35-32 48-32 34 0 34 46 34 73 0 13 0 33 1 39z">
              <text:p/>
            </draw:path>
            <draw:path draw:style-name="gr5" draw:text-style-name="P4" draw:layer="layout" svg:width="0.145cm" svg:height="0.166cm" svg:x="5.251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  <draw:path draw:style-name="gr5" draw:text-style-name="P4" draw:layer="layout" svg:width="0.232cm" svg:height="0.081cm" svg:x="5.487cm" svg:y="13.266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5" draw:text-style-name="P4" draw:layer="layout" svg:width="0.184cm" svg:height="0.229cm" svg:x="5.785cm" svg:y="13.24cm" svg:viewBox="0 0 185 230" svg:d="M8 66c14-40 52-41 56-41 53 0 57 62 57 89 0 21-2 27-4 34-8 26-18 66-18 76 0 3 1 6 4 6 5 0 8-8 11-21 9-30 12-49 13-60 1-5 2-9 3-14 11-35 34-87 48-114 2-4 7-12 7-13 0-4-4-4-5-4s-3 0-4 2c-18 34-32 69-46 104 0-11-1-37-14-71-9-22-23-39-47-39-44 0-69 53-69 64 0 4 4 4 7 4 0-1 1-1 1-2z">
              <text:p/>
            </draw:path>
            <draw:path draw:style-name="gr5" draw:text-style-name="P4" draw:layer="layout" svg:width="0.145cm" svg:height="0.166cm" svg:x="5.975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</draw:g>
        </draw:g>
        <draw:g draw:style-name="gr4">
          <svg:title>TexMaths</svg:title>
          <svg:desc>10§display§\alpha_{\rm R}§svg§600§TRUE§</svg:desc>
          <draw:g>
            <draw:path draw:style-name="gr5" draw:text-style-name="P4" draw:layer="layout" svg:width="0.195cm" svg:height="0.156cm" svg:x="8.029cm" svg:y="13.239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5" draw:text-style-name="P4" draw:layer="layout" svg:width="0.185cm" svg:height="0.17cm" svg:x="8.252cm" svg:y="13.279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line draw:style-name="gr25" draw:text-style-name="P5" draw:layer="layout" svg:x1="8cm" svg:y1="14.001cm" svg:x2="8.4cm" svg:y2="14.001cm">
          <text:p/>
        </draw:line>
        <draw:line draw:style-name="gr50" draw:text-style-name="P5" draw:layer="layout" svg:x1="5cm" svg:y1="13.401cm" svg:x2="5cm" svg:y2="13.601cm">
          <text:p/>
        </draw:line>
        <draw:line draw:style-name="gr50" draw:text-style-name="P5" draw:layer="layout" svg:x1="7cm" svg:y1="13.401cm" svg:x2="7cm" svg:y2="13.601cm">
          <text:p/>
        </draw:line>
        <draw:line draw:style-name="gr50" draw:text-style-name="P5" draw:layer="layout" svg:x1="8cm" svg:y1="13.401cm" svg:x2="8cm" svg:y2="13.601cm">
          <text:p/>
        </draw:line>
        <draw:g draw:style-name="gr4">
          <svg:title>TexMaths</svg:title>
          <svg:desc>10§display§\gamma_{\rm R}§svg§600§TRUE§</svg:desc>
          <draw:g>
            <draw:path draw:style-name="gr5" draw:text-style-name="P4" draw:layer="layout" svg:width="0.183cm" svg:height="0.228cm" svg:x="6.996cm" svg:y="13.243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5" draw:text-style-name="P4" draw:layer="layout" svg:width="0.185cm" svg:height="0.17cm" svg:x="7.185cm" svg:y="13.283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g draw:style-name="gr4">
          <svg:title>TexMaths</svg:title>
          <svg:desc>10§display§\lambda_{\rm L} \!=\! 0§svg§600§TRUE§</svg:desc>
          <draw:g>
            <draw:path draw:style-name="gr5" draw:text-style-name="P4" draw:layer="layout" svg:width="0.172cm" svg:height="0.246cm" svg:x="4.976cm" svg:y="13.949cm" svg:viewBox="0 0 173 247" svg:d="M106 141c15 36 32 89 37 98 6 7 9 7 19 7 2 0 5 0 8 0s3-2 3-3 0-2-1-3c-4-4-6-10-8-17-24-66-48-132-72-198-7-20-26-25-43-25-2 0-6 0-6 4 0 3 2 2 3 3 12 2 14 5 23 28 11 32 23 64 34 96-32 31-65 63-97 95-4 4-6 6-6 11 0 6 4 10 10 10 5 0 9-4 12-7 28-33 56-66 84-99z">
              <text:p/>
            </draw:path>
            <draw:path draw:style-name="gr5" draw:text-style-name="P4" draw:layer="layout" svg:width="0.145cm" svg:height="0.166cm" svg:x="5.176cm" svg:y="14.077cm" svg:viewBox="0 0 146 167" svg:d="M146 103c-3 0-5 0-8 0-3 24-7 55-53 55-8 0-17 0-25 0-11 0-12-2-12-9 0-43 0-86 0-129 0-8 0-11 23-11 3 0 6 0 9 0 0-3 0-6 0-9-5 1-37 1-43 1-9 0-25-1-37-1 0 3 0 6 0 9 2 0 4 0 6 0 19 0 19 3 19 11 0 42 0 85 0 128 0 7 0 10-19 10-2 0-4 0-6 0 0 3 0 6 0 9 46 0 93 0 139 0 2-21 5-43 7-64z">
              <text:p/>
            </draw:path>
            <draw:path draw:style-name="gr5" draw:text-style-name="P4" draw:layer="layout" svg:width="0.232cm" svg:height="0.081cm" svg:x="5.412cm" svg:y="14.064cm" svg:viewBox="0 0 233 82" svg:d="M222 14c5 0 11 0 11-7s-6-7-11-7c-71 0-141 0-211 0-4 0-11 0-11 7s7 7 12 7c70 0 140 0 210 0zM222 82c5 0 11 0 11-7s-6-7-11-7c-70 0-140 0-210 0-5 0-12 0-12 7s7 7 11 7c70 0 140 0 211 0z">
              <text:p/>
            </draw:path>
            <draw:path draw:style-name="gr5" draw:text-style-name="P4" draw:layer="layout" svg:width="0.147cm" svg:height="0.239cm" svg:x="5.717cm" svg:y="13.959cm" svg:viewBox="0 0 148 240" svg:d="M148 121c0-28-2-56-14-82-16-34-45-39-60-39-21 0-46 9-61 42-11 24-13 51-13 79 0 26 2 57 16 84 15 28 41 35 58 35 19 0 46-7 61-41 11-24 13-51 13-78zM74 232c-14 0-35-8-41-42-4-21-4-52-4-73 0-22 0-46 3-65 7-41 33-44 42-44 11 0 35 6 41 41 4 19 4 46 4 68 0 26 0 49-4 72-5 33-25 43-41 43z">
              <text:p/>
            </draw:path>
          </draw:g>
        </draw:g>
        <draw:g draw:style-name="gr4">
          <svg:title>TexMaths</svg:title>
          <svg:desc>10§display§\lambda_{\rm R}§svg§600§TRUE§</svg:desc>
          <draw:g>
            <draw:path draw:style-name="gr5" draw:text-style-name="P4" draw:layer="layout" svg:width="0.172cm" svg:height="0.246cm" svg:x="8.021cm" svg:y="14.0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5" draw:text-style-name="P4" draw:layer="layout" svg:width="0.185cm" svg:height="0.171cm" svg:x="8.22cm" svg:y="14.1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custom-shape draw:style-name="gr40" draw:text-style-name="P8" draw:layer="layout" svg:width="0.2cm" svg:height="0.2cm" svg:x="5.4cm" svg:y="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2cm" svg:height="0.2cm" svg:x="8cm" svg:y="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2.6cm" svg:height="0.1cm" svg:x="5.4cm" svg:y="15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2cm" svg:height="0.2cm" svg:x="6cm" svg:y="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4cm" svg:height="0.2cm" svg:x="5cm" svg:y="15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2cm" svg:y1="15cm" svg:x2="5.2cm" svg:y2="15.2cm">
          <text:p/>
        </draw:line>
        <draw:line draw:style-name="gr17" draw:text-style-name="P5" draw:layer="layout" svg:x1="5.4cm" svg:y1="15cm" svg:x2="5.4cm" svg:y2="15.2cm">
          <text:p/>
        </draw:line>
        <draw:line draw:style-name="gr17" draw:text-style-name="P5" draw:layer="layout" svg:x1="5.6cm" svg:y1="15cm" svg:x2="5.6cm" svg:y2="15.2cm">
          <text:p/>
        </draw:line>
        <draw:line draw:style-name="gr17" draw:text-style-name="P5" draw:layer="layout" svg:x1="5.8cm" svg:y1="15cm" svg:x2="5.8cm" svg:y2="15.2cm">
          <text:p/>
        </draw:line>
        <draw:line draw:style-name="gr17" draw:text-style-name="P5" draw:layer="layout" svg:x1="8.2cm" svg:y1="15cm" svg:x2="8.2cm" svg:y2="15.2cm">
          <text:p/>
        </draw:line>
        <draw:line draw:style-name="gr17" draw:text-style-name="P5" draw:layer="layout" svg:x1="8.4cm" svg:y1="15cm" svg:x2="8.4cm" svg:y2="15.2cm">
          <text:p/>
        </draw:line>
        <draw:line draw:style-name="gr17" draw:text-style-name="P5" draw:layer="layout" svg:x1="8.6cm" svg:y1="15cm" svg:x2="8.6cm" svg:y2="15.2cm">
          <text:p/>
        </draw:line>
        <draw:line draw:style-name="gr17" draw:text-style-name="P5" draw:layer="layout" svg:x1="8.8cm" svg:y1="15cm" svg:x2="8.8cm" svg:y2="15.2cm">
          <text:p/>
        </draw:line>
        <draw:line draw:style-name="gr33" draw:text-style-name="P5" draw:layer="layout" svg:x1="6cm" svg:y1="15cm" svg:x2="6cm" svg:y2="15.2cm">
          <text:p/>
        </draw:line>
        <draw:line draw:style-name="gr33" draw:text-style-name="P5" draw:layer="layout" svg:x1="8cm" svg:y1="15cm" svg:x2="8cm" svg:y2="15.2cm">
          <text:p/>
        </draw:line>
        <draw:line draw:style-name="gr33" draw:text-style-name="P5" draw:layer="layout" svg:x1="7cm" svg:y1="15cm" svg:x2="7cm" svg:y2="15.2cm">
          <text:p/>
        </draw:line>
        <draw:g draw:style-name="gr4">
          <svg:title>TexMaths</svg:title>
          <svg:desc>10§display§\ell_{\rm b}§svg§600§TRUE§</svg:desc>
          <draw:g>
            <draw:path draw:style-name="gr5" draw:text-style-name="P4" draw:layer="layout" svg:width="0.134cm" svg:height="0.249cm" svg:x="6.898cm" svg:y="15.2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4" draw:layer="layout" svg:width="0.13cm" svg:height="0.171cm" svg:x="7.051cm" svg:y="15.3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 draw:style-name="gr4">
          <svg:title>TexMaths</svg:title>
          <svg:desc>10§display§\alpha_{\rm L}§svg§600§TRUE§</svg:desc>
          <draw:g>
            <draw:path draw:style-name="gr5" draw:text-style-name="P4" draw:layer="layout" svg:width="0.195cm" svg:height="0.156cm" svg:x="5.027cm" svg:y="14.6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5" draw:text-style-name="P4" draw:layer="layout" svg:width="0.145cm" svg:height="0.165cm" svg:x="5.25cm" svg:y="14.6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25" draw:text-style-name="P5" draw:layer="layout" svg:x1="5.4cm" svg:y1="15.4cm" svg:x2="6cm" svg:y2="15.4cm">
          <text:p/>
        </draw:line>
        <draw:g draw:style-name="gr4">
          <svg:title>TexMaths</svg:title>
          <svg:desc>10§display§\lambda_{\rm L}§svg§600§TRUE§</svg:desc>
          <draw:g>
            <draw:path draw:style-name="gr5" draw:text-style-name="P4" draw:layer="layout" svg:width="0.172cm" svg:height="0.246cm" svg:x="5.574cm" svg:y="15.4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5" draw:text-style-name="P4" draw:layer="layout" svg:width="0.145cm" svg:height="0.166cm" svg:x="5.773cm" svg:y="15.5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 draw:style-name="gr4">
          <svg:title>TexMaths</svg:title>
          <svg:desc>10§display§\lambda_{\rm R} \!=\! 0§svg§600§TRUE§</svg:desc>
          <draw:g>
            <draw:path draw:style-name="gr5" draw:text-style-name="P4" draw:layer="layout" svg:width="0.173cm" svg:height="0.246cm" svg:x="7.921cm" svg:y="15.349cm" svg:viewBox="0 0 174 247" svg:d="M107 141c14 36 31 89 36 97 6 8 10 8 19 8 2 0 5 0 8 0s4-2 4-3-1-2-2-3c-4-4-6-10-8-17-24-66-48-132-72-198-7-20-26-25-43-25-1 0-6 0-6 4 0 3 2 3 3 4 12 2 14 4 23 28 11 31 23 63 34 95-32 32-65 63-97 95-4 4-6 6-6 11 0 6 4 10 10 10 5 0 9-4 12-7 28-33 57-66 85-99z">
              <text:p/>
            </draw:path>
            <draw:path draw:style-name="gr5" draw:text-style-name="P4" draw:layer="layout" svg:width="0.186cm" svg:height="0.171cm" svg:x="8.121cm" svg:y="15.477cm" svg:viewBox="0 0 187 172" svg:d="M109 84c22-5 45-19 45-39 0-25-33-45-71-45-28 0-55 0-83 0 0 3 0 6 0 9 2 0 4 0 6 0 19 0 20 3 20 11 0 42 0 85 0 128 0 8-1 11-20 11-2 0-4 0-6 0 0 3 0 5 0 8 12 0 27-1 37-1s24 0 36 1c0-3 0-5 0-8-2 0-4 0-6 0-19 0-19-2-19-11 0-21 0-41 0-61 11 0 22 0 33 0 4 0 17 0 28 11 8 7 8 13 8 30 0 16 0 26 11 35 11 8 26 9 32 9 21 0 27-19 27-26 0-2 0-5-4-5s-4 2-5 5c-1 14-9 19-17 19-14 0-16-14-19-36-2-19-3-23-10-31-3-3-9-10-23-14zM80 81c-11 0-21 0-32 0 0-21 0-41 0-62 0-7 0-9 7-10 1 0 10 0 15 0 24 0 57 0 57 36 0 27-21 36-47 36z">
              <text:p/>
            </draw:path>
            <draw:path draw:style-name="gr5" draw:text-style-name="P4" draw:layer="layout" svg:width="0.232cm" svg:height="0.081cm" svg:x="8.386cm" svg:y="15.464cm" svg:viewBox="0 0 233 82" svg:d="M221 14c6 0 12 0 12-7s-6-7-11-7c-70 0-140 0-210 0-5 0-12 0-12 7s7 7 12 7c70 0 139 0 209 0zM222 82c5 0 11 0 11-7s-6-7-12-7c-70 0-139 0-209 0-5 0-12 0-12 7s7 7 12 7c70 0 140 0 210 0z">
              <text:p/>
            </draw:path>
            <draw:path draw:style-name="gr5" draw:text-style-name="P4" draw:layer="layout" svg:width="0.147cm" svg:height="0.239cm" svg:x="8.692cm" svg:y="15.359cm" svg:viewBox="0 0 148 240" svg:d="M148 121c0-28-2-56-14-82-16-33-45-39-60-39-21 0-47 9-61 42-11 24-13 51-13 79 0 27 1 57 16 84 15 28 41 35 58 35 19 0 45-7 61-41 11-24 13-50 13-78zM74 232c-14 0-35-8-41-42-4-21-4-52-4-73 0-22 0-46 3-64 7-42 33-45 42-45 11 0 34 6 41 41 4 19 4 46 4 68 0 26 0 49-4 72-5 33-25 43-41 43z">
              <text:p/>
            </draw:path>
          </draw:g>
        </draw:g>
        <draw:line draw:style-name="gr50" draw:text-style-name="P5" draw:layer="layout" svg:x1="5cm" svg:y1="14.8cm" svg:x2="5cm" svg:y2="15cm">
          <text:p/>
        </draw:line>
        <draw:line draw:style-name="gr50" draw:text-style-name="P5" draw:layer="layout" svg:x1="6cm" svg:y1="14.8cm" svg:x2="6cm" svg:y2="15cm">
          <text:p/>
        </draw:line>
        <draw:line draw:style-name="gr50" draw:text-style-name="P5" draw:layer="layout" svg:x1="7cm" svg:y1="14.8cm" svg:x2="7cm" svg:y2="15cm">
          <text:p/>
        </draw:line>
        <draw:line draw:style-name="gr50" draw:text-style-name="P5" draw:layer="layout" svg:x1="8cm" svg:y1="14.8cm" svg:x2="8cm" svg:y2="15cm">
          <text:p/>
        </draw:line>
        <draw:g draw:style-name="gr4">
          <svg:title>TexMaths</svg:title>
          <svg:desc>10§display§\gamma_{\rm L}§svg§600§TRUE§</svg:desc>
          <draw:g>
            <draw:path draw:style-name="gr5" draw:text-style-name="P4" draw:layer="layout" svg:width="0.183cm" svg:height="0.228cm" svg:x="5.995cm" svg:y="14.6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5" draw:text-style-name="P4" draw:layer="layout" svg:width="0.145cm" svg:height="0.165cm" svg:x="6.183cm" svg:y="14.6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 draw:style-name="gr4">
          <svg:title>TexMaths</svg:title>
          <svg:desc>10§display§\gamma_{\rm R} \!=\! \alpha_{\rm R}§svg§600§TRUE§</svg:desc>
          <draw:g>
            <draw:path draw:style-name="gr5" draw:text-style-name="P4" draw:layer="layout" svg:width="0.183cm" svg:height="0.228cm" svg:x="6.996cm" svg:y="14.643cm" svg:viewBox="0 0 184 229" svg:d="M8 66c13-40 52-41 55-41 53 0 57 62 57 89 0 20-1 26-4 33-8 26-18 66-18 76 0 3 2 6 4 6 5 0 8-8 12-21 8-30 11-49 13-60 0-5 1-9 2-14 12-34 34-86 48-113 3-4 7-12 7-13 0-4-3-3-4-4-1 0-4 0-5 2-18 34-32 69-46 104 0-11-1-37-14-71-9-22-23-39-47-39-44 0-68 53-68 64 0 4 3 4 6 4 1-1 1-2 2-2z">
              <text:p/>
            </draw:path>
            <draw:path draw:style-name="gr5" draw:text-style-name="P4" draw:layer="layout" svg:width="0.186cm" svg:height="0.17cm" svg:x="7.185cm" svg:y="14.683cm" svg:viewBox="0 0 187 171" svg:d="M109 84c22-5 45-20 45-40 0-24-33-44-71-44-28 0-55 0-83 0 0 3 0 6 0 9 2 0 4 0 6 0 19 0 20 2 20 11 0 42 0 84 0 126 0 9-1 11-20 11-2 0-4 0-6 0 0 3 0 6 0 9 12 0 27-1 37-1s24 1 36 1c0-3 0-6 0-9-2 0-4 0-6 0-19 0-19-2-19-11 0-19 0-39 0-59 11 0 22 0 33 0 4 0 17 0 28 10 8 7 8 14 8 30 0 15 0 25 12 34 10 9 25 10 31 10 21 0 27-20 27-27 0-2 0-5-4-5s-4 2-5 5c-1 14-9 20-17 20-14 0-16-14-18-36-3-19-4-23-11-31-3-3-9-9-23-13zM80 80c-11 0-21 0-32 0 0-21 0-41 0-62 0-7 0-8 7-9 2 0 10 0 15 0 24 0 57 0 57 35 0 28-21 36-47 36z">
              <text:p/>
            </draw:path>
            <draw:path draw:style-name="gr5" draw:text-style-name="P4" draw:layer="layout" svg:width="0.232cm" svg:height="0.081cm" svg:x="7.451cm" svg:y="14.669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5" draw:text-style-name="P4" draw:layer="layout" svg:width="0.196cm" svg:height="0.157cm" svg:x="7.757cm" svg:y="14.643cm" svg:viewBox="0 0 197 158" svg:d="M153 72c0-55-33-72-59-72-48 0-94 50-94 99 0 32 21 59 57 59 22 0 47-9 74-30 4 19 16 30 32 30 18 0 29-20 29-25 0-3-2-4-4-4s-4 1-5 4c-6 17-13 12-19 17-11 0-11-26-11-35 0-7 0-8 3-12 33-41 27-55 41-82 0-1-1-4-4-4-4 0-4 1-6 8-6 22-18 48-34 69 0-8 0-15 0-22zM129 120c-31 26-58 30-72 30-21 0-31-16-31-37 0-17 9-55 20-73 17-26 36-32 48-32 35 0 35 46 35 73 0 13 0 33 0 39z">
              <text:p/>
            </draw:path>
            <draw:path draw:style-name="gr5" draw:text-style-name="P4" draw:layer="layout" svg:width="0.186cm" svg:height="0.17cm" svg:x="7.981cm" svg:y="14.683cm" svg:viewBox="0 0 187 171" svg:d="M109 84c22-5 45-20 45-40 0-24-33-44-71-44-28 0-55 0-83 0 0 3 0 6 0 9 2 0 4 0 6 0 19 0 20 2 20 11 0 42 0 84 0 126 0 9-1 11-20 11-2 0-4 0-6 0 0 3 0 6 0 9 1 0 27-1 37-1s24 1 36 1c0-3 0-6 0-9-2 0-4 0-6 0-19 0-19-2-19-11 0-19 0-39 0-59 11 0 22 0 33 0 4 0 17 0 28 10 8 7 8 14 8 30 0 15 0 25 12 34 10 9 25 10 31 10 21 0 27-20 27-27 0-2 0-5-4-5s-4 2-5 5c-1 14-9 20-17 20-14 0-16-14-18-36-3-19-4-23-11-31-2-3-9-9-23-13zM80 80c-11 0-21 0-32 0 0-21 0-41 0-62 0-7 0-8 7-9 2 0 10 0 15 0 24 0 57 0 57 35 0 28-21 36-47 36z">
              <text:p/>
            </draw:path>
          </draw:g>
        </draw:g>
        <draw:g draw:style-name="gr4">
          <svg:title>TexMaths</svg:title>
          <svg:desc>10§display§\textstyle
\underline{w} = \left\lceil \ell_b \left( \frac{1}{2} - \varepsilon \right) \right\rceil, 
\overline{w} = \left\lfloor \ell_b \left( \frac{1}{2} + \varepsilon \right) \right\rfloor§svg§600§TRUE§</svg:desc>
          <draw:g>
            <draw:path draw:style-name="gr5" draw:text-style-name="P4" draw:layer="layout" svg:width="0.232cm" svg:height="0.158cm" svg:x="3.424cm" svg:y="10.529cm" svg:viewBox="0 0 233 159" svg:d="M153 36c1-7 5-20 5-22 0-7-5-10-10-10s-11 3-13 10c-1 2-18 69-20 79-3 10-4 16-4 23 0 4 0 4 1 6-8 19-19 30-33 30-28 0-28-26-28-32 0-12 2-25 19-68 4-11 6-16 6-23 0-16-12-29-29-29-34 0-47 51-47 54 0 4 4 4 5 4 3 0 4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4" draw:layer="layout" svg:width="0.26cm" svg:height="0.013cm" svg:x="3.414cm" svg:y="10.725cm" svg:viewBox="0 0 261 14" svg:d="M131 14c-44 0-87 0-131 0 0-5 0-9 0-14 87 0 174 0 261 0 0 5 0 9 0 14-43 0-87 0-130 0z">
              <text:p/>
            </draw:path>
            <draw:path draw:style-name="gr5" draw:text-style-name="P4" draw:layer="layout" svg:width="0.232cm" svg:height="0.081cm" svg:x="3.793cm" svg:y="10.5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086cm" svg:height="0.419cm" svg:x="4.215cm" svg:y="10.386cm" svg:viewBox="0 0 87 420" svg:d="M0 420c5 0 9 0 14 0 0-135 0-271 0-406 24 0 49 0 73 0 0-5 0-9 0-14-29 0-58 0-87 0 0 140 0 280 0 420z">
              <text:p/>
            </draw:path>
            <draw:path draw:style-name="gr5" draw:text-style-name="P4" draw:layer="layout" svg:width="0.135cm" svg:height="0.25cm" svg:x="4.314cm" svg:y="10.437cm" svg:viewBox="0 0 136 251" svg:d="M1 213c0 1-1 2-1 3 0 2 2 5 4 5s3-1 13-11c2-3 9-9 12-12 4 27 14 53 40 53 14 0 26-8 33-14 5-3 22-16 22-19 0-1-1-5-5-5-1 0-1 1-4 4-23 21-36 26-46 26-16 0-21-18-21-45 0-2 0-18 2-20 0-1-1-2 7-9 28-29 79-87 79-142 0-6 0-27-21-27-29 0-55 58-59 66-17 38-28 79-28 121-9 8-18 17-27 26zM51 164c1-4 16-82 36-123 10-19 17-33 28-33 12 0 12 12 12 18 0 59-59 120-76 138z">
              <text:p/>
            </draw:path>
            <draw:path draw:style-name="gr5" draw:text-style-name="P4" draw:layer="layout" svg:width="0.099cm" svg:height="0.171cm" svg:x="4.472cm" svg:y="10.567cm" svg:viewBox="0 0 100 172" svg:d="M49 7c0-1 1-3 1-4s-1-3-4-3c-5 0-25 2-31 2-2 0-6 1-6 6 0 3 4 3 7 3 12 0 12 2 12 4s-3 11-4 17c-2 8-4 15-6 23s-16 62-16 65c-2 6-2 9-2 12 0 25 16 40 37 40 30 0 63-33 63-69 0-29-20-41-37-41-13 0-23 7-31 13 6-23 11-45 17-68zM37 166c-12 0-19-11-19-25 0-10 2-18 9-46 1-4 1-5 6-10 10-11 21-16 29-16 10 0 18 7 18 23 0 10-5 36-12 50-6 12-19 24-31 24z">
              <text:p/>
            </draw:path>
            <draw:path draw:style-name="gr5" draw:text-style-name="P4" draw:layer="layout" svg:width="0.091cm" svg:height="0.419cm" svg:x="4.709cm" svg:y="10.386cm" svg:viewBox="0 0 92 420" svg:d="M92 416c0-1-1-2-1-3-17-17-40-45-55-103-8-32-11-68-11-99 0-93 22-157 64-203 3-3 2-3 3-4 0-4-3-4-4-4-5 0-24 21-29 27-36 42-59 105-59 183 0 49 9 120 55 179 4 4 27 31 33 31 1 0 4 0 4-4z">
              <text:p/>
            </draw:path>
            <draw:path draw:style-name="gr5" draw:text-style-name="P4" draw:layer="layout" svg:width="0.089cm" svg:height="0.162cm" svg:x="4.886cm" svg:y="10.383cm" svg:viewBox="0 0 90 163" svg:d="M56 7c0-7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5" draw:text-style-name="P4" draw:layer="layout" svg:width="0.139cm" svg:height="0.013cm" svg:x="4.859cm" svg:y="10.59cm" svg:viewBox="0 0 140 14" svg:d="M70 14c-23 0-47 0-70 0 0-5 0-9 0-14 47 0 93 0 140 0 0 5 0 9 0 14-23 0-47 0-70 0z">
              <text:p/>
            </draw:path>
            <draw:path draw:style-name="gr5" draw:text-style-name="P4" draw:layer="layout" svg:width="0.107cm" svg:height="0.162cm" svg:x="4.875cm" svg:y="10.641cm" svg:viewBox="0 0 108 163" svg:d="M108 119c-3 0-5 0-8 0-1 5-3 20-6 22-2 1-21 1-25 1-15 0-30 0-45 0 26-22 34-29 49-41 18-14 35-29 35-53 0-30-26-48-57-48s-51 22-51 44c0 13 10 14 13 14 6 0 13-4 13-13 0-4-2-13-15-13 8-17 25-23 36-23 25 0 38 19 38 39 0 22-16 38-24 47-20 19-39 39-59 59-2 2-2 2-2 9 34 0 67 0 101 0 2-15 5-30 7-44z">
              <text:p/>
            </draw:path>
            <draw:path draw:style-name="gr5" draw:text-style-name="P4" draw:layer="layout" svg:width="0.213cm" svg:height="0.013cm" svg:x="5.149cm" svg:y="10.59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141cm" svg:height="0.166cm" svg:x="5.48cm" svg:y="10.525cm" svg:viewBox="0 0 142 167" svg:d="M40 80c12 5 22 5 31 5s28 0 28-11c0-9-12-10-25-10-8 0-20 1-33 7-8-4-14-11-14-20 0-22 34-34 66-34 5 0 18 0 32 9 4 3 5 4 7 4 5 0 10-5 10-10 0-6-22-20-46-20-40 0-78 24-78 51 0 15 13 23 14 25-21 11-32 31-32 47 0 23 20 44 57 44 47 0 66-31 66-36 0-2-1-4-3-4s-3 2-4 3c-5 8-13 21-55 21-22 0-52-5-52-30 0-12 10-31 31-41zM52 75c8-3 16-3 22-3 8 0 10 0 16 2-5 3-6 3-19 3-8 0-12 0-19-2z">
              <text:p/>
            </draw:path>
            <draw:path draw:style-name="gr5" draw:text-style-name="P4" draw:layer="layout" svg:width="0.091cm" svg:height="0.419cm" svg:x="5.65cm" svg:y="10.386cm" svg:viewBox="0 0 92 420" svg:d="M92 211c0-50-9-121-55-180-3-4-26-31-33-31-1 0-4 1-4 4 0 1 1 2 2 3 17 18 40 47 55 103 8 32 11 68 11 100 0 35-3 71-13 105-13 49-34 77-52 97-3 3-2 3-3 4 0 3 3 4 4 4 6 0 25-22 29-27 36-42 59-105 59-182z">
              <text:p/>
            </draw:path>
            <draw:path draw:style-name="gr5" draw:text-style-name="P4" draw:layer="layout" svg:width="0.085cm" svg:height="0.419cm" svg:x="5.804cm" svg:y="10.386cm" svg:viewBox="0 0 86 420" svg:d="M72 420c5 0 9 0 14 0 0-140 0-280 0-420-29 0-57 0-86 0 0 5 0 9 0 14 24 0 48 0 72 0 0 135 0 271 0 406z">
              <text:p/>
            </draw:path>
            <draw:path draw:style-name="gr5" draw:text-style-name="P4" draw:layer="layout" svg:width="0.04cm" svg:height="0.104cm" svg:x="6.05cm" svg:y="10.646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4" draw:layer="layout" svg:width="0.26cm" svg:height="0.013cm" svg:x="6.176cm" svg:y="10.477cm" svg:viewBox="0 0 261 14" svg:d="M130 14c-43 0-87 0-130 0 0-5 0-9 0-14 87 0 174 0 261 0 0 5 0 9 0 14-44 0-87 0-131 0z">
              <text:p/>
            </draw:path>
            <draw:path draw:style-name="gr5" draw:text-style-name="P4" draw:layer="layout" svg:width="0.231cm" svg:height="0.158cm" svg:x="6.186cm" svg:y="10.529cm" svg:viewBox="0 0 232 159" svg:d="M152 36c2-7 5-20 5-22 0-7-5-10-10-10-4 0-11 3-13 10-1 2-18 69-20 79s-3 16-3 23c0 4 0 4 0 6-8 19-18 30-32 30-28 0-28-26-28-32 0-12 1-25 18-68 4-11 6-16 6-23 0-16-12-29-29-29-33 0-46 51-46 54 0 4 3 4 4 4 4 0 4-1 6-6 9-33 23-44 35-44 3 0 9 0 9 12 0 8-4 18-6 24-16 42-20 58-20 71 0 32 23 44 50 44 6 0 22 0 36-24 9 22 34 24 44 24 27 0 42-22 51-43 12-27 23-74 23-91 0-19-9-25-15-25-9 0-18 9-18 17 0 5 2 7 6 10s12 13 12 29c0 12-10 47-19 65s-21 31-39 31c-16 0-26-11-26-31 0-10 3-21 4-26 5-20 10-39 15-59z">
              <text:p/>
            </draw:path>
            <draw:path draw:style-name="gr5" draw:text-style-name="P4" draw:layer="layout" svg:width="0.233cm" svg:height="0.081cm" svg:x="6.554cm" svg:y="10.5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086cm" svg:height="0.419cm" svg:x="6.976cm" svg:y="10.386cm" svg:viewBox="0 0 87 420" svg:d="M0 420c29 0 58 0 87 0 0-5 0-9 0-14-24 0-49 0-73 0 0-135 0-271 0-406-5 0-9 0-14 0 0 140 0 280 0 420z">
              <text:p/>
            </draw:path>
            <draw:path draw:style-name="gr5" draw:text-style-name="P4" draw:layer="layout" svg:width="0.135cm" svg:height="0.25cm" svg:x="7.075cm" svg:y="10.437cm" svg:viewBox="0 0 136 251" svg:d="M2 213c-1 1-2 2-2 3 0 2 2 5 4 5s3-1 13-11c3-3 10-9 13-12 3 27 13 53 39 53 14 0 26-8 34-14 5-3 21-16 21-19 0-1-1-5-4-5-1 0-2 1-5 4-22 21-35 26-45 26-16 0-22-18-22-45 0-2 1-18 2-20 1-1 1-1 8-9 28-28 78-87 78-142 0-6 0-27-21-27-29 0-55 58-58 66-17 38-28 79-28 121-9 8-18 17-27 26zM52 164c0-4 15-82 36-123 9-19 16-33 28-33s12 12 12 18c0 59-59 120-76 138z">
              <text:p/>
            </draw:path>
            <draw:path draw:style-name="gr5" draw:text-style-name="P4" draw:layer="layout" svg:width="0.098cm" svg:height="0.171cm" svg:x="7.234cm" svg:y="10.567cm" svg:viewBox="0 0 99 172" svg:d="M49 7c0-1 0-3 0-4s0-3-3-3c-5 0-26 2-32 2-2 0-5 1-5 6 0 3 3 3 6 3 12 0 12 2 12 4s-3 11-4 17c-2 8-4 15-6 23s-15 62-16 65c-1 6-1 9-1 12 0 25 16 40 36 40 31 0 63-33 63-69 0-29-19-41-36-41-13 0-24 7-31 13 6-23 11-45 17-68zM36 166c-12 0-19-11-19-25 0-10 2-18 9-46 2-4 2-5 7-10 9-11 20-16 29-16s18 7 18 23c0 10-6 36-13 50-6 12-18 24-31 24z">
              <text:p/>
            </draw:path>
            <draw:path draw:style-name="gr5" draw:text-style-name="P4" draw:layer="layout" svg:width="0.09cm" svg:height="0.419cm" svg:x="7.471cm" svg:y="10.386cm" svg:viewBox="0 0 91 420" svg:d="M91 416c0-1 0-2-1-3-16-17-40-45-55-103-8-32-11-68-11-99 0-93 22-157 64-203 3-3 2-3 3-4 0-4-2-4-4-4-5 0-24 21-29 27-35 42-58 105-58 183 0 49 8 120 55 179 3 4 26 31 32 31 2 0 4 0 4-4z">
              <text:p/>
            </draw:path>
            <draw:path draw:style-name="gr5" draw:text-style-name="P4" draw:layer="layout" svg:width="0.089cm" svg:height="0.162cm" svg:x="7.647cm" svg:y="10.383cm" svg:viewBox="0 0 90 163" svg:d="M56 7c0-7-1-7-7-7-16 16-39 16-49 16 0 3 0 6 0 9 6 0 22 0 36-7 0 42 0 83 0 125 0 8 0 11-25 11-3 0-6 0-9 0 0 3 0 6 0 9 4 0 35-1 44-1 7 0 38 1 44 1 0-3 0-6 0-9-3 0-6 0-9 0-25 0-25-3-25-11 0-46 0-91 0-136z">
              <text:p/>
            </draw:path>
            <draw:path draw:style-name="gr5" draw:text-style-name="P4" draw:layer="layout" svg:width="0.139cm" svg:height="0.013cm" svg:x="7.621cm" svg:y="10.59cm" svg:viewBox="0 0 140 14" svg:d="M70 14c-23 0-47 0-70 0 0-5 0-9 0-14 47 0 93 0 140 0 0 5 0 9 0 14-23 0-47 0-70 0z">
              <text:p/>
            </draw:path>
            <draw:path draw:style-name="gr5" draw:text-style-name="P4" draw:layer="layout" svg:width="0.108cm" svg:height="0.162cm" svg:x="7.636cm" svg:y="10.641cm" svg:viewBox="0 0 109 163" svg:d="M109 119c-3 0-6 0-9 0 0 5-3 20-6 22-2 1-21 1-24 1-15 0-31 0-46 0 26-22 35-29 50-41 18-14 35-29 35-53 0-30-26-48-58-48-30 0-51 22-51 44 0 13 11 14 13 14 6 0 13-4 13-13 0-4-2-13-14-13 7-17 24-23 36-23 24 0 37 19 37 39 0 22-15 38-23 47-20 19-40 39-60 59-2 2-2 2-2 9 34 0 67 0 101 0 3-15 5-30 8-44z">
              <text:p/>
            </draw:path>
            <draw:path draw:style-name="gr5" draw:text-style-name="P4" draw:layer="layout" svg:width="0.232cm" svg:height="0.231cm" svg:x="7.901cm" svg:y="10.48cm" svg:viewBox="0 0 233 232" svg:d="M124 124c33 0 65 0 98 0 5 0 11 0 11-7s-6-7-11-7c-33 0-65 0-98 0 0-33 0-66 0-99 0-4 0-11-7-11s-7 7-7 11c0 33 0 66 0 99-33 0-66 0-99 0-5 0-11 0-11 7s6 7 11 7c33 0 66 0 99 0 0 32 0 65 0 98 0 4 0 10 7 10s7-6 7-10c0-33 0-66 0-98z">
              <text:p/>
            </draw:path>
            <draw:path draw:style-name="gr5" draw:text-style-name="P4" draw:layer="layout" svg:width="0.141cm" svg:height="0.166cm" svg:x="8.241cm" svg:y="10.525cm" svg:viewBox="0 0 142 167" svg:d="M41 80c11 5 22 5 30 5 9 0 29 0 29-11 0-9-13-10-26-10-7 0-20 1-33 7-8-4-14-11-14-20 0-22 35-34 66-34 6 0 18 0 33 9 3 3 4 4 7 4 4 0 9-5 9-10 0-6-21-20-45-20-41 0-79 24-79 51 0 15 13 23 14 25-20 11-32 31-32 47 0 23 20 44 58 44 46 0 66-31 66-36 0-2-2-4-4-4s-3 2-4 3c-5 8-13 21-55 21-22 0-51-5-51-30 0-12 9-31 31-41zM52 75c9-3 16-3 22-3 9 0 10 0 16 2-5 3-6 3-19 3-8 0-12 0-19-2z">
              <text:p/>
            </draw:path>
            <draw:path draw:style-name="gr5" draw:text-style-name="P4" draw:layer="layout" svg:width="0.09cm" svg:height="0.419cm" svg:x="8.412cm" svg:y="10.386cm" svg:viewBox="0 0 91 420" svg:d="M91 211c0-50-8-121-54-180-4-4-27-31-33-31-2 0-4 1-4 4 0 1 0 2 2 3 17 18 39 47 54 103 8 32 11 68 11 100 0 35-3 71-12 105-14 49-34 77-52 97-3 3-2 3-3 4 0 3 2 4 4 4 5 0 24-22 29-27 36-42 58-105 58-182z">
              <text:p/>
            </draw:path>
            <draw:path draw:style-name="gr5" draw:text-style-name="P4" draw:layer="layout" svg:width="0.086cm" svg:height="0.419cm" svg:x="8.565cm" svg:y="10.386cm" svg:viewBox="0 0 87 420" svg:d="M87 420c0-140 0-280 0-420-5 0-9 0-14 0 0 135 0 271 0 406-24 0-49 0-73 0 0 5 0 9 0 14 29 0 58 0 87 0z">
              <text:p/>
            </draw:path>
          </draw:g>
        </draw:g>
        <draw:line draw:style-name="gr59" draw:text-style-name="P5" draw:layer="layout" svg:x1="5cm" svg:y1="13cm" svg:x2="9cm" svg:y2="13cm">
          <text:p/>
        </draw:line>
        <draw:line draw:style-name="gr59" draw:text-style-name="P5" draw:layer="layout" svg:x1="5cm" svg:y1="14.4cm" svg:x2="9cm" svg:y2="14.4cm">
          <text:p/>
        </draw:line>
        <draw:frame draw:style-name="gr9" draw:text-style-name="P2" draw:layer="layout" svg:width="0.434cm" svg:height="0.395cm" svg:x="12.405cm" svg:y="16.205cm">
          <draw:text-box>
            <text:p><text:span text:style-name="T2">(1)</text:span></text:p>
          </draw:text-box>
        </draw:frame>
        <draw:frame draw:style-name="gr60" draw:text-style-name="P2" draw:layer="layout" svg:width="3.139cm" svg:height="0.789cm" svg:x="12.905cm" svg:y="16.206cm">
          <draw:text-box>
            <text:p><text:span text:style-name="T2">set window position:</text:span></text:p>
            <text:p><text:span text:style-name="T2">set balance sign:</text:span></text:p>
          </draw:text-box>
        </draw:frame>
        <draw:g draw:style-name="gr4">
          <svg:title>TexMaths</svg:title>
          <svg:desc>10§display§\sigma = 
\begin{cases}
0 &amp; ( w_{\rm min} \leq w_{\rm GC}(\bm{v}) \leq w_{\rm max} ) \\
-1 &amp; ( w_{\rm GC}(\bm{v}) &lt; w_{\rm min} ) \\
+1 &amp; ( w_{\rm GC}(\bm{v}) &gt; w_{\rm max} )
\end{cases}§svg§600§TRUE§</svg:desc>
          <draw:g>
            <draw:path draw:style-name="gr5" draw:text-style-name="P4" draw:layer="layout" svg:width="0.185cm" svg:height="0.154cm" svg:x="13.178cm" svg:y="17.798cm" svg:viewBox="0 0 186 155" svg:d="M169 20c5 0 17 0 17-11 0-9-7-9-13-9-27 0-54 0-81 0-53 0-92 58-92 100 0 31 21 55 53 55 42 0 88-42 88-96 0-6 0-23-11-39 13 0 26 0 39 0zM53 148c-17 0-31-13-31-38 0-11 4-40 17-60 14-25 35-30 47-30 30 0 33 24 33 35 0 16-7 45-19 63-14 20-33 30-47 30z">
              <text:p/>
            </draw:path>
            <draw:path draw:style-name="gr5" draw:text-style-name="P4" draw:layer="layout" svg:width="0.232cm" svg:height="0.081cm" svg:x="13.496cm" svg:y="17.82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116cm" svg:height="0.319cm" svg:x="13.982cm" svg:y="17.124cm" svg:viewBox="0 0 117 320" svg:d="M42 159c0-29 8-96 70-140 5-4 5-4 5-10 0-8 0-9-9-9-2 0-4 0-6 0-75 41-102 107-102 159 0 50 0 100 0 151 0 9 0 10 10 10 7 0 15 0 22 0 10 0 10-1 10-10 0-51 0-101 0-151z">
              <text:p/>
            </draw:path>
            <draw:path draw:style-name="gr5" draw:text-style-name="P4" draw:layer="layout" svg:width="0.041cm" svg:height="0.111cm" svg:x="13.982cm" svg:y="17.437cm" svg:viewBox="0 0 42 112" svg:d="M42 9c0-9 0-9-10-9-7 0-15 0-22 0-10 0-10 0-10 9 0 31 0 63 0 94 0 9 0 9 10 9 7 0 15 0 22 0 10 0 10 0 10-9 0-31 0-63 0-94z">
              <text:p/>
            </draw:path>
            <draw:path draw:style-name="gr5" draw:text-style-name="P4" draw:layer="layout" svg:width="0.116cm" svg:height="0.638cm" svg:x="13.907cm" svg:y="17.542cm" svg:viewBox="0 0 117 639" svg:d="M75 630c0 9 0 9 10 9 7 0 15 0 22 0 10 0 10 0 10-9 0-50 0-99 0-148 0-43-18-115-97-162 80-48 97-121 97-162 0-49 0-99 0-148 0-10 0-10-10-10-7 0-15 0-22 0-10 0-10 0-10 10 0 49 0 99 0 148 0 30-6 103-71 152-4 3-4 3-4 10 0 6 0 6 4 10 9 7 33 25 50 61 14 28 21 59 21 90 0 49 0 99 0 149z">
              <text:p/>
            </draw:path>
            <draw:path draw:style-name="gr5" draw:text-style-name="P4" draw:layer="layout" svg:width="0.041cm" svg:height="0.112cm" svg:x="13.982cm" svg:y="18.173cm" svg:viewBox="0 0 42 113" svg:d="M42 10c0-9 0-10-10-10-7 0-15 0-22 0-10 0-10 1-10 10 0 31 0 62 0 93 0 9 0 10 10 10 7 0 15 0 22 0 10 0 10-1 10-10 0-31 0-62 0-93z">
              <text:p/>
            </draw:path>
            <draw:path draw:style-name="gr5" draw:text-style-name="P4" draw:layer="layout" svg:width="0.116cm" svg:height="0.318cm" svg:x="13.982cm" svg:y="18.279cm" svg:viewBox="0 0 117 319" svg:d="M108 319c9 0 9 0 9-8 0-7 0-7-2-8-10-8-36-26-52-58-14-27-21-54-21-85 0-50 0-101 0-151 0-9 0-9-10-9-7 0-15 0-22 0-10 0-10 0-10 9 0 50 0 101 0 151 0 52 27 119 102 159 2 0 4 0 6 0z">
              <text:p/>
            </draw:path>
            <draw:path draw:style-name="gr5" draw:text-style-name="P4" draw:layer="layout" svg:width="0.147cm" svg:height="0.241cm" svg:x="14.173cm" svg:y="17.223cm" svg:viewBox="0 0 148 242" svg:d="M148 122c0-28-2-57-14-83-16-33-45-39-60-39-21 0-47 9-61 42-11 24-13 52-13 80 0 26 1 58 16 84 15 29 41 36 58 36 19 0 45-8 61-41 11-24 13-52 13-79zM74 234c-14 0-35-9-41-42-4-22-4-54-4-75 0-22 0-45 3-64 7-42 33-45 42-45 11 0 35 6 41 41 4 20 4 46 4 68 0 27 0 51-4 73-5 33-25 44-41 44z">
              <text:p/>
            </draw:path>
            <draw:path draw:style-name="gr5" draw:text-style-name="P4" draw:layer="layout" svg:width="0.081cm" svg:height="0.35cm" svg:x="14.994cm" svg:y="17.194cm" svg:viewBox="0 0 82 351" svg:d="M82 347c0-1 0-1-6-7-44-45-55-111-55-165 0-61 13-122 56-166 5-4 5-5 5-6 0-2-1-3-4-3s-35 23-55 68c-18 39-23 78-23 107 0 28 4 70 24 110 21 43 51 66 54 66s4-1 4-4z">
              <text:p/>
            </draw:path>
            <draw:path draw:style-name="gr5" draw:text-style-name="P4" draw:layer="layout" svg:width="0.231cm" svg:height="0.158cm" svg:x="15.107cm" svg:y="17.302cm" svg:viewBox="0 0 232 159" svg:d="M152 36c1-8 5-21 5-23 0-6-5-9-10-9-4 0-11 2-13 9-1 3-18 70-20 79-3 11-3 17-3 23 0 4 0 5 0 7-8 18-19 29-32 29-29 0-29-26-29-32 0-11 2-25 19-68 4-11 6-15 6-22 0-16-12-29-29-29-33 0-46 51-46 54s3 3 4 3c3 0 4 0 5-6 10-33 24-44 36-44 3 0 9 1 9 12 0 9-4 19-7 25-15 41-19 57-19 71 0 32 23 44 50 44 6 0 22 0 36-25 9 23 33 25 44 25 26 0 42-22 51-43 12-28 23-75 23-92 0-19-9-24-15-24-9 0-18 9-18 17 0 4 2 6 5 9 4 4 13 13 13 30 0 12-10 46-19 64-9 19-22 31-39 31-16 0-26-10-26-30 0-10 3-21 4-26 5-20 10-39 15-59z">
              <text:p/>
            </draw:path>
            <draw:path draw:style-name="gr5" draw:text-style-name="P4" draw:layer="layout" svg:width="0.207cm" svg:height="0.108cm" svg:x="15.361cm" svg:y="17.401cm" svg:viewBox="0 0 208 109" svg:d="M189 34c0-21-10-34-37-34-19 0-33 11-39 23-5-17-18-23-36-23-20 0-34 11-40 24h-1c0-8 0-16 0-24-12 1-24 2-36 3 0 3 0 6 0 9 17 0 19 2 19 14 0 21 0 42 0 63 0 11-3 11-19 11 0 3 0 6 0 9 1 0 18-1 28-1 9 0 26 0 29 1 0-3 0-6 0-9-16 0-19 0-19-11 0-15 0-29 0-44 0-26 20-38 37-38s19 14 19 26c0 19 0 37 0 56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5" draw:text-style-name="P4" draw:layer="layout" svg:width="0.052cm" svg:height="0.165cm" svg:x="15.593cm" svg:y="17.344cm" svg:viewBox="0 0 53 166" svg:d="M38 14c0-7-6-14-15-14-7 0-14 6-14 14 0 9 8 14 14 14 8 0 15-6 15-14zM0 60c0 3 0 6 0 9 16 0 18 1 18 13 0 21 0 43 0 64 0 11-2 11-18 11 0 3 0 6 0 9 9 0 17-1 27-1 9 0 18 0 26 1 0-3 0-6 0-9-14 0-17 0-17-10 0-30 0-60 0-90-12 1-24 2-36 3z">
              <text:p/>
            </draw:path>
            <draw:path draw:style-name="gr5" draw:text-style-name="P4" draw:layer="layout" svg:width="0.13cm" svg:height="0.108cm" svg:x="15.672cm" svg:y="17.401cm" svg:viewBox="0 0 131 109" svg:d="M113 34c0-21-11-34-37-34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8 0-37 0-55z">
              <text:p/>
            </draw:path>
            <draw:path draw:style-name="gr5" draw:text-style-name="P4" draw:layer="layout" svg:width="0.214cm" svg:height="0.27cm" svg:x="15.958cm" svg:y="17.234cm" svg:viewBox="0 0 215 271" svg:d="M208 14c4-1 7-3 7-7s-3-7-7-7c-2 0-5 1-7 2-65 30-129 61-194 91-6 3-7 6-7 8 0 4 2 6 7 8 65 31 129 61 194 92 5 2 5 2 7 2 3 0 7-3 7-7 0-3-2-5-8-8-61-29-123-58-184-87 62-29 123-58 185-87zM202 271c6 0 13 0 13-7s-8-7-13-7c-63 0-126 0-189 0-6 0-13 0-13 7s6 7 12 7c63 0 127 0 190 0z">
              <text:p/>
            </draw:path>
            <draw:path draw:style-name="gr5" draw:text-style-name="P4" draw:layer="layout" svg:width="0.231cm" svg:height="0.158cm" svg:x="16.309cm" svg:y="17.302cm" svg:viewBox="0 0 232 159" svg:d="M152 36c2-8 5-21 5-23 0-6-5-9-10-9-4 0-11 2-13 9-1 3-18 70-20 79-2 11-3 17-3 23 0 4 0 5 0 7-8 18-18 29-32 29-28 0-28-26-28-32 0-11 2-25 18-68 4-11 6-15 6-22 0-16-12-29-29-29-33 0-46 51-46 54s3 3 4 3c4 0 4 0 6-6 9-33 23-44 35-44 3 0 9 1 9 12 0 9-4 19-6 25-16 41-20 57-20 71 0 32 23 44 50 44 6 0 22 0 36-25 9 23 34 25 44 25 27 0 42-22 51-43 12-28 23-75 23-92 0-19-9-24-15-24-9 0-18 9-18 17 0 4 3 6 6 9 4 4 12 13 12 30 0 12-10 46-19 64-9 19-21 31-39 31-16 0-26-10-26-30 0-10 3-21 4-26 5-20 10-39 15-59z">
              <text:p/>
            </draw:path>
            <draw:path draw:style-name="gr5" draw:text-style-name="P4" draw:layer="layout" svg:width="0.184cm" svg:height="0.177cm" svg:x="16.567cm" svg:y="17.337cm" svg:viewBox="0 0 185 178" svg:d="M166 125c0-11 3-11 19-11 0-3 0-6 0-9-1 0-19 1-31 1-13 0-32 0-45-1 0 3 0 6 0 9 3 0 6 0 9 0 25 0 25 3 25 11 0 5 0 11 0 16s0 15-14 22c-12 6-26 6-29 6-28 0-73-16-73-80 0-66 46-80 71-80 24 0 53 16 60 58 0 3 2 3 4 3 4 0 4-1 4-6 0-19 0-39 0-58 0-4 0-6-3-6-1 0-2 0-4 3-4 6-9 12-13 18-12-12-30-21-51-21-52 0-95 39-95 89 0 48 42 89 95 89 14 0 41-3 53-20 4 6 13 15 15 15 3 0 3-3 3-7 0-14 0-27 0-41z">
              <text:p/>
            </draw:path>
            <draw:path draw:style-name="gr5" draw:text-style-name="P4" draw:layer="layout" svg:width="0.165cm" svg:height="0.177cm" svg:x="16.785cm" svg:y="17.337cm" svg:viewBox="0 0 166 178" svg:d="M166 6c0-4 0-6-4-6-1 0-2 0-4 3-4 6-9 12-13 18-10-10-27-21-51-21-52 0-94 40-94 89 0 50 43 89 94 89 44 0 72-33 72-63 0-3-1-5-5-5-1 0-3 0-4 4-2 39-35 55-60 55-26 0-71-16-71-80 0-67 48-80 71-80 24 0 53 16 60 58 0 3 2 3 4 3 5 0 5-1 5-6 0-19 0-39 0-58z">
              <text:p/>
            </draw:path>
            <draw:path draw:style-name="gr5" draw:text-style-name="P4" draw:layer="layout" svg:width="0.08cm" svg:height="0.35cm" svg:x="17.021cm" svg:y="17.194cm" svg:viewBox="0 0 81 351" svg:d="M81 347c0-1 0-1-6-7-44-45-55-111-55-165 0-61 13-122 57-166 4-4 4-5 4-6 0-2-1-3-3-3-4 0-36 23-56 68-18 39-22 78-22 107 0 28 3 70 23 110 21 43 51 66 55 66 2 0 3-1 3-4z">
              <text:p/>
            </draw:path>
            <draw:path draw:style-name="gr5" draw:text-style-name="P4" draw:layer="layout" svg:width="0.178cm" svg:height="0.161cm" svg:x="17.134cm" svg:y="17.298cm" svg:viewBox="0 0 179 162" svg:d="M179 32c0-32-16-21-24-32-14 0-27 15-27 27 0 9 7 14 10 15 15 9 18 15 18 23 0 7-20 84-61 84-26 0-26-21-26-27 0-21 10-46 21-74 3-7 4-11 4-16 0-21-20-32-40-32-37 0-54 48-54 55 0 5 5 5 8 5 4 0 7 0 8-5 11-38 30-42 36-42 3 0 6 0 6 7 0 8-4 19-5 21-16 41-21 57-21 74 0 37 30 47 60 47 61 0 87-100 87-130z">
              <text:p/>
            </draw:path>
            <draw:path draw:style-name="gr5" draw:text-style-name="P4" draw:layer="layout" svg:width="0.08cm" svg:height="0.35cm" svg:x="17.355cm" svg:y="17.194cm" svg:viewBox="0 0 81 351" svg:d="M81 175c0-27-4-70-23-109-21-44-51-66-55-66-2 0-3 1-3 3 0 1 0 2 6 8 35 35 55 91 55 164 0 60-13 122-57 166-4 5-4 5-4 6 0 2 1 4 3 4 4 0 35-24 56-69 18-38 22-77 22-107z">
              <text:p/>
            </draw:path>
            <draw:path draw:style-name="gr5" draw:text-style-name="P4" draw:layer="layout" svg:width="0.214cm" svg:height="0.27cm" svg:x="17.598cm" svg:y="17.234cm" svg:viewBox="0 0 215 271" svg:d="M208 14c4-1 7-3 7-7s-3-7-7-7c-2 0-5 1-7 2-65 30-129 61-194 91-6 3-7 6-7 8 0 4 2 6 7 8 65 31 129 61 194 92 5 2 6 2 7 2 4 0 7-3 7-7 0-3-2-5-8-8-61-29-122-58-183-87 61-29 123-58 184-87zM202 271c6 0 13 0 13-7s-8-7-13-7c-63 0-126 0-189 0-6 0-13 0-13 7s6 7 12 7c63 0 127 0 190 0z">
              <text:p/>
            </draw:path>
            <draw:path draw:style-name="gr5" draw:text-style-name="P4" draw:layer="layout" svg:width="0.232cm" svg:height="0.158cm" svg:x="17.95cm" svg:y="17.302cm" svg:viewBox="0 0 233 159" svg:d="M152 36c2-8 5-21 5-23 0-6-5-9-10-9-4 0-10 2-13 9-1 3-17 70-20 79-2 11-3 17-3 23 0 4 0 5 0 7-8 18-18 29-32 29-28 0-28-26-28-32 0-11 2-25 18-68 4-11 6-15 6-22 0-16-11-29-29-29-33 0-46 51-46 54s3 3 4 3c4 0 4 0 6-6 9-33 23-44 35-44 3 0 9 1 9 12 0 9-4 19-6 25-16 41-20 57-20 71 0 32 24 44 50 44 6 0 22 0 36-25 10 23 34 25 44 25 27 0 42-22 51-43 12-28 24-75 24-92 0-19-10-24-16-24-9 0-17 9-17 17 0 4 2 6 5 9 4 4 12 13 12 30 0 12-10 46-19 64-9 19-21 31-39 31-16 0-26-10-26-30 0-10 3-21 4-26 5-20 10-39 15-59z">
              <text:p/>
            </draw:path>
            <draw:path draw:style-name="gr5" draw:text-style-name="P4" draw:layer="layout" svg:width="0.206cm" svg:height="0.108cm" svg:x="18.205cm" svg:y="17.401cm" svg:viewBox="0 0 207 109" svg:d="M189 34c0-21-11-34-37-34-20 0-33 11-40 23-5-17-18-23-36-23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5 0-29 0-44 0-26 20-38 37-38s19 14 19 26c0 19 0 37 0 56 0 11-2 11-18 11 0 3 0 6 0 9 9 0 17-1 28-1 9 0 26 0 28 1 0-3 0-6 0-9-16 0-18 0-18-11 0-18 0-37 0-55z">
              <text:p/>
            </draw:path>
            <draw:path draw:style-name="gr5" draw:text-style-name="P4" draw:layer="layout" svg:width="0.121cm" svg:height="0.111cm" svg:x="18.436cm" svg:y="17.4cm" svg:viewBox="0 0 122 112" svg:d="M96 44c0-13 0-23-11-32-11-8-22-12-37-12-23 0-40 9-40 24 0 8 6 12 12 12 7 0 12-5 12-12 0-4-2-9-9-11 9-6 23-6 25-6 13 0 28 9 28 30 0 2 0 5 0 7-13 1-29 2-47 8-22 8-29 22-29 33 0 21 25 27 43 27 19 0 31-11 36-20 1 10 8 19 19 19 1 0 24 0 24-23 0-5 0-9 0-14-3 0-5 0-8 0 0 4 0 9 0 13 0 3 0 15-9 15s-9-12-9-15c0-14 0-29 0-43zM76 75c0 24-20 30-31 30-13 0-25-8-25-20 0-14 12-33 56-34 0 8 0 16 0 24z">
              <text:p/>
            </draw:path>
            <draw:path draw:style-name="gr5" draw:text-style-name="P4" draw:layer="layout" svg:width="0.133cm" svg:height="0.105cm" svg:x="18.569cm" svg:y="17.404cm" svg:viewBox="0 0 134 106" svg:d="M77 51c-1-1-1-2-2-3 0-1 16-18 18-20 9-10 17-19 37-19 0-3 0-6 0-9-7 0-14 1-21 1s-17-1-24-1c0 3 0 6 0 9 4 0 5 3 5 5 0 1 0 4-4 9-6 6-11 13-17 19-7-8-14-15-21-23-2-3-2-4-2-5 0-4 3-5 6-5 0-3 0-6 0-9-9 0-18 1-27 1-8 0-17-1-24-1 0 3 0 6 0 9 11 0 18 0 24 7 10 12 21 23 31 35 0 1 1 2 2 3 0 1-19 21-21 23-9 10-18 19-37 20 0 3 0 6 0 9 7-1 12-1 20-1 7 0 17 0 25 1 0-3 0-6 0-9-3-1-5-2-5-6s2-8 6-12c6-6 12-13 18-19 7 8 14 17 21 25 5 5 5 5 5 7 0 5-6 5-7 5 0 3 0 6 0 9 2-1 20-1 28-1s16 0 23 1c0-3 0-6 0-9-16 0-18-2-24-8-11-13-22-25-33-38z">
              <text:p/>
            </draw:path>
            <draw:path draw:style-name="gr5" draw:text-style-name="P4" draw:layer="layout" svg:width="0.081cm" svg:height="0.35cm" svg:x="18.747cm" svg:y="17.194cm" svg:viewBox="0 0 82 351" svg:d="M82 175c0-27-4-70-23-109-21-44-51-66-55-66-2 0-4 1-4 3 0 1 0 2 7 8 35 35 55 91 55 164 0 60-13 122-57 166-5 5-5 5-5 6 0 2 2 4 4 4 4 0 35-24 56-69 18-38 22-77 22-107z">
              <text:p/>
            </draw:path>
            <draw:path draw:style-name="gr5" draw:text-style-name="P4" draw:layer="layout" svg:width="0.214cm" svg:height="0.013cm" svg:x="14.188cm" svg:y="17.867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115cm" svg:height="0.233cm" svg:x="14.464cm" svg:y="17.729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4" draw:layer="layout" svg:width="0.081cm" svg:height="0.351cm" svg:x="14.994cm" svg:y="17.699cm" svg:viewBox="0 0 82 352" svg:d="M82 348c0-1 0-2-6-8-44-44-55-110-55-164 0-61 13-122 56-166 5-4 5-5 5-6 0-3-1-4-4-4s-35 24-55 69c-18 39-23 78-23 107 0 27 4 70 24 110 21 43 51 66 54 66s4-1 4-4z">
              <text:p/>
            </draw:path>
            <draw:path draw:style-name="gr5" draw:text-style-name="P4" draw:layer="layout" svg:width="0.231cm" svg:height="0.158cm" svg:x="15.107cm" svg:y="17.808cm" svg:viewBox="0 0 232 159" svg:d="M152 36c1-8 5-21 5-23 0-6-5-10-10-10-4 0-11 3-13 10-1 3-18 70-20 79-3 11-3 17-3 23 0 4 0 5 0 6-8 19-19 30-32 30-29 0-29-26-29-32 0-11 2-25 19-68 4-11 6-16 6-23 0-15-12-28-29-28-33 0-46 51-46 54s3 3 4 3c3 0 4-1 5-6 10-33 24-44 36-44 3 0 9 1 9 12 0 9-4 19-7 24-15 42-19 58-19 71 0 32 23 45 50 45 6 0 22 0 36-25 9 23 33 25 44 25 26 0 42-22 51-44 12-27 23-74 23-91 0-19-9-24-15-24-9 0-18 9-18 16 0 5 2 7 5 10 4 4 13 13 13 30 0 12-10 46-19 64-9 19-22 31-39 31-16 0-26-11-26-31 0-9 3-20 4-25 5-20 10-39 15-59z">
              <text:p/>
            </draw:path>
            <draw:path draw:style-name="gr5" draw:text-style-name="P4" draw:layer="layout" svg:width="0.184cm" svg:height="0.176cm" svg:x="15.365cm" svg:y="17.843cm" svg:viewBox="0 0 185 177" svg:d="M166 124c0-10 3-10 19-10 0-3 0-6 0-9-2 0-20 1-32 1-13 0-31 0-44-1 0 3 0 6 0 9 3 0 6 0 9 0 25 0 25 3 25 11 0 5 0 11 0 16s0 15-14 21c-12 7-26 7-29 7-28 0-74-16-74-81s47-79 72-79c23 0 53 16 59 58 1 3 3 3 5 3 4 0 4-1 4-6 0-19 0-39 0-58 0-4 0-6-3-6-1 0-2 0-4 3-4 6-9 12-13 18-13-12-30-21-52-21-51 0-94 39-94 88s42 89 95 89c14 0 41-2 52-19 5 6 14 15 16 15 3 0 3-3 3-7 0-14 0-28 0-42z">
              <text:p/>
            </draw:path>
            <draw:path draw:style-name="gr5" draw:text-style-name="P4" draw:layer="layout" svg:width="0.164cm" svg:height="0.176cm" svg:x="15.583cm" svg:y="17.843cm" svg:viewBox="0 0 165 177" svg:d="M165 6c0-4 0-6-3-6-1 0-2 0-4 3-4 6-9 12-13 18-11-10-28-21-51-21-52 0-94 40-94 88 0 50 43 89 94 89 43 0 71-32 71-62 0-3 0-5-4-5-1 0-4 0-4 4-2 39-35 55-60 55-26 0-71-16-71-80 0-67 48-80 71-80 24 0 53 16 59 58 1 3 3 3 5 3 4 0 4-1 4-6 0-19 0-39 0-58z">
              <text:p/>
            </draw:path>
            <draw:path draw:style-name="gr5" draw:text-style-name="P4" draw:layer="layout" svg:width="0.081cm" svg:height="0.351cm" svg:x="15.818cm" svg:y="17.699cm" svg:viewBox="0 0 82 352" svg:d="M82 348c0-1 0-2-6-8-44-44-55-110-55-164 0-61 13-122 56-166 5-4 5-5 5-6 0-3-2-4-4-4-3 0-35 24-56 69-17 39-22 78-22 107 0 27 4 70 23 110 22 43 52 66 55 66 2 0 4-1 4-4z">
              <text:p/>
            </draw:path>
            <draw:path draw:style-name="gr5" draw:text-style-name="P4" draw:layer="layout" svg:width="0.178cm" svg:height="0.161cm" svg:x="15.931cm" svg:y="17.804cm" svg:viewBox="0 0 179 162" svg:d="M179 32c0-32-23-32-24-32-14 0-26 14-26 26 0 10 7 14 10 16 15 9 18 15 18 22 0 8-21 85-62 85-25 0-25-21-25-27 0-21 10-46 21-75 3-7 4-10 4-15 0-21-20-32-40-32-37 0-55 48-55 55 0 5 6 5 9 5 4 0 7 0 8-5 11-38 30-42 36-42 3 0 6 0 6 7 0 8-4 18-5 21-16 41-22 57-22 74 0 37 31 47 61 47 61 0 86-100 86-130z">
              <text:p/>
            </draw:path>
            <draw:path draw:style-name="gr5" draw:text-style-name="P4" draw:layer="layout" svg:width="0.081cm" svg:height="0.351cm" svg:x="16.151cm" svg:y="17.699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5" draw:text-style-name="P4" draw:layer="layout" svg:width="0.213cm" svg:height="0.203cm" svg:x="16.395cm" svg:y="17.773cm" svg:viewBox="0 0 214 204" svg:d="M208 15c4-2 6-4 6-8s-3-7-7-7c-1 0-1 0-6 3-65 30-130 61-195 91-3 2-6 4-6 8s3 6 6 8c65 30 130 61 195 91 5 3 5 3 6 3 4 0 7-3 7-7s-2-6-6-8c-62-29-123-58-185-87 62-29 123-58 185-87z">
              <text:p/>
            </draw:path>
            <draw:path draw:style-name="gr5" draw:text-style-name="P4" draw:layer="layout" svg:width="0.231cm" svg:height="0.158cm" svg:x="16.747cm" svg:y="17.808cm" svg:viewBox="0 0 232 159" svg:d="M152 36c2-8 5-21 5-23 0-6-5-10-10-10-4 0-11 3-13 10-1 3-18 70-20 79-3 11-3 17-3 23 0 4 0 5 0 6-8 19-19 30-32 30-28 0-28-26-28-32 0-11 1-25 18-68 4-11 6-16 6-23 0-15-12-28-29-28-33 0-46 51-46 54s3 3 4 3c3 0 4-1 6-6 9-33 23-44 35-44 3 0 9 1 9 12 0 9-4 19-7 24-15 42-19 58-19 71 0 32 23 45 50 45 6 0 22 0 36-25 9 23 34 25 44 25 27 0 42-22 51-44 12-27 23-74 23-91 0-19-9-24-15-24-9 0-18 9-18 16 0 5 2 7 6 10 3 4 12 13 12 30 0 12-10 46-19 64-9 19-22 31-39 31-16 0-26-11-26-31 0-9 3-20 4-25 5-20 10-39 15-59z">
              <text:p/>
            </draw:path>
            <draw:path draw:style-name="gr5" draw:text-style-name="P4" draw:layer="layout" svg:width="0.207cm" svg:height="0.108cm" svg:x="17.001cm" svg:y="17.906cm" svg:viewBox="0 0 208 109" svg:d="M189 34c0-21-10-34-37-34-19 0-32 11-39 23-5-17-18-23-36-23-20 0-33 11-40 24h-1c0-8 0-16 0-24-12 1-24 2-36 3 0 3 0 6 0 9 17 0 19 1 19 13 0 21 0 43 0 64 0 11-3 11-19 11 0 3 0 6 0 9 1 0 18-1 28-1 9 0 26 0 29 1 0-3 0-6 0-9-16 0-19 0-19-11 0-15 0-29 0-44 0-26 21-38 37-38 17 0 19 14 19 26 0 19 0 37 0 56 0 11-2 11-18 11 0 3 0 6 0 9 9 0 18-1 28-1 9 0 26 0 28 1 0-3 0-6 0-9-16 0-18 0-18-11 0-15 0-29 0-44 0-26 20-38 36-38 18 0 20 14 20 26 0 19 0 37 0 56 0 11-3 11-19 11 0 3 0 6 0 9 1 0 18-1 28-1s26 0 29 1c0-3 0-6 0-9-16 0-19 0-19-11 0-18 0-37 0-55z">
              <text:p/>
            </draw:path>
            <draw:path draw:style-name="gr5" draw:text-style-name="P4" draw:layer="layout" svg:width="0.052cm" svg:height="0.165cm" svg:x="17.233cm" svg:y="17.85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5" draw:text-style-name="P4" draw:layer="layout" svg:width="0.131cm" svg:height="0.108cm" svg:x="17.312cm" svg:y="17.906cm" svg:viewBox="0 0 132 109" svg:d="M113 34c0-21-10-34-37-34-20 0-33 11-40 24 0-8 0-16 0-24-12 1-24 2-36 3 0 3 0 6 0 9 16 0 18 1 18 13 0 21 0 43 0 64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5" draw:text-style-name="P4" draw:layer="layout" svg:width="0.081cm" svg:height="0.351cm" svg:x="17.491cm" svg:y="17.699cm" svg:viewBox="0 0 82 352" svg:d="M82 176c0-27-4-70-23-110-22-43-52-66-55-66-2 0-4 2-4 4 0 1 0 2 7 8 34 35 54 91 54 164 0 60-13 122-56 166-5 4-5 5-5 6 0 2 2 4 4 4 3 0 35-24 56-69 18-38 22-77 22-107z">
              <text:p/>
            </draw:path>
            <draw:path draw:style-name="gr5" draw:text-style-name="P4" draw:layer="layout" svg:width="0.233cm" svg:height="0.233cm" svg:x="14.179cm" svg:y="18.263cm" svg:viewBox="0 0 234 234" svg:d="M124 124c33 0 65 0 98 0 5 0 12 0 12-7s-7-7-12-7c-33 0-65 0-98 0 0-33 0-66 0-99 0-4 0-11-7-11s-7 7-7 11c0 33 0 66 0 99-33 0-65 0-98 0-5 0-12 0-12 7s7 7 12 7c33 0 65 0 98 0 0 33 0 65 0 98 0 5 0 12 7 12s7-7 7-12c0-33 0-65 0-98z">
              <text:p/>
            </draw:path>
            <draw:path draw:style-name="gr5" draw:text-style-name="P4" draw:layer="layout" svg:width="0.115cm" svg:height="0.233cm" svg:x="14.464cm" svg:y="18.234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4" draw:layer="layout" svg:width="0.081cm" svg:height="0.35cm" svg:x="14.994cm" svg:y="18.204cm" svg:viewBox="0 0 82 351" svg:d="M82 348c0-1 0-2-6-8-44-44-55-110-55-164 0-61 13-122 56-166 5-5 5-5 5-6 0-3-1-4-4-4s-35 24-55 69c-18 38-23 77-23 107 0 27 4 70 24 109 21 44 51 66 54 66s4-1 4-3z">
              <text:p/>
            </draw:path>
            <draw:path draw:style-name="gr5" draw:text-style-name="P4" draw:layer="layout" svg:width="0.231cm" svg:height="0.159cm" svg:x="15.107cm" svg:y="18.312cm" svg:viewBox="0 0 232 160" svg:d="M152 37c1-8 5-21 5-23 0-7-5-10-10-10-4 0-11 3-13 10-1 3-18 70-20 79-3 10-3 17-3 23 0 4 0 5 0 6-8 19-19 30-32 30-29 0-29-26-29-32 0-11 2-25 19-68 4-11 6-16 6-23 0-16-12-29-29-29-33 0-46 51-46 55 0 3 3 3 4 3 3 0 4-1 5-6 10-33 24-44 36-44 3 0 9 0 9 12 0 9-4 18-7 24-15 42-19 58-19 71 0 32 23 45 50 45 6 0 22 0 36-25 9 22 33 25 44 25 26 0 42-23 51-44 12-27 23-74 23-91 0-19-9-25-15-25-9 0-18 10-18 17 0 5 2 7 5 10 4 4 13 13 13 30 0 12-10 46-19 64-9 19-22 31-39 31-16 0-26-11-26-31 0-10 3-20 4-25 5-20 10-39 15-59z">
              <text:p/>
            </draw:path>
            <draw:path draw:style-name="gr5" draw:text-style-name="P4" draw:layer="layout" svg:width="0.184cm" svg:height="0.177cm" svg:x="15.365cm" svg:y="18.347cm" svg:viewBox="0 0 185 178" svg:d="M166 125c0-11 3-11 19-11 0-3 0-6 0-9-2 0-20 1-32 1-13 0-31 0-44-1 0 3 0 6 0 9 3 0 6 0 9 0 25 0 25 4 25 12 0 5 0 10 0 15 0 6 0 15-14 22-12 6-26 6-29 6-28 0-74-16-74-80 0-65 47-80 72-80 23 0 53 16 59 59 1 3 3 3 5 3 4 0 4-2 4-7 0-19 0-38 0-57 0-4 0-7-3-7-1 0-2 0-4 3-4 6-9 13-13 19-13-12-30-22-52-22-51 0-94 40-94 89s42 89 95 89c14 0 41-2 52-19 5 6 14 14 16 14 3 0 3-2 3-6 0-14 0-28 0-42z">
              <text:p/>
            </draw:path>
            <draw:path draw:style-name="gr5" draw:text-style-name="P4" draw:layer="layout" svg:width="0.164cm" svg:height="0.177cm" svg:x="15.583cm" svg:y="18.347cm" svg:viewBox="0 0 165 178" svg:d="M165 7c0-4 0-7-3-7-1 0-2 0-4 3-4 6-9 13-13 19-11-10-28-22-51-22-52 0-94 40-94 89 0 50 43 89 94 89 43 0 71-32 71-62 0-3 0-5-4-5-1 0-4 0-4 3-2 40-35 55-60 55-26 0-71-16-71-79 0-67 48-81 71-81 24 0 53 17 59 59 1 3 3 3 5 3 4 0 4-2 4-7 0-19 0-38 0-57z">
              <text:p/>
            </draw:path>
            <draw:path draw:style-name="gr5" draw:text-style-name="P4" draw:layer="layout" svg:width="0.081cm" svg:height="0.35cm" svg:x="15.818cm" svg:y="18.204cm" svg:viewBox="0 0 82 351" svg:d="M82 348c0-1 0-2-6-8-44-44-55-110-55-164 0-61 13-122 56-166 5-5 5-5 5-6 0-3-2-4-4-4-3 0-35 24-56 69-17 38-22 77-22 107 0 27 4 70 23 109 22 44 52 66 55 66 2 0 4-1 4-3z">
              <text:p/>
            </draw:path>
            <draw:path draw:style-name="gr5" draw:text-style-name="P4" draw:layer="layout" svg:width="0.178cm" svg:height="0.16cm" svg:x="15.931cm" svg:y="18.309cm" svg:viewBox="0 0 179 161" svg:d="M179 32c0-32-23-32-24-32-14 0-26 14-26 26 0 10 7 14 10 16 15 9 18 15 18 22 0 8-21 85-62 85-25 0-25-21-25-28 0-20 10-46 21-74 3-7 4-10 4-15 0-21-20-32-40-32-37 0-55 48-55 55 0 5 6 5 9 5 4 0 7 0 8-5 11-38 30-42 36-42 3 0 6 0 6 7 0 8-4 18-5 21-16 41-22 57-22 73 0 38 31 47 61 47 61 0 86-99 86-129z">
              <text:p/>
            </draw:path>
            <draw:path draw:style-name="gr5" draw:text-style-name="P4" draw:layer="layout" svg:width="0.081cm" svg:height="0.35cm" svg:x="16.151cm" svg:y="18.204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5" draw:text-style-name="P4" draw:layer="layout" svg:width="0.213cm" svg:height="0.203cm" svg:x="16.395cm" svg:y="18.278cm" svg:viewBox="0 0 214 204" svg:d="M208 110c4-2 6-4 6-8s-2-6-6-8c-65-31-130-61-195-92-4-2-5-2-6-2-4 0-7 3-7 7 0 3 1 5 6 8 62 29 123 58 185 87-62 29-123 58-185 87-5 2-6 5-6 8 0 4 3 7 7 7 1 0 2 0 6-3 65-30 130-61 195-91z">
              <text:p/>
            </draw:path>
            <draw:path draw:style-name="gr5" draw:text-style-name="P4" draw:layer="layout" svg:width="0.231cm" svg:height="0.159cm" svg:x="16.747cm" svg:y="18.312cm" svg:viewBox="0 0 232 160" svg:d="M152 37c2-8 5-21 5-23 0-7-5-10-10-10-4 0-11 3-13 10-1 3-18 70-20 79-3 10-3 17-3 23 0 4 0 5 0 6-8 19-19 30-32 30-28 0-28-26-28-32 0-11 1-25 18-68 4-11 6-16 6-23 0-16-12-29-29-29-33 0-46 51-46 55 0 3 3 3 4 3 3 0 4-1 6-6 9-33 23-44 35-44 3 0 9 0 9 12 0 9-4 18-7 24-15 42-19 58-19 71 0 32 23 45 50 45 6 0 22 0 36-25 9 22 34 25 44 25 27 0 42-23 51-44 12-27 23-74 23-91 0-19-9-25-15-25-9 0-18 10-18 17 0 5 2 7 6 10 3 4 12 13 12 30 0 12-10 46-19 64-9 19-22 31-39 31-16 0-26-11-26-31 0-10 3-20 4-25 5-20 10-39 15-59z">
              <text:p/>
            </draw:path>
            <draw:path draw:style-name="gr5" draw:text-style-name="P4" draw:layer="layout" svg:width="0.207cm" svg:height="0.107cm" svg:x="17.001cm" svg:y="18.412cm" svg:viewBox="0 0 208 108" svg:d="M189 34c0-22-10-34-37-34-19 0-32 10-39 23-5-18-18-23-36-23-20 0-33 11-40 24h-1c0-8 0-16 0-24-12 1-24 2-36 3 0 3 0 5 0 8 17 0 19 2 19 14 0 21 0 43 0 64 0 11-3 11-19 11 0 3 0 5 0 8 1 0 18-1 28-1 9 0 26 1 29 1 0-3 0-5 0-8-16 0-19 0-19-11 0-15 0-29 0-44 0-26 21-38 37-38 17 0 19 13 19 26 0 19 0 37 0 56 0 11-2 11-18 11 0 3 0 5 0 8 9 0 18-1 28-1 9 0 26 1 28 1 0-3 0-5 0-8-16 0-18 0-18-11 0-15 0-29 0-44 0-26 20-38 36-38 18 0 20 13 20 26 0 19 0 37 0 56 0 11-3 11-19 11 0 3 0 5 0 8 1 0 18-1 28-1s26 1 29 1c0-3 0-5 0-8-16 0-19 0-19-11 0-18 0-37 0-55z">
              <text:p/>
            </draw:path>
            <draw:path draw:style-name="gr5" draw:text-style-name="P4" draw:layer="layout" svg:width="0.122cm" svg:height="0.111cm" svg:x="17.232cm" svg:y="18.411cm" svg:viewBox="0 0 123 112" svg:d="M97 43c0-13 0-22-12-31-10-8-22-12-36-12-23 0-40 9-40 24 0 7 5 12 12 12 6 0 11-5 11-12 0-4-2-9-8-11 9-6 23-6 24-6 14 0 29 9 29 29 0 3 0 5 0 8-13 0-30 1-48 8-22 8-29 21-29 33 0 21 26 27 43 27 20 0 32-11 37-21 1 10 8 20 19 20 8-8 24 0 24-24 0-4 0-9 0-13-3 0-5 0-8 0 0 4 0 9 0 13 0 2 0 14-9 14s-9-11-9-15c0-14 0-29 0-43zM77 75c0 23-20 30-32 30s-24-8-24-20c0-14 12-33 56-35 0 8 0 17 0 25z">
              <text:p/>
            </draw:path>
            <draw:path draw:style-name="gr5" draw:text-style-name="P4" draw:layer="layout" svg:width="0.134cm" svg:height="0.105cm" svg:x="17.365cm" svg:y="18.414cm" svg:viewBox="0 0 135 106" svg:d="M77 51c-1-1-1-1-2-2 0-1 17-18 19-21 8-9 17-19 36-19 0-3 0-6 0-9-6 1-14 1-20 1-8 0-17 0-25-1 0 3 0 6 0 9 5 1 5 4 5 6-1 3 0 4-3 8-6 7-12 13-18 20-7-8-13-16-20-24-2-2-3-4-3-5 0-3 4-5 7-5 0-3 0-6 0-9-9 1-18 1-28 1-7 0-16 0-23-1 0 3 0 6 0 9 11 0 17 0 24 8 10 12 20 23 30 35 1 0 1 1 2 2 0 1-18 21-20 24-10 10-18 19-38 20 0 3 0 5 0 8 8 0 13-1 21-1 7 0 17 1 24 1 0-3 0-5 0-8-3-1-5-3-5-6 0-5 3-8 7-12 6-6 11-13 17-19 7 8 15 16 22 24 4 5 4 6 4 7 0 5-5 6-6 6 0 3 0 5 0 8 2 0 20-1 28-1 7 0 15 1 23 1 0-3 0-5 0-8-16 0-18-2-24-8-11-13-23-26-34-39z">
              <text:p/>
            </draw:path>
            <draw:path draw:style-name="gr5" draw:text-style-name="P4" draw:layer="layout" svg:width="0.081cm" svg:height="0.35cm" svg:x="17.544cm" svg:y="18.204cm" svg:viewBox="0 0 82 351" svg:d="M82 176c0-28-4-70-23-110-22-43-52-66-55-66-2 0-4 2-4 4 0 1 0 1 7 8 34 35 54 90 54 164 0 60-13 122-56 166-5 4-5 5-5 6 0 2 2 3 4 3 3 0 35-23 56-68 18-39 22-78 22-107z">
              <text:p/>
            </draw:path>
          </draw:g>
        </draw:g>
        <draw:g draw:style-name="gr4">
          <svg:title>TexMaths</svg:title>
          <svg:desc>10§display§\bm{v} = \bm{u}_{i_{\rm L}}^{i_{\rm L}+\ell_{\rm b}-1}
\in 
\Sigma^{\ell_{\rm b}}§svg§600§TRUE§</svg:desc>
          <draw:g>
            <draw:path draw:style-name="gr5" draw:text-style-name="P4" draw:layer="layout" svg:width="0.178cm" svg:height="0.161cm" svg:x="16.147cm" svg:y="16.366cm" svg:viewBox="0 0 179 162" svg:d="M179 32c0-32-23-32-24-32-14 0-27 15-27 27 0 10 8 14 11 16 15 8 18 15 18 22s-21 84-62 84c-25 0-25-21-25-27 0-20 10-46 21-74 3-7 4-10 4-16 0-20-21-32-40-32-37 0-55 48-55 55 0 5 6 5 9 5 4 0 6 0 8-4 11-38 30-43 36-43 2 0 6 0 6 7 0 9-4 19-5 22-17 40-22 56-22 73 0 37 30 47 61 47 60 0 86-100 86-130z">
              <text:p/>
            </draw:path>
            <draw:path draw:style-name="gr5" draw:text-style-name="P4" draw:layer="layout" svg:width="0.233cm" svg:height="0.081cm" svg:x="16.465cm" svg:y="16.3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215cm" svg:height="0.161cm" svg:x="16.828cm" svg:y="16.366cm" svg:viewBox="0 0 216 162" svg:d="M186 48c3-10 7-27 7-29 0-8-6-16-17-16-5 0-18 3-23 19-1 5-17 68-20 80-2 8-4 18-5 24-6 9-20 23-38 23-21 0-21-17-21-25 0-22 11-49 21-74 3-10 4-12 4-18 0-20-20-32-39-32-38 0-55 48-55 55 0 5 5 5 8 5 4 0 7 0 8-4 12-39 31-43 36-43 3 0 6 0 6 7 0 9-4 18-5 23-15 36-22 56-22 73 0 40 36 46 56 46 10 0 26-2 45-19 11 17 31 19 40 19 13 0 23-7 30-20 9-14 14-33 14-35 0-5-5-5-9-5-3 0-5 0-7 2 0 1 0 1-2 10-7 28-15 35-24 35-6 0-8-3-8-13 0-6 1-11 4-25 3-10 6-24 8-32 3-10 5-21 8-31z">
              <text:p/>
            </draw:path>
            <draw:path draw:style-name="gr5" draw:text-style-name="P4" draw:layer="layout" svg:width="0.074cm" svg:height="0.164cm" svg:x="17.067cm" svg:y="16.204cm" svg:viewBox="0 0 75 165" svg:d="M68 9c0-4-3-9-9-9-7 0-14 6-14 14 0 4 3 9 10 9s13-7 13-14zM18 134c-1 3-2 6-2 11 0 11 10 20 23 20 25 0 36-33 36-37 0-3-3-3-4-3-4 0-4 1-5 4-5 19-16 30-26 30-5 0-6-4-6-9 0-6 2-10 4-16s5-13 8-19c2-6 11-29 12-32 1-2 1-5 1-8 0-11-9-20-23-20-24 0-36 33-36 37 0 3 3 2 4 3 4 0 4-1 5-4 6-21 17-30 26-30 4 0 6 2 6 9 0 6-1 9-7 25-5 13-11 26-16 39z">
              <text:p/>
            </draw:path>
            <draw:path draw:style-name="gr5" draw:text-style-name="P4" draw:layer="layout" svg:width="0.116cm" svg:height="0.119cm" svg:x="17.17cm" svg:y="16.282cm" svg:viewBox="0 0 117 120" svg:d="M117 72c-2 0-5 0-7 0-3 21-8 40-42 40-7 0-15 0-22 0-8 0-8-1-8-6 0-30 0-61 0-91 0-5 0-7 17-7 2 0 5 0 7 0 0-3 0-5 0-8-10 1-23 1-33 1s-20 0-29-1c0 3 0 5 0 8 2 0 3 0 5 0 14 0 14 2 14 7 0 30 0 60 0 90 0 6 0 7-14 7-2 0-3 0-5 0 0 2 0 5 0 8 37 0 74 0 111 0 2-16 4-32 6-48z">
              <text:p/>
            </draw:path>
            <draw:path draw:style-name="gr5" draw:text-style-name="P4" draw:layer="layout" svg:width="0.18cm" svg:height="0.18cm" svg:x="17.336cm" svg:y="16.215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5" draw:text-style-name="P4" draw:layer="layout" svg:width="0.101cm" svg:height="0.175cm" svg:x="17.54cm" svg:y="16.194cm" svg:viewBox="0 0 102 176" svg:d="M24 139c2 16 10 37 31 37 8 0 17-3 26-9 4-2 17-11 17-14 0-2-2-5-4-5s-2 0-6 4c-10 9-22 17-33 17-16 0-16-29-16-33s0-4 0-9c0-2 0-3 3-5 14-13 60-58 60-101 0-3 0-21-16-21-20 0-37 32-41 39-11 21-16 41-19 53-4 17-4 25-4 37-1 2-15 15-18 17-4 3-4 3-4 5s2 4 4 4 8-6 10-8c3-3 7-6 10-8zM41 111c5-25 24-104 45-104 5 0 8 4 8 13 0 3 0 24-21 55-12 17-26 31-32 36z">
              <text:p/>
            </draw:path>
            <draw:path draw:style-name="gr5" draw:text-style-name="P4" draw:layer="layout" svg:width="0.105cm" svg:height="0.123cm" svg:x="17.664cm" svg:y="16.282cm" svg:viewBox="0 0 106 124" svg:d="M30 0c-10 1-20 1-30 2 0 3 0 5 0 8 13 0 15 1 15 10 0 34 0 68 0 102 2 0 5 0 7 0 2-2 3-5 4-7 1-1 1-2 2-3 8 8 18 12 29 12 27 0 49-18 49-40 0-21-20-39-46-39-10 0-21 2-30 9 0-18 0-36 0-54zM30 64c6-9 18-14 29-14 20 0 29 16 29 34 0 10-2 19-9 26-6 5-14 8-23 8-11 0-21-6-26-14 0-14 0-27 0-40z">
              <text:p/>
            </draw:path>
            <draw:path draw:style-name="gr5" draw:text-style-name="P4" draw:layer="layout" svg:width="0.165cm" svg:height="0.011cm" svg:x="17.827cm" svg:y="16.299cm" svg:viewBox="0 0 166 12" svg:d="M156 12c4 0 10 0 10-5 0-7-6-7-10-7-49 0-97 0-146 0-4 0-10 0-10 6s5 6 10 6c49 0 97 0 146 0z">
              <text:p/>
            </draw:path>
            <draw:path draw:style-name="gr5" draw:text-style-name="P4" draw:layer="layout" svg:width="0.088cm" svg:height="0.162cm" svg:x="18.047cm" svg:y="16.204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5" draw:text-style-name="P4" draw:layer="layout" svg:width="0.074cm" svg:height="0.164cm" svg:x="17.067cm" svg:y="16.459cm" svg:viewBox="0 0 75 165" svg:d="M68 9c0-4-3-9-9-9-7 0-14 6-14 14 0 4 3 9 10 9s13-7 13-14zM18 134c-1 3-2 6-2 10 0 12 10 21 23 21 25 0 36-34 36-37s-3-3-4-3c-4 0-4 1-5 4-5 19-16 29-26 29-5 0-6-3-6-8 0-6 2-10 4-16s5-13 8-19c2-6 11-29 12-32 1-2 1-5 1-8 0-11-9-20-23-20-24 0-36 33-36 37 0 3 3 2 4 3 4 0 4-1 5-4 6-21 17-30 26-30 4 0 6 2 6 9 0 6-1 9-7 25-5 13-11 26-16 39z">
              <text:p/>
            </draw:path>
            <draw:path draw:style-name="gr5" draw:text-style-name="P4" draw:layer="layout" svg:width="0.116cm" svg:height="0.119cm" svg:x="17.17cm" svg:y="16.537cm" svg:viewBox="0 0 117 120" svg:d="M117 72c-2 0-5 0-7 0-3 21-8 40-42 40-7 0-15 0-22 0-8 0-8-1-8-6 0-30 0-61 0-91 0-5 0-7 17-7 2 0 5 0 7 0 0-3 0-5 0-8-10 1-23 1-33 1s-20-1-29-1c0 3 0 5 0 8 2 0 3 0 5 0 14 0 14 2 14 7 0 30 0 60 0 90 0 6 0 7-14 7-2 0-3 0-5 0 0 2 0 5 0 8 37 0 74 0 111 0 2-16 4-32 6-48z">
              <text:p/>
            </draw:path>
            <draw:path draw:style-name="gr5" draw:text-style-name="P4" draw:layer="layout" svg:width="0.175cm" svg:height="0.202cm" svg:x="18.304cm" svg:y="16.336cm" svg:viewBox="0 0 176 203" svg:d="M163 108c6 0 13 0 13-7s-7-7-13-7c-49 0-99 0-148 0 4-47 44-80 94-80 18 0 36 0 54 0 6 0 13 0 13-7s-7-7-13-7c-18 0-37 0-55 0-60 0-108 45-108 101s48 102 108 102c18 0 37 0 55 0 6 0 13 0 13-7s-7-7-13-7c-18 0-36 0-54 0-50 0-90-34-94-81 49 0 99 0 148 0z">
              <text:p/>
            </draw:path>
            <draw:path draw:style-name="gr5" draw:text-style-name="P4" draw:layer="layout" svg:width="0.213cm" svg:height="0.238cm" svg:x="18.626cm" svg:y="16.285cm" svg:viewBox="0 0 214 239" svg:d="M111 126c4-4 4-5 4-6 0-2-2-3-3-5-24-35-48-69-72-104 27 0 54 0 81 0 60 0 77 13 85 68 3 0 5 0 8 0-3-26-6-53-9-79-65 0-130 0-195 0-9 0-10 0-10 8 29 42 59 84 88 127-28 32-56 64-84 96-3 2-3 3-3 4 0 4 3 4 9 4 65 0 130 0 195 0 3-27 6-55 9-82-3 0-5 0-8 0-7 59-31 68-86 68-32 0-65 0-97 0 29-33 59-66 88-99z">
              <text:p/>
            </draw:path>
            <draw:path draw:style-name="gr5" draw:text-style-name="P4" draw:layer="layout" svg:width="0.101cm" svg:height="0.175cm" svg:x="18.866cm" svg:y="16.207cm" svg:viewBox="0 0 102 176" svg:d="M24 140c2 15 10 36 31 36 8 0 17-3 26-9 4-2 17-11 17-14 0-2-2-5-4-5-1 0-2 0-6 4-10 9-21 17-33 17-16 0-16-29-16-33 0-3 0-4 0-9 0-2 0-2 3-5 14-13 60-58 60-100 0-4 0-22-16-22-20 0-37 32-41 39-10 21-16 41-19 54-3 16-3 25-3 37-2 1-16 14-19 16-4 3-4 4-4 5 0 2 2 4 4 4s9-6 10-7c3-3 7-6 10-8zM41 112c5-26 24-105 45-105 6 0 9 4 9 13 0 3 0 25-22 55-12 18-26 31-32 37z">
              <text:p/>
            </draw:path>
            <draw:path draw:style-name="gr5" draw:text-style-name="P4" draw:layer="layout" svg:width="0.105cm" svg:height="0.122cm" svg:x="18.991cm" svg:y="16.296cm" svg:viewBox="0 0 106 123" svg:d="M30 0c-10 1-20 1-30 2 0 2 0 5 0 7 13 0 15 2 15 10 0 34 0 68 0 102 2 0 5 0 7 0 2-2 3-4 4-7 1-1 2-2 2-3 8 8 19 12 30 12 26 0 48-18 48-39 0-22-19-40-46-40-10 0-21 2-30 10 0-18 0-36 0-54zM31 63c6-9 17-13 28-13 20 0 29 15 29 34 0 10-2 19-9 25-5 5-14 9-22 9-12 0-21-7-26-15 0-14 0-27 0-40z">
              <text:p/>
            </draw:path>
          </draw:g>
        </draw:g>
        <draw:frame draw:style-name="gr61" draw:text-style-name="P2" draw:layer="layout" svg:width="0.823cm" svg:height="0.395cm" svg:x="19.105cm" svg:y="17.206cm">
          <draw:text-box>
            <text:p><text:span text:style-name="T2">(nop)</text:span></text:p>
          </draw:text-box>
        </draw:frame>
        <draw:frame draw:style-name="gr62" draw:text-style-name="P2" draw:layer="layout" svg:width="0.688cm" svg:height="0.395cm" svg:x="19.104cm" svg:y="17.673cm">
          <draw:text-box>
            <text:p><text:span text:style-name="T2">(inc)</text:span></text:p>
          </draw:text-box>
        </draw:frame>
        <draw:frame draw:style-name="gr63" draw:text-style-name="P2" draw:layer="layout" svg:width="0.806cm" svg:height="0.395cm" svg:x="19.103cm" svg:y="18.108cm">
          <draw:text-box>
            <text:p><text:span text:style-name="T2">(dec)</text:span></text:p>
          </draw:text-box>
        </draw:frame>
        <draw:frame draw:style-name="gr9" draw:text-style-name="P2" draw:layer="layout" svg:width="0.434cm" svg:height="0.395cm" svg:x="12.405cm" svg:y="18.806cm">
          <draw:text-box>
            <text:p><text:span text:style-name="T2">(2)</text:span></text:p>
          </draw:text-box>
        </draw:frame>
        <draw:frame draw:style-name="gr9" draw:text-style-name="P2" draw:layer="layout" svg:width="0.434cm" svg:height="0.395cm" svg:x="1.405cm" svg:y="16.206cm">
          <draw:text-box>
            <text:p><text:span text:style-name="T2">(1)</text:span></text:p>
          </draw:text-box>
        </draw:frame>
        <draw:frame draw:style-name="gr64" draw:text-style-name="P2" draw:layer="layout" svg:width="2.572cm" svg:height="0.395cm" svg:x="1.905cm" svg:y="16.207cm">
          <draw:text-box>
            <text:p><text:span text:style-name="T2">window position:</text:span></text:p>
          </draw:text-box>
        </draw:frame>
        <draw:g draw:style-name="gr4">
          <svg:title>TexMaths</svg:title>
          <svg:desc>10§display§i_{\rm R} = i_{\rm L} + \ell_{\rm b}§svg§600§TRUE§</svg:desc>
          <draw:g>
            <draw:path draw:style-name="gr5" draw:text-style-name="P4" draw:layer="layout" svg:width="0.092cm" svg:height="0.233cm" svg:x="1.663cm" svg:y="12.139cm" svg:viewBox="0 0 93 234" svg:d="M90 12c0-7-5-12-13-12-9 0-19 9-19 18 0 7 5 13 13 13s19-8 19-19zM63 144c5-10 5-11 8-20 3-7 5-12 5-19 0-16-12-29-29-29-33 0-47 51-47 54 0 4 4 4 5 4 3 0 3-1 5-6 10-33 24-44 36-44 3 0 9 0 9 11 0 8-3 15-4 19-3 9-19 49-25 63-3 10-8 21-8 28 0 17 12 29 29 29 33 0 46-51 46-54s-3-3-4-3c-4 0-4 1-5 6-7 22-18 43-36 43-6 0-9-3-9-11 0-9 3-14 11-35 4-12 9-24 13-36z">
              <text:p/>
            </draw:path>
            <draw:path draw:style-name="gr5" draw:text-style-name="P4" draw:layer="layout" svg:width="0.185cm" svg:height="0.171cm" svg:x="1.789cm" svg:y="12.255cm" svg:viewBox="0 0 186 172" svg:d="M109 84c22-5 44-19 44-39 0-25-33-45-71-45-27 0-55 0-82 0 0 3 0 6 0 9 2 0 3 0 5 0 19 0 20 3 20 11 0 42 0 85 0 128 0 8-1 11-20 11-2 0-3 0-5 0 0 3 0 6 0 8 12 0 26-1 36-1s24 0 37 1c0-2 0-5 0-8-2 0-4 0-6 0-19 0-20-2-20-11 0-21 0-41 0-61 11 0 22 0 33 0 4 0 17 0 28 10 9 8 9 14 9 31 0 16 0 26 11 35 10 8 25 9 32 9 21 0 26-19 26-26 0-2 0-5-4-5s-4 2-4 5c-1 14-10 20-17 20-14 0-16-15-19-37-3-20-4-23-11-32-2-2-9-9-22-13zM79 81c-11 0-21 0-32 0 0-21 0-41 0-62 0-7 0-9 7-10 2 0 10 0 15 0 24 0 58 0 58 36 0 27-22 36-48 36z">
              <text:p/>
            </draw:path>
            <draw:path draw:style-name="gr5" draw:text-style-name="P4" draw:layer="layout" svg:width="0.233cm" svg:height="0.081cm" svg:x="2.113cm" svg:y="12.2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4" draw:layer="layout" svg:width="0.092cm" svg:height="0.233cm" svg:x="2.474cm" svg:y="12.139cm" svg:viewBox="0 0 93 234" svg:d="M90 12c0-7-5-12-13-12-10 0-19 9-19 18 0 7 5 13 13 13s19-8 19-19zM63 144c4-10 4-11 8-20 3-7 5-12 5-19 0-16-12-29-29-29-33 0-47 51-47 54 0 4 4 4 5 4 3 0 3-1 5-6 10-33 24-44 36-44 2 0 8 0 8 11 0 8-2 15-3 19-3 9-19 49-25 63-3 10-8 21-8 28 0 17 12 29 29 29 33 0 46-51 46-54s-3-3-4-3c-4 0-4 1-5 6-7 22-18 43-36 43-6 0-9-3-9-11 0-9 2-14 11-35 4-12 9-24 13-36z">
              <text:p/>
            </draw:path>
            <draw:path draw:style-name="gr5" draw:text-style-name="P4" draw:layer="layout" svg:width="0.145cm" svg:height="0.166cm" svg:x="2.598cm" svg:y="12.255cm" svg:viewBox="0 0 146 167" svg:d="M146 103c-3 0-5 0-8 0-3 24-6 56-53 56-8 0-17 0-25 0-11 0-11-2-11-10 0-43 0-86 0-129 0-8 0-11 23-11 3 0 5 0 8 0 0-3 0-6 0-9-5 1-36 1-43 1-9 0-25-1-37-1 0 3 0 6 0 9 2 0 4 0 6 0 19 0 19 3 19 11 0 42 0 85 0 128 0 8 0 11-19 11-2 0-4 0-6 0 0 3 0 6 0 8 46 0 93 0 139 0 2-21 5-43 7-64z">
              <text:p/>
            </draw:path>
            <draw:path draw:style-name="gr5" draw:text-style-name="P4" draw:layer="layout" svg:width="0.233cm" svg:height="0.231cm" svg:x="2.873cm" svg:y="12.166cm" svg:viewBox="0 0 234 232" svg:d="M124 124c33 0 65 0 98 0 5 0 12 0 12-7s-7-7-12-7c-33 0-65 0-98 0 0-33 0-65 0-98 0-5 0-12-7-12s-7 7-7 12c0 33 0 65 0 98-33 0-65 0-98 0-5 0-12 0-12 7s7 7 12 7c33 0 65 0 98 0 0 32 0 65 0 97 0 5 0 11 7 11s7-6 7-11c0-32 0-65 0-97z">
              <text:p/>
            </draw:path>
            <draw:path draw:style-name="gr5" draw:text-style-name="P4" draw:layer="layout" svg:width="0.135cm" svg:height="0.25cm" svg:x="3.209cm" svg:y="12.123cm" svg:viewBox="0 0 136 251" svg:d="M1 212c0 1-1 2-1 3 0 2 2 5 4 5s3-1 13-11c2-3 9-9 12-12 4 28 14 54 40 54 14 0 26-9 33-14 5-3 22-17 22-20 0-2-1-5-5-5-1 0-1 1-4 3-23 23-36 28-46 28-16 0-21-18-21-46 0-2 0-18 2-20 0-1 0-1 7-8 29-28 79-87 79-141 0-6 0-28-21-28-29 0-55 58-59 66-17 38-28 79-28 120-9 9-18 18-27 26zM51 164c1-4 16-82 36-123 10-19 17-33 28-33 12 0 12 13 12 18 0 59-59 120-76 138z">
              <text:p/>
            </draw:path>
            <draw:path draw:style-name="gr5" draw:text-style-name="P4" draw:layer="layout" svg:width="0.131cm" svg:height="0.17cm" svg:x="3.363cm" svg:y="12.253cm" svg:viewBox="0 0 132 171" svg:d="M37 0c-12 1-25 1-37 2 0 3 0 6 0 9 17 0 19 2 19 14 0 48 0 96 0 144 3 0 5 0 8 0 3-4 6-9 9-14 9 11 22 16 36 16 32 0 60-23 60-54 0-30-26-55-58-55-15 0-28 6-37 14 0-25 0-51 0-76zM38 88c7-12 20-19 35-19 14 0 24 7 29 15 4 7 7 16 7 33 0 5 0 24-10 35s-22 13-29 13c-19 0-29-15-32-20 0-19 0-38 0-57z">
              <text:p/>
            </draw:path>
          </draw:g>
        </draw:g>
        <draw:g draw:style-name="gr4">
          <svg:title>TexMaths</svg:title>
          <svg:desc>10§display§i_{\rm L}§svg§600§TRUE§</svg:desc>
          <draw:g>
            <draw:path draw:style-name="gr5" draw:text-style-name="P4" draw:layer="layout" svg:width="0.092cm" svg:height="0.233cm" svg:x="1.663cm" svg:y="11.723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5" draw:text-style-name="P4" draw:layer="layout" svg:width="0.145cm" svg:height="0.165cm" svg:x="1.788cm" svg:y="11.84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g draw:style-name="gr4">
          <svg:title>TexMaths</svg:title>
          <svg:desc>10§display§i_{\rm R}, 
\alpha_{\rm L}, \alpha_{\rm R}, 
\gamma_{\rm L}, \gamma_{\rm R}, 
\lambda_{\rm L}, \lambda_{\rm R}§svg§600§TRUE§</svg:desc>
          <draw:g>
            <draw:path draw:style-name="gr5" draw:text-style-name="P4" draw:layer="layout" svg:width="0.092cm" svg:height="0.234cm" svg:x="4.864cm" svg:y="16.693cm" svg:viewBox="0 0 93 235" svg:d="M90 12c0-7-5-12-13-12-9 0-19 9-19 18 0 7 5 13 13 13s19-8 19-19zM63 144c5-10 5-11 8-20 3-7 5-12 5-19 0-16-12-28-29-28-33 0-47 50-47 54 0 3 4 3 5 3 3 0 3-1 5-6 10-33 24-44 36-44 3 0 9 0 9 11 0 8-3 15-4 19-3 9-19 49-25 65-3 9-8 20-8 28 0 16 12 28 29 28 33 0 46-51 46-54s-3-3-4-3c-4 0-4 1-5 6-7 22-18 44-36 44-6 0-9-4-9-12 0-9 3-14 11-35 4-12 9-25 13-37z">
              <text:p/>
            </draw:path>
            <draw:path draw:style-name="gr5" draw:text-style-name="P4" draw:layer="layout" svg:width="0.185cm" svg:height="0.172cm" svg:x="4.99cm" svg:y="16.809cm" svg:viewBox="0 0 186 173" svg:d="M109 84c22-5 44-19 44-39 0-25-32-45-71-45-27 0-55 0-82 0 0 3 0 6 0 9 2 0 3 0 5 0 19 0 20 3 20 11 0 43 0 85 0 128 0 8-1 11-20 11-2 0-3 0-5 0 0 3 0 6 0 9 12 0 26-1 36-1s24 1 37 1c0-3 0-6 0-9-2 0-4 0-6 0-19 0-20-2-20-11 0-20 0-40 0-60 11 0 22 0 33 0 4 0 17 0 28 10 9 7 9 13 9 30 0 16 0 26 11 35 10 9 25 10 32 10 21 0 26-20 26-27 0-2 0-5-4-5s-4 2-4 5c-1 14-10 20-17 20-14 0-16-14-19-37-3-19-4-23-11-31-2-3-9-9-22-14zM79 81c-11 0-21 0-32 0 0-21 0-41 0-62 0-7 0-9 7-9 2-1 10-1 15-1 24 0 58 0 58 36 0 27-22 36-48 36z">
              <text:p/>
            </draw:path>
            <draw:path draw:style-name="gr5" draw:text-style-name="P4" draw:layer="layout" svg:width="0.04cm" svg:height="0.104cm" svg:x="5.227cm" svg:y="16.8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5" draw:text-style-name="P4" draw:layer="layout" svg:width="0.196cm" svg:height="0.157cm" svg:x="5.367cm" svg:y="16.77cm" svg:viewBox="0 0 197 158" svg:d="M154 72c0-55-33-72-59-72-48 0-95 50-95 99 0 33 21 59 57 59 22 0 48-8 74-29 5 18 17 29 32 29 19 0 30-19 30-25 0-2-2-3-4-3-3 0-4 1-5 3-6 18-19 18-20 18-10 0-10-28-10-36s0-8 3-12c33-42 40-82 40-83-1-1 0-3-4-3-3 0-3 1-5 7-6 22-18 49-34 69 0-7 0-14 0-21zM130 120c-31 27-58 31-72 31-21 0-32-16-32-39 0-17 9-55 21-73 16-25 35-32 48-32 34 0 34 46 34 73 0 13 0 34 1 40z">
              <text:p/>
            </draw:path>
            <draw:path draw:style-name="gr5" draw:text-style-name="P4" draw:layer="layout" svg:width="0.146cm" svg:height="0.167cm" svg:x="5.591cm" svg:y="16.809cm" svg:viewBox="0 0 147 168" svg:d="M147 103c-3 0-6 0-9 0-2 25-6 56-52 56-8 0-17 0-25 0-12 0-12-2-12-9 0-43 0-86 0-129 0-9 0-12 23-12 3 0 6 0 9 0 0-3 0-6 0-9-5 1-37 1-43 1-9 0-37-1-38-1 0 3 0 6 0 9 2 0 4 0 6 0 19 0 20 3 20 11 0 43 0 85 0 128 0 8-1 11-20 11-2 0-4 0-6 0 0 3 0 6 0 9 46 0 93 0 139 0 3-22 5-43 8-65z">
              <text:p/>
            </draw:path>
            <draw:path draw:style-name="gr5" draw:text-style-name="P4" draw:layer="layout" svg:width="0.04cm" svg:height="0.104cm" svg:x="5.799cm" svg:y="16.887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4" draw:layer="layout" svg:width="0.196cm" svg:height="0.157cm" svg:x="5.94cm" svg:y="16.77cm" svg:viewBox="0 0 197 158" svg:d="M153 72c0-55-33-72-59-72-48 0-94 50-94 99 0 33 21 59 56 59 23 0 48-8 75-29 4 18 16 29 32 29 18 0 29-19 29-25 0-2-2-3-4-3-3 0-4 1-5 3-6 18-13 12-19 18-11 0-11-28-11-36s0-8 3-12c33-42 41-82 41-83-2-1-1-3-5-3-3 0-3 1-5 7-6 22-18 49-34 69 0-7 0-14 0-21zM129 120c-31 27-58 31-72 31-21 0-31-16-31-39 0-17 9-55 20-73 16-25 35-32 48-32 34 0 34 46 34 73 0 13 0 34 1 40z">
              <text:p/>
            </draw:path>
            <draw:path draw:style-name="gr5" draw:text-style-name="P4" draw:layer="layout" svg:width="0.186cm" svg:height="0.172cm" svg:x="6.164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2 35 10 9 25 10 32 10 20 0 26-20 26-27 0-2 0-5-4-5s-4 2-5 5c-1 14-9 20-17 20-14 0-15-14-18-37-3-19-4-23-11-31-2-3-9-9-23-14zM80 81c-11 0-21 0-32 0 0-21 0-41 0-62 0-7 0-9 7-9 1-1 10-1 15-1 24 0 57 0 57 36 0 27-21 36-47 36z">
              <text:p/>
            </draw:path>
            <draw:path draw:style-name="gr5" draw:text-style-name="P4" draw:layer="layout" svg:width="0.04cm" svg:height="0.104cm" svg:x="6.402cm" svg:y="16.887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4" draw:layer="layout" svg:width="0.183cm" svg:height="0.229cm" svg:x="6.534cm" svg:y="16.77cm" svg:viewBox="0 0 184 230" svg:d="M8 65c14-40 52-40 56-40 53 0 57 61 57 89 0 21-2 27-4 34-8 26-19 66-19 75 0 4 2 7 5 7 4 0 7-8 11-21 8-30 12-50 13-61 1-4 2-9 3-13 11-35 34-87 48-115 2-4 6-12 6-13 0-4-3-4-4-4s-3 0-4 3c-18 33-32 68-46 104-1-11-1-38-15-72-8-21-22-38-47-38-43 0-68 53-68 64 0 3 3 3 7 3 0-1 1-1 1-2z">
              <text:p/>
            </draw:path>
            <draw:path draw:style-name="gr5" draw:text-style-name="P4" draw:layer="layout" svg:width="0.146cm" svg:height="0.167cm" svg:x="6.723cm" svg:y="16.809cm" svg:viewBox="0 0 147 168" svg:d="M147 103c-3 0-6 0-9 0-2 25-6 56-53 56-8 0-16 0-24 0-12 0-12-2-12-9 0-43 0-86 0-129 0-9 0-12 23-12 3 0 6 0 9 0 0-3 0-6 0-9-5 1-37 1-43 1-10 0-37-1-38-1 0 3 0 6 0 9 2 0 4 0 6 0 19 0 20 3 20 11 0 43 0 85 0 128 0 8-1 11-20 11-2 0-4 0-6 0 0 3 0 6 0 9 46 0 93 0 139 0 3-22 5-43 8-65z">
              <text:p/>
            </draw:path>
            <draw:path draw:style-name="gr5" draw:text-style-name="P4" draw:layer="layout" svg:width="0.04cm" svg:height="0.104cm" svg:x="6.931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4" draw:layer="layout" svg:width="0.184cm" svg:height="0.229cm" svg:x="7.063cm" svg:y="16.77cm" svg:viewBox="0 0 185 230" svg:d="M8 65c14-40 52-40 56-40 53 0 57 61 57 89 0 21-2 27-4 34-8 26-18 66-18 75 0 4 1 7 4 7 5 0 8-8 11-21 9-30 12-50 13-61 1-4 2-9 3-13 11-35 34-87 48-115 2-4 7-12 7-13 0-4-4-4-5-4s-3 0-4 3c-18 33-32 68-46 104 0-11-1-38-15-72-8-21-22-38-46-38-44 0-69 53-69 64 0 3 3 3 7 3 0-1 1-1 1-2z">
              <text:p/>
            </draw:path>
            <draw:path draw:style-name="gr5" draw:text-style-name="P4" draw:layer="layout" svg:width="0.186cm" svg:height="0.172cm" svg:x="7.253cm" svg:y="16.809cm" svg:viewBox="0 0 187 173" svg:d="M109 84c22-5 45-19 45-39 0-25-33-45-71-45-28 0-55 0-83 0 0 3 0 6 0 9 2 0 4 0 6 0 19 0 19 3 19 11 0 43 0 85 0 128 0 8 0 11-19 11-2 0-4 0-6 0 0 3 0 6 0 9 12 0 26-1 36-1 11 0 25 1 37 1 0-3 0-6 0-9-2 0-4 0-6 0-19 0-19-2-19-11 0-20 0-40 0-60 11 0 22 0 33 0 4 0 17 0 28 10 8 7 8 13 8 30 0 16 0 26 11 35s26 10 32 10c21 0 27-20 27-27 0-2 0-5-4-5s-4 2-5 5c-1 14-9 20-17 20-14 0-16-14-19-37-2-19-3-23-10-31-3-3-9-9-23-14zM80 81c-11 0-21 0-32 0 0-21 0-41 0-62 0-7 0-9 6-9 2-1 11-1 16-1 24 0 57 0 57 36 0 27-21 36-47 36z">
              <text:p/>
            </draw:path>
            <draw:path draw:style-name="gr5" draw:text-style-name="P4" draw:layer="layout" svg:width="0.04cm" svg:height="0.104cm" svg:x="7.491cm" svg:y="16.887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4" draw:layer="layout" svg:width="0.173cm" svg:height="0.247cm" svg:x="7.635cm" svg:y="16.681cm" svg:viewBox="0 0 174 248" svg:d="M107 141c14 37 31 91 37 99 5 7 9 7 18 7 3 0 5 0 8 0 4 0 4-2 4-3s-1-2-2-3c-3-4-5-9-8-16-24-67-47-133-71-200-8-20-27-25-43-25-2 0-7 0-7 4 0 3 3 4 4 4 11 2 14 4 22 28 11 32 23 63 34 95-32 32-65 64-97 96-4 4-6 6-6 11 0 6 6 10 11 10 6 0 8-4 11-7 28-33 57-67 85-100z">
              <text:p/>
            </draw:path>
            <draw:path draw:style-name="gr5" draw:text-style-name="P4" draw:layer="layout" svg:width="0.146cm" svg:height="0.167cm" svg:x="7.835cm" svg:y="16.809cm" svg:viewBox="0 0 147 168" svg:d="M147 103c-3 0-6 0-9 0-3 25-6 56-53 56-8 0-16 0-24 0-12 0-12-2-12-9 0-43 0-86 0-129 0-9 0-12 23-12 3 0 6 0 9 0 0-3 0-6 0-9-6 1-37 1-43 1-10 0-25-1-38-1 0 3 0 6 0 9 2 0 4 0 6 0 19 0 20 3 20 11 0 43 0 85 0 128 0 8-1 11-20 11-2 0-4 0-6 0 0 3 0 6 0 9 46 0 93 0 139 0 3-22 5-43 8-65z">
              <text:p/>
            </draw:path>
            <draw:path draw:style-name="gr5" draw:text-style-name="P4" draw:layer="layout" svg:width="0.04cm" svg:height="0.104cm" svg:x="8.043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4" draw:layer="layout" svg:width="0.172cm" svg:height="0.247cm" svg:x="8.188cm" svg:y="16.681cm" svg:viewBox="0 0 173 248" svg:d="M106 141c15 37 32 91 37 99 6 7 9 7 19 7 3 0 5 0 8 0s3-2 3-3 0-2-1-3c-4-4-6-9-8-16-24-67-48-133-72-200-7-20-26-25-43-25-2 0-6 0-6 4 0 3 2 3 3 4 11 2 14 4 23 28 11 32 23 63 34 95-32 32-65 64-97 96-4 4-6 6-6 11 0 6 4 10 10 10s9-4 12-7c28-33 56-67 84-100z">
              <text:p/>
            </draw:path>
            <draw:path draw:style-name="gr5" draw:text-style-name="P4" draw:layer="layout" svg:width="0.186cm" svg:height="0.172cm" svg:x="8.388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1 35s26 10 32 10c21 0 27-20 27-27 0-2 0-5-4-5s-4 2-5 5c-1 14-9 20-17 20-14 0-16-14-18-37-3-19-4-23-11-31-3-3-9-9-23-14zM80 81c-11 0-21 0-32 0 0-21 0-41 0-62 0-7 0-9 6-9 2-1 11-1 16-1 24 0 57 0 57 36 0 27-21 36-47 36z">
              <text:p/>
            </draw:path>
          </draw:g>
        </draw:g>
        <draw:g draw:style-name="gr4">
          <svg:title>TexMaths</svg:title>
          <svg:desc>10§display§i_{\rm L} \in [ \nu\beta \rangle§svg§600§TRUE§</svg:desc>
          <draw:g>
            <draw:path draw:style-name="gr5" draw:text-style-name="P4" draw:layer="layout" svg:width="0.092cm" svg:height="0.234cm" svg:x="4.864cm" svg:y="16.289cm" svg:viewBox="0 0 93 235" svg:d="M90 13c0-7-5-13-13-13-10 0-19 10-19 19 0 7 5 13 13 13s19-8 19-19zM63 145c4-10 4-11 8-20 3-7 5-12 5-19 0-16-12-29-29-29-33 0-47 51-47 54 0 4 4 4 5 4 3 0 3-1 5-7 10-33 24-43 36-43 3 0 8 0 8 11 0 7-2 15-3 18-3 9-19 50-25 65-3 9-8 20-8 27 0 17 12 29 29 29 33 0 46-50 46-53s-3-3-4-3c-4 0-4 1-5 6-7 21-18 42-36 42-6 0-9-3-9-11 0-9 2-14 11-34 4-13 9-25 13-37z">
              <text:p/>
            </draw:path>
            <draw:path draw:style-name="gr5" draw:text-style-name="P4" draw:layer="layout" svg:width="0.145cm" svg:height="0.167cm" svg:x="4.989cm" svg:y="16.406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4" draw:layer="layout" svg:width="0.175cm" svg:height="0.201cm" svg:x="5.293cm" svg:y="16.332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5" draw:text-style-name="P4" draw:layer="layout" svg:width="0.047cm" svg:height="0.349cm" svg:x="5.636cm" svg:y="16.25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4" draw:layer="layout" svg:width="0.164cm" svg:height="0.154cm" svg:x="5.711cm" svg:y="16.366cm" svg:viewBox="0 0 165 155" svg:d="M60 4c-2-1 0-4-5-4-8 0-33 3-43 4-2 0-6 0-6 7 0 4 3 4 8 4 17 0 18 2 18 6 0 2-4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4" draw:layer="layout" svg:width="0.19cm" svg:height="0.313cm" svg:x="5.899cm" svg:y="16.274cm" svg:viewBox="0 0 191 314" svg:d="M191 48c0-27-19-48-48-48-20 0-30 5-42 14-20 14-39 48-46 75-18 74-36 148-55 222-1 1 1 3 4 3s4-1 4-2c9-32 17-64 25-96 6 21 22 34 47 34 26 0 52-13 68-28 17-16 28-38 28-64 0-25-13-43-25-52 20-11 40-33 40-58zM128 106c-5 2-9 2-17 2-5 0-12 1-16-1 1-4 14-3 18-3 7 0 10 0 15 2zM171 40c0 24-13 49-31 60-10-3-17-4-27-4-8 0-27 0-27 11-1 10 17 9 24 9 13 0 18 0 29-5 13 13 15 24 15 40 1 20-8 46-18 59-13 19-37 32-57 32-26 0-40-20-40-45 0-4 0-8 2-15 8-30 15-59 22-88 8-31 33-86 76-86 20 0 32 11 32 32z">
              <text:p/>
            </draw:path>
            <draw:path draw:style-name="gr5" draw:text-style-name="P4" draw:layer="layout" svg:width="0.078cm" svg:height="0.349cm" svg:x="6.124cm" svg:y="16.258cm" svg:viewBox="0 0 79 350" svg:d="M77 181c2-4 2-5 2-6 0-2 0-1-2-5-20-54-41-108-61-162-3-6-6-8-9-8-4 0-7 3-7 7 0 1 0 2 2 6 21 54 41 108 62 162-21 53-41 107-62 161-2 4-2 5-2 7 0 4 4 7 7 7 5 0 6-4 8-7 21-54 41-108 62-162z">
              <text:p/>
            </draw:path>
          </draw:g>
        </draw:g>
        <draw:frame draw:style-name="gr9" draw:text-style-name="P2" draw:layer="layout" svg:width="0.434cm" svg:height="0.395cm" svg:x="1.406cm" svg:y="18.106cm">
          <draw:text-box>
            <text:p><text:span text:style-name="T2">(3)</text:span></text:p>
          </draw:text-box>
        </draw:frame>
        <draw:frame draw:style-name="gr65" draw:text-style-name="P2" draw:layer="layout" svg:width="2.851cm" svg:height="0.395cm" svg:x="1.906cm" svg:y="18.107cm">
          <draw:text-box>
            <text:p><text:span text:style-name="T2">partial codebooks:</text:span></text:p>
          </draw:text-box>
        </draw:frame>
        <draw:g draw:style-name="gr4">
          <svg:title>TexMaths</svg:title>
          <svg:desc>10§display§\mathcal{C}_{\rm L} = 
\left\{
\bm{u}_{\beta-\lambda_{\rm L}}^{\beta-1}
\middle| 
\bm{u} \in \mathcal{C}_{|\alpha_{\rm L}|}
\right\}§svg§600§TRUE§</svg:desc>
          <draw:g>
            <draw:path draw:style-name="gr5" draw:text-style-name="P4" draw:layer="layout" svg:width="0.183cm" svg:height="0.255cm" svg:x="4.881cm" svg:y="18.3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5" draw:text-style-name="P4" draw:layer="layout" svg:width="0.145cm" svg:height="0.167cm" svg:x="5.076cm" svg:y="18.459cm" svg:viewBox="0 0 146 168" svg:d="M146 103c-3 0-5 0-8 0-3 24-6 56-53 56-8 0-16 0-24 0-12 0-12-2-12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4" draw:layer="layout" svg:width="0.233cm" svg:height="0.082cm" svg:x="5.371cm" svg:y="18.445cm" svg:viewBox="0 0 234 83" svg:d="M222 14c5 0 12 0 12-7s-7-7-12-7c-70 0-141 0-211 0-4 0-11 0-11 7s7 7 12 7c70 0 140 0 210 0zM222 83c5 0 12 0 12-7s-7-7-12-7c-70 0-140 0-210 0-5 0-12 0-12 7s7 7 11 7c70 0 141 0 211 0z">
              <text:p/>
            </draw:path>
            <draw:path draw:style-name="gr5" draw:text-style-name="P4" draw:layer="layout" svg:width="0.149cm" svg:height="0.629cm" svg:x="5.764cm" svg:y="18.171cm" svg:viewBox="0 0 150 630" svg:d="M88 411c0-22 0-27-3-37-11-32-42-49-65-59 40-17 60-40 67-65 1-4 1-10 1-12 0-53 0-106 0-158 0-29 24-51 57-65 5-3 5-3 5-8 0-7 0-7-7-7-10 0-36 13-50 23-12 10-31 30-31 53-1 29 0 57 0 85 0 18 0 36 0 55 0 31 0 42-19 64-4 5-14 16-38 27-5 3-5 3-5 8 0 6 0 6 7 9 38 16 55 46 55 68 0 49 0 98 0 146 0 17 0 38 18 56 7 8 15 15 32 24 4 3 22 12 31 12 7 0 7 0 7-7 0-5 0-6-3-7-21-9-52-25-58-58-1-4-1-16-1-24 0-41 0-82 0-123z">
              <text:p/>
            </draw:path>
            <draw:path draw:style-name="gr5" draw:text-style-name="P4" draw:layer="layout" svg:width="0.215cm" svg:height="0.16cm" svg:x="5.968cm" svg:y="18.41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0 5-21 8-31z">
              <text:p/>
            </draw:path>
            <draw:path draw:style-name="gr5" draw:text-style-name="P4" draw:layer="layout" svg:width="0.142cm" svg:height="0.22cm" svg:x="6.207cm" svg:y="18.232cm" svg:viewBox="0 0 143 221" svg:d="M143 35c0-22-18-35-40-35-34 0-59 39-65 63-12 51-25 103-38 155-1 2 2 3 3 3 2 0 4 0 5-1 6-22 11-44 16-66 5 11 17 22 37 22 35 0 73-25 73-63 0-14-6-29-19-37 12-8 28-22 28-41zM95 76c-4 1-6 2-13 2-4 0-10-1-11-2 2-1 9-1 11-1 4 0 9 0 13 1zM127 30c0 13-6 32-22 41-4-2-9-3-23-3-8 0-21 0-21 9 0 6 8 7 21 7 8 0 15-1 23-3 7 5 11 15 11 26 0 35-24 62-54 62-19 0-33-12-33-31 0-3 1-5 1-7 6-22 11-44 16-66 6-23 28-58 57-58 14 0 24 8 24 23z">
              <text:p/>
            </draw:path>
            <draw:path draw:style-name="gr5" draw:text-style-name="P4" draw:layer="layout" svg:width="0.165cm" svg:height="0.011cm" svg:x="6.394cm" svg:y="18.338cm" svg:viewBox="0 0 166 12" svg:d="M157 12c4 0 9 0 9-6s-5-6-9-6c-49 0-98 0-147 0-4 0-10 0-10 6s6 6 10 6c49 0 98 0 147 0z">
              <text:p/>
            </draw:path>
            <draw:path draw:style-name="gr5" draw:text-style-name="P4" draw:layer="layout" svg:width="0.089cm" svg:height="0.163cm" svg:x="6.614cm" svg:y="18.242cm" svg:viewBox="0 0 90 164" svg:d="M56 7c0-6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5" draw:text-style-name="P4" draw:layer="layout" svg:width="0.142cm" svg:height="0.22cm" svg:x="6.207cm" svg:y="18.506cm" svg:viewBox="0 0 143 221" svg:d="M143 34c0-22-18-34-40-34-34 0-59 38-65 63-12 51-25 103-38 155-1 2 2 3 3 3 2 0 4 0 5-2 6-22 11-44 16-66 5 12 17 22 37 22 35 0 73-24 73-62 0-15-6-29-19-37 12-8 28-22 28-42zM95 75c-4 1-6 2-13 2-4 0-10 0-11-1 2-2 9-2 11-2 4 0 9 0 13 1zM127 30c0 13-6 32-22 40-4-1-9-3-23-3-8 0-21 1-21 10 0 6 8 7 21 7 8 0 15-2 23-4 7 5 11 15 11 26 0 36-24 62-54 62-19 0-33-11-33-30 0-3 1-5 1-8 6-22 11-43 16-65 6-23 28-58 57-58 14 0 24 8 24 23z">
              <text:p/>
            </draw:path>
            <draw:path draw:style-name="gr5" draw:text-style-name="P4" draw:layer="layout" svg:width="0.165cm" svg:height="0.011cm" svg:x="6.394cm" svg:y="18.612cm" svg:viewBox="0 0 166 12" svg:d="M157 12c4 0 9 0 9-6s-5-6-9-6c-49 0-98 0-147 0-4 0-10 0-10 5 0 7 6 7 10 7 49 0 98 0 147 0z">
              <text:p/>
            </draw:path>
            <draw:path draw:style-name="gr5" draw:text-style-name="P4" draw:layer="layout" svg:width="0.135cm" svg:height="0.172cm" svg:x="6.605cm" svg:y="18.509cm" svg:viewBox="0 0 136 173" svg:d="M82 100c12 28 26 64 29 67 4 6 9 6 13 6 2 0 3 0 5 0 4 0 7 0 7-3 0-2-1-2-2-3-2-3-5-8-6-10-20-47-40-95-60-142-2-4-7-15-33-15-3 0-6 0-6 3s2 3 4 3c5 1 10 2 16 16 10 23 19 46 29 69-24 21-49 43-73 65-3 3-5 5-5 9 0 6 5 8 9 8s7-3 8-4c22-23 43-46 65-69z">
              <text:p/>
            </draw:path>
            <draw:path draw:style-name="gr5" draw:text-style-name="P4" draw:layer="layout" svg:width="0.117cm" svg:height="0.119cm" svg:x="6.767cm" svg:y="18.594cm" svg:viewBox="0 0 118 120" svg:d="M118 73c-3 0-5 0-8 0-2 20-7 40-41 40-7 0-15 0-22 0-8 0-8-2-8-7 0-30 0-61 0-91 0-5 0-7 16-7 3 0 5 0 8 0 0-3 0-5 0-8-10 1-23 1-33 1-11 0-21 0-30-1 0 3 0 5 0 8 2 0 4 0 6 0 14 0 14 2 14 7 0 30 0 60 0 90 0 6 0 8-14 8-2 0-4 0-6 0 0 2 0 4 0 7 37 0 75 0 112 0 2-16 4-31 6-47z">
              <text:p/>
            </draw:path>
            <draw:path draw:style-name="gr5" draw:text-style-name="P4" draw:layer="layout" svg:width="0.014cm" svg:height="0.225cm" svg:x="6.985cm" svg:y="18.163cm" svg:viewBox="0 0 15 226" svg:d="M0 213c0 5 0 13 7 13 8 0 8-7 8-13 0-67 0-133 0-200 0-5 0-13-7-13-8 0-8 7-8 13 0 67 0 133 0 200z">
              <text:p/>
            </draw:path>
            <draw:path draw:style-name="gr5" draw:text-style-name="P4" draw:layer="layout" svg:width="0.014cm" svg:height="0.224cm" svg:x="6.985cm" svg:y="18.374cm" svg:viewBox="0 0 15 225" svg:d="M0 212c0 6 0 13 7 13 8 0 8-7 8-13 0-67 0-133 0-199 0-6 0-13-7-13-8 0-8 7-8 13 0 66 0 132 0 199z">
              <text:p/>
            </draw:path>
            <draw:path draw:style-name="gr5" draw:text-style-name="P4" draw:layer="layout" svg:width="0.014cm" svg:height="0.225cm" svg:x="6.985cm" svg:y="18.583cm" svg:viewBox="0 0 15 226" svg:d="M0 213c0 5 0 13 7 13 8 0 8-7 8-13 0-67 0-133 0-200 0-5 0-13-7-13-8 0-8 7-8 13 0 67 0 133 0 200z">
              <text:p/>
            </draw:path>
            <draw:path draw:style-name="gr5" draw:text-style-name="P4" draw:layer="layout" svg:width="0.215cm" svg:height="0.16cm" svg:x="7.062cm" svg:y="18.416cm" svg:viewBox="0 0 216 161" svg:d="M187 47c2-10 7-27 7-29 0-8-6-16-17-16-6 0-19 4-23 19-1 5-17 68-20 80-2 8-5 18-5 25-7 8-20 22-38 22-21 0-21-17-21-25 0-22 10-49 20-74 4-9 5-12 5-18 0-20-21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0 5-21 8-31z">
              <text:p/>
            </draw:path>
            <draw:path draw:style-name="gr5" draw:text-style-name="P4" draw:layer="layout" svg:width="0.175cm" svg:height="0.202cm" svg:x="7.417cm" svg:y="18.385cm" svg:viewBox="0 0 176 203" svg:d="M164 109c6 0 12 0 12-7 0-8-6-8-12-8-50 0-99 0-149 0 4-47 44-80 94-80 18 0 37 0 55 0 6 0 12 0 12-7s-6-7-12-7c-19 0-37 0-56 0-60 0-108 45-108 102 0 56 48 101 108 101 19 0 37 0 56 0 6 0 12 0 12-7s-6-7-12-7c-18 0-37 0-55 0-50 0-90-33-94-80 50 0 99 0 149 0z">
              <text:p/>
            </draw:path>
            <draw:path draw:style-name="gr5" draw:text-style-name="P4" draw:layer="layout" svg:width="0.183cm" svg:height="0.255cm" svg:x="7.724cm" svg:y="18.327cm" svg:viewBox="0 0 184 256" svg:d="M170 192c0-2-2-2-3-2-6 0-10 3-15 5-7 5-9 7-13 13-11 16-26 28-49 28-32 0-60-22-60-75 0-32 13-73 31-101 16-23 35-41 71-41 13 0 22 5 22 18 0 12-13 37-18 44-2 4-1 3-2 5 0 3 2 3 4 3 7 0 20-8 24-13 1-2 22-36 22-54 0-19-16-22-29-22-51 0-93 33-109 53-42 50-46 105-46 123 0 51 26 80 67 80 56 0 103-55 103-64z">
              <text:p/>
            </draw:path>
            <draw:path draw:style-name="gr5" draw:text-style-name="P4" draw:layer="layout" svg:width="0.011cm" svg:height="0.245cm" svg:x="7.941cm" svg:y="18.453cm" svg:viewBox="0 0 12 246" svg:d="M12 10c0-4 0-10-6-10s-6 6-6 10c0 75 0 150 0 226 0 4 0 10 5 10 7 0 7-6 7-10 0-76 0-151 0-226z">
              <text:p/>
            </draw:path>
            <draw:path draw:style-name="gr5" draw:text-style-name="P4" draw:layer="layout" svg:width="0.15cm" svg:height="0.11cm" svg:x="8.004cm" svg:y="18.528cm" svg:viewBox="0 0 151 111" svg:d="M119 74c23-23 32-56 32-59s-3-3-5-3c-3 0-3 1-5 6-4 16-12 31-23 45 0-4 0-20-1-23-4-24-22-40-47-40-36 0-70 34-70 68 0 23 16 43 45 43 22 0 43-10 56-21 6 18 19 21 26 21 14 0 23-12 23-17 0-3-3-3-4-3-3 0-4 1-4 2-4 10-11 11-14 11-4 0-8 0-9-30zM100 82c-24 20-45 22-55 22-16 0-25-11-25-27 0-7 3-34 16-51 12-15 26-19 34-19 20 0 26 19 28 34 1 11 0 28 2 41z">
              <text:p/>
            </draw:path>
            <draw:path draw:style-name="gr5" draw:text-style-name="P4" draw:layer="layout" svg:width="0.116cm" svg:height="0.119cm" svg:x="8.186cm" svg:y="18.552cm" svg:viewBox="0 0 117 120" svg:d="M117 72c-3 0-5 0-8 0-2 21-7 40-41 40-7 0-15 0-22 0-8 0-8-1-8-7 0-30 0-60 0-90 0-5 0-7 17-7 2 0 5 0 7 0 0-3 0-5 0-8-10 1-23 1-33 1-11 0-20-1-29-1 0 3 0 5 0 8 2 0 3 0 5 0 14 0 14 1 14 7 0 30 0 60 0 90 0 5 0 7-14 7-2 0-3 0-5 0 0 2 0 5 0 8 37 0 74 0 111 0 2-16 4-32 6-48z">
              <text:p/>
            </draw:path>
            <draw:path draw:style-name="gr5" draw:text-style-name="P4" draw:layer="layout" svg:width="0.011cm" svg:height="0.245cm" svg:x="8.37cm" svg:y="18.453cm" svg:viewBox="0 0 12 246" svg:d="M12 10c0-4 0-10-6-10s-6 6-6 10c0 75 0 150 0 226 0 4 0 10 6 10s6-6 6-10c0-76 0-151 0-226z">
              <text:p/>
            </draw:path>
            <draw:path draw:style-name="gr5" draw:text-style-name="P4" draw:layer="layout" svg:width="0.15cm" svg:height="0.629cm" svg:x="8.477cm" svg:y="18.171cm" svg:viewBox="0 0 151 630" svg:d="M89 414c0-31 0-43 18-64 4-5 15-16 39-27 4-2 5-2 5-8 0-3 0-4-1-5 0-1-1-1-7-4-37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g draw:style-name="gr4">
          <svg:title>TexMaths</svg:title>
          <svg:desc>10§display§\mathcal{C}_{\rm R} = 
\left\{
\bm{u}_{0}^{\lambda_{\rm R}-1}
\middle| 
\bm{u} \in \mathcal{C}_{|\alpha_{\rm R}|}
\right\}§svg§600§TRUE§</svg:desc>
          <draw:g>
            <draw:path draw:style-name="gr5" draw:text-style-name="P4" draw:layer="layout" svg:width="0.183cm" svg:height="0.255cm" svg:x="4.882cm" svg:y="19.0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5" draw:text-style-name="P4" draw:layer="layout" svg:width="0.185cm" svg:height="0.172cm" svg:x="5.078cm" svg:y="19.15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 10 9 25 10 32 10 21 0 26-20 26-27 0-2 0-5-4-5s-4 2-4 5c-1 14-10 20-17 20-14 0-16-15-19-37-3-20-4-24-11-32-2-2-9-9-22-13zM79 80c-11 0-21 0-32 0 0-20 0-41 0-61 0-7 0-9 7-10 2 0 10 0 15 0 24 0 58 0 58 36 0 27-22 35-48 35z">
              <text:p/>
            </draw:path>
            <draw:path draw:style-name="gr5" draw:text-style-name="P4" draw:layer="layout" svg:width="0.233cm" svg:height="0.082cm" svg:x="5.402cm" svg:y="19.145cm" svg:viewBox="0 0 234 83" svg:d="M222 14c5 0 12 0 12-7s-7-7-12-7c-70 0-140 0-210 0-5 0-12 0-12 7s7 7 12 7c70 0 140 0 210 0zM222 83c5 0 12 0 12-7s-7-7-12-7c-70 0-140 0-210 0-5 0-12 0-12 7s7 7 12 7c70 0 140 0 210 0z">
              <text:p/>
            </draw:path>
            <draw:path draw:style-name="gr5" draw:text-style-name="P4" draw:layer="layout" svg:width="0.15cm" svg:height="0.629cm" svg:x="5.795cm" svg:y="18.871cm" svg:viewBox="0 0 151 630" svg:d="M89 411c0-22 0-27-4-37-11-32-42-49-65-59 41-17 61-40 67-65 1-4 2-10 2-12 0-53 0-106 0-158 0-29 23-51 56-65 5-3 6-3 6-8 0-7-1-7-8-7-10 0-36 13-50 23-12 10-31 30-31 53 0 29 0 57 0 85 0 18 0 36 0 55 0 31 0 42-18 64-5 5-15 16-39 27-5 3-5 3-5 8 0 6 0 6 7 9 38 16 55 46 55 68 0 49 0 98 0 146 0 17 0 38 18 56 8 8 15 15 32 24 4 3 22 12 31 12 7 0 8 0 8-7 0-5 0-6-4-7-20-9-52-25-58-58 0-4 0-16 0-24 0-41 0-82 0-123z">
              <text:p/>
            </draw:path>
            <draw:path draw:style-name="gr5" draw:text-style-name="P4" draw:layer="layout" svg:width="0.215cm" svg:height="0.16cm" svg:x="5.999cm" svg:y="19.116cm" svg:viewBox="0 0 216 161" svg:d="M186 47c3-10 7-27 7-29 0-8-6-16-16-16-6 0-19 4-24 19-1 5-17 68-20 80-2 8-4 18-5 25-6 8-20 22-38 22-21 0-21-17-21-25 0-22 11-49 21-74 3-9 4-12 4-18 0-20-20-31-39-31-38 0-55 47-55 54 0 5 5 5 8 5 4 0 7 0 8-4 12-39 31-43 37-43 2 0 5 0 5 8s-4 18-5 22c-15 37-22 56-22 73 0 40 36 46 56 46 10 0 26-1 45-19 11 17 32 19 40 19 13 0 23-7 31-20 8-14 13-33 13-35 0-5-5-5-9-5-3 0-5-1-7 2-1 1 0 2-2 10-7 28-15 35-24 35-6 0-8-3-8-13 0-6 1-11 5-25 2-10 6-24 7-32 3-10 5-21 8-31z">
              <text:p/>
            </draw:path>
            <draw:path draw:style-name="gr5" draw:text-style-name="P4" draw:layer="layout" svg:width="0.134cm" svg:height="0.172cm" svg:x="6.245cm" svg:y="18.948cm" svg:viewBox="0 0 135 173" svg:d="M81 100c13 28 27 64 29 67 5 6 9 6 13 6 2 0 3 0 5 0 5 0 7 0 7-3 0-1 0-2-1-3-3-2-5-8-6-10-20-47-40-95-60-142-2-4-7-15-33-15-3 0-6 0-6 3s2 3 3 4c5 0 10 1 16 15 10 23 20 46 30 69-24 21-49 43-73 65-3 3-5 5-5 9 0 6 5 8 8 8 5 0 8-3 9-4 21-23 43-46 64-69z">
              <text:p/>
            </draw:path>
            <draw:path draw:style-name="gr5" draw:text-style-name="P4" draw:layer="layout" svg:width="0.149cm" svg:height="0.123cm" svg:x="6.408cm" svg:y="19.033cm" svg:viewBox="0 0 150 124" svg:d="M90 61c12-3 33-12 33-28 0-18-27-33-56-33-22 0-45 0-67 0 0 3 0 5 0 8 2 0 4 0 6 0 14 0 14 2 14 7 0 30 0 60 0 90 0 6 0 8-14 8-2 0-4 0-6 0 0 2 0 4 0 7 9 0 19 0 29 0s20 0 28 0c0-3 0-5 0-7-2 0-3 0-5 0-14 0-14-2-14-8 0-14 0-28 0-42 9 0 18 0 27 0s18 3 23 7c7 6 7 10 7 20 0 14 0 21 9 28 7 5 17 6 25 6 17 0 21-14 21-20 0-3-2-4-4-4s-3 1-3 4c-1 10-7 14-13 14-12 0-14-13-15-24-1-5-2-12-2-14-3-11-12-17-23-19zM65 58c-9 0-18 0-27 0 0-14 0-29 0-43 0-5 0-6 5-7 4 0 9 0 13 0 20 0 47 0 47 25 0 20-20 25-38 25z">
              <text:p/>
            </draw:path>
            <draw:path draw:style-name="gr5" draw:text-style-name="P4" draw:layer="layout" svg:width="0.165cm" svg:height="0.011cm" svg:x="6.608cm" svg:y="19.051cm" svg:viewBox="0 0 166 12" svg:d="M156 12c4 0 10 0 10-6s-5-6-10-6c-49 0-97 0-146 0-4 0-10 0-10 6s6 6 10 6c49 0 97 0 146 0z">
              <text:p/>
            </draw:path>
            <draw:path draw:style-name="gr5" draw:text-style-name="P4" draw:layer="layout" svg:width="0.088cm" svg:height="0.162cm" svg:x="6.827cm" svg:y="18.955cm" svg:viewBox="0 0 89 163" svg:d="M55 7c0-7 0-7-7-7-16 16-38 16-48 16 0 3 0 6 0 9 6 0 22 0 35-7 0 42 0 83 0 125 0 8 0 11-24 11-3 0-6 0-9 0 0 3 0 6 0 9 4 0 34-1 43-1 8 0 39 1 44 1 0-3 0-6 0-9-3 0-6 0-9 0-25 0-25-3-25-11 0-45 0-91 0-136z">
              <text:p/>
            </draw:path>
            <draw:path draw:style-name="gr5" draw:text-style-name="P4" draw:layer="layout" svg:width="0.113cm" svg:height="0.167cm" svg:x="6.24cm" svg:y="19.204cm" svg:viewBox="0 0 114 168" svg:d="M114 84c0-27-3-46-15-63-7-11-23-21-42-21-57 0-57 66-57 84 0 17 0 84 57 84s57-66 57-84zM57 161c-12 0-27-7-32-27-3-14-3-35-3-53s0-36 4-50c5-19 21-24 31-24 13 0 26 8 30 22 4 13 4 31 4 52 0 18 0 37-3 52-5 22-21 28-31 28z">
              <text:p/>
            </draw:path>
            <draw:path draw:style-name="gr5" draw:text-style-name="P4" draw:layer="layout" svg:width="0.014cm" svg:height="0.225cm" svg:x="7.009cm" svg:y="18.863cm" svg:viewBox="0 0 15 226" svg:d="M0 213c0 5 0 13 7 13 8 0 8-7 8-13 0-67 0-133 0-200 0-5 0-13-8-13-7 0-7 7-7 13 0 67 0 133 0 200z">
              <text:p/>
            </draw:path>
            <draw:path draw:style-name="gr5" draw:text-style-name="P4" draw:layer="layout" svg:width="0.014cm" svg:height="0.224cm" svg:x="7.009cm" svg:y="19.074cm" svg:viewBox="0 0 15 225" svg:d="M0 212c0 6 0 13 7 13 8 0 8-7 8-13 0-67 0-133 0-199 0-6 0-13-8-13-7 0-7 7-7 13 0 66 0 132 0 199z">
              <text:p/>
            </draw:path>
            <draw:path draw:style-name="gr5" draw:text-style-name="P4" draw:layer="layout" svg:width="0.014cm" svg:height="0.225cm" svg:x="7.009cm" svg:y="19.283cm" svg:viewBox="0 0 15 226" svg:d="M0 213c0 5 0 13 7 13 8 0 8-7 8-13 0-67 0-133 0-200 0-5 0-13-8-13-7 0-7 7-7 13 0 67 0 133 0 200z">
              <text:p/>
            </draw:path>
            <draw:path draw:style-name="gr5" draw:text-style-name="P4" draw:layer="layout" svg:width="0.215cm" svg:height="0.16cm" svg:x="7.086cm" svg:y="19.116cm" svg:viewBox="0 0 216 161" svg:d="M187 47c2-10 6-27 6-29 0-8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4" draw:layer="layout" svg:width="0.175cm" svg:height="0.202cm" svg:x="7.441cm" svg:y="19.085cm" svg:viewBox="0 0 176 203" svg:d="M163 109c6 0 13 0 13-7 0-8-7-8-13-8-50 0-99 0-149 0 4-47 45-80 94-80 18 0 37 0 55 0 6 0 13 0 13-7s-7-7-13-7c-18 0-37 0-55 0-60 0-108 45-108 102 0 56 48 101 108 101 18 0 37 0 55 0 6 0 13 0 13-7s-7-7-13-7c-18 0-37 0-55 0-49 0-90-33-94-80 50 0 99 0 149 0z">
              <text:p/>
            </draw:path>
            <draw:path draw:style-name="gr5" draw:text-style-name="P4" draw:layer="layout" svg:width="0.182cm" svg:height="0.255cm" svg:x="7.748cm" svg:y="19.027cm" svg:viewBox="0 0 183 256" svg:d="M170 192c0-2-2-2-4-2-6 0-9 3-14 5-7 5-9 7-13 13-11 16-26 28-49 28-32 0-60-22-60-75 0-32 12-73 31-101 15-23 34-41 71-41 13 0 21 5 21 18 0 12-13 37-17 44-2 4-1 3-2 5 0 3 2 3 4 3 7 0 20-8 24-13 1-2 21-36 21-54 0-19-16-22-28-22-51 0-93 33-109 53-42 50-46 105-46 123 0 51 26 80 66 80 57 0 104-55 104-64z">
              <text:p/>
            </draw:path>
            <draw:path draw:style-name="gr5" draw:text-style-name="P4" draw:layer="layout" svg:width="0.011cm" svg:height="0.245cm" svg:x="7.964cm" svg:y="19.153cm" svg:viewBox="0 0 12 246" svg:d="M12 10c0-4 0-10-6-10s-6 6-6 10c0 75 0 150 0 226 0 4 0 10 6 10s6-6 6-10c0-76 0-151 0-226z">
              <text:p/>
            </draw:path>
            <draw:path draw:style-name="gr5" draw:text-style-name="P4" draw:layer="layout" svg:width="0.15cm" svg:height="0.11cm" svg:x="8.027cm" svg:y="19.228cm" svg:viewBox="0 0 151 111" svg:d="M120 74c22-23 31-56 31-59s-3-3-4-3c-3 0-3 1-5 6-5 16-13 31-23 45 0-4-1-20-1-23-4-24-22-40-47-40-36 0-71 34-71 68 0 23 17 43 45 43 23 0 43-10 57-21 6 18 18 21 26 21 14 0 23-12 23-17 0-3-3-3-4-3-4 0-4 1-5 2-3 10-11 11-14 11s-7 0-8-30zM100 82c-24 20-45 22-54 22-16 0-25-11-25-27 0-7 3-34 16-51 11-15 25-19 34-19 20 0 25 19 27 34 2 11 1 28 2 41z">
              <text:p/>
            </draw:path>
            <draw:path draw:style-name="gr5" draw:text-style-name="P4" draw:layer="layout" svg:width="0.148cm" svg:height="0.123cm" svg:x="8.21cm" svg:y="19.252cm" svg:viewBox="0 0 149 124" svg:d="M90 60c11-3 32-12 32-28 0-18-27-32-56-32-22 0-44 0-66 0 0 3 0 5 0 8 2 0 3 0 5 0 14 0 14 1 14 7 0 30 0 60 0 90 0 5 0 7-14 7-2 0-3 0-5 0 0 2 0 5 0 8 8-1 18-1 28-1s20 0 29 1c0-3 0-6 0-8-2 0-4 0-6 0-14 0-14-2-14-7 0-14 0-28 0-42 9 0 18 0 27 0 10 0 18 2 23 7 7 5 7 9 7 20 0 13 0 20 9 27 7 5 17 7 25 7 17 0 21-15 21-21 0-3-1-3-3-3-3 0-4 1-4 3-1 10-7 15-13 15-12 0-14-14-15-25-1-5-2-12-2-14-3-10-12-16-22-19zM64 57c-9 0-18 0-27 0 0-14 0-29 0-43 0-5 0-6 6-6 4 0 8 0 12 0 20 0 47 0 47 24 0 20-20 25-38 25z">
              <text:p/>
            </draw:path>
            <draw:path draw:style-name="gr5" draw:text-style-name="P4" draw:layer="layout" svg:width="0.011cm" svg:height="0.245cm" svg:x="8.418cm" svg:y="19.153cm" svg:viewBox="0 0 12 246" svg:d="M12 10c0-4 0-10-6-10s-6 6-6 10c0 75 0 150 0 226 0 4 0 10 6 10s6-6 6-10c0-76 0-151 0-226z">
              <text:p/>
            </draw:path>
            <draw:path draw:style-name="gr5" draw:text-style-name="P4" draw:layer="layout" svg:width="0.15cm" svg:height="0.629cm" svg:x="8.525cm" svg:y="18.871cm" svg:viewBox="0 0 151 630" svg:d="M89 414c0-31 0-43 18-64 4-5 15-16 39-27 4-2 5-2 5-8 0-3 0-4-1-5 0-1-1-1-7-4-36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frame draw:style-name="gr9" draw:text-style-name="P2" draw:layer="layout" svg:width="0.434cm" svg:height="0.395cm" svg:x="1.405cm" svg:y="17.106cm">
          <draw:text-box>
            <text:p><text:span text:style-name="T2">(2)</text:span></text:p>
          </draw:text-box>
        </draw:frame>
        <draw:frame draw:style-name="gr66" draw:text-style-name="P2" draw:layer="layout" svg:width="2.174cm" svg:height="0.395cm" svg:x="1.905cm" svg:y="17.107cm">
          <draw:text-box>
            <text:p><text:span text:style-name="T2">center blocks:</text:span></text:p>
          </draw:text-box>
        </draw:frame>
        <draw:g draw:style-name="gr4">
          <svg:title>TexMaths</svg:title>
          <svg:desc>10§display§L_{\rm c} = \beta(\alpha_{\rm R}-\alpha_{\rm L}-1)§svg§600§TRUE§</svg:desc>
          <draw:g>
            <draw:path draw:style-name="gr5" draw:text-style-name="P4" draw:layer="layout" svg:width="0.211cm" svg:height="0.237cm" svg:x="4.846cm" svg:y="17.181cm" svg:viewBox="0 0 212 238" svg:d="M118 27c3-13 4-16 37-16 10 0 13 0 13-7 0-4-4-4-5-4-12 0-41 1-52 1s-37-1-47-1c-3 0-7 0-7 7 0 4 3 4 10 4 1 0 7 0 13 0 7 1 10 1 10 6 0 1 0 2-2 7-16 62-31 125-47 187-3 13-4 16-32 16-6 0-9 0-9 7 0 4 3 4 9 4 54 0 109 0 163 0 9 0 9 0 11-6 9-25 19-50 28-75 1-3 1-3 1-4 0-2-1-4-4-4s-4 1-6 7c-12 32-27 71-88 71-11 0-22 0-33 0-5 0-6 0-8 0-4 0-5-1-5-4 0-1 0-1 2-8 16-62 32-125 48-188z">
              <text:p/>
            </draw:path>
            <draw:path draw:style-name="gr5" draw:text-style-name="P4" draw:layer="layout" svg:width="0.102cm" svg:height="0.111cm" svg:x="5.083cm" svg:y="17.362cm" svg:viewBox="0 0 103 112" svg:d="M84 12c-4 2-7 6-7 11 0 6 5 11 12 11 6 0 12-4 12-12 0-22-35-22-42-22-36 0-59 29-59 57 0 31 26 55 58 55 37 0 45-29 45-32s-3-3-4-3c-3 0-3 1-4 5-6 15-19 22-34 22-17 0-39-12-39-48 0-31 15-48 38-48 3 0 15 0 24 4z">
              <text:p/>
            </draw:path>
            <draw:path draw:style-name="gr5" draw:text-style-name="P4" draw:layer="layout" svg:width="0.233cm" svg:height="0.082cm" svg:x="5.331cm" svg:y="17.29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4" draw:layer="layout" svg:width="0.19cm" svg:height="0.313cm" svg:x="5.693cm" svg:y="17.173cm" svg:viewBox="0 0 191 314" svg:d="M191 48c0-27-19-48-47-48-21 0-31 5-43 14-19 14-39 48-45 75-19 74-37 148-56 222 0 1 1 3 4 3s4-1 4-2c8-32 17-64 25-96 7 21 22 34 48 34 25 0 52-13 68-28 16-16 28-38 28-64 0-25-13-43-26-52 20-11 40-33 40-58zM128 106c-4 2-8 2-17 2-5 0-12 1-15-1 1-4 13-3 17-3 7 0 11 0 15 2zM172 40c0 24-14 49-32 60-9-3-16-4-27-4-7 0-27 0-27 11 0 10 18 9 24 9 13 0 18 0 29-5 13 13 15 24 15 40 1 20-7 46-17 59-14 19-37 32-57 32-27 0-40-20-40-45 0-4 0-9 1-15 8-30 15-59 23-88 8-31 33-86 75-86 20 0 33 11 33 32z">
              <text:p/>
            </draw:path>
            <draw:path draw:style-name="gr5" draw:text-style-name="P4" draw:layer="layout" svg:width="0.081cm" svg:height="0.349cm" svg:x="5.934cm" svg:y="17.15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5" draw:text-style-name="P4" draw:layer="layout" svg:width="0.196cm" svg:height="0.158cm" svg:x="6.051cm" svg:y="17.265cm" svg:viewBox="0 0 197 159" svg:d="M153 72c0-55-33-72-59-72-48 0-94 50-94 100 0 32 21 59 57 59 22 0 47-8 74-29 4 18 16 29 32 29 18 0 29-19 29-25 0-2-2-3-4-3s-4 1-5 3c-6 17-13 11-19 17-11 0-11-27-11-35s0-9 3-13c33-41 27-55 41-82 0-1-1-4-4-4-4 0-4 1-6 8-6 22-18 48-34 69 0-8 0-15 0-22zM129 120c-31 27-58 31-72 31-21 0-31-15-31-38 0-17 9-55 20-73 17-25 36-32 48-32 35 0 35 46 35 73 0 13 0 33 0 39z">
              <text:p/>
            </draw:path>
            <draw:path draw:style-name="gr5" draw:text-style-name="P4" draw:layer="layout" svg:width="0.186cm" svg:height="0.172cm" svg:x="6.275cm" svg:y="17.305cm" svg:viewBox="0 0 187 173" svg:d="M110 84c22-5 44-20 44-39 0-25-33-45-71-45-28 0-55 0-83 0 0 3 0 6 0 9 2 0 4 0 6 0 19 0 20 2 20 11 0 43 0 85 0 128 0 8-1 11-20 11-2 0-4 0-6 0 0 3 0 6 0 9 1 0 27-1 37-1s24 0 36 1c0-3 0-6 0-9-2 0-4 0-6 0-18 0-19-3-19-11 0-21 0-41 0-61 11 0 22 0 33 0 4 0 17 0 28 10 8 8 8 14 8 30s0 27 12 36c10 8 25 10 32 10 21 0 26-20 26-28 0-1 0-4-4-4s-4 2-4 4c-2 15-10 21-17 21-14 0-16-15-19-37-3-20-4-24-11-32-2-2-9-9-22-13zM80 80c-11 0-21 0-32 0 0-20 0-41 0-61 0-7 0-9 7-10 2 0 10 0 15 0 24 0 57 0 57 36 0 27-21 35-47 35z">
              <text:p/>
            </draw:path>
            <draw:path draw:style-name="gr5" draw:text-style-name="P4" draw:layer="layout" svg:width="0.214cm" svg:height="0.014cm" svg:x="6.589cm" svg:y="17.325cm" svg:viewBox="0 0 215 15" svg:d="M202 15c6 0 13-1 13-8s-7-7-13-7c-63 0-127 0-190 0-6 0-12 0-12 7s6 8 12 8c63 0 127 0 190 0z">
              <text:p/>
            </draw:path>
            <draw:path draw:style-name="gr5" draw:text-style-name="P4" draw:layer="layout" svg:width="0.197cm" svg:height="0.158cm" svg:x="6.925cm" svg:y="17.265cm" svg:viewBox="0 0 198 159" svg:d="M154 72c0-55-33-72-59-72-48 0-95 50-95 100 0 32 22 59 57 59 22 0 48-8 74-29 5 18 17 29 32 29 19 0 30-19 30-25 0-2-2-3-4-3-3 0-4 1-5 3-6 17-13 11-19 17-11 0-11-27-11-35s0-9 3-13c33-41 27-55 41-82 0-1-1-4-5-4-3 0-3 1-5 8-6 22-18 48-34 69 0-8 0-15 0-22zM130 120c-31 27-58 31-72 31-21 0-32-15-32-38 0-17 10-55 21-73 16-25 35-32 48-32 34 0 34 46 34 73 0 13 0 33 1 39z">
              <text:p/>
            </draw:path>
            <draw:path draw:style-name="gr5" draw:text-style-name="P4" draw:layer="layout" svg:width="0.145cm" svg:height="0.167cm" svg:x="7.15cm" svg:y="17.305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4 7-65z">
              <text:p/>
            </draw:path>
            <draw:path draw:style-name="gr5" draw:text-style-name="P4" draw:layer="layout" svg:width="0.214cm" svg:height="0.014cm" svg:x="7.434cm" svg:y="17.325cm" svg:viewBox="0 0 215 15" svg:d="M203 15c6 0 12-1 12-8s-6-7-12-7c-63 0-127 0-190 0-6 0-13 0-13 7s7 8 13 8c63 0 127 0 190 0z">
              <text:p/>
            </draw:path>
            <draw:path draw:style-name="gr5" draw:text-style-name="P4" draw:layer="layout" svg:width="0.115cm" svg:height="0.231cm" svg:x="7.788cm" svg:y="17.187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  <draw:path draw:style-name="gr5" draw:text-style-name="P4" draw:layer="layout" svg:width="0.081cm" svg:height="0.349cm" svg:x="7.952cm" svg:y="17.1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textstyle
W_{\rm c} = 
\sum_{i=\alpha_{\rm L}+1}^{\alpha_{\rm R}-1} 
w(\mathcal{C}_{|i|})§svg§600§TRUE§</svg:desc>
          <draw:g>
            <draw:path draw:style-name="gr5" draw:text-style-name="P4" draw:layer="layout" svg:width="0.347cm" svg:height="0.246cm" svg:x="4.847cm" svg:y="17.659cm" svg:viewBox="0 0 348 247" svg:d="M302 41c9-16 18-28 40-30 3 0 6 0 6-7 0-2-1-4-4-4-8 0-18 1-27 1-12 0-25-1-36-1-3 0-7 0-7 7 0 4 3 4 5 4 9 0 21 3 21 14 0 3-2 6-5 11-31 55-63 110-94 165-4-58-9-116-13-174-1-7-2-16 24-16 6 0 10 0 10-7 0-4-4-4-6-4-14 0-28 1-43 1-8 0-28-1-36-1-3 0-7 0-7 7 0 4 3 4 8 4 16 0 18 2 19 9 1 9 1 18 2 27-30 51-59 102-89 154-4-60-9-119-13-178 0-4 0-12 27-12 3 0 7 0 7-7 0-4-4-4-5-4-14 0-29 1-43 1-13 0-25-1-37-1-2 0-6 0-6 7 0 4 3 4 8 4 18 0 18 3 19 13 5 71 11 142 16 214 0 6 0 9 5 9s6-2 9-7c34-60 69-120 103-179 4 59 9 118 13 177 1 7 2 9 6 9s6-3 8-6c38-67 77-134 115-200z">
              <text:p/>
            </draw:path>
            <draw:path draw:style-name="gr5" draw:text-style-name="P4" draw:layer="layout" svg:width="0.103cm" svg:height="0.111cm" svg:x="5.17cm" svg:y="17.841cm" svg:viewBox="0 0 104 112" svg:d="M85 11c-5 2-7 6-7 11 0 7 4 12 11 12s12-5 12-13c0-21-34-21-41-21-37 0-60 28-60 56 0 31 27 56 59 56 37 0 45-29 45-32s-3-3-4-3c-3 0-3 0-5 4-5 15-18 23-33 23-17 0-39-13-39-48 0-31 15-49 38-49 3 0 15 0 24 4z">
              <text:p/>
            </draw:path>
            <draw:path draw:style-name="gr5" draw:text-style-name="P4" draw:layer="layout" svg:width="0.232cm" svg:height="0.081cm" svg:x="5.419cm" svg:y="17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4" draw:layer="layout" svg:width="0.33cm" svg:height="0.348cm" svg:x="5.79cm" svg:y="17.636cm" svg:viewBox="0 0 331 349" svg:d="M128 187c-42 51-83 102-125 153-3 3-3 4-3 5 0 4 3 4 9 4 97 0 195 0 292 0 10-29 20-58 30-87-3 0-6 0-9 0-9 26-32 48-62 58-6 1-30 10-82 10-50 0-99 0-149 0 41-50 81-100 122-150 2-3 3-4 3-5 0-2 0-2-2-5-38-52-76-104-114-156 46 0 93 0 139 0 40 0 121 2 145 68 3 0 6 0 9 0-10-27-20-55-30-82-97 0-195 0-292 0-9 0-9 0-9 11 43 59 85 117 128 176z">
              <text:p/>
            </draw:path>
            <draw:path draw:style-name="gr5" draw:text-style-name="P4" draw:layer="layout" svg:width="0.15cm" svg:height="0.11cm" svg:x="6.156cm" svg:y="17.614cm" svg:viewBox="0 0 151 111" svg:d="M119 74c23-24 32-56 32-59s-3-3-4-3c-4 0-4 0-5 6-5 16-13 31-23 44 0-3-1-20-1-22-4-24-23-40-47-40-36 0-71 34-71 68 0 23 17 43 45 43 23 0 43-11 57-21 6 18 18 21 25 21 15 0 24-12 24-18 0-2-3-2-5-2-3 0-3 1-4 2-3 9-11 11-14 11s-7 0-9-30zM100 82c-24 20-45 22-54 22-16 0-26-11-26-27 0-8 4-34 17-51 11-15 25-19 34-19 19 0 25 19 27 34 1 10 1 28 2 41z">
              <text:p/>
            </draw:path>
            <draw:path draw:style-name="gr5" draw:text-style-name="P4" draw:layer="layout" svg:width="0.149cm" svg:height="0.122cm" svg:x="6.338cm" svg:y="17.638cm" svg:viewBox="0 0 150 123" svg:d="M90 59c12-3 33-11 33-27 0-18-27-32-56-32-22 0-45 0-67 0 0 2 0 5 0 7 2 0 4 0 6 0 14 0 14 2 14 7 0 30 0 60 0 90 0 6 0 8-14 8-2 0-4 0-6 0 0 2 0 4 0 7 8 0 19 0 29 0 9 0 20 0 28 0 0-3 0-5 0-7-2 0-3 0-5 0-14 0-14-2-14-8 0-14 0-28 0-42 9 0 18 0 27 0s18 3 23 7c7 6 7 10 7 20 0 14 0 20 9 27 7 6 17 7 25 7 16 0 21-14 21-20 0-3-2-4-4-4s-3 1-3 4c-1 10-8 14-14 14-11 0-13-13-14-24-1-5-2-12-2-14-3-11-12-17-23-20zM65 56c-9 0-18 0-27 0 0-14 0-28 0-42 0-5 0-6 5-7 4 0 9 0 13 0 20 0 47 0 47 25 0 20-20 24-38 24z">
              <text:p/>
            </draw:path>
            <draw:path draw:style-name="gr5" draw:text-style-name="P4" draw:layer="layout" svg:width="0.165cm" svg:height="0.011cm" svg:x="6.537cm" svg:y="17.655cm" svg:viewBox="0 0 166 12" svg:d="M156 12c4 0 10 0 10-6s-6-6-10-6c-49 0-97 0-146 0-4 0-10 0-10 6s6 6 10 6c49 0 97 0 146 0z">
              <text:p/>
            </draw:path>
            <draw:path draw:style-name="gr5" draw:text-style-name="P4" draw:layer="layout" svg:width="0.088cm" svg:height="0.162cm" svg:x="6.757cm" svg:y="17.559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4" draw:layer="layout" svg:width="0.074cm" svg:height="0.164cm" svg:x="6.152cm" svg:y="17.84cm" svg:viewBox="0 0 75 165" svg:d="M68 9c0-4-2-9-9-9s-14 6-14 13c0 5 3 10 10 10s13-7 13-14zM18 134c-1 3-2 6-2 10 0 12 10 21 23 21 25 0 36-34 36-37 0-4-3-4-4-4-4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4" draw:layer="layout" svg:width="0.18cm" svg:height="0.065cm" svg:x="6.257cm" svg:y="17.908cm" svg:viewBox="0 0 181 66" svg:d="M172 12c4 0 9 0 9-6s-5-6-9-6c-54 0-108 0-162 0-4 0-10 0-10 6s6 6 10 6c54 0 108 0 162 0zM172 66c4 0 9 0 9-6s-5-6-9-6c-54 0-108 0-162 0-4 0-10 0-10 6s6 6 10 6c54 0 108 0 162 0z">
              <text:p/>
            </draw:path>
            <draw:path draw:style-name="gr5" draw:text-style-name="P4" draw:layer="layout" svg:width="0.15cm" svg:height="0.11cm" svg:x="6.471cm" svg:y="17.894cm" svg:viewBox="0 0 151 111" svg:d="M119 74c23-23 32-56 32-59s-3-3-4-3c-4 0-4 1-5 6-5 17-13 32-23 45 0-4-1-20-1-23-4-24-22-40-47-40-36 0-71 34-71 68 0 23 17 43 45 43 23 0 43-10 57-21 6 18 18 21 26 21 14 0 23-12 23-17 0-3-3-3-5-3-3 0-3 1-4 3-3 9-11 10-14 10s-7 0-9-30zM100 82c-24 20-45 22-54 22-16 0-25-10-25-27 0-7 3-34 16-51 11-14 25-19 34-19 19 0 25 19 27 34 1 11 1 28 2 41z">
              <text:p/>
            </draw:path>
            <draw:path draw:style-name="gr5" draw:text-style-name="P4" draw:layer="layout" svg:width="0.116cm" svg:height="0.119cm" svg:x="6.652cm" svg:y="17.918cm" svg:viewBox="0 0 117 120" svg:d="M117 72c-2 0-5 0-7 0-3 21-7 40-42 40-7 0-14 0-21 0-9 0-9-1-9-7 0-30 0-60 0-90 0-5 0-7 17-7 3 0 5 0 8 0 0-3 0-5 0-8-10 1-23 1-33 1-11 0-21-1-30-1 0 3 0 5 0 8 2 0 3 0 5 0 15 0 15 2 15 7 0 30 0 60 0 90 0 5 0 7-15 7-2 0-3 0-5 0 0 2 0 5 0 8 37 0 74 0 111 0 2-16 4-32 6-48z">
              <text:p/>
            </draw:path>
            <draw:path draw:style-name="gr5" draw:text-style-name="P4" draw:layer="layout" svg:width="0.18cm" svg:height="0.18cm" svg:x="6.818cm" svg:y="17.851cm" svg:viewBox="0 0 181 181" svg:d="M97 96c25 0 50 0 75 0 3 0 9 0 9-6s-5-6-9-6c-25 0-50 0-75 0 0-25 0-50 0-75 0-3 0-9-6-9s-6 5-6 9c0 25 0 50 0 75-25 0-51 0-76 0-3 0-9 0-9 6s6 6 9 6c25 0 51 0 76 0 0 25 0 50 0 76 0 3 0 9 6 9s6-6 6-9c0-26 0-51 0-76z">
              <text:p/>
            </draw:path>
            <draw:path draw:style-name="gr5" draw:text-style-name="P4" draw:layer="layout" svg:width="0.089cm" svg:height="0.162cm" svg:x="7.043cm" svg:y="17.84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5" draw:text-style-name="P4" draw:layer="layout" svg:width="0.232cm" svg:height="0.157cm" svg:x="7.243cm" svg:y="17.744cm" svg:viewBox="0 0 233 158" svg:d="M152 36c2-8 5-21 5-23 0-6-5-10-10-10-4 0-10 3-13 10-1 3-17 70-20 79-2 10-3 17-3 23 0 4 0 4 0 6-8 19-18 30-32 30-28 0-28-26-28-32 0-11 2-25 18-68 4-11 6-16 6-23 0-16-11-28-29-28-33 0-46 50-46 54 0 3 3 2 4 3 4 0 4-1 6-6 9-33 23-44 35-44 3 0 9 1 9 12 0 9-4 18-6 24-16 42-20 58-20 71 0 32 24 44 50 44 6 0 22 0 37-24 9 22 33 24 43 24 27 0 42-22 51-43 12-27 24-74 24-91 0-19-10-24-16-24-9 0-17 9-17 16 0 5 2 7 5 10 4 4 12 13 12 30 0 12-10 46-19 64s-21 31-38 31-26-11-26-31c0-10 2-21 3-25 5-20 10-39 15-59z">
              <text:p/>
            </draw:path>
            <draw:path draw:style-name="gr5" draw:text-style-name="P4" draw:layer="layout" svg:width="0.08cm" svg:height="0.348cm" svg:x="7.529cm" svg:y="17.636cm" svg:viewBox="0 0 81 349" svg:d="M81 346c0-1 0-2-6-8-44-44-55-109-55-163 0-61 13-122 57-166 4-4 4-5 4-6 0-2-1-3-3-3-4 0-36 23-56 68-18 38-22 77-22 107 0 27 3 70 23 108 21 43 51 66 55 66 2 0 3-1 3-3z">
              <text:p/>
            </draw:path>
            <draw:path draw:style-name="gr5" draw:text-style-name="P4" draw:layer="layout" svg:width="0.182cm" svg:height="0.254cm" svg:x="7.635cm" svg:y="17.651cm" svg:viewBox="0 0 183 255" svg:d="M170 192c0-2-2-2-4-2-6 0-14 5-15 5-7 5-8 7-12 13-11 17-27 29-49 29-32 0-61-23-61-76 0-31 13-73 32-101 15-22 34-40 70-40 14 0 22 4 22 17s-13 38-17 45c-2 4-2 4-2 5 0 2 2 2 4 2 7 0 20-7 24-13 1-1 21-36 21-54 0-19-16-22-28-22-51 0-93 34-109 53-42 51-46 105-46 123 0 52 26 79 66 79 57 0 104-54 104-63z">
              <text:p/>
            </draw:path>
            <draw:path draw:style-name="gr5" draw:text-style-name="P4" draw:layer="layout" svg:width="0.011cm" svg:height="0.244cm" svg:x="7.851cm" svg:y="17.778cm" svg:viewBox="0 0 12 245" svg:d="M12 9c0-3 0-9-6-9s-6 5-6 9c0 75 0 151 0 227 0 3 0 9 6 9s6-5 6-9c0-76 0-152 0-227z">
              <text:p/>
            </draw:path>
            <draw:path draw:style-name="gr5" draw:text-style-name="P4" draw:layer="layout" svg:width="0.074cm" svg:height="0.164cm" svg:x="7.91cm" svg:y="17.799cm" svg:viewBox="0 0 75 165" svg:d="M69 9c0-4-3-9-10-9s-14 6-14 14c0 4 3 9 10 9s14-7 14-14zM18 134c-1 3-2 6-2 10 0 12 10 21 23 21 25 0 36-34 36-37s-3-3-4-3c-3 0-4 1-5 4-5 19-16 29-26 29-5 0-6-3-6-8 0-6 2-10 4-16 2-7 5-13 8-20 2-5 11-28 12-31 1-2 1-5 1-8 0-11-9-20-23-20-24 0-36 33-36 37 0 3 4 3 5 3 3 0 3-1 4-4 6-21 17-30 26-30 4 0 6 2 6 9 0 6-1 9-7 25-5 13-11 26-16 39z">
              <text:p/>
            </draw:path>
            <draw:path draw:style-name="gr5" draw:text-style-name="P4" draw:layer="layout" svg:width="0.011cm" svg:height="0.244cm" svg:x="8.034cm" svg:y="17.778cm" svg:viewBox="0 0 12 245" svg:d="M12 9c0-3 0-9-6-9s-6 5-6 9c0 75 0 151 0 227 0 3 0 9 6 9s6-5 6-9c0-76 0-152 0-227z">
              <text:p/>
            </draw:path>
            <draw:path draw:style-name="gr5" draw:text-style-name="P4" draw:layer="layout" svg:width="0.081cm" svg:height="0.348cm" svg:x="8.119cm" svg:y="17.636cm" svg:viewBox="0 0 82 349" svg:d="M82 175c0-28-4-70-23-110-21-43-52-65-55-65-2 0-4 1-4 3 0 1 0 2 7 8 34 35 54 91 54 164 0 60-13 121-56 165-5 4-5 5-5 6 0 2 2 3 4 3 3 0 35-24 56-68 18-38 22-77 22-106z">
              <text:p/>
            </draw:path>
          </draw:g>
        </draw:g>
        <draw:g draw:style-name="gr4">
          <svg:title>TexMaths</svg:title>
          <svg:desc>10§display§(\alpha_{\rm L} &lt; \alpha_{\rm R})§svg§600§TRUE§</svg:desc>
          <draw:g>
            <draw:path draw:style-name="gr5" draw:text-style-name="P4" draw:layer="layout" svg:width="0.08cm" svg:height="0.348cm" svg:x="8.774cm" svg:y="16.649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4" draw:layer="layout" svg:width="0.196cm" svg:height="0.157cm" svg:x="8.89cm" svg:y="16.757cm" svg:viewBox="0 0 197 158" svg:d="M153 72c0-55-33-72-59-72-48 0-94 50-94 99 0 33 21 59 57 59 22 0 47-8 74-29 4 18 16 29 32 29 18 0 29-19 29-25 0-2-2-3-4-3s-3 1-4 3c-7 18-19 18-20 18-11 0-11-28-11-36 0-7 0-8 4-12 33-42 40-82 40-83-1-1 0-3-4-3s-4 1-6 7c-6 22-17 49-34 70 0-8 0-15 0-22zM130 120c-31 27-58 31-72 31-22 0-32-16-32-39 0-17 9-54 20-72 17-26 36-33 48-33 35 0 35 46 35 74 0 13 0 33 1 39z">
              <text:p/>
            </draw:path>
            <draw:path draw:style-name="gr5" draw:text-style-name="P4" draw:layer="layout" svg:width="0.145cm" svg:height="0.166cm" svg:x="9.114cm" svg:y="16.797cm" svg:viewBox="0 0 146 167" svg:d="M146 103c-3 0-5 0-8 0-3 24-7 55-53 55-8 0-17 0-25 0-11 0-11-2-11-9 0-43 0-86 0-129 0-8 0-12 23-12 3 0 5 0 8 0 0-3 0-5 0-8-5 0-36 1-43 1-9 0-25-1-37-1 0 3 0 5 0 8 2 0 4 0 6 0 19 0 19 3 19 12 0 42 0 84 0 127 0 8 0 11-19 11-2 0-4 0-6 0 0 3 0 6 0 9 46 0 93 0 139 0 2-22 5-43 7-64z">
              <text:p/>
            </draw:path>
            <draw:path draw:style-name="gr5" draw:text-style-name="P4" draw:layer="layout" svg:width="0.214cm" svg:height="0.201cm" svg:x="9.418cm" svg:y="16.722cm" svg:viewBox="0 0 215 202" svg:d="M208 15c4-2 7-5 7-8 0-4-4-7-7-7-2 0-2 0-7 3-65 30-129 60-194 91-4 2-7 4-7 8s3 6 7 8c65 30 129 60 194 90 5 2 5 2 7 2 3 0 7-3 7-7 0-3-3-5-7-7-61-28-123-57-184-86 61-29 123-58 184-87z">
              <text:p/>
            </draw:path>
            <draw:path draw:style-name="gr5" draw:text-style-name="P4" draw:layer="layout" svg:width="0.196cm" svg:height="0.157cm" svg:x="9.773cm" svg:y="16.757cm" svg:viewBox="0 0 197 158" svg:d="M153 72c0-55-33-72-59-72-48 0-94 50-94 99 0 33 21 59 57 59 22 0 47-8 74-29 4 18 16 29 32 29 18 0 29-19 29-25 0-2-2-3-4-3s-3 1-4 3c-7 18-19 18-20 18-11 0-11-28-11-36 0-7 0-8 4-12 33-42 40-82 40-83-1-1 0-3-4-3s-4 1-6 7c-6 22-18 49-34 70 0-8 0-15 0-22zM129 120c-30 27-57 31-72 31-21 0-31-16-31-39 0-17 9-54 20-72 17-26 36-33 48-33 35 0 35 46 35 74 0 13 0 33 0 39z">
              <text:p/>
            </draw:path>
            <draw:path draw:style-name="gr5" draw:text-style-name="P4" draw:layer="layout" svg:width="0.186cm" svg:height="0.171cm" svg:x="9.997cm" svg:y="16.797cm" svg:viewBox="0 0 187 172" svg:d="M110 83c22-5 44-19 44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1 0 26-20 26-27 0-2 0-5-4-5s-4 2-4 5c-2 14-10 20-17 20-14 0-16-14-19-37-3-19-4-23-11-31-2-3-9-9-22-14zM80 80c-11 0-21 0-32 0 0-21 0-41 0-62 0-7 0-9 7-9 2-1 10-1 15-1 24 0 57 0 57 36 0 27-21 36-47 36z">
              <text:p/>
            </draw:path>
            <draw:path draw:style-name="gr5" draw:text-style-name="P4" draw:layer="layout" svg:width="0.08cm" svg:height="0.348cm" svg:x="10.225cm" svg:y="16.649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6-14T15:46:11.578372868</dc:date>
    <meta:editing-duration>P8DT21H56M14S</meta:editing-duration>
    <meta:editing-cycles>518</meta:editing-cycles>
    <meta:generator>LibreOffice/7.5.3.2$MacOSX_X86_64 LibreOffice_project/9f56dff12ba03b9acd7730a5a481eea045e468f3</meta:generator>
    <meta:document-statistic meta:object-count="1668"/>
  </office:meta>
</office:document-meta>
</file>